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01.99pt"/>
    </style:style>
    <style:style style:name="co2" style:family="table-column">
      <style:table-column-properties fo:break-before="auto" style:column-width="90pt"/>
    </style:style>
    <style:style style:name="co3" style:family="table-column">
      <style:table-column-properties fo:break-before="auto" style:column-width="129pt"/>
    </style:style>
    <style:style style:name="co4" style:family="table-column">
      <style:table-column-properties fo:break-before="auto" style:column-width="151.51pt"/>
    </style:style>
    <style:style style:name="co5" style:family="table-column">
      <style:table-column-properties fo:break-before="auto" style:column-width="155.99pt"/>
    </style:style>
    <style:style style:name="co6" style:family="table-column">
      <style:table-column-properties fo:break-before="auto" style:column-width="252pt"/>
    </style:style>
    <style:style style:name="co7" style:family="table-column">
      <style:table-column-properties fo:break-before="auto" style:column-width="374.26pt"/>
    </style:style>
    <style:style style:name="co8" style:family="table-column">
      <style:table-column-properties fo:break-before="auto" style:column-width="180pt"/>
    </style:style>
    <style:style style:name="co9" style:family="table-column">
      <style:table-column-properties fo:break-before="auto" style:column-width="315.75pt"/>
    </style:style>
    <style:style style:name="co10" style:family="table-column">
      <style:table-column-properties fo:break-before="auto" style:column-width="111pt"/>
    </style:style>
    <style:style style:name="co11" style:family="table-column">
      <style:table-column-properties fo:break-before="auto" style:column-width="54pt"/>
    </style:style>
    <style:style style:name="co12" style:family="table-column">
      <style:table-column-properties fo:break-before="auto" style:column-width="57pt"/>
    </style:style>
    <style:style style:name="co13" style:family="table-column">
      <style:table-column-properties fo:break-before="auto" style:column-width="137.9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roup1">
      <style:table-properties table:display="true" style:writing-mode="lr-tb"/>
    </style:style>
    <style:style style:name="ta2" style:family="table" style:master-page-name="PageStyle_5f_Group2">
      <style:table-properties table:display="true" style:writing-mode="lr-tb"/>
    </style:style>
    <style:style style:name="ta3" style:family="table" style:master-page-name="PageStyle_5f_Group3">
      <style:table-properties table:display="true" style:writing-mode="lr-tb"/>
    </style:style>
    <style:style style:name="ta4" style:family="table" style:master-page-name="PageStyle_5f_Group4">
      <style:table-properties table:display="true" style:writing-mode="lr-tb"/>
    </style:style>
    <style:style style:name="ta5" style:family="table" style:master-page-name="PageStyle_5f_Group5">
      <style:table-properties table:display="true" style:writing-mode="lr-tb"/>
    </style:style>
    <style:style style:name="ta6" style:family="table" style:master-page-name="PageStyle_5f_summary-of-demographic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roup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1015" table:default-cell-style-name="Default"/>
        <table:table-row table:style-name="ro1">
          <table:table-cell table:style-name="ce1" office:value-type="string" calcext:value-type="string">
            <text:p>OrderOfConditions</text:p>
          </table:table-cell>
          <table:table-cell table:style-name="ce1" office:value-type="string" calcext:value-type="string">
            <text:p>WindowWidth</text:p>
          </table:table-cell>
          <table:table-cell table:style-name="ce1" office:value-type="string" calcext:value-type="string">
            <text:p>WindowHeight</text:p>
          </table:table-cell>
          <table:table-cell table:style-name="ce1" office:value-type="string" calcext:value-type="string">
            <text:p>UserAccuracyAverage</text:p>
          </table:table-cell>
          <table:table-cell table:style-name="ce1" office:value-type="string" calcext:value-type="string">
            <text:p>UserAccuracyInfoBasic</text:p>
          </table:table-cell>
          <table:table-cell table:style-name="ce1" office:value-type="string" calcext:value-type="string">
            <text:p>UserTimeAverage</text:p>
          </table:table-cell>
          <table:table-cell table:style-name="ce1" office:value-type="string" calcext:value-type="string">
            <text:p>UserTimeInfoBasic</text:p>
          </table:table-cell>
          <table:table-cell table:style-name="ce1" office:value-type="string" calcext:value-type="string">
            <text:p>DateAndTime</text:p>
          </table:table-cell>
          <table:table-cell table:style-name="ce1" office:value-type="string" calcext:value-type="string">
            <text:p>ColorBlindessTestAnswers</text:p>
          </table:table-cell>
          <table:table-cell table:style-name="ce1" office:value-type="string" calcext:value-type="string">
            <text:p>What's your age?</text:p>
          </table:table-cell>
          <table:table-cell table:style-name="ce1" office:value-type="string" calcext:value-type="string">
            <text:p>What is your gender?</text:p>
          </table:table-cell>
          <table:table-cell table:style-name="ce1" office:value-type="string" calcext:value-type="string">
            <text:p>What is the highest degree or level of school you have completed?</text:p>
          </table:table-cell>
          <table:table-cell table:style-name="ce1" office:value-type="string" calcext:value-type="string">
            <text:p>How familiar are you with visual representations of networks, such as this one? (1-little familiar, 5-very familiar)</text:p>
          </table:table-cell>
          <table:table-cell table:style-name="ce1" office:value-type="string" calcext:value-type="string">
            <text:p>Do you have any feedback,comment or what issue did you had in this study?</text:p>
          </table:table-cell>
          <table:table-cell table:style-name="ce3" table:number-columns-repeated="7"/>
          <table:table-cell table:number-columns-repeated="1003"/>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726" calcext:value-type="float">
            <text:p>726</text:p>
          </table:table-cell>
          <table:table-cell table:style-name="ce2" office:value-type="string" calcext:value-type="string">
            <text:p>0.0,0.0,0.8</text:p>
          </table:table-cell>
          <table:table-cell table:style-name="ce2" office:value-type="string" calcext:value-type="string">
            <text:p>acc:0.0;;FWA;;PIE,acc:0.0;;MSN;;CGI,acc:0.0;;JHM;;LIT;;FAY,acc:0.0;;JLN;;FWA,acc:0.0;;FLL,acc:0.0;;GNV,acc:0.0;;GNV;;SYR,acc:0.0;;DBQ,acc:0.0;;AZO,acc:0.0;;SGF,acc:0.0;;TYS,acc:0.0;;HNL,acc:0.0;;TPA,acc:0.0;;PBI,acc:0.0;;TLT,acc:0.0;;MKG,acc:0.0;;YNG,acc:0.0;;LIT,acc:0.0;;TOL,acc:0.0;;ANI,acc:1.0;;red,acc:1.0;;blue,acc:1.0;;blue,acc:1.0;;red,acc:1.0;;red,acc:1.0;;blue,acc:1.0;;blue,acc:0.0;;blue,acc:0.0;;blue,acc:1.0;;blue</text:p>
          </table:table-cell>
          <table:table-cell table:style-name="ce2" office:value-type="string" calcext:value-type="string">
            <text:p>4.7,2.4,4.3</text:p>
          </table:table-cell>
          <table:table-cell table:style-name="ce2" office:value-type="string" calcext:value-type="string">
            <text:p>10,4,5,4,7,3,8,2,2,2,4,2,4,3,2,2,4,1,1,1,7,4,5,3,3,4,5,3,5,4</text:p>
          </table:table-cell>
          <table:table-cell table:style-name="ce2" office:value-type="string" calcext:value-type="string">
            <text:p>Wed Apr 18 2018 15:33:18 GMT-0500 (CDT)</text:p>
          </table:table-cell>
          <table:table-cell table:style-name="ce2" office:value-type="string" calcext:value-type="string">
            <text:p>group: 1, response: 0,8,29,5,0,15,74,6</text:p>
          </table:table-cell>
          <table:table-cell table:style-name="ce2" office:value-type="float" office:value="25" calcext:value-type="float">
            <text:p>25</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style-name="ce2" office:value-type="string" calcext:value-type="string">
            <text:p>No comment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6,0.8333333333333333,1.0</text:p>
          </table:table-cell>
          <table:table-cell table:style-name="ce2" office:value-type="string" calcext:value-type="string">
            <text:p>acc:0.0;;timedout,acc:0.0;;OSH,acc:0.0;;DAY,acc:1.0;;HUF,acc:1.0;;SBA,acc:1.0;;MFE,acc:0.0;;PWM,acc:1.0;;MEM,acc:1.0;;ANI,acc:1.0;;HNL,acc:0.3333333333333333;;AKN,acc:1.0;;BWI;;GRB;;RDD,acc:1.0;;DEC;;FWA;;BZN;;GGG;;DAL;;TLT;;Z13,acc:1.0;;JAX;;CRW;;NYL;;LBB;;MGM,acc:0.5;;BIL;;SUX,acc:1.0;;SAN;;SBA;;FWA;;PHL;;SDF;;SWF;;HUF;;OME,acc:0.75;;ASE;;BUR;;ONT;;RNO;;SNA;;CLE;;RDM,acc:1.0;;BTM;;GPI;;HLN;;LBB;;PWM;;DLH;;TLT,acc:1.0;;SJC;;FWA;;A61;;PKA,acc:0.75;;FWA;;GSO;;PIA,acc:1.0;;red,acc:1.0;;blue,acc:1.0;;blue,acc:1.0;;red,acc:1.0;;red,acc:1.0;;blue,acc:1.0;;blue,acc:1.0;;red,acc:1.0;;red,acc:1.0;;blue</text:p>
          </table:table-cell>
          <table:table-cell table:style-name="ce2" office:value-type="string" calcext:value-type="string">
            <text:p>13.4,36.5,7.1</text:p>
          </table:table-cell>
          <table:table-cell table:style-name="ce2" office:value-type="string" calcext:value-type="string">
            <text:p>0,14,17,10,17,16,16,19,10,15,23,33,46,34,30,48,44,45,30,32,16,7,7,6,6,8,8,5,4,4</text:p>
          </table:table-cell>
          <table:table-cell table:style-name="ce2" office:value-type="string" calcext:value-type="string">
            <text:p>Thu May 03 2018 14:06:40 GMT-0400 (Eastern Daylight Time)</text:p>
          </table:table-cell>
          <table:table-cell table:style-name="ce2" office:value-type="string" calcext:value-type="string">
            <text:p>group: 1, response: 12,8,29,5,3,15,24,6</text:p>
          </table:table-cell>
          <table:table-cell table:style-name="ce2" office:value-type="float" office:value="55" calcext:value-type="float">
            <text:p>55</text:p>
          </table:table-cell>
          <table:table-cell table:style-name="ce2" office:value-type="string" calcext:value-type="string">
            <text:p>Male</text:p>
          </table:table-cell>
          <table:table-cell table:style-name="ce2" office:value-type="string" calcext:value-type="string">
            <text:p>Doctorate (e.g. PhD, EdD)</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80" calcext:value-type="float">
            <text:p>1680</text:p>
          </table:table-cell>
          <table:table-cell table:style-name="ce2" office:value-type="float" office:value="880" calcext:value-type="float">
            <text:p>880</text:p>
          </table:table-cell>
          <table:table-cell table:style-name="ce2" office:value-type="string" calcext:value-type="string">
            <text:p>0.9,0.9875,1.0</text:p>
          </table:table-cell>
          <table:table-cell table:style-name="ce2" office:value-type="string" calcext:value-type="string">
            <text:p>acc:1.0;;PPG,acc:0.0;;OSH,acc:1.0;;BFF,acc:1.0;;HUF,acc:1.0;;SBA,acc:1.0;;MFE,acc:1.0;;TVC,acc:1.0;;MEM,acc:1.0;;ANI,acc:1.0;;HNL,acc:1.0;;DLG;;AKN;;PTH,acc:1.0;;BWI;;GRB;;RDD,acc:1.0;;BZN;;DAL;;GGG;;FWA;;DEC;;TLT;;Z13,acc:1.0;;MGM;;LBB;;NYL;;CRW;;JAX,acc:1.0;;BIL;;LBB;;NYL;;SUX,acc:1.0;;SAN;;SBA;;FWA;;PHL;;SDF;;SWF;;HUF;;OME,acc:0.875;;ASE;;BUR;;ONT;;RNO;;SNA;;CLE;;MDW;;RDM,acc:1.0;;BTM;;GPI;;HLN;;LBB;;PWM;;DLH;;TLT,acc:1.0;;SJC;;FWA;;A61;;PKA,acc:1.0;;LBB;;GSO;;FWA;;PIA,acc:1.0;;red,acc:1.0;;blue,acc:1.0;;blue,acc:1.0;;red,acc:1.0;;red,acc:1.0;;blue,acc:1.0;;blue,acc:1.0;;red,acc:1.0;;red,acc:1.0;;blue</text:p>
          </table:table-cell>
          <table:table-cell table:style-name="ce2" office:value-type="string" calcext:value-type="string">
            <text:p>10.7,28.5,6.9</text:p>
          </table:table-cell>
          <table:table-cell table:style-name="ce2" office:value-type="string" calcext:value-type="string">
            <text:p>0,15,18,10,7,11,12,11,8,15,22,24,36,31,23,34,36,27,21,31,13,7,11,5,4,5,11,4,5,4</text:p>
          </table:table-cell>
          <table:table-cell table:style-name="ce2" office:value-type="string" calcext:value-type="string">
            <text:p>Wed Apr 18 2018 16:05:45 GMT-0500 (Central Daylight Time)</text:p>
          </table:table-cell>
          <table:table-cell table:style-name="ce2" office:value-type="string" calcext:value-type="string">
            <text:p>group: 1, response: 12,8,29,5,3,15,74,6</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The directions on the 3 type was a little confusing, I think arrows pointing to what square is being asked for makes more sens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4" calcext:value-type="float">
            <text:p>1364</text:p>
          </table:table-cell>
          <table:table-cell table:style-name="ce2" office:value-type="float" office:value="637" calcext:value-type="float">
            <text:p>637</text:p>
          </table:table-cell>
          <table:table-cell table:style-name="ce2" office:value-type="string" calcext:value-type="string">
            <text:p>0.0,0.0,0.7</text:p>
          </table:table-cell>
          <table:table-cell table:style-name="ce2" office:value-type="string" calcext:value-type="string">
            <text:p>acc:0.0;;ONT,acc:0.0;;GUC,acc:0.0;;LGB,acc:0.0;;ILM,acc:0.0;;PUB,acc:0.0;;FYV,acc:0.0;;PVD,acc:0.0;;TUL,acc:0.0;;LBB,acc:0.0;;SNA,acc:0.0;;CSG,acc:0.0;;MCI,acc:0.0;;ERI,acc:0.0;;EGE,acc:0.0;;DCA,acc:0.0;;MBS,acc:0.0;;GJT,acc:0.0;;LFT,acc:0.0;;OKC,acc:0.0;;CLL,acc:1.0;;red,acc:1.0;;blue,acc:1.0;;blue,acc:1.0;;red,acc:1.0;;red,acc:0.0;;red,acc:0.0;;red,acc:1.0;;red,acc:0.0;;blue,acc:1.0;;blue</text:p>
          </table:table-cell>
          <table:table-cell table:style-name="ce2" office:value-type="string" calcext:value-type="string">
            <text:p>3.1,4.9,9.6</text:p>
          </table:table-cell>
          <table:table-cell table:style-name="ce2" office:value-type="string" calcext:value-type="string">
            <text:p>5,4,3,2,2,2,3,3,4,3,5,2,2,4,3,3,5,18,4,3,9,13,8,5,7,7,10,8,14,15</text:p>
          </table:table-cell>
          <table:table-cell table:style-name="ce2" office:value-type="string" calcext:value-type="string">
            <text:p>Mon Apr 23 2018 23:35:43 GMT-0700 (Pacific Daylight Time)</text:p>
          </table:table-cell>
          <table:table-cell table:style-name="ce2" office:value-type="string" calcext:value-type="string">
            <text:p>group: 1, response: 12,8,29,5,3,15,74,6</text:p>
          </table:table-cell>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good</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0.6,0.6770238095238096,1.0</text:p>
          </table:table-cell>
          <table:table-cell table:style-name="ce2" office:value-type="string" calcext:value-type="string">
            <text:p>acc:0.0;;IAH,acc:1.0;;PWM,acc:0.0;;DAB,acc:1.0;;HUF,acc:1.0;;SBA,acc:0.0;;ISP,acc:1.0;;TVC,acc:1.0;;MEM,acc:1.0;;ANI,acc:0.0;;MCI,acc:0.3333333333333333;;PTH,acc:0.3333333333333333;;GRB,acc:1.0;;BZN;;DAL;;GGG;;FWA;;DEC;;TLT;;Z13,acc:0.8;;MGM;;NYL;;CRW;;JAX,acc:0.75;;BIL;;LBB;;SUX,acc:0.42857142857142855;;PHL;;SDF;;SWF,acc:0.625;;BUR;;RNO;;SNA;;CLE;;MDW;;RDM,acc:1.0;;BTM;;GPI;;HLN;;LBB;;PWM;;DLH;;TLT,acc:0.75;;FWA;;A61;;PKA,acc:0.75;;LBB;;FWA;;GSO,acc:1.0;;red,acc:1.0;;blue,acc:1.0;;blue,acc:1.0;;red,acc:1.0;;red,acc:1.0;;blue,acc:1.0;;blue,acc:1.0;;red,acc:1.0;;red,acc:1.0;;blue</text:p>
          </table:table-cell>
          <table:table-cell table:style-name="ce2" office:value-type="string" calcext:value-type="string">
            <text:p>9.7,16.8,3.9</text:p>
          </table:table-cell>
          <table:table-cell table:style-name="ce2" office:value-type="string" calcext:value-type="string">
            <text:p>14,8,11,17,7,8,7,9,7,9,8,15,26,18,15,21,21,21,11,12,10,4,6,2,3,2,5,3,2,2</text:p>
          </table:table-cell>
          <table:table-cell table:style-name="ce2" office:value-type="string" calcext:value-type="string">
            <text:p>Tue Apr 24 2018 04:08:44 GMT-0400 (Eastern Daylight Time)</text:p>
          </table:table-cell>
          <table:table-cell table:style-name="ce2" office:value-type="string" calcext:value-type="string">
            <text:p>group: 1, response: 12,8,29,5,3,15,74,6</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38" calcext:value-type="float">
            <text:p>1438</text:p>
          </table:table-cell>
          <table:table-cell table:style-name="ce2" office:value-type="float" office:value="706" calcext:value-type="float">
            <text:p>706</text:p>
          </table:table-cell>
          <table:table-cell table:style-name="ce2" office:value-type="string" calcext:value-type="string">
            <text:p>0.5,0.9196428571428571,1.0</text:p>
          </table:table-cell>
          <table:table-cell table:style-name="ce2" office:value-type="string" calcext:value-type="string">
            <text:p>acc:0.0;;timedout,acc:0.0;;timedout,acc:0.0;;ISP,acc:1.0;;HUF,acc:1.0;;SBA,acc:1.0;;MFE,acc:1.0;;TVC,acc:1.0;;MEM,acc:0.0;;MYR,acc:0.0;;GST,acc:1.0;;AKN;;DLG;;PTH,acc:1.0;;BWI;;GRB;;RDD,acc:0.5714285714285714;;BZN;;DAL;;GGG;;FWA;;DBQ,acc:1.0;;LBB;;NYL;;MGM;;CRW;;JAX,acc:1.0;;NYL;;LBB;;BIL;;SUX,acc:1.0;;SAN;;SBA;;FWA;;PHL;;SDF;;SWF;;HUF;;OME,acc:0.625;;ASE;;BUR;;ONT;;RNO;;SNA;;CLE,acc:1.0;;BTM;;GPI;;HLN;;LBB;;PWM;;DLH;;TLT,acc:1.0;;SJC;;FWA;;A61;;PKA,acc:1.0;;LBB;;FWA;;GSO;;PIA,acc:1.0;;red,acc:1.0;;blue,acc:1.0;;blue,acc:1.0;;red,acc:1.0;;red,acc:1.0;;blue,acc:1.0;;blue,acc:1.0;;red,acc:1.0;;red,acc:1.0;;blue</text:p>
          </table:table-cell>
          <table:table-cell table:style-name="ce2" office:value-type="string" calcext:value-type="string">
            <text:p>5.9,27.9,3.8</text:p>
          </table:table-cell>
          <table:table-cell table:style-name="ce2" office:value-type="string" calcext:value-type="string">
            <text:p>0,0,9,10,5,7,9,9,4,6,47,29,0,41,33,46,0,38,24,21,4,4,5,4,4,4,4,3,3,3</text:p>
          </table:table-cell>
          <table:table-cell table:style-name="ce2" office:value-type="string" calcext:value-type="string">
            <text:p>Thu May 03 2018 13:03:35 GMT-0700 (MST)</text:p>
          </table:table-cell>
          <table:table-cell table:style-name="ce2" office:value-type="string" calcext:value-type="string">
            <text:p>group: 1, response: 12,8,29,5,3,15,74,6</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3" calcext:value-type="float">
            <text:p>633</text:p>
          </table:table-cell>
          <table:table-cell table:style-name="ce2" office:value-type="string" calcext:value-type="string">
            <text:p>0.9,0.9875,1.0</text:p>
          </table:table-cell>
          <table:table-cell table:style-name="ce2" office:value-type="string" calcext:value-type="string">
            <text:p>acc:1.0;;PPG,acc:0.0;;OSH,acc:1.0;;BFF,acc:1.0;;HUF,acc:1.0;;SBA,acc:1.0;;MFE,acc:1.0;;TVC,acc:1.0;;MEM,acc:1.0;;ANI,acc:1.0;;HNL,acc:1.0;;AKN;;DLG;;PTH,acc:1.0;;BWI;;GRB;;RDD,acc:1.0;;BZN;;DAL;;GGG;;FWA;;DEC;;TLT;;Z13,acc:1.0;;MGM;;LBB;;NYL;;CRW;;JAX,acc:1.0;;BIL;;LBB;;NYL;;SUX,acc:1.0;;SAN;;SBA;;FWA;;PHL;;SDF;;SWF;;HUF;;OME,acc:0.875;;ASE;;BUR;;ONT;;RNO;;SNA;;CLE;;MDW;;RDM,acc:1.0;;BTM;;GPI;;HLN;;LBB;;PWM;;DLH;;TLT,acc:1.0;;SJC;;FWA;;A61;;PKA,acc:1.0;;LBB;;FWA;;GSO;;PIA,acc:1.0;;red,acc:1.0;;blue,acc:1.0;;blue,acc:1.0;;red,acc:1.0;;red,acc:1.0;;blue,acc:1.0;;blue,acc:1.0;;red,acc:1.0;;red,acc:1.0;;blue</text:p>
          </table:table-cell>
          <table:table-cell table:style-name="ce2" office:value-type="string" calcext:value-type="string">
            <text:p>11.4,23.3,5.1</text:p>
          </table:table-cell>
          <table:table-cell table:style-name="ce2" office:value-type="string" calcext:value-type="string">
            <text:p>19,13,11,7,9,8,13,10,9,15,27,22,23,17,17,26,30,27,23,21,13,4,3,5,7,3,5,3,4,4</text:p>
          </table:table-cell>
          <table:table-cell table:style-name="ce2" office:value-type="string" calcext:value-type="string">
            <text:p>Thu May 03 2018 16:48:22 GMT-0400 (Eastern Daylight Time)</text:p>
          </table:table-cell>
          <table:table-cell table:style-name="ce2" office:value-type="string" calcext:value-type="string">
            <text:p>group: 1, response: 12,8,29,5,3,15,74,6</text:p>
          </table:table-cell>
          <table:table-cell table:style-name="ce2" office:value-type="float" office:value="21" calcext:value-type="float">
            <text:p>21</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 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34" calcext:value-type="float">
            <text:p>734</text:p>
          </table:table-cell>
          <table:table-cell table:style-name="ce2" office:value-type="string" calcext:value-type="string">
            <text:p>0.9,0.8928571428571429,0.9</text:p>
          </table:table-cell>
          <table:table-cell table:style-name="ce2" office:value-type="string" calcext:value-type="string">
            <text:p>acc:1.0;;PPG,acc:1.0;;PWM,acc:0.0;;DAY,acc:1.0;;HUF,acc:1.0;;SBA,acc:1.0;;MFE,acc:1.0;;TVC,acc:1.0;;MEM,acc:1.0;;ANI,acc:1.0;;HNL,acc:1.0;;DLG;;AKN;;PTH,acc:1.0;;GRB;;RDD;;BWI,acc:0.7142857142857143;;TLT;;Z13;;DAL;;GGG;;FWA,acc:1.0;;NYL;;LBB;;CRW;;MGM;;JAX,acc:1.0;;NYL;;BIL;;SUX;;LBB,acc:0.7142857142857143;;SDF;;PHL;;HUF;;SWF;;OME,acc:0.75;;SNA;;MDW;;CLE;;ONT;;RNO;;ASE;;BUR,acc:1.0;;TLT;;BTM;;HLN;;GPI;;LBB;;PWM;;DLH,acc:1.0;;FWA;;A61;;PKA;;SJC,acc:0.75;;GSO;;LBB;;PIA;;BNA,acc:1.0;;red,acc:1.0;;blue,acc:1.0;;blue,acc:1.0;;red,acc:1.0;;red,acc:1.0;;blue,acc:1.0;;blue,acc:1.0;;red,acc:0.0;;blue,acc:1.0;;blue</text:p>
          </table:table-cell>
          <table:table-cell table:style-name="ce2" office:value-type="string" calcext:value-type="string">
            <text:p>8.2,35.5,3.3</text:p>
          </table:table-cell>
          <table:table-cell table:style-name="ce2" office:value-type="string" calcext:value-type="string">
            <text:p>11,12,7,7,6,6,7,12,6,8,14,44,47,30,48,28,29,49,29,37,9,2,3,3,3,3,3,2,3,2</text:p>
          </table:table-cell>
          <table:table-cell table:style-name="ce2" office:value-type="string" calcext:value-type="string">
            <text:p>Tue Apr 24 2018 01:30:28 GMT-0500 (Central Daylight Time)</text:p>
          </table:table-cell>
          <table:table-cell table:style-name="ce2" office:value-type="string" calcext:value-type="string">
            <text:p>group: 1, response: 12,8,29,5,3,15,74,6</text:p>
          </table:table-cell>
          <table:table-cell table:style-name="ce2" office:value-type="float" office:value="39" calcext:value-type="float">
            <text:p>39</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Fun!</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1.0,0.0,0.3</text:p>
          </table:table-cell>
          <table:table-cell table:style-name="ce2" office:value-type="string" calcext:value-type="string">
            <text:p>acc:1.0;;PPG,acc:1.0;;PWM,acc:1.0;;BFF,acc:1.0;;HUF,acc:1.0;;SBA,acc:1.0;;MFE,acc:1.0;;TVC,acc:1.0;;MEM,acc:1.0;;ANI,acc:1.0;;HNL,acc:0.0;;ADQ,acc:0.0;;HPN,acc:0.0;;timedout,acc:0.0;;SJT,acc:0.0;;PUB,acc:0.0;;RIC,acc:0.0;;SMF,acc:0.0;;BLI,acc:0.0;;MIA,acc:0.0;;timedout,acc:0.0;;blue,acc:0.0;;red,acc:0.0;;red,acc:0.0;;blue,acc:1.0;;red,acc:0.0;;red,acc:1.0;;blue,acc:0.0;;blue,acc:1.0;;red,acc:0.0;;red</text:p>
          </table:table-cell>
          <table:table-cell table:style-name="ce2" office:value-type="string" calcext:value-type="string">
            <text:p>9.0,28.9,8.4</text:p>
          </table:table-cell>
          <table:table-cell table:style-name="ce2" office:value-type="string" calcext:value-type="string">
            <text:p>13,8,12,13,8,5,6,8,8,9,28,49,0,0,43,45,36,47,41,0,0,17,11,15,13,0,11,3,5,9</text:p>
          </table:table-cell>
          <table:table-cell table:style-name="ce2" office:value-type="string" calcext:value-type="string">
            <text:p>Tue Apr 24 2018 12:04:33 GMT 0530 (India Standard Time)</text:p>
          </table:table-cell>
          <table:table-cell table:style-name="ce2" office:value-type="string" calcext:value-type="string">
            <text:p>group: 1, response: 12,8,29,5,3,15,74,6</text:p>
          </table:table-cell>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918" calcext:value-type="float">
            <text:p>918</text:p>
          </table:table-cell>
          <table:table-cell table:style-name="ce2" office:value-type="string" calcext:value-type="string">
            <text:p>0.9,0.7966666666666666,0.7</text:p>
          </table:table-cell>
          <table:table-cell table:style-name="ce2" office:value-type="string" calcext:value-type="string">
            <text:p>acc:1.0;;PPG,acc:1.0;;PWM,acc:1.0;;BFF,acc:1.0;;HUF,acc:1.0;;SBA,acc:1.0;;MFE,acc:0.0;;timedout,acc:1.0;;MEM,acc:1.0;;ANI,acc:1.0;;HNL,acc:1.0;;PTH;;AKN;;DLG,acc:0.6666666666666666;;GRB;;RDD;;MDT,acc:0.5714285714285714;;FWA;;GGG;;DAL;;TLT,acc:0.8;;NYL;;JAX;;MGM;;CRW,acc:1.0;;SUX;;BIL;;NYL;;LBB,acc:0.5714285714285714;;PHL;;HUF;;RNO;;SAN;;OME;;ABE,acc:0.5;;CWA;;BUR;;ASE;;TRI;;CLE;;RNO,acc:0.8571428571428571;;BTM;;HLN;;GPI;;DLH;;LBB;;PWM,acc:1.0;;A61;;SJC;;PKA;;FWA,acc:1.0;;PIA;;GSO;;LBB;;FWA,acc:1.0;;red,acc:1.0;;blue,acc:0.0;;red,acc:1.0;;red,acc:1.0;;red,acc:1.0;;blue,acc:0.0;;red,acc:1.0;;red,acc:1.0;;red,acc:0.0;;red</text:p>
          </table:table-cell>
          <table:table-cell table:style-name="ce2" office:value-type="string" calcext:value-type="string">
            <text:p>12.2,25.9,0.0</text:p>
          </table:table-cell>
          <table:table-cell table:style-name="ce2" office:value-type="string" calcext:value-type="string">
            <text:p>16,0,19,15,12,15,0,15,13,17,21,25,0,37,43,0,46,0,43,44,0,0,0,0,0,0,0,0,0,0</text:p>
          </table:table-cell>
          <table:table-cell table:style-name="ce2" office:value-type="string" calcext:value-type="string">
            <text:p>Tue Apr 24 2018 02:49:13 GMT-0400 (Eastern Daylight Time)</text:p>
          </table:table-cell>
          <table:table-cell table:style-name="ce2" office:value-type="string" calcext:value-type="string">
            <text:p>group: 1, response: 12,8,29,5,3,15,74,6</text:p>
          </table:table-cell>
          <table:table-cell table:style-name="ce2" office:value-type="float" office:value="45" calcext:value-type="float">
            <text:p>4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769" calcext:value-type="float">
            <text:p>769</text:p>
          </table:table-cell>
          <table:table-cell table:style-name="ce2" office:value-type="string" calcext:value-type="string">
            <text:p>1.0,0.9246428571428572,1.0</text:p>
          </table:table-cell>
          <table:table-cell table:style-name="ce2" office:value-type="string" calcext:value-type="string">
            <text:p>acc:1.0;;PPG,acc:1.0;;PWM,acc:1.0;;BFF,acc:1.0;;HUF,acc:1.0;;SBA,acc:1.0;;MFE,acc:1.0;;TVC,acc:1.0;;MEM,acc:1.0;;ANI,acc:1.0;;HNL,acc:1.0;;PTH;;AKN;;DLG,acc:1.0;;BWI;;GRB;;RDD,acc:0.8571428571428571;;FWA;;GGG;;BZN;;DAL;;Z13;;TLT,acc:0.8;;MGM;;JAX;;CRW;;NYL,acc:1.0;;LBB;;NYL;;SUX;;BIL,acc:0.7142857142857143;;SWF;;FWA;;HUF;;PHL;;RNO;;SAN;;OME,acc:0.875;;CLE;;ONT;;MDW;;RNO;;ASE;;SNA;;BUR;;RDM,acc:1.0;;TLT;;LBB;;PWM;;DLH;;GPI;;HLN;;BTM,acc:1.0;;FWA;;A61;;PKA;;SJC,acc:1.0;;FWA;;GSO;;LBB;;PIA,acc:1.0;;red,acc:1.0;;blue,acc:1.0;;blue,acc:1.0;;red,acc:1.0;;red,acc:1.0;;blue,acc:1.0;;blue,acc:1.0;;red,acc:1.0;;red,acc:1.0;;blue</text:p>
          </table:table-cell>
          <table:table-cell table:style-name="ce2" office:value-type="string" calcext:value-type="string">
            <text:p>9.5,31.4,9.8</text:p>
          </table:table-cell>
          <table:table-cell table:style-name="ce2" office:value-type="string" calcext:value-type="string">
            <text:p>13,12,15,7,7,10,6,8,8,9,23,20,26,49,19,49,36,40,28,24,0,16,11,0,8,9,12,8,19,15</text:p>
          </table:table-cell>
          <table:table-cell table:style-name="ce2" office:value-type="string" calcext:value-type="string">
            <text:p>Thu May 03 2018 12:07:07 GMT-0500 (Central Daylight Time)</text:p>
          </table:table-cell>
          <table:table-cell table:style-name="ce2" office:value-type="string" calcext:value-type="string">
            <text:p>group: 1, response: 12,8,29,5,3,15,74,6</text:p>
          </table:table-cell>
          <table:table-cell table:style-name="ce2" office:value-type="float" office:value="49" calcext:value-type="float">
            <text:p>49</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style-name="ce2" office:value-type="string" calcext:value-type="string">
            <text:p>Thank you.</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858" calcext:value-type="float">
            <text:p>1858</text:p>
          </table:table-cell>
          <table:table-cell table:style-name="ce2" office:value-type="float" office:value="989" calcext:value-type="float">
            <text:p>989</text:p>
          </table:table-cell>
          <table:table-cell table:style-name="ce2" office:value-type="string" calcext:value-type="string">
            <text:p>0.9,0.7689285714285714,0.9</text:p>
          </table:table-cell>
          <table:table-cell table:style-name="ce2" office:value-type="string" calcext:value-type="string">
            <text:p>acc:1.0;;PPG,acc:0.0;;OSH,acc:1.0;;BFF,acc:1.0;;HUF,acc:1.0;;SBA,acc:1.0;;MFE,acc:1.0;;TVC,acc:1.0;;MEM,acc:1.0;;ANI,acc:1.0;;HNL,acc:1.0;;PTH;;AKN;;DLG,acc:1.0;;RDD;;GRB;;BWI,acc:0.5714285714285714;;TLT;;Z13;;BZN;;FWA,acc:0.6;;MGM;;NYL;;CRW;;LWB,acc:1.0;;BIL;;SUX;;NYL;;LBB,acc:0.42857142857142855;;HUF;;SDF;;PHL,acc:0.625;;SNA;;ASE;;RNO;;RDM;;ONT;;MDW,acc:0.7142857142857143;;BTM;;HLN;;GPI;;DLH;;TLT,acc:0.75;;FWA;;A61;;PKA,acc:1.0;;PIA;;FWA;;LBB;;GSO,acc:0.0;;blue,acc:1.0;;blue,acc:1.0;;blue,acc:1.0;;red,acc:1.0;;red,acc:1.0;;blue,acc:1.0;;blue,acc:1.0;;red,acc:1.0;;red,acc:1.0;;blue</text:p>
          </table:table-cell>
          <table:table-cell table:style-name="ce2" office:value-type="string" calcext:value-type="string">
            <text:p>10.9,15.3,7.3</text:p>
          </table:table-cell>
          <table:table-cell table:style-name="ce2" office:value-type="string" calcext:value-type="string">
            <text:p>16,13,8,9,8,12,10,12,9,12,24,49,0,39,41,0,0,0,0,0,0,17,6,9,6,9,10,5,6,5</text:p>
          </table:table-cell>
          <table:table-cell table:style-name="ce2" office:value-type="string" calcext:value-type="string">
            <text:p>Tue Apr 24 2018 02:28:17 GMT-0400 (Eastern Daylight Time)</text:p>
          </table:table-cell>
          <table:table-cell table:style-name="ce2" office:value-type="string" calcext:value-type="string">
            <text:p>group: 2, response: 6,21,15,3,12,8,29,5</text:p>
          </table:table-cell>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it was very interesting</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51" calcext:value-type="float">
            <text:p>651</text:p>
          </table:table-cell>
          <table:table-cell table:style-name="ce2" office:value-type="string" calcext:value-type="string">
            <text:p>1.0,0.9053571428571429,0.7</text:p>
          </table:table-cell>
          <table:table-cell table:style-name="ce2" office:value-type="string" calcext:value-type="string">
            <text:p>acc:1.0;;PPG,acc:1.0;;PWM,acc:1.0;;BFF,acc:1.0;;HUF,acc:1.0;;SBA,acc:1.0;;MFE,acc:1.0;;TVC,acc:1.0;;MEM,acc:1.0;;ANI,acc:1.0;;HNL,acc:1.0;;PTH;;AKN;;DLG,acc:1.0;;GRB;;RDD;;BWI,acc:0.8571428571428571;;FWA;;TLT;;Z13;;DAL;;GGG;;BZN,acc:1.0;;NYL;;MGM;;LBB;;CRW;;JAX,acc:0.75;;SUX;;BIL;;LBB,acc:0.7142857142857143;;SDF;;HUF;;PHL;;OME;;SWF,acc:0.875;;CLE;;MDW;;ONT;;RNO;;ASE;;BUR;;RDM,acc:0.8571428571428571;;LBB;;DLH;;HLN;;GPI;;PWM;;TLT,acc:1.0;;FWA;;A61;;PKA;;SJC,acc:1.0;;FWA;;GSO;;LBB;;PIA,acc:0.0;;blue,acc:1.0;;blue,acc:1.0;;blue,acc:0.0;;blue,acc:1.0;;red,acc:1.0;;blue,acc:0.0;;red,acc:1.0;;red,acc:1.0;;red,acc:1.0;;blue</text:p>
          </table:table-cell>
          <table:table-cell table:style-name="ce2" office:value-type="string" calcext:value-type="string">
            <text:p>5.1,22.6,6.1</text:p>
          </table:table-cell>
          <table:table-cell table:style-name="ce2" office:value-type="string" calcext:value-type="string">
            <text:p>11,6,6,4,4,5,3,4,5,3,19,18,31,22,18,18,31,38,14,17,10,0,0,4,4,9,8,5,6,15</text:p>
          </table:table-cell>
          <table:table-cell table:style-name="ce2" office:value-type="string" calcext:value-type="string">
            <text:p>Tue Apr 24 2018 13:21:34 GMT 0700 (SE Asia Standard Time)</text:p>
          </table:table-cell>
          <table:table-cell table:style-name="ce2" office:value-type="string" calcext:value-type="string">
            <text:p>group: 2, response: 6,71,15,3,12,8,29,5</text:p>
          </table:table-cell>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slight delay in load tim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807" calcext:value-type="float">
            <text:p>807</text:p>
          </table:table-cell>
          <table:table-cell table:style-name="ce2" office:value-type="string" calcext:value-type="string">
            <text:p>0.8,0.9532142857142858,0.6</text:p>
          </table:table-cell>
          <table:table-cell table:style-name="ce2" office:value-type="string" calcext:value-type="string">
            <text:p>acc:0.0;;HRL,acc:0.0;;OSH,acc:1.0;;BFF,acc:1.0;;HUF,acc:1.0;;SBA,acc:1.0;;MFE,acc:1.0;;TVC,acc:1.0;;MEM,acc:1.0;;ANI,acc:1.0;;HNL,acc:1.0;;AKN;;DLG;;PTH,acc:1.0;;BWI;;GRB;;RDD,acc:0.8571428571428571;;DAL;;GGG;;FWA;;DEC;;TLT;;Z13,acc:0.8;;LBB;;NYL;;CRW;;JAX,acc:1.0;;BIL;;NYL;;LBB;;SUX,acc:1.0;;SAN;;SBA;;FWA;;PHL;;SDF;;SWF;;HUF;;OME,acc:0.875;;ASE;;BUR;;ONT;;RNO;;SNA;;CLE;;MDW;;RDM,acc:1.0;;BTM;;GPI;;HLN;;LBB;;PWM;;DLH;;TLT,acc:1.0;;SJC;;FWA;;A61;;PKA,acc:1.0;;LBB;;FWA;;GSO;;PIA,acc:1.0;;red,acc:0.0;;red,acc:1.0;;blue,acc:0.0;;blue,acc:1.0;;red,acc:0.0;;red,acc:0.0;;red,acc:1.0;;red,acc:1.0;;red,acc:1.0;;blue</text:p>
          </table:table-cell>
          <table:table-cell table:style-name="ce2" office:value-type="string" calcext:value-type="string">
            <text:p>11.3,28.8,4.2</text:p>
          </table:table-cell>
          <table:table-cell table:style-name="ce2" office:value-type="string" calcext:value-type="string">
            <text:p>13,15,9,6,9,13,14,9,6,19,21,26,38,30,20,34,33,28,27,31,9,5,3,3,3,6,5,2,3,3</text:p>
          </table:table-cell>
          <table:table-cell table:style-name="ce2" office:value-type="string" calcext:value-type="string">
            <text:p>Wed Apr 18 2018 17:40:27 GMT-0400 (Eastern Daylight Time)</text:p>
          </table:table-cell>
          <table:table-cell table:style-name="ce2" office:value-type="string" calcext:value-type="string">
            <text:p>group: 2, response: 6,74,15,3,12,8,29,5</text:p>
          </table:table-cell>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fun</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84" calcext:value-type="float">
            <text:p>984</text:p>
          </table:table-cell>
          <table:table-cell table:style-name="ce2" office:value-type="string" calcext:value-type="string">
            <text:p>0.9,0.9339285714285716,0.0</text:p>
          </table:table-cell>
          <table:table-cell table:style-name="ce2" office:value-type="string" calcext:value-type="string">
            <text:p>acc:1.0;;PPG,acc:1.0;;PWM,acc:1.0;;BFF,acc:1.0;;HUF,acc:1.0;;SBA,acc:1.0;;MFE,acc:1.0;;TVC,acc:1.0;;MEM,acc:1.0;;ANI,acc:0.0;;MCI,acc:1.0;;AKN;;DLG;;PTH,acc:1.0;;BWI;;GRB;;RDD,acc:0.8571428571428571;;DAL;;GGG;;FWA;;DEC;;TLT;;Z13,acc:1.0;;MGM;;LBB;;NYL;;CRW;;JAX,acc:1.0;;BIL;;LBB;;NYL;;SUX,acc:0.8571428571428571;;SAN;;SBA;;FWA;;PHL;;SDF;;SWF;;HUF,acc:0.625;;ASE;;BUR;;ONT;;RNO;;SNA;;CLE,acc:1.0;;BTM;;GPI;;HLN;;LBB;;PWM;;DLH;;TLT,acc:1.0;;SJC;;FWA;;A61;;PKA,acc:1.0;;LBB;;FWA;;GSO;;PIA,acc:0.0;;blue,acc:0.0;;red,acc:0.0;;red,acc:0.0;;blue,acc:0.0;;blue,acc:0.0;;red,acc:0.0;;red,acc:0.0;;blue,acc:0.0;;blue,acc:0.0;;red</text:p>
          </table:table-cell>
          <table:table-cell table:style-name="ce2" office:value-type="string" calcext:value-type="string">
            <text:p>8.6,29.9,2.7</text:p>
          </table:table-cell>
          <table:table-cell table:style-name="ce2" office:value-type="string" calcext:value-type="string">
            <text:p>16,10,13,6,4,5,8,6,5,13,30,23,27,33,23,32,28,39,38,26,4,2,2,2,2,2,3,3,3,4</text:p>
          </table:table-cell>
          <table:table-cell table:style-name="ce2" office:value-type="string" calcext:value-type="string">
            <text:p>Wed Apr 18 2018 18:05:21 GMT-0400 (EDT)</text:p>
          </table:table-cell>
          <table:table-cell table:style-name="ce2" office:value-type="string" calcext:value-type="string">
            <text:p>group: 2, response: 6,74,15,3,12,8,29,5</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no issues it was grea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69" calcext:value-type="float">
            <text:p>1269</text:p>
          </table:table-cell>
          <table:table-cell table:style-name="ce2" office:value-type="float" office:value="681" calcext:value-type="float">
            <text:p>681</text:p>
          </table:table-cell>
          <table:table-cell table:style-name="ce2" office:value-type="string" calcext:value-type="string">
            <text:p>0.0,0.06428571428571428,1.0</text:p>
          </table:table-cell>
          <table:table-cell table:style-name="ce2" office:value-type="string" calcext:value-type="string">
            <text:p>acc:0.0;;FWA,acc:0.0;;FWA,acc:0.0;;FWA,acc:0.0;;LBB,acc:0.0;;LBB,acc:0.0;;TLT,acc:0.0;;TLT,acc:0.0;;TLT,acc:0.0;;TLT,acc:0.0;;FWA,acc:0.0;;FWA,acc:0.0;;TLT,acc:0.0;;LBB,acc:0.0;;TLT,acc:0.0;;TLT,acc:0.0;;FWA,acc:0.0;;FWA,acc:0.14285714285714285;;TLT,acc:0.25;;FWA,acc:0.25;;FWA,acc:1.0;;red,acc:1.0;;blue,acc:1.0;;blue,acc:1.0;;red,acc:1.0;;red,acc:1.0;;blue,acc:1.0;;blue,acc:1.0;;red,acc:1.0;;red,acc:1.0;;blue</text:p>
          </table:table-cell>
          <table:table-cell table:style-name="ce2" office:value-type="string" calcext:value-type="string">
            <text:p>10.3,8.9,5.0</text:p>
          </table:table-cell>
          <table:table-cell table:style-name="ce2" office:value-type="string" calcext:value-type="string">
            <text:p>9,10,8,9,9,11,16,11,8,12,9,13,9,13,7,13,7,10,0,8,6,6,8,4,5,4,7,3,4,3</text:p>
          </table:table-cell>
          <table:table-cell table:style-name="ce2" office:value-type="string" calcext:value-type="string">
            <text:p>Wed Apr 18 2018 18:05:58 GMT-0400 (EDT)</text:p>
          </table:table-cell>
          <table:table-cell table:style-name="ce2" office:value-type="string" calcext:value-type="string">
            <text:p>group: 2, response: 6,74,15,3,12,8,29,5</text:p>
          </table:table-cell>
          <table:table-cell table:style-name="ce2" office:value-type="float" office:value="51" calcext:value-type="float">
            <text:p>51</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at was interesting</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04" calcext:value-type="float">
            <text:p>1304</text:p>
          </table:table-cell>
          <table:table-cell table:style-name="ce2" office:value-type="float" office:value="702" calcext:value-type="float">
            <text:p>702</text:p>
          </table:table-cell>
          <table:table-cell table:style-name="ce2" office:value-type="string" calcext:value-type="string">
            <text:p>0.5,0.9589285714285716,0.9</text:p>
          </table:table-cell>
          <table:table-cell table:style-name="ce2" office:value-type="string" calcext:value-type="string">
            <text:p>acc:0.0;;timedout,acc:0.0;;PVD,acc:1.0;;BFF,acc:0.0;;HPN,acc:1.0;;SBA,acc:1.0;;MFE,acc:1.0;;TVC,acc:1.0;;MEM,acc:0.0;;AKI;;ANI;;A61;;UIN,acc:0.0;;MCI,acc:1.0;;AKN;;DLG;;PTH,acc:1.0;;BWI;;GRB;;RDD,acc:1.0;;BZN;;DAL;;GGG;;FWA;;DEC;;TLT;;Z13,acc:1.0;;MGM;;LBB;;NYL;;CRW;;JAX,acc:1.0;;BIL;;LBB;;NYL;;SUX,acc:1.0;;SAN;;SBA;;FWA;;PHL;;SDF;;SWF;;HUF;;OME,acc:0.875;;ASE;;BUR;;ONT;;RNO;;SNA;;CLE;;MDW;;RDM,acc:0.7142857142857143;;BTM;;GPI;;HLN;;LBB;;PWM,acc:1.0;;SJC;;FWA;;A61;;PKA,acc:1.0;;LBB;;FWA;;GSO;;PIA,acc:1.0;;red,acc:1.0;;blue,acc:1.0;;blue,acc:1.0;;red,acc:1.0;;red,acc:1.0;;blue,acc:0.0;;red,acc:1.0;;red,acc:1.0;;red,acc:1.0;;blue</text:p>
          </table:table-cell>
          <table:table-cell table:style-name="ce2" office:value-type="string" calcext:value-type="string">
            <text:p>7.5,25.4,12.3</text:p>
          </table:table-cell>
          <table:table-cell table:style-name="ce2" office:value-type="string" calcext:value-type="string">
            <text:p>0,18,17,0,10,13,17,0,0,0,42,32,0,41,47,0,0,0,49,43,14,10,15,10,5,14,16,15,8,16</text:p>
          </table:table-cell>
          <table:table-cell table:style-name="ce2" office:value-type="string" calcext:value-type="string">
            <text:p>Wed Apr 18 2018 22:01:25 GMT-0600 (Mountain Daylight Time)</text:p>
          </table:table-cell>
          <table:table-cell table:style-name="ce2" office:value-type="string" calcext:value-type="string">
            <text:p>group: 2, response: 6,74,15,3,12,8,29,5</text:p>
          </table:table-cell>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I think everything worked fine, no technical issue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69" calcext:value-type="float">
            <text:p>769</text:p>
          </table:table-cell>
          <table:table-cell table:style-name="ce2" office:value-type="string" calcext:value-type="string">
            <text:p>0.6,0.8672619047619048,0.9</text:p>
          </table:table-cell>
          <table:table-cell table:style-name="ce2" office:value-type="string" calcext:value-type="string">
            <text:p>acc:0.0;;timedout,acc:0.0;;OSH,acc:1.0;;BFF,acc:1.0;;HUF,acc:1.0;;SBA,acc:1.0;;MFE,acc:1.0;;TVC,acc:0.0;;MCI;;MEM,acc:1.0;;ANI,acc:0.0;;timedout,acc:0.6666666666666666;;AKN;;PTH,acc:0.6666666666666666;;GRB;;RDD,acc:0.8571428571428571;;GGG;;DAL;;FWA;;DEC;;TLT;;Z13,acc:1.0;;MGM;;LBB;;NYL;;CRW;;JAX,acc:0.75;;BIL;;NYL;;SUX,acc:0.8571428571428571;;SAN;;SBA;;FWA;;PHL;;SDF;;SWF;;HUF,acc:0.875;;ASE;;BUR;;ONT;;RNO;;SNA;;CLE;;MDW;;RDM,acc:1.0;;BTM;;GPI;;HLN;;LBB;;PWM;;DLH;;TLT,acc:1.0;;SJC;;FWA;;A61;;PKA,acc:1.0;;LBB;;FWA;;GSO;;PIA,acc:1.0;;red,acc:1.0;;blue,acc:1.0;;blue,acc:1.0;;red,acc:1.0;;red,acc:1.0;;blue,acc:0.0;;red,acc:1.0;;red,acc:1.0;;red,acc:1.0;;blue</text:p>
          </table:table-cell>
          <table:table-cell table:style-name="ce2" office:value-type="string" calcext:value-type="string">
            <text:p>8.7,26.2,3.5</text:p>
          </table:table-cell>
          <table:table-cell table:style-name="ce2" office:value-type="string" calcext:value-type="string">
            <text:p>0,16,19,10,10,6,7,9,10,0,28,22,37,33,32,42,45,0,0,23,5,3,4,3,2,4,3,2,4,5</text:p>
          </table:table-cell>
          <table:table-cell table:style-name="ce2" office:value-type="string" calcext:value-type="string">
            <text:p>Thu May 03 2018 10:32:40 GMT-0700 (Pacific Daylight Time)</text:p>
          </table:table-cell>
          <table:table-cell table:style-name="ce2" office:value-type="string" calcext:value-type="string">
            <text:p>group: 2, response: 6,74,15,3,12,8,29,5</text:p>
          </table:table-cell>
          <table:table-cell table:style-name="ce2" office:value-type="float" office:value="56" calcext:value-type="float">
            <text:p>56</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interesting</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0.9875,0.3</text:p>
          </table:table-cell>
          <table:table-cell table:style-name="ce2" office:value-type="string" calcext:value-type="string">
            <text:p>acc:1.0;;PPG,acc:1.0;;PWM,acc:1.0;;BFF,acc:1.0;;HUF,acc:1.0;;SBA,acc:1.0;;MFE,acc:1.0;;TVC,acc:1.0;;MEM,acc:1.0;;ANI,acc:1.0;;HNL,acc:1.0;;PTH;;AKN;;DLG,acc:1.0;;RDD;;GRB;;BWI,acc:1.0;;FWA;;TLT;;Z13;;GGG;;BZN;;DEC;;DAL,acc:1.0;;NYL;;LBB;;CRW;;JAX;;MGM,acc:1.0;;LBB;;NYL;;SUX;;BIL,acc:1.0;;SDF;;PHL;;HUF;;SWF;;OME;;SAN;;RNO;;SBA;;FWA,acc:0.875;;CLE;;MDW;;ONT;;RNO;;ASE;;SNA;;BUR;;RDM,acc:1.0;;BTM;;HLN;;GPI;;DLH;;LBB;;PWM;;TLT,acc:1.0;;FWA;;SJC;;A61;;PKA,acc:1.0;;FWA;;GSO;;LBB;;PIA,acc:1.0;;red,acc:0.0;;red,acc:1.0;;blue,acc:0.0;;blue,acc:0.0;;blue,acc:0.0;;red,acc:1.0;;blue,acc:0.0;;blue,acc:0.0;;blue,acc:0.0;;red</text:p>
          </table:table-cell>
          <table:table-cell table:style-name="ce2" office:value-type="string" calcext:value-type="string">
            <text:p>7.9,20.7,7.4</text:p>
          </table:table-cell>
          <table:table-cell table:style-name="ce2" office:value-type="string" calcext:value-type="string">
            <text:p>12,12,9,8,6,8,4,7,4,9,13,0,33,26,15,0,36,34,25,25,5,18,4,11,5,2,7,11,7,4</text:p>
          </table:table-cell>
          <table:table-cell table:style-name="ce2" office:value-type="string" calcext:value-type="string">
            <text:p>Thu Apr 19 2018 04:40:01 GMT 0800 (Taipei Standard Time)</text:p>
          </table:table-cell>
          <table:table-cell table:style-name="ce2" office:value-type="string" calcext:value-type="string">
            <text:p>group: 2, response: 6,74,15,3,12,8,29,5</text:p>
          </table:table-cell>
          <table:table-cell table:style-name="ce2" office:value-type="float" office:value="24" calcext:value-type="float">
            <text:p>24</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 sure about the questions regarding interconnection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84" calcext:value-type="float">
            <text:p>984</text:p>
          </table:table-cell>
          <table:table-cell table:style-name="ce2" office:value-type="string" calcext:value-type="string">
            <text:p>1.0,0.9875,0.9</text:p>
          </table:table-cell>
          <table:table-cell table:style-name="ce2" office:value-type="string" calcext:value-type="string">
            <text:p>acc:1.0;;PPG,acc:1.0;;PWM,acc:1.0;;BFF,acc:1.0;;HUF,acc:1.0;;SBA,acc:1.0;;MFE,acc:1.0;;TVC,acc:1.0;;MEM,acc:1.0;;ANI,acc:1.0;;HNL,acc:1.0;;PTH;;AKN;;DLG,acc:1.0;;GRB;;RDD;;BWI,acc:1.0;;FWA;;GGG;;DAL;;DEC;;BZN;;TLT;;Z13,acc:1.0;;LBB;;NYL;;CRW;;JAX;;MGM,acc:1.0;;BIL;;SUX;;NYL;;LBB,acc:1.0;;SDF;;PHL;;HUF;;SBA;;SAN;;OME;;SWF;;FWA,acc:0.875;;CLE;;MDW;;ONT;;RNO;;ASE;;SNA;;BUR;;RDM,acc:1.0;;BTM;;HLN;;GPI;;DLH;;PWM;;LBB;;TLT,acc:1.0;;FWA;;A61;;PKA;;SJC,acc:1.0;;PIA;;LBB;;GSO;;FWA,acc:1.0;;red,acc:1.0;;blue,acc:1.0;;blue,acc:1.0;;red,acc:1.0;;red,acc:1.0;;blue,acc:0.0;;red,acc:1.0;;red,acc:1.0;;red,acc:1.0;;blue</text:p>
          </table:table-cell>
          <table:table-cell table:style-name="ce2" office:value-type="string" calcext:value-type="string">
            <text:p>5.9,18.2,6.4</text:p>
          </table:table-cell>
          <table:table-cell table:style-name="ce2" office:value-type="string" calcext:value-type="string">
            <text:p>9,9,6,6,4,5,5,5,5,5,6,15,13,28,11,36,15,23,14,21,19,4,4,10,5,2,5,2,11,2</text:p>
          </table:table-cell>
          <table:table-cell table:style-name="ce2" office:value-type="string" calcext:value-type="string">
            <text:p>Wed Apr 18 2018 14:08:37 GMT-0700 (Pacific Daylight Time)</text:p>
          </table:table-cell>
          <table:table-cell table:style-name="ce2" office:value-type="string" calcext:value-type="string">
            <text:p>group: 2, response: 6,74,15,3,12,8,29,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1.0,0.9589285714285716,0.5</text:p>
          </table:table-cell>
          <table:table-cell table:style-name="ce2" office:value-type="string" calcext:value-type="string">
            <text:p>acc:1.0;;PPG,acc:1.0;;PWM,acc:1.0;;BFF,acc:1.0;;HUF,acc:1.0;;SBA,acc:1.0;;MFE,acc:1.0;;TVC,acc:1.0;;MEM,acc:1.0;;ANI,acc:1.0;;HNL,acc:1.0;;PTH;;AKN;;DLG,acc:1.0;;GRB;;RDD;;BWI,acc:0.8571428571428571;;FWA;;GGG;;BZN;;DAL;;Z13;;TLT,acc:1.0;;LBB;;MGM;;JAX;;CRW;;NYL,acc:1.0;;BIL;;SUX;;NYL;;LBB,acc:0.8571428571428571;;PHL;;SDF;;HUF;;SBA;;SAN;;SWF,acc:0.875;;CLE;;ONT;;MDW;;RNO;;ASE;;SNA;;BUR;;RDM,acc:1.0;;BTM;;HLN;;GPI;;DLH;;PWM;;LBB;;TLT,acc:1.0;;FWA;;A61;;PKA;;SJC,acc:1.0;;FWA;;GSO;;LBB;;PIA,acc:1.0;;red,acc:0.0;;red,acc:0.0;;red,acc:0.0;;blue,acc:1.0;;red,acc:1.0;;blue,acc:0.0;;red,acc:1.0;;red,acc:1.0;;red,acc:0.0;;red</text:p>
          </table:table-cell>
          <table:table-cell table:style-name="ce2" office:value-type="string" calcext:value-type="string">
            <text:p>11.8,28.8,9.4</text:p>
          </table:table-cell>
          <table:table-cell table:style-name="ce2" office:value-type="string" calcext:value-type="string">
            <text:p>15,14,12,15,14,9,10,10,10,9,20,26,47,0,34,0,48,42,43,28,0,18,19,0,0,18,14,0,10,15</text:p>
          </table:table-cell>
          <table:table-cell table:style-name="ce2" office:value-type="string" calcext:value-type="string">
            <text:p>Wed Apr 18 2018 17:24:01 GMT-0400 (Eastern Daylight Time)</text:p>
          </table:table-cell>
          <table:table-cell table:style-name="ce2" office:value-type="string" calcext:value-type="string">
            <text:p>group: 2, response: 6,74,15,3,12,8,29,5</text:p>
          </table:table-cell>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it's hard figuring these things out while time is ticking down!</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04" calcext:value-type="float">
            <text:p>1304</text:p>
          </table:table-cell>
          <table:table-cell table:style-name="ce2" office:value-type="float" office:value="653" calcext:value-type="float">
            <text:p>653</text:p>
          </table:table-cell>
          <table:table-cell table:style-name="ce2" office:value-type="string" calcext:value-type="string">
            <text:p>0.6,0.48119047619047617,0.3</text:p>
          </table:table-cell>
          <table:table-cell table:style-name="ce2" office:value-type="string" calcext:value-type="string">
            <text:p>acc:0.0;;IAH,acc:1.0;;PWM,acc:1.0;;BFF,acc:0.0;;timedout,acc:1.0;;SBA,acc:1.0;;MFE,acc:0.0;;PWM,acc:0.0;;ACT,acc:1.0;;ANI,acc:1.0;;HNL,acc:0.6666666666666666;;AKN;;DLG,acc:0.6666666666666666;;RDD;;GRB,acc:0.5714285714285714;;SAV;;GGG;;BZN;;DAL;;TLT,acc:0.8;;LBB;;MGM;;CRW;;JAX,acc:0.0;;CWA;;JAX,acc:0.42857142857142855;;SDF;;PHL;;ABE;;HUF,acc:0.25;;RDM;;CLE,acc:0.42857142857142855;;BTM;;PWM;;HLN,acc:0.75;;FWA;;SJC;;A61,acc:0.25;;FWA,acc:0.0;;blue,acc:0.0;;red,acc:0.0;;red,acc:0.0;;blue,acc:1.0;;red,acc:1.0;;blue,acc:0.0;;red,acc:0.0;;blue,acc:1.0;;red,acc:0.0;;red</text:p>
          </table:table-cell>
          <table:table-cell table:style-name="ce2" office:value-type="string" calcext:value-type="string">
            <text:p>6.2,24.7,1.9</text:p>
          </table:table-cell>
          <table:table-cell table:style-name="ce2" office:value-type="string" calcext:value-type="string">
            <text:p>13,8,8,0,6,4,4,6,8,5,18,20,43,24,15,19,47,21,20,20,8,1,1,1,1,2,1,1,1,2</text:p>
          </table:table-cell>
          <table:table-cell table:style-name="ce2" office:value-type="string" calcext:value-type="string">
            <text:p>Thu Apr 19 2018 01:26:14 GMT 0300 (E. Africa Standard Time)</text:p>
          </table:table-cell>
          <table:table-cell table:style-name="ce2" office:value-type="string" calcext:value-type="string">
            <text:p>group: 2, response: 6,74,15,3,12,8,29,5</text:p>
          </table:table-cell>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57" calcext:value-type="float">
            <text:p>957</text:p>
          </table:table-cell>
          <table:table-cell table:style-name="ce2" office:value-type="string" calcext:value-type="string">
            <text:p>1.0,0.9446428571428571,0.9</text:p>
          </table:table-cell>
          <table:table-cell table:style-name="ce2" office:value-type="string" calcext:value-type="string">
            <text:p>acc:1.0;;PPG,acc:1.0;;PWM,acc:1.0;;BFF,acc:1.0;;HUF,acc:1.0;;SBA,acc:1.0;;MFE,acc:1.0;;TVC,acc:1.0;;MEM,acc:1.0;;ANI,acc:1.0;;HNL,acc:1.0;;PTH;;AKN;;DLG,acc:1.0;;GRB;;RDD;;BWI,acc:0.7142857142857143;;BZN;;TLT;;Z13;;GGG;;DAL,acc:1.0;;LBB;;NYL;;CRW;;JAX;;MGM,acc:1.0;;BIL;;SUX;;NYL;;LBB,acc:0.8571428571428571;;SDF;;OME;;SAN;;RNO;;PHL;;SWF;;FWA;;HUF,acc:0.875;;CLE;;ONT;;MDW;;RNO;;ASE;;SNA;;BUR;;RDM,acc:1.0;;BTM;;HLN;;GPI;;DLH;;PWM;;LBB;;TLT,acc:1.0;;FWA;;A61;;PKA;;SJC,acc:1.0;;FWA;;GSO;;LBB;;PIA,acc:1.0;;red,acc:1.0;;blue,acc:1.0;;blue,acc:1.0;;red,acc:1.0;;red,acc:1.0;;blue,acc:1.0;;blue,acc:0.0;;blue,acc:1.0;;red,acc:1.0;;blue</text:p>
          </table:table-cell>
          <table:table-cell table:style-name="ce2" office:value-type="string" calcext:value-type="string">
            <text:p>7.7,30.6,6.8</text:p>
          </table:table-cell>
          <table:table-cell table:style-name="ce2" office:value-type="string" calcext:value-type="string">
            <text:p>11,12,9,4,4,5,8,8,6,10,13,20,0,45,21,48,43,49,25,42,0,0,0,7,14,15,0,0,14,18</text:p>
          </table:table-cell>
          <table:table-cell table:style-name="ce2" office:value-type="string" calcext:value-type="string">
            <text:p>Thu May 03 2018 17:02:02 GMT-0400 (EDT)</text:p>
          </table:table-cell>
          <table:table-cell table:style-name="ce2" office:value-type="string" calcext:value-type="string">
            <text:p>group: 2, response: 6,74,15,3,12,8,29,5</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style-name="ce2" office:value-type="string" calcext:value-type="string">
            <text:p>The last set of questions were the trickiest. It would be helpful to be able to draw a bounding box/shape around a collection of points to select them all and show their connection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794" calcext:value-type="float">
            <text:p>794</text:p>
          </table:table-cell>
          <table:table-cell table:style-name="ce2" office:value-type="string" calcext:value-type="string">
            <text:p>1.0,0.8502380952380953,0.8</text:p>
          </table:table-cell>
          <table:table-cell table:style-name="ce2" office:value-type="string" calcext:value-type="string">
            <text:p>acc:1.0;;PPG,acc:1.0;;PWM,acc:1.0;;BFF,acc:1.0;;HUF,acc:1.0;;SBA,acc:1.0;;MFE,acc:1.0;;TVC,acc:1.0;;MEM,acc:1.0;;ANI,acc:1.0;;HNL,acc:1.0;;PTH;;AKN;;DLG,acc:0.6666666666666666;;LAF;;GRB;;BWI,acc:0.7142857142857143;;FWA;;GGG;;BZN;;DAL;;Z13,acc:0.8;;NYL;;SAV;;CRW;;LBB;;JAX,acc:1.0;;NYL;;BIL;;SUX;;LBB,acc:0.8571428571428571;;HUF;;PHL;;SBA;;SAN;;SDF;;SWF,acc:0.75;;BUR;;RDM;;SNA;;RNO;;CLE;;MDW;;ONT,acc:0.7142857142857143;;BTM;;DLH;;HLN;;GPI;;PTH;;LBB,acc:1.0;;FWA;;SJC;;PKA;;A61,acc:1.0;;LBB;;PIA;;GSO;;FWA,acc:1.0;;red,acc:1.0;;blue,acc:1.0;;blue,acc:1.0;;red,acc:1.0;;red,acc:1.0;;blue,acc:1.0;;blue,acc:1.0;;red,acc:0.0;;blue,acc:0.0;;red</text:p>
          </table:table-cell>
          <table:table-cell table:style-name="ce2" office:value-type="string" calcext:value-type="string">
            <text:p>12.6,33.9,5.2</text:p>
          </table:table-cell>
          <table:table-cell table:style-name="ce2" office:value-type="string" calcext:value-type="string">
            <text:p>18,15,13,13,9,12,12,12,11,11,42,22,0,46,41,47,47,0,47,47,11,7,5,7,5,3,4,3,4,3</text:p>
          </table:table-cell>
          <table:table-cell table:style-name="ce2" office:value-type="string" calcext:value-type="string">
            <text:p>Thu May 03 2018 17:14:48 GMT-0400 (Eastern Daylight Time)</text:p>
          </table:table-cell>
          <table:table-cell table:style-name="ce2" office:value-type="string" calcext:value-type="string">
            <text:p>group: 2, response: 6,74,15,3,12,8,29,5</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40" calcext:value-type="float">
            <text:p>1440</text:p>
          </table:table-cell>
          <table:table-cell table:style-name="ce2" office:value-type="float" office:value="794" calcext:value-type="float">
            <text:p>794</text:p>
          </table:table-cell>
          <table:table-cell table:style-name="ce2" office:value-type="string" calcext:value-type="string">
            <text:p>0.9,0.9875,0.9</text:p>
          </table:table-cell>
          <table:table-cell table:style-name="ce2" office:value-type="string" calcext:value-type="string">
            <text:p>acc:1.0;;PPG,acc:0.0;;timedout,acc:1.0;;BFF,acc:1.0;;HUF,acc:1.0;;SBA,acc:1.0;;MFE,acc:1.0;;TVC,acc:1.0;;MEM,acc:1.0;;ANI,acc:1.0;;HNL,acc:1.0;;AKN;;DLG;;PTH,acc:1.0;;BWI;;GRB;;RDD,acc:1.0;;BZN;;DAL;;GGG;;FWA;;DEC;;TLT;;Z13,acc:1.0;;MGM;;LBB;;NYL;;CRW;;JAX,acc:1.0;;BIL;;LBB;;NYL;;SUX,acc:1.0;;SAN;;SBA;;FWA;;PHL;;SDF;;SWF;;HUF;;OME,acc:0.875;;ASE;;BUR;;ONT;;RNO;;SNA;;CLE;;MDW;;RDM,acc:1.0;;BTM;;GPI;;HLN;;LBB;;PWM;;DLH;;TLT,acc:1.0;;SJC;;FWA;;A61;;PKA,acc:1.0;;LBB;;FWA;;GSO;;PIA,acc:1.0;;red,acc:1.0;;blue,acc:1.0;;blue,acc:1.0;;red,acc:1.0;;red,acc:1.0;;blue,acc:0.0;;red,acc:1.0;;red,acc:1.0;;red,acc:1.0;;blue</text:p>
          </table:table-cell>
          <table:table-cell table:style-name="ce2" office:value-type="string" calcext:value-type="string">
            <text:p>6.2,26.5,4.0</text:p>
          </table:table-cell>
          <table:table-cell table:style-name="ce2" office:value-type="string" calcext:value-type="string">
            <text:p>0,0,7,3,5,6,9,11,7,14,21,21,25,30,25,34,30,34,24,21,0,7,5,4,4,3,8,3,3,3</text:p>
          </table:table-cell>
          <table:table-cell table:style-name="ce2" office:value-type="string" calcext:value-type="string">
            <text:p>Wed Apr 18 2018 15:05:08 GMT-0600 (Mountain Daylight Time)</text:p>
          </table:table-cell>
          <table:table-cell table:style-name="ce2" office:value-type="string" calcext:value-type="string">
            <text:p>group: 2, response: 6,74,15,3,12,8,83,5</text:p>
          </table:table-cell>
          <table:table-cell table:style-name="ce2" office:value-type="float" office:value="39" calcext:value-type="float">
            <text:p>39</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87" calcext:value-type="float">
            <text:p>987</text:p>
          </table:table-cell>
          <table:table-cell table:style-name="ce2" office:value-type="string" calcext:value-type="string">
            <text:p>0.8,0.9589285714285716,0.9</text:p>
          </table:table-cell>
          <table:table-cell table:style-name="ce2" office:value-type="string" calcext:value-type="string">
            <text:p>acc:0.0;;timedout,acc:1.0;;PWM,acc:0.0;;DAY,acc:1.0;;HUF,acc:1.0;;SBA,acc:1.0;;MFE,acc:1.0;;TVC,acc:1.0;;MEM,acc:1.0;;ANI,acc:1.0;;HNL,acc:1.0;;AKN;;PTH;;DLG,acc:1.0;;RDD;;GRB;;BWI,acc:1.0;;BZN;;DAL;;GGG;;FWA;;DEC;;TLT;;Z13,acc:1.0;;MGM;;LBB;;NYL;;CRW;;JAX,acc:1.0;;BIL;;LBB;;NYL;;SUX,acc:0.7142857142857143;;FWA;;PHL;;SDF;;SWF;;HUF;;OME,acc:0.875;;ASE;;BUR;;ONT;;RNO;;SNA;;CLE;;MDW;;RDM,acc:1.0;;BTM;;GPI;;HLN;;LBB;;PWM;;DLH;;TLT,acc:1.0;;SJC;;FWA;;A61;;PKA,acc:1.0;;LBB;;FWA;;GSO;;PIA,acc:0.0;;blue,acc:1.0;;blue,acc:1.0;;blue,acc:1.0;;red,acc:1.0;;red,acc:1.0;;blue,acc:1.0;;blue,acc:1.0;;red,acc:1.0;;red,acc:1.0;;blue</text:p>
          </table:table-cell>
          <table:table-cell table:style-name="ce2" office:value-type="string" calcext:value-type="string">
            <text:p>10.2,27.2,5.4</text:p>
          </table:table-cell>
          <table:table-cell table:style-name="ce2" office:value-type="string" calcext:value-type="string">
            <text:p>0,11,18,11,9,9,9,13,8,14,31,24,26,32,23,31,32,27,22,24,0,7,6,9,4,4,6,7,8,3</text:p>
          </table:table-cell>
          <table:table-cell table:style-name="ce2" office:value-type="string" calcext:value-type="string">
            <text:p>Wed Apr 18 2018 16:59:45 GMT-0400 (Eastern Daylight Time)</text:p>
          </table:table-cell>
          <table:table-cell table:style-name="ce2" office:value-type="string" calcext:value-type="string">
            <text:p>group: 3, response: 3,14,29,15,12,6,3,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style-name="ce2" office:value-type="string" calcext:value-type="string">
            <text:p>The timer on the first section is very short, doesn't give enough time to make a reasonable comparison at all. I missed even answering the first question because it was too short to compar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36" calcext:value-type="float">
            <text:p>1536</text:p>
          </table:table-cell>
          <table:table-cell table:style-name="ce2" office:value-type="float" office:value="729" calcext:value-type="float">
            <text:p>729</text:p>
          </table:table-cell>
          <table:table-cell table:style-name="ce2" office:value-type="string" calcext:value-type="string">
            <text:p>0.6,0.5,0.7</text:p>
          </table:table-cell>
          <table:table-cell table:style-name="ce2" office:value-type="string" calcext:value-type="string">
            <text:p>acc:0.0;;timedout,acc:1.0;;PWM,acc:0.0;;BFL;;BFF;;AUS;;ASE,acc:1.0;;HUF,acc:1.0;;SBA,acc:0.0;;MMH,acc:1.0;;TVC,acc:1.0;;MEM,acc:1.0;;ANI,acc:0.0;;timedout,acc:1.0;;AKN;;ANC;;DLG;;PTH,acc:1.0;;RDD;;GRB;;BWI,acc:0.7142857142857143;;BZN;;DAL;;GGG;;FWA;;DEC,acc:0.0;;timedout,acc:0.5;;LBB;;SUX,acc:0.2857142857142857;;SBA;;SAN;;FWA,acc:0.25;;BUR;;LBB;;ONT;;SNA,acc:0.0;;timedout,acc:0.5;;FWA;;A61;;TLT,acc:0.75;;LBB;;FWA;;GSP;;PIA;;TLT,acc:1.0;;red,acc:1.0;;blue,acc:1.0;;blue,acc:0.0;;blue,acc:1.0;;red,acc:0.0;;red,acc:0.0;;red,acc:1.0;;red,acc:1.0;;red,acc:1.0;;blue</text:p>
          </table:table-cell>
          <table:table-cell table:style-name="ce2" office:value-type="string" calcext:value-type="string">
            <text:p>6.0,11.8,5.0</text:p>
          </table:table-cell>
          <table:table-cell table:style-name="ce2" office:value-type="string" calcext:value-type="string">
            <text:p>0,16,0,9,9,11,8,0,7,0,0,41,0,0,32,0,0,0,0,45,5,6,4,6,5,6,6,4,4,4</text:p>
          </table:table-cell>
          <table:table-cell table:style-name="ce2" office:value-type="string" calcext:value-type="string">
            <text:p>Thu May 03 2018 15:29:49 GMT-0600 (Mountain Daylight Time)</text:p>
          </table:table-cell>
          <table:table-cell table:style-name="ce2" office:value-type="string" calcext:value-type="string">
            <text:p>group: 3, response: 8,71,29,15,13,6,3,5</text:p>
          </table:table-cell>
          <table:table-cell table:style-name="ce2" office:value-type="float" office:value="63" calcext:value-type="float">
            <text:p>6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615" calcext:value-type="float">
            <text:p>615</text:p>
          </table:table-cell>
          <table:table-cell table:style-name="ce2" office:value-type="string" calcext:value-type="string">
            <text:p>0.8,0.9875,1.0</text:p>
          </table:table-cell>
          <table:table-cell table:style-name="ce2" office:value-type="string" calcext:value-type="string">
            <text:p>acc:0.0;;IAH,acc:1.0;;PWM,acc:1.0;;BFF,acc:1.0;;HUF,acc:1.0;;SBA,acc:1.0;;MFE,acc:1.0;;TVC,acc:1.0;;MEM,acc:1.0;;ANI,acc:0.0;;timedout,acc:1.0;;AKN;;DLG;;PTH,acc:1.0;;BWI;;GRB;;RDD,acc:1.0;;BZN;;DAL;;GGG;;FWA;;DEC;;TLT;;Z13,acc:1.0;;MGM;;LBB;;NYL;;CRW;;JAX,acc:1.0;;BIL;;LBB;;NYL;;SUX,acc:1.0;;SAN;;SBA;;FWA;;PHL;;SDF;;SWF;;HUF;;OME,acc:0.875;;CLE;;SNA;;RNO;;ONT;;BUR;;ASE;;MDW;;RDM,acc:1.0;;BTM;;GPI;;HLN;;LBB;;PWM;;DLH;;TLT,acc:1.0;;SJC;;FWA;;A61;;PKA,acc:1.0;;LBB;;FWA;;GSO;;PIA,acc:1.0;;red,acc:1.0;;blue,acc:1.0;;blue,acc:1.0;;red,acc:1.0;;red,acc:1.0;;blue,acc:1.0;;blue,acc:1.0;;red,acc:1.0;;red,acc:1.0;;blue</text:p>
          </table:table-cell>
          <table:table-cell table:style-name="ce2" office:value-type="string" calcext:value-type="string">
            <text:p>9.9,38.1,10.6</text:p>
          </table:table-cell>
          <table:table-cell table:style-name="ce2" office:value-type="string" calcext:value-type="string">
            <text:p>0,17,0,0,11,17,19,18,17,0,37,44,43,42,29,47,49,35,29,26,13,11,18,15,8,6,6,9,15,5</text:p>
          </table:table-cell>
          <table:table-cell table:style-name="ce2" office:value-type="string" calcext:value-type="string">
            <text:p>Tue Apr 24 2018 02:38:06 GMT-0400 (Eastern Daylight Time)</text:p>
          </table:table-cell>
          <table:table-cell table:style-name="ce2" office:value-type="string" calcext:value-type="string">
            <text:p>group: 3, response: 8,74,29,15,12,6,3,5</text:p>
          </table:table-cell>
          <table:table-cell table:style-name="ce2" office:value-type="float" office:value="47" calcext:value-type="float">
            <text:p>47</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This was an interesting study. I did not experience any problem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0.8,0.7727380952380952,0.9</text:p>
          </table:table-cell>
          <table:table-cell table:style-name="ce2" office:value-type="string" calcext:value-type="string">
            <text:p>acc:1.0;;PPG,acc:0.0;;OSH,acc:1.0;;BFF,acc:1.0;;HUF,acc:1.0;;SBA,acc:1.0;;MFE,acc:1.0;;TVC,acc:0.0;;timedout,acc:1.0;;ANI,acc:1.0;;HNL,acc:1.0;;AKN;;DLG;;PTH,acc:0.6666666666666666;;GRB;;RDD,acc:0.5714285714285714;;FWA;;DEC;;TLT;;Z13,acc:0.4;;CRW;;JAX,acc:1.0;;BIL;;LBB;;NYL;;SUX,acc:0.7142857142857143;;SAN;;SBA;;FWA;;PHL;;SDF;;SWF,acc:0.625;;ASE;;BUR;;ONT;;RNO;;SNA;;CLE,acc:1.0;;BTM;;GPI;;HLN;;LBB;;PWM;;DLH;;TLT,acc:1.0;;SJC;;FWA;;A61;;PKA,acc:0.75;;LBB;;GSO;;PIA,acc:1.0;;red,acc:1.0;;blue,acc:1.0;;blue,acc:1.0;;red,acc:1.0;;red,acc:1.0;;blue,acc:1.0;;blue,acc:1.0;;red,acc:1.0;;red,acc:0.0;;red</text:p>
          </table:table-cell>
          <table:table-cell table:style-name="ce2" office:value-type="string" calcext:value-type="string">
            <text:p>11.6,26.5,7.2</text:p>
          </table:table-cell>
          <table:table-cell table:style-name="ce2" office:value-type="string" calcext:value-type="string">
            <text:p>14,17,15,10,7,10,18,0,12,13,37,24,27,22,42,0,0,49,28,36,16,4,12,4,4,7,10,9,6,0</text:p>
          </table:table-cell>
          <table:table-cell table:style-name="ce2" office:value-type="string" calcext:value-type="string">
            <text:p>Tue Apr 24 2018 02:38:20 GMT-0500 (Central Daylight Time)</text:p>
          </table:table-cell>
          <table:table-cell table:style-name="ce2" office:value-type="string" calcext:value-type="string">
            <text:p>group: 3, response: 8,74,29,15,12,6,3,5</text:p>
          </table:table-cell>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893" calcext:value-type="float">
            <text:p>893</text:p>
          </table:table-cell>
          <table:table-cell table:style-name="ce2" office:value-type="string" calcext:value-type="string">
            <text:p>0.7,0.9875,0.8</text:p>
          </table:table-cell>
          <table:table-cell table:style-name="ce2" office:value-type="string" calcext:value-type="string">
            <text:p>acc:1.0;;PPG,acc:0.0;;OSH,acc:1.0;;BFF,acc:1.0;;HUF,acc:1.0;;SBA,acc:1.0;;MFE,acc:0.0;;PWM,acc:0.0;;ACT,acc:1.0;;ANI,acc:1.0;;HNL,acc:1.0;;AKN;;DLG;;PTH,acc:1.0;;BWI;;GRB;;RDD,acc:1.0;;BZN;;DAL;;GGG;;FWA;;DEC;;TLT;;Z13,acc:1.0;;MGM;;LBB;;NYL;;CRW;;JAX,acc:1.0;;BIL;;LBB;;NYL;;SUX,acc:1.0;;SAN;;SBA;;FWA;;PHL;;SDF;;SWF;;HUF;;OME,acc:0.875;;ASE;;BUR;;ONT;;RNO;;SNA;;CLE;;MDW;;RDM,acc:1.0;;BTM;;GPI;;HLN;;LBB;;PWM;;DLH;;TLT,acc:1.0;;SJC;;FWA;;A61;;PKA,acc:1.0;;LBB;;FWA;;GSO;;PIA,acc:1.0;;red,acc:1.0;;blue,acc:0.0;;red,acc:0.0;;blue,acc:1.0;;red,acc:1.0;;blue,acc:1.0;;blue,acc:1.0;;red,acc:1.0;;red,acc:1.0;;blue</text:p>
          </table:table-cell>
          <table:table-cell table:style-name="ce2" office:value-type="string" calcext:value-type="string">
            <text:p>9.4,22.8,5.1</text:p>
          </table:table-cell>
          <table:table-cell table:style-name="ce2" office:value-type="string" calcext:value-type="string">
            <text:p>14,10,7,8,7,8,11,13,6,10,20,22,25,21,19,26,29,26,20,20,8,11,5,3,4,6,4,3,3,4</text:p>
          </table:table-cell>
          <table:table-cell table:style-name="ce2" office:value-type="string" calcext:value-type="string">
            <text:p>Thu May 03 2018 11:43:06 GMT-0500 (Central Daylight Time)</text:p>
          </table:table-cell>
          <table:table-cell table:style-name="ce2" office:value-type="string" calcext:value-type="string">
            <text:p>group: 3, response: 8,74,29,15,12,6,3,5</text:p>
          </table:table-cell>
          <table:table-cell table:style-name="ce2" office:value-type="float" office:value="39" calcext:value-type="float">
            <text:p>3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90" calcext:value-type="float">
            <text:p>1290</text:p>
          </table:table-cell>
          <table:table-cell table:style-name="ce2" office:value-type="float" office:value="657" calcext:value-type="float">
            <text:p>657</text:p>
          </table:table-cell>
          <table:table-cell table:style-name="ce2" office:value-type="string" calcext:value-type="string">
            <text:p>0.3,0.6171428571428571,0.6</text:p>
          </table:table-cell>
          <table:table-cell table:style-name="ce2" office:value-type="string" calcext:value-type="string">
            <text:p>acc:0.0;;IAH,acc:1.0;;PWM,acc:0.0;;DAY,acc:0.0;;BWI,acc:1.0;;SBA,acc:0.0;;ISP,acc:0.0;;PWM,acc:1.0;;MEM,acc:0.0;;MYR,acc:0.0;;MCI,acc:0.3333333333333333;;AKN,acc:0.6666666666666666;;BWI;;RDD,acc:0.5714285714285714;;BZN;;DAL;;GJT;;DEC;;TLT,acc:0.6;;MGM;;CRW;;JAX,acc:0.75;;BIL;;NYL;;SUX,acc:0.2857142857142857;;FWA;;SDF;;SWF,acc:0.25;;ASE;;SAN,acc:0.7142857142857143;;BTM;;HLN;;PWM;;DLH;;TLT,acc:1.0;;SJC;;FWA;;A61;;PKA,acc:1.0;;LBB;;FWA;;GSO;;PIA,acc:1.0;;red,acc:1.0;;blue,acc:0.0;;red,acc:1.0;;red,acc:0.0;;blue,acc:0.0;;red,acc:1.0;;blue,acc:0.0;;blue,acc:1.0;;red,acc:1.0;;blue</text:p>
          </table:table-cell>
          <table:table-cell table:style-name="ce2" office:value-type="string" calcext:value-type="string">
            <text:p>6.0,26.2,2.8</text:p>
          </table:table-cell>
          <table:table-cell table:style-name="ce2" office:value-type="string" calcext:value-type="string">
            <text:p>0,11,7,9,6,5,6,7,4,5,21,27,29,21,21,23,25,41,29,25,4,2,5,2,3,2,3,2,3,2</text:p>
          </table:table-cell>
          <table:table-cell table:style-name="ce2" office:value-type="string" calcext:value-type="string">
            <text:p>Thu May 03 2018 13:06:42 GMT-0500 (Central Daylight Time)</text:p>
          </table:table-cell>
          <table:table-cell table:style-name="ce2" office:value-type="string" calcext:value-type="string">
            <text:p>group: 3, response: 8,74,29,15,12,6,3,5</text:p>
          </table:table-cell>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80" calcext:value-type="float">
            <text:p>1680</text:p>
          </table:table-cell>
          <table:table-cell table:style-name="ce2" office:value-type="float" office:value="919" calcext:value-type="float">
            <text:p>919</text:p>
          </table:table-cell>
          <table:table-cell table:style-name="ce2" office:value-type="string" calcext:value-type="string">
            <text:p>1.0,0.9875,0.3</text:p>
          </table:table-cell>
          <table:table-cell table:style-name="ce2" office:value-type="string" calcext:value-type="string">
            <text:p>acc:1.0;;PPG,acc:1.0;;PWM,acc:1.0;;BFF,acc:1.0;;HUF,acc:1.0;;SBA,acc:1.0;;MFE,acc:1.0;;TVC,acc:1.0;;MEM,acc:1.0;;ANI,acc:1.0;;HNL,acc:1.0;;AKN;;DLG;;PTH,acc:1.0;;BWI;;GRB;;RDD,acc:1.0;;BZN;;DAL;;GGG;;FWA;;DEC;;TLT;;Z13,acc:1.0;;MGM;;LBB;;NYL;;CRW;;JAX,acc:1.0;;BIL;;LBB;;NYL;;SUX,acc:1.0;;SAN;;SBA;;FWA;;PHL;;SDF;;SWF;;HUF;;OME,acc:0.875;;ASE;;BUR;;ONT;;RNO;;SNA;;CLE;;MDW;;RDM,acc:1.0;;BTM;;GPI;;HLN;;LBB;;PWM;;DLH;;TLT,acc:1.0;;SJC;;FWA;;A61;;PKA,acc:1.0;;LBB;;FWA;;GSO;;PIA,acc:1.0;;red,acc:1.0;;blue,acc:0.0;;red,acc:1.0;;red,acc:0.0;;blue,acc:0.0;;red,acc:0.0;;red,acc:0.0;;blue,acc:0.0;;blue,acc:0.0;;red</text:p>
          </table:table-cell>
          <table:table-cell table:style-name="ce2" office:value-type="string" calcext:value-type="string">
            <text:p>9.1,21.7,6.6</text:p>
          </table:table-cell>
          <table:table-cell table:style-name="ce2" office:value-type="string" calcext:value-type="string">
            <text:p>0,16,10,7,7,10,13,9,7,12,20,16,27,20,20,23,32,25,16,18,3,6,12,3,11,4,8,5,9,5</text:p>
          </table:table-cell>
          <table:table-cell table:style-name="ce2" office:value-type="string" calcext:value-type="string">
            <text:p>Thu May 03 2018 15:37:00 GMT-0400 (Eastern Daylight Time)</text:p>
          </table:table-cell>
          <table:table-cell table:style-name="ce2" office:value-type="string" calcext:value-type="string">
            <text:p>group: 3, response: 8,74,29,15,12,6,3,5</text:p>
          </table:table-cell>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726" calcext:value-type="float">
            <text:p>726</text:p>
          </table:table-cell>
          <table:table-cell table:style-name="ce2" office:value-type="string" calcext:value-type="string">
            <text:p>1.0,0.8555952380952381,0.6</text:p>
          </table:table-cell>
          <table:table-cell table:style-name="ce2" office:value-type="string" calcext:value-type="string">
            <text:p>acc:1.0;;PPG,acc:1.0;;PWM,acc:1.0;;BFF,acc:1.0;;HUF,acc:1.0;;SBA,acc:1.0;;MFE,acc:1.0;;TVC,acc:1.0;;MEM,acc:1.0;;ANI,acc:1.0;;HNL,acc:1.0;;PTH;;AKN;;DLG,acc:0.6666666666666666;;GRB;;RDD;;ISP,acc:0.8571428571428571;;TLT;;Z13;;FWA;;GGG;;BZN;;DAL,acc:0.8;;LBB;;SAV;;CRW;;NYL;;JAX,acc:1.0;;LBB;;NYL;;BIL;;SUX;;STL,acc:0.8571428571428571;;RNO;;SAN;;OME;;SDF;;SWF;;PHL;;HUF,acc:0.875;;RDM;;BUR;;SNA;;ASE;;RNO;;MDW;;ONT;;CLE,acc:1.0;;HLN;;GPI;;DLH;;BTM;;TLT;;LBB;;PWM,acc:1.0;;SJC;;PKA;;A61;;FWA,acc:0.5;;LBB;;GSO,acc:1.0;;red,acc:0.0;;red,acc:0.0;;red,acc:1.0;;red,acc:1.0;;red,acc:1.0;;blue,acc:0.0;;red,acc:0.0;;blue,acc:1.0;;red,acc:1.0;;blue</text:p>
          </table:table-cell>
          <table:table-cell table:style-name="ce2" office:value-type="string" calcext:value-type="string">
            <text:p>6.7,18.5,7.5</text:p>
          </table:table-cell>
          <table:table-cell table:style-name="ce2" office:value-type="string" calcext:value-type="string">
            <text:p>10,8,7,5,5,6,7,7,4,8,10,13,29,18,18,25,22,18,16,16,10,13,18,13,12,3,3,1,1,1</text:p>
          </table:table-cell>
          <table:table-cell table:style-name="ce2" office:value-type="string" calcext:value-type="string">
            <text:p>Wed Apr 18 2018 16:25:31 GMT-0400 (EDT)</text:p>
          </table:table-cell>
          <table:table-cell table:style-name="ce2" office:value-type="string" calcext:value-type="string">
            <text:p>group: 3, response: 8,74,29,15,12,6,3,5</text:p>
          </table:table-cell>
          <table:table-cell table:style-name="ce2" office:value-type="float" office:value="23" calcext:value-type="float">
            <text:p>23</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768" calcext:value-type="float">
            <text:p>768</text:p>
          </table:table-cell>
          <table:table-cell table:style-name="ce2" office:value-type="string" calcext:value-type="string">
            <text:p>1.0,0.9589285714285716,0.7</text:p>
          </table:table-cell>
          <table:table-cell table:style-name="ce2" office:value-type="string" calcext:value-type="string">
            <text:p>acc:1.0;;PPG,acc:1.0;;PWM,acc:1.0;;BFF,acc:1.0;;HUF,acc:1.0;;SBA,acc:1.0;;MFE,acc:1.0;;TVC,acc:1.0;;MEM,acc:1.0;;ANI,acc:1.0;;HNL,acc:1.0;;PTH;;AKN;;DLG,acc:1.0;;GRB;;RDD;;BWI,acc:0.8571428571428571;;FWA;;GGG;;BZN;;DAL;;Z13;;TLT,acc:1.0;;LBB;;MGM;;JAX;;CRW;;NYL,acc:1.0;;BIL;;SUX;;NYL;;LBB,acc:0.8571428571428571;;SDF;;SBA;;SAN;;PHL;;HUF;;OME,acc:0.875;;CLE;;ONT;;MDW;;RNO;;ASE;;SNA;;BUR;;RDM,acc:1.0;;BTM;;HLN;;GPI;;DLH;;PWM;;LBB;;TLT,acc:1.0;;FWA;;SJC;;PKA;;A61,acc:1.0;;PIA;;LBB;;GSO;;FWA,acc:1.0;;red,acc:1.0;;blue,acc:1.0;;blue,acc:1.0;;red,acc:1.0;;red,acc:1.0;;blue,acc:1.0;;blue,acc:0.0;;blue,acc:0.0;;blue,acc:0.0;;red</text:p>
          </table:table-cell>
          <table:table-cell table:style-name="ce2" office:value-type="string" calcext:value-type="string">
            <text:p>10.9,29.6,5.6</text:p>
          </table:table-cell>
          <table:table-cell table:style-name="ce2" office:value-type="string" calcext:value-type="string">
            <text:p>12,19,10,6,17,9,7,8,8,13,17,26,48,35,23,0,32,49,37,29,14,8,5,3,3,3,0,17,3,0</text:p>
          </table:table-cell>
          <table:table-cell table:style-name="ce2" office:value-type="string" calcext:value-type="string">
            <text:p>Wed Apr 18 2018 16:09:21 GMT-0500 (Central Daylight Time)</text:p>
          </table:table-cell>
          <table:table-cell table:style-name="ce2" office:value-type="string" calcext:value-type="string">
            <text:p>group: 3, response: 8,74,29,15,12,6,3,5</text:p>
          </table:table-cell>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NA</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80" calcext:value-type="float">
            <text:p>1680</text:p>
          </table:table-cell>
          <table:table-cell table:style-name="ce2" office:value-type="float" office:value="919" calcext:value-type="float">
            <text:p>919</text:p>
          </table:table-cell>
          <table:table-cell table:style-name="ce2" office:value-type="string" calcext:value-type="string">
            <text:p>1.0,0.9321428571428572,0.8</text:p>
          </table:table-cell>
          <table:table-cell table:style-name="ce2" office:value-type="string" calcext:value-type="string">
            <text:p>acc:1.0;;PPG,acc:1.0;;PWM,acc:1.0;;BFF,acc:1.0;;HUF,acc:1.0;;SBA,acc:1.0;;MFE,acc:1.0;;TVC,acc:1.0;;MEM,acc:1.0;;ANI,acc:1.0;;HNL,acc:1.0;;PTH;;AKN;;DLG,acc:1.0;;GRB;;RDD;;BWI,acc:0.5714285714285714;;Z13;;TLT;;BZN;;DEC,acc:1.0;;LBB;;NYL;;CRW;;JAX;;MGM,acc:1.0;;BIL;;SUX;;NYL;;LBB,acc:1.0;;SWF;;SDF;;HUF;;PHL;;SBA;;OME;;SAN,acc:0.75;;SNA;;ASE;;RDM;;BUR;;MDW;;ONT;;CLE,acc:1.0;;BTM;;HLN;;GPI;;DLH;;PWM;;LBB;;TLT,acc:1.0;;SJC;;FWA;;A61;;PKA,acc:1.0;;FWA;;GSO;;LBB;;PIA,acc:1.0;;red,acc:1.0;;blue,acc:1.0;;blue,acc:1.0;;red,acc:1.0;;red,acc:1.0;;blue,acc:0.0;;red,acc:1.0;;red,acc:0.0;;blue,acc:1.0;;blue</text:p>
          </table:table-cell>
          <table:table-cell table:style-name="ce2" office:value-type="string" calcext:value-type="string">
            <text:p>9.4,32.4,5.0</text:p>
          </table:table-cell>
          <table:table-cell table:style-name="ce2" office:value-type="string" calcext:value-type="string">
            <text:p>13,13,7,6,7,5,11,10,8,14,18,22,0,41,39,49,48,40,31,36,0,0,0,0,14,18,0,0,0,18</text:p>
          </table:table-cell>
          <table:table-cell table:style-name="ce2" office:value-type="string" calcext:value-type="string">
            <text:p>Wed Apr 18 2018 17:17:27 GMT-0400 (Eastern Daylight Time)</text:p>
          </table:table-cell>
          <table:table-cell table:style-name="ce2" office:value-type="string" calcext:value-type="string">
            <text:p>group: 3, response: 8,74,29,15,12,6,3,5</text:p>
          </table:table-cell>
          <table:table-cell table:style-name="ce2" office:value-type="float" office:value="38" calcext:value-type="float">
            <text:p>3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The third block was too difficult with the time constraint. There's too many dots you have to hover over to see the connection.</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776" calcext:value-type="float">
            <text:p>776</text:p>
          </table:table-cell>
          <table:table-cell table:style-name="ce2" office:value-type="string" calcext:value-type="string">
            <text:p>1.0,0.9732142857142858,0.7</text:p>
          </table:table-cell>
          <table:table-cell table:style-name="ce2" office:value-type="string" calcext:value-type="string">
            <text:p>acc:1.0;;PPG,acc:1.0;;PWM,acc:1.0;;BFF,acc:1.0;;HUF,acc:1.0;;SBA,acc:1.0;;MFE,acc:1.0;;TVC,acc:1.0;;MEM,acc:1.0;;ANI,acc:1.0;;HNL,acc:1.0;;PTH;;AKN;;DLG,acc:1.0;;GRB;;RDD;;BWI,acc:0.8571428571428571;;FWA;;GGG;;BZN;;DAL;;TLT;;Z13,acc:1.0;;NYL;;LBB;;CRW;;JAX;;MGM,acc:1.0;;BIL;;SUX;;NYL;;LBB,acc:1.0;;HUF;;PHL;;SDF;;SWF;;SBA;;SAN;;OME,acc:0.875;;ONT;;CLE;;MDW;;RNO;;ASE;;SNA;;BUR;;RDM,acc:1.0;;HLN;;DLH;;GPI;;BTM;;PWM;;LBB;;TLT,acc:1.0;;FWA;;SJC;;PKA;;A61,acc:1.0;;PIA;;LBB;;GSO;;FWA,acc:1.0;;red,acc:1.0;;blue,acc:1.0;;blue,acc:1.0;;red,acc:0.0;;blue,acc:1.0;;blue,acc:1.0;;blue,acc:1.0;;red,acc:0.0;;blue,acc:0.0;;red</text:p>
          </table:table-cell>
          <table:table-cell table:style-name="ce2" office:value-type="string" calcext:value-type="string">
            <text:p>7.4,19.7,8.2</text:p>
          </table:table-cell>
          <table:table-cell table:style-name="ce2" office:value-type="string" calcext:value-type="string">
            <text:p>13,9,6,7,6,7,7,8,3,8,9,18,26,23,11,25,21,32,15,17,14,12,5,3,16,6,5,14,2,5</text:p>
          </table:table-cell>
          <table:table-cell table:style-name="ce2" office:value-type="string" calcext:value-type="string">
            <text:p>Wed Apr 18 2018 18:30:59 GMT-0400 (EDT)</text:p>
          </table:table-cell>
          <table:table-cell table:style-name="ce2" office:value-type="string" calcext:value-type="string">
            <text:p>group: 3, response: 8,74,29,15,12,6,3,5</text:p>
          </table:table-cell>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16" calcext:value-type="float">
            <text:p>1916</text:p>
          </table:table-cell>
          <table:table-cell table:style-name="ce2" office:value-type="float" office:value="854" calcext:value-type="float">
            <text:p>854</text:p>
          </table:table-cell>
          <table:table-cell table:style-name="ce2" office:value-type="string" calcext:value-type="string">
            <text:p>0.8,0.8052380952380952,0.6</text:p>
          </table:table-cell>
          <table:table-cell table:style-name="ce2" office:value-type="string" calcext:value-type="string">
            <text:p>acc:0.0;;timedout,acc:1.0;;PWM,acc:1.0;;BFF,acc:1.0;;HUF,acc:1.0;;SBA,acc:1.0;;MFE,acc:1.0;;TVC,acc:1.0;;MEM,acc:1.0;;ANI,acc:0.0;;MCI,acc:1.0;;PTH;;AKN;;DLG,acc:0.6666666666666666;;RDD;;GRB;;ISP,acc:0.7142857142857143;;FWA;;GGG;;ICT;;DAL;;TLT;;Z13,acc:0.6;;NYL;;CRW;;MGM,acc:1.0;;LBB;;NYL;;SUX;;BIL,acc:0.8571428571428571;;SDF;;BNA;;ABE;;PHL;;HUF;;SBA;;SAN;;OME,acc:0.75;;ONT;;CLE;;MDW;;RNO;;BUR;;RDM,acc:0.7142857142857143;;BTM;;HLN;;GPI;;DLH;;LBB;;RIC;;PTH,acc:0.75;;FWA;;A61;;SJC,acc:1.0;;GSO;;FWA;;LBB;;PIA,acc:1.0;;red,acc:1.0;;blue,acc:1.0;;blue,acc:0.0;;blue,acc:1.0;;red,acc:1.0;;blue,acc:0.0;;red,acc:0.0;;blue,acc:1.0;;red,acc:0.0;;red</text:p>
          </table:table-cell>
          <table:table-cell table:style-name="ce2" office:value-type="string" calcext:value-type="string">
            <text:p>5.8,21.6,6.3</text:p>
          </table:table-cell>
          <table:table-cell table:style-name="ce2" office:value-type="string" calcext:value-type="string">
            <text:p>0,8,5,7,7,7,4,6,8,6,17,26,22,13,16,35,24,27,21,15,11,3,5,7,10,6,3,4,5,9</text:p>
          </table:table-cell>
          <table:table-cell table:style-name="ce2" office:value-type="string" calcext:value-type="string">
            <text:p>Tue Apr 24 2018 02:24:18 GMT-0400 (Eastern Daylight Time)</text:p>
          </table:table-cell>
          <table:table-cell table:style-name="ce2" office:value-type="string" calcext:value-type="string">
            <text:p>group: 3, response: 8,74,29,15,12,6,3,5</text:p>
          </table:table-cell>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0.9113095238095237,0.7</text:p>
          </table:table-cell>
          <table:table-cell table:style-name="ce2" office:value-type="string" calcext:value-type="string">
            <text:p>acc:1.0;;PPG,acc:1.0;;PWM,acc:1.0;;BFF,acc:1.0;;HUF,acc:1.0;;SBA,acc:1.0;;MFE,acc:1.0;;TVC,acc:1.0;;MEM,acc:1.0;;ANI,acc:1.0;;HNL,acc:0.6666666666666666;;PTH;;AKN;;SYA,acc:1.0;;BWI;;GRB;;RDD,acc:0.7142857142857143;;FWA;;GGG;;DAL;;TLT;;Z13;;ICT,acc:1.0;;MGM;;CRW;;JAX;;LBB;;NYL,acc:1.0;;LBB;;NYL;;BIL;;SUX,acc:1.0;;SDF;;HUF;;PHL;;OME;;SAN;;BFL;;RNO;;SWF;;SBA,acc:0.875;;CLE;;ONT;;RNO;;ASE;;SNA;;MDW;;BUR;;FLG;;LAN;;CWA;;RDM,acc:0.8571428571428571;;BTM;;HLN;;GPI;;DLH;;PWM;;LBB,acc:1.0;;FWA;;A61;;PKA;;SJC,acc:1.0;;PIA;;LBB;;GSO;;FWA,acc:1.0;;red,acc:1.0;;blue,acc:1.0;;blue,acc:1.0;;red,acc:1.0;;red,acc:1.0;;blue,acc:1.0;;blue,acc:0.0;;blue,acc:0.0;;blue,acc:0.0;;red</text:p>
          </table:table-cell>
          <table:table-cell table:style-name="ce2" office:value-type="string" calcext:value-type="string">
            <text:p>8.9,23.9,12.3</text:p>
          </table:table-cell>
          <table:table-cell table:style-name="ce2" office:value-type="string" calcext:value-type="string">
            <text:p>11,17,14,7,7,6,5,7,6,9,18,21,0,30,19,47,48,0,23,33,0,17,18,19,16,0,11,10,18,14</text:p>
          </table:table-cell>
          <table:table-cell table:style-name="ce2" office:value-type="string" calcext:value-type="string">
            <text:p>Tue Apr 24 2018 03:57:42 GMT-0500 (Central Daylight Time)</text:p>
          </table:table-cell>
          <table:table-cell table:style-name="ce2" office:value-type="string" calcext:value-type="string">
            <text:p>group: 3, response: 8,74,29,15,12,6,3,5</text:p>
          </table:table-cell>
          <table:table-cell table:style-name="ce2" office:value-type="float" office:value="43" calcext:value-type="float">
            <text:p>4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46" calcext:value-type="float">
            <text:p>646</text:p>
          </table:table-cell>
          <table:table-cell table:style-name="ce2" office:value-type="string" calcext:value-type="string">
            <text:p>1.0,0.8597619047619048,0.8</text:p>
          </table:table-cell>
          <table:table-cell table:style-name="ce2" office:value-type="string" calcext:value-type="string">
            <text:p>acc:1.0;;PPG,acc:1.0;;PWM,acc:1.0;;BFF,acc:1.0;;HUF,acc:1.0;;SBA,acc:1.0;;MFE,acc:1.0;;TVC,acc:1.0;;MEM,acc:1.0;;ANI,acc:1.0;;HNL,acc:1.0;;PTH;;AKN;;DLG,acc:0.3333333333333333;;RDD;;ISP,acc:0.8571428571428571;;PFN;;TLT;;Z13;;FWA;;GGG;;DAL;;BZN,acc:0.8;;NYL;;CRW;;JAX;;MGM,acc:1.0;;LBB;;NYL;;SUX;;BIL,acc:0.8571428571428571;;SDF;;PHL;;SBA;;OME;;HUF;;SWF,acc:0.75;;ASE;;RNO;;ONT;;TRI;;CLE;;RDM;;BUR,acc:1.0;;TLT;;LBB;;PWM;;HLN;;GPI;;DLH;;BTM,acc:1.0;;FWA;;SJC;;PKA;;A61,acc:1.0;;FWA;;GSO;;LBB;;PIA,acc:1.0;;red,acc:1.0;;blue,acc:1.0;;blue,acc:1.0;;red,acc:1.0;;red,acc:1.0;;blue,acc:1.0;;blue,acc:1.0;;red,acc:0.0;;blue,acc:0.0;;red</text:p>
          </table:table-cell>
          <table:table-cell table:style-name="ce2" office:value-type="string" calcext:value-type="string">
            <text:p>7.0,21.6,2.1</text:p>
          </table:table-cell>
          <table:table-cell table:style-name="ce2" office:value-type="string" calcext:value-type="string">
            <text:p>11,15,6,7,5,5,5,5,6,5,12,24,29,21,12,23,28,25,27,15,3,2,2,3,2,2,2,1,2,2</text:p>
          </table:table-cell>
          <table:table-cell table:style-name="ce2" office:value-type="string" calcext:value-type="string">
            <text:p>Thu May 03 2018 17:24:43 GMT-0400 (EDT)</text:p>
          </table:table-cell>
          <table:table-cell table:style-name="ce2" office:value-type="string" calcext:value-type="string">
            <text:p>group: 3, response: 8,74,29,15,12,6,3,5</text:p>
          </table:table-cell>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62" calcext:value-type="float">
            <text:p>1262</text:p>
          </table:table-cell>
          <table:table-cell table:style-name="ce2" office:value-type="float" office:value="562" calcext:value-type="float">
            <text:p>562</text:p>
          </table:table-cell>
          <table:table-cell table:style-name="ce2" office:value-type="string" calcext:value-type="string">
            <text:p>0.9,0.6710714285714285,0.8</text:p>
          </table:table-cell>
          <table:table-cell table:style-name="ce2" office:value-type="string" calcext:value-type="string">
            <text:p>acc:1.0;;PPG,acc:1.0;;PWM,acc:1.0;;BFF,acc:1.0;;HUF,acc:1.0;;SBA,acc:0.0;;ISP,acc:1.0;;TVC,acc:1.0;;MEM,acc:1.0;;ANI,acc:1.0;;HNL,acc:0.0;;timedout,acc:0.0;;ISP,acc:0.5714285714285714;;GGG;;BZN;;DAL;;Z13,acc:0.8;;NYL;;CRW;;MGM;;JAX,acc:0.75;;BIL;;LBB;;NYL,acc:0.7142857142857143;;HUF;;PHL;;RNO;;SAN;;SDF;;OME;;ABE,acc:0.875;;CLE;;ONT;;MDW;;RNO;;ASE;;SNA;;BUR;;RDM,acc:1.0;;HLN;;BTM;;GPI;;DLH;;PWM;;LBB;;TLT,acc:1.0;;FWA;;A61;;SJC;;PKA,acc:1.0;;FWA;;GSO;;LBB;;PIA,acc:1.0;;red,acc:1.0;;blue,acc:1.0;;blue,acc:1.0;;red,acc:0.0;;blue,acc:1.0;;blue,acc:1.0;;blue,acc:0.0;;blue,acc:1.0;;red,acc:1.0;;blue</text:p>
          </table:table-cell>
          <table:table-cell table:style-name="ce2" office:value-type="string" calcext:value-type="string">
            <text:p>8.3,23.6,9.6</text:p>
          </table:table-cell>
          <table:table-cell table:style-name="ce2" office:value-type="string" calcext:value-type="string">
            <text:p>0,18,14,8,7,6,7,9,9,5,0,20,35,29,26,0,0,47,42,37,13,12,0,0,8,7,18,9,13,16</text:p>
          </table:table-cell>
          <table:table-cell table:style-name="ce2" office:value-type="string" calcext:value-type="string">
            <text:p>Thu May 03 2018 18:09:50 GMT-0500 (Central Daylight Time)</text:p>
          </table:table-cell>
          <table:table-cell table:style-name="ce2" office:value-type="string" calcext:value-type="string">
            <text:p>group: 3, response: 8,74,29,15,12,6,3,5</text:p>
          </table:table-cell>
          <table:table-cell table:style-name="ce2" office:value-type="float" office:value="56" calcext:value-type="float">
            <text:p>5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Fun to work on. Thank you</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589" calcext:value-type="float">
            <text:p>589</text:p>
          </table:table-cell>
          <table:table-cell table:style-name="ce2" office:value-type="string" calcext:value-type="string">
            <text:p>0.8,0.9541666666666666,1.0</text:p>
          </table:table-cell>
          <table:table-cell table:style-name="ce2" office:value-type="string" calcext:value-type="string">
            <text:p>acc:0.0;;IAH,acc:1.0;;PWM,acc:1.0;;BFF,acc:1.0;;HUF,acc:1.0;;SBA,acc:1.0;;MFE,acc:0.0;;PWM,acc:1.0;;MEM,acc:1.0;;ANI,acc:1.0;;HNL,acc:1.0;;AKN;;DLG;;PTH,acc:0.6666666666666666;;GRB;;RDD,acc:1.0;;BZN;;DAL;;GGG;;FWA;;DEC;;TLT;;Z13,acc:1.0;;MGM;;LBB;;NYL;;CRW;;JAX,acc:1.0;;BIL;;LBB;;NYL;;SUX,acc:1.0;;SAN;;SBA;;FWA;;PHL;;SDF;;SWF;;HUF;;OME,acc:0.875;;ASE;;BUR;;ONT;;RNO;;SNA;;CLE;;MDW;;RDM,acc:1.0;;BTM;;GPI;;HLN;;LBB;;PWM;;DLH;;TLT,acc:1.0;;SJC;;FWA;;A61;;PKA,acc:1.0;;LBB;;FWA;;GSO;;PIA,acc:1.0;;red,acc:1.0;;blue,acc:1.0;;blue,acc:1.0;;red,acc:1.0;;red,acc:1.0;;blue,acc:1.0;;blue,acc:1.0;;red,acc:1.0;;red,acc:1.0;;blue</text:p>
          </table:table-cell>
          <table:table-cell table:style-name="ce2" office:value-type="string" calcext:value-type="string">
            <text:p>11.8,34.1,7.5</text:p>
          </table:table-cell>
          <table:table-cell table:style-name="ce2" office:value-type="string" calcext:value-type="string">
            <text:p>0,17,12,8,7,10,18,16,12,18,41,35,35,38,28,41,42,33,27,21,13,9,7,10,5,5,12,5,6,3</text:p>
          </table:table-cell>
          <table:table-cell table:style-name="ce2" office:value-type="string" calcext:value-type="string">
            <text:p>Tue Apr 24 2018 02:24:35 GMT-0400 (Eastern Daylight Time)</text:p>
          </table:table-cell>
          <table:table-cell table:style-name="ce2" office:value-type="string" calcext:value-type="string">
            <text:p>group: 4, response: 6,12,5,15,24,8,29,3</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Great stud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0,0.0,0.4</text:p>
          </table:table-cell>
          <table:table-cell table:style-name="ce2" office:value-type="string" calcext:value-type="string">
            <text:p>acc:0.0;;timedout,acc:0.0;;timedout,acc:0.0;;timedout,acc:0.0;;timedout,acc:0.0;;timedout,acc:0.0;;timedout,acc:0.0;;timedout,acc:0.0;;timedout,acc:0.0;;timedout,acc:0.0;;timedout,acc:0.0;;timedout,acc:0.0;;timedout,acc:0.0;;timedout,acc:0.0;;timedout,acc:0.0;;timedout,acc:0.0;;timedout,acc:0.0;;timedout,acc:0.0;;timedout,acc:0.0;;timedout,acc:0.0;;timedout,acc:0.0;;blue,acc:0.0;;red,acc:1.0;;blue,acc:1.0;;red,acc:0.0;;blue,acc:1.0;;blue,acc:0.0;;red,acc:0.0;;blue,acc:0.0;;blue,acc:1.0;;blue</text:p>
          </table:table-cell>
          <table:table-cell table:style-name="ce2" office:value-type="string" calcext:value-type="string">
            <text:p>0.0,0.0,2.2</text:p>
          </table:table-cell>
          <table:table-cell table:style-name="ce2" office:value-type="string" calcext:value-type="string">
            <text:p>0,0,0,0,0,0,0,0,0,0,0,0,0,0,0,0,0,0,0,0,2,2,1,2,2,9,1,0,2,1</text:p>
          </table:table-cell>
          <table:table-cell table:style-name="ce2" office:value-type="string" calcext:value-type="string">
            <text:p>Tue Apr 24 2018 16:46:03 GMT 0700 (SE Asia Standard Time)</text:p>
          </table:table-cell>
          <table:table-cell table:style-name="ce2" office:value-type="string" calcext:value-type="string">
            <text:p>group: 4, response: 6,12,5,15,73,8,29,3</text:p>
          </table:table-cell>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style-name="ce2" office:value-type="string" calcext:value-type="string">
            <text:p>good stud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37" calcext:value-type="float">
            <text:p>1337</text:p>
          </table:table-cell>
          <table:table-cell table:style-name="ce2" office:value-type="float" office:value="600" calcext:value-type="float">
            <text:p>600</text:p>
          </table:table-cell>
          <table:table-cell table:style-name="ce2" office:value-type="string" calcext:value-type="string">
            <text:p>1.0,0.9321428571428572,1.0</text:p>
          </table:table-cell>
          <table:table-cell table:style-name="ce2" office:value-type="string" calcext:value-type="string">
            <text:p>acc:1.0;;PPG,acc:1.0;;PWM,acc:1.0;;BFF,acc:1.0;;HUF,acc:1.0;;SBA,acc:1.0;;MFE,acc:1.0;;TVC,acc:1.0;;MEM,acc:1.0;;ANI,acc:1.0;;HNL,acc:1.0;;AKN;;DLG;;PTH,acc:1.0;;BWI;;GRB;;RDD,acc:0.5714285714285714;;FWA;;DEC;;TLT;;Z13,acc:1.0;;MGM;;LBB;;NYL;;CRW;;JAX,acc:1.0;;BIL;;LBB;;NYL;;SUX,acc:1.0;;SAN;;SBA;;FWA;;PHL;;SDF;;SWF;;HUF;;OME,acc:0.75;;BUR;;ONT;;RNO;;SNA;;CLE;;MDW;;RDM,acc:1.0;;BTM;;GPI;;HLN;;LBB;;PWM;;DLH;;TLT,acc:1.0;;SJC;;FWA;;A61;;PKA,acc:1.0;;LBB;;FWA;;GSO;;PIA,acc:1.0;;red,acc:1.0;;blue,acc:1.0;;blue,acc:1.0;;red,acc:1.0;;red,acc:1.0;;blue,acc:1.0;;blue,acc:1.0;;red,acc:1.0;;red,acc:1.0;;blue</text:p>
          </table:table-cell>
          <table:table-cell table:style-name="ce2" office:value-type="string" calcext:value-type="string">
            <text:p>10.8,24.0,5.7</text:p>
          </table:table-cell>
          <table:table-cell table:style-name="ce2" office:value-type="string" calcext:value-type="string">
            <text:p>18,9,9,10,12,7,19,13,11,0,24,23,18,25,21,28,35,29,19,18,15,6,10,2,4,3,5,3,3,6</text:p>
          </table:table-cell>
          <table:table-cell table:style-name="ce2" office:value-type="string" calcext:value-type="string">
            <text:p>Wed Apr 18 2018 18:11:08 GMT-0400 (Eastern Standard Time)</text:p>
          </table:table-cell>
          <table:table-cell table:style-name="ce2" office:value-type="string" calcext:value-type="string">
            <text:p>group: 4, response: 6,12,5,15,74,8,29,3</text:p>
          </table:table-cell>
          <table:table-cell table:style-name="ce2" office:value-type="float" office:value="40" calcext:value-type="float">
            <text:p>4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Good Luck!!</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1.0,0.9589285714285716,1.0</text:p>
          </table:table-cell>
          <table:table-cell table:style-name="ce2" office:value-type="string" calcext:value-type="string">
            <text:p>acc:1.0;;PPG,acc:1.0;;PWM,acc:1.0;;BFF,acc:1.0;;HUF,acc:1.0;;SBA,acc:1.0;;MFE,acc:1.0;;TVC,acc:1.0;;MEM,acc:1.0;;ANI,acc:1.0;;HNL,acc:1.0;;AKN;;DLG;;PTH,acc:1.0;;BWI;;GRB;;RDD,acc:1.0;;BZN;;DAL;;GGG;;FWA;;DEC;;TLT;;Z13,acc:1.0;;MGM;;LBB;;NYL;;CRW;;JAX,acc:1.0;;BIL;;LBB;;NYL;;SUX,acc:0.7142857142857143;;FWA;;PHL;;SDF;;SWF;;HUF;;OME,acc:0.875;;ASE;;BUR;;ONT;;RNO;;SNA;;CLE;;MDW;;RDM,acc:1.0;;BTM;;GPI;;HLN;;LBB;;PWM;;DLH;;TLT,acc:1.0;;SJC;;FWA;;A61;;PKA,acc:1.0;;LBB;;FWA;;GSO;;PIA,acc:1.0;;red,acc:1.0;;blue,acc:1.0;;blue,acc:1.0;;red,acc:1.0;;red,acc:1.0;;blue,acc:1.0;;blue,acc:1.0;;red,acc:1.0;;red,acc:1.0;;blue</text:p>
          </table:table-cell>
          <table:table-cell table:style-name="ce2" office:value-type="string" calcext:value-type="string">
            <text:p>8.1,25.8,5.1</text:p>
          </table:table-cell>
          <table:table-cell table:style-name="ce2" office:value-type="string" calcext:value-type="string">
            <text:p>0,10,9,6,5,5,13,9,12,12,17,16,34,25,25,23,29,30,22,37,7,8,4,11,3,4,5,4,3,2</text:p>
          </table:table-cell>
          <table:table-cell table:style-name="ce2" office:value-type="string" calcext:value-type="string">
            <text:p>Tue Apr 24 2018 09:15:50 GMT 0300 (FLE Daylight Time)</text:p>
          </table:table-cell>
          <table:table-cell table:style-name="ce2" office:value-type="string" calcext:value-type="string">
            <text:p>group: 4, response: 6,12,5,15,74,8,29,3</text:p>
          </table:table-cell>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69" calcext:value-type="float">
            <text:p>769</text:p>
          </table:table-cell>
          <table:table-cell table:style-name="ce2" office:value-type="string" calcext:value-type="string">
            <text:p>0.9,0.9625,0.9</text:p>
          </table:table-cell>
          <table:table-cell table:style-name="ce2" office:value-type="string" calcext:value-type="string">
            <text:p>acc:0.0;;timedout,acc:1.0;;PWM,acc:1.0;;BFF,acc:1.0;;HUF,acc:1.0;;SBA,acc:1.0;;MFE,acc:1.0;;TVC,acc:1.0;;MEM,acc:1.0;;ANI,acc:1.0;;HNL,acc:1.0;;AKN;;DLG;;PTH,acc:1.0;;BWI;;GRB;;RDD,acc:1.0;;BZN;;DAL;;GGG;;FWA;;DEC;;TLT;;Z13,acc:1.0;;MGM;;LBB;;NYL;;CRW;;JAX,acc:1.0;;BIL;;LBB;;NYL;;SUX,acc:1.0;;SAN;;SBA;;FWA;;PHL;;SDF;;SWF;;HUF;;OME,acc:0.625;;ONT;;RNO;;SNA;;CLE;;MDW;;RDM,acc:1.0;;BTM;;GPI;;HLN;;LBB;;PWM;;DLH;;TLT,acc:1.0;;SJC;;FWA;;A61;;PKA,acc:1.0;;LBB;;FWA;;GSO;;PIA,acc:1.0;;red,acc:1.0;;blue,acc:1.0;;blue,acc:1.0;;red,acc:1.0;;red,acc:1.0;;blue,acc:0.0;;red,acc:1.0;;red,acc:1.0;;red,acc:1.0;;blue</text:p>
          </table:table-cell>
          <table:table-cell table:style-name="ce2" office:value-type="string" calcext:value-type="string">
            <text:p>13.0,33.9,9.1</text:p>
          </table:table-cell>
          <table:table-cell table:style-name="ce2" office:value-type="string" calcext:value-type="string">
            <text:p>0,18,17,10,12,14,14,13,13,19,48,0,0,45,36,48,45,44,33,40,15,10,14,5,7,6,13,6,7,8</text:p>
          </table:table-cell>
          <table:table-cell table:style-name="ce2" office:value-type="string" calcext:value-type="string">
            <text:p>Tue Apr 24 2018 02:27:48 GMT-0400 (Eastern Daylight Time)</text:p>
          </table:table-cell>
          <table:table-cell table:style-name="ce2" office:value-type="string" calcext:value-type="string">
            <text:p>group: 4, response: 6,12,5,15,74,8,29,3</text:p>
          </table:table-cell>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style-name="ce2" office:value-type="string" calcext:value-type="string">
            <text:p>A little more time could have been given to answer the question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750" calcext:value-type="float">
            <text:p>750</text:p>
          </table:table-cell>
          <table:table-cell table:style-name="ce2" office:value-type="string" calcext:value-type="string">
            <text:p>0.6,0.46619047619047616,1.0</text:p>
          </table:table-cell>
          <table:table-cell table:style-name="ce2" office:value-type="string" calcext:value-type="string">
            <text:p>acc:0.0;;timedout,acc:1.0;;PWM,acc:0.0;;AUS,acc:1.0;;HUF,acc:1.0;;SBA,acc:1.0;;MFE,acc:1.0;;TVC,acc:0.0;;timedout,acc:1.0;;ANI,acc:0.0;;timedout,acc:0.6666666666666666;;AKN;;DLG,acc:0.6666666666666666;;GRB;;RDD,acc:0.5714285714285714;;FWA;;DEC;;TLT;;Z13,acc:0.4;;NYL;;CRW,acc:0.25;;SUX,acc:0.2857142857142857;;SAN;;SBA;;FWA,acc:0.5;;ONT;;RNO;;SNA;;CLE;;MDW,acc:0.5714285714285714;;BTM;;GPI;;HLN;;LBB,acc:0.5;;SJC;;FWA,acc:0.25;;PIA,acc:1.0;;red,acc:1.0;;blue,acc:1.0;;blue,acc:1.0;;red,acc:1.0;;red,acc:1.0;;blue,acc:1.0;;blue,acc:1.0;;red,acc:1.0;;red,acc:1.0;;blue</text:p>
          </table:table-cell>
          <table:table-cell table:style-name="ce2" office:value-type="string" calcext:value-type="string">
            <text:p>5.6,14.7,6.6</text:p>
          </table:table-cell>
          <table:table-cell table:style-name="ce2" office:value-type="string" calcext:value-type="string">
            <text:p>0,0,0,14,11,0,19,0,12,0,0,49,49,0,49,0,0,0,0,0,15,6,6,5,5,5,6,5,6,7</text:p>
          </table:table-cell>
          <table:table-cell table:style-name="ce2" office:value-type="string" calcext:value-type="string">
            <text:p>Tue Apr 24 2018 14:30:53 GMT 0800 (Taipei Standard Time)</text:p>
          </table:table-cell>
          <table:table-cell table:style-name="ce2" office:value-type="string" calcext:value-type="string">
            <text:p>group: 4, response: 6,12,5,15,74,8,29,3</text:p>
          </table:table-cell>
          <table:table-cell table:style-name="ce2" office:value-type="float" office:value="47" calcext:value-type="float">
            <text:p>47</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ime is too short for my slow laptop</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9,0.8452380952380952,0.7</text:p>
          </table:table-cell>
          <table:table-cell table:style-name="ce2" office:value-type="string" calcext:value-type="string">
            <text:p>acc:1.0;;PPG,acc:1.0;;PWM,acc:1.0;;BFF,acc:1.0;;HUF,acc:1.0;;SBA,acc:1.0;;MFE,acc:1.0;;TVC,acc:1.0;;MEM,acc:1.0;;ANI,acc:0.0;;timedout,acc:0.6666666666666666;;AKN;;DLG,acc:1.0;;GRB;;RDD;;BWI,acc:0.7142857142857143;;BZN;;DAL;;GGG;;FWA;;DEC,acc:1.0;;MGM;;LBB;;NYL;;CRW;;JAX,acc:1.0;;NYL;;LBB;;BIL;;SUX,acc:0.7142857142857143;;FWA;;PHL;;SDF;;SWF;;HUF;;OME,acc:0.75;;BUR;;ONT;;RNO;;SNA;;CLE;;MDW;;RDM,acc:0.8571428571428571;;HLN;;BTM;;GPI;;PWM;;DLH;;TLT,acc:0.75;;SJC;;FWA;;A61,acc:1.0;;LBB;;FWA;;GSO;;PIA,acc:0.0;;blue,acc:0.0;;red,acc:1.0;;blue,acc:1.0;;red,acc:1.0;;red,acc:1.0;;blue,acc:1.0;;blue,acc:1.0;;red,acc:0.0;;blue,acc:1.0;;blue</text:p>
          </table:table-cell>
          <table:table-cell table:style-name="ce2" office:value-type="string" calcext:value-type="string">
            <text:p>9.0,27.7,7.1</text:p>
          </table:table-cell>
          <table:table-cell table:style-name="ce2" office:value-type="string" calcext:value-type="string">
            <text:p>16,13,10,9,8,9,9,11,5,0,39,37,0,41,35,47,38,0,0,40,0,18,10,8,7,6,9,5,4,4</text:p>
          </table:table-cell>
          <table:table-cell table:style-name="ce2" office:value-type="string" calcext:value-type="string">
            <text:p>Tue Apr 24 2018 03:22:37 GMT-0400 (Eastern Daylight Time)</text:p>
          </table:table-cell>
          <table:table-cell table:style-name="ce2" office:value-type="string" calcext:value-type="string">
            <text:p>group: 4, response: 6,12,5,15,74,8,29,3</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style-name="ce2" office:value-type="string" calcext:value-type="string">
            <text:p>Fun Stud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0" calcext:value-type="float">
            <text:p>1360</text:p>
          </table:table-cell>
          <table:table-cell table:style-name="ce2" office:value-type="float" office:value="662" calcext:value-type="float">
            <text:p>662</text:p>
          </table:table-cell>
          <table:table-cell table:style-name="ce2" office:value-type="string" calcext:value-type="string">
            <text:p>0.9,0.9875,0.9</text:p>
          </table:table-cell>
          <table:table-cell table:style-name="ce2" office:value-type="string" calcext:value-type="string">
            <text:p>acc:0.0;;timedout,acc:1.0;;PWM,acc:1.0;;BFF,acc:1.0;;HUF,acc:1.0;;SBA,acc:1.0;;MFE,acc:1.0;;TVC,acc:1.0;;MEM,acc:1.0;;ANI,acc:1.0;;HNL,acc:1.0;;AKN;;DLG;;PTH,acc:1.0;;BWI;;GRB;;RDD,acc:1.0;;BZN;;DAL;;GGG;;FWA;;DEC;;TLT;;Z13,acc:1.0;;MGM;;LBB;;NYL;;CRW;;JAX,acc:1.0;;BIL;;LBB;;NYL;;SUX,acc:1.0;;SAN;;SBA;;FWA;;PHL;;SDF;;SWF;;HUF;;OME,acc:0.875;;ASE;;BUR;;ONT;;RNO;;SNA;;CLE;;MDW;;RDM,acc:1.0;;BTM;;GPI;;HLN;;LBB;;PWM;;DLH;;TLT,acc:1.0;;SJC;;FWA;;A61;;PKA,acc:1.0;;LBB;;FWA;;GSO;;PIA,acc:1.0;;red,acc:1.0;;blue,acc:1.0;;blue,acc:1.0;;red,acc:1.0;;red,acc:1.0;;blue,acc:1.0;;blue,acc:1.0;;red,acc:1.0;;red,acc:0.0;;blue</text:p>
          </table:table-cell>
          <table:table-cell table:style-name="ce2" office:value-type="string" calcext:value-type="string">
            <text:p>8.8,30.2,5.3</text:p>
          </table:table-cell>
          <table:table-cell table:style-name="ce2" office:value-type="string" calcext:value-type="string">
            <text:p>0,14,0,18,14,14,17,0,11,0,30,23,37,28,25,38,39,30,28,24,14,4,4,2,3,3,13,3,4,3</text:p>
          </table:table-cell>
          <table:table-cell table:style-name="ce2" office:value-type="string" calcext:value-type="string">
            <text:p>Tue Apr 24 2018 08:28:28 GMT 0000 (Morocco Standard Time)</text:p>
          </table:table-cell>
          <table:table-cell table:style-name="ce2" office:value-type="string" calcext:value-type="string">
            <text:p>group: 4, response: 6,12,5,15,74,8,29,3</text:p>
          </table:table-cell>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This is an interesting survey. I really enjoyed it knowing this is practical.</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40" calcext:value-type="float">
            <text:p>1440</text:p>
          </table:table-cell>
          <table:table-cell table:style-name="ce2" office:value-type="float" office:value="794" calcext:value-type="float">
            <text:p>794</text:p>
          </table:table-cell>
          <table:table-cell table:style-name="ce2" office:value-type="string" calcext:value-type="string">
            <text:p>1.0,0.9446428571428571,0.8</text:p>
          </table:table-cell>
          <table:table-cell table:style-name="ce2" office:value-type="string" calcext:value-type="string">
            <text:p>acc:1.0;;PPG,acc:1.0;;PWM,acc:1.0;;BFF,acc:1.0;;HUF,acc:1.0;;SBA,acc:1.0;;MFE,acc:1.0;;TVC,acc:1.0;;MEM,acc:1.0;;ANI,acc:1.0;;HNL,acc:1.0;;AKN;;DLG;;PTH,acc:1.0;;BWI;;GRB;;RDD,acc:1.0;;BZN;;DAL;;GGG;;FWA;;DEC;;TLT;;Z13,acc:1.0;;MGM;;LBB;;NYL;;CRW;;JAX,acc:1.0;;BIL;;LBB;;NYL;;SUX,acc:0.5714285714285714;;FWA;;PHL;;SDF;;SWF;;HUF,acc:0.875;;ASE;;BUR;;ONT;;RNO;;SNA;;CLE;;MDW;;RDM,acc:1.0;;BTM;;GPI;;HLN;;LBB;;PWM;;DLH;;TLT,acc:1.0;;SJC;;FWA;;A61;;PKA,acc:1.0;;LBB;;FWA;;GSO;;PIA,acc:1.0;;red,acc:1.0;;blue,acc:1.0;;blue,acc:1.0;;red,acc:1.0;;red,acc:1.0;;blue,acc:0.0;;red,acc:1.0;;red,acc:1.0;;red,acc:0.0;;red</text:p>
          </table:table-cell>
          <table:table-cell table:style-name="ce2" office:value-type="string" calcext:value-type="string">
            <text:p>11.9,29.8,6.9</text:p>
          </table:table-cell>
          <table:table-cell table:style-name="ce2" office:value-type="string" calcext:value-type="string">
            <text:p>15,16,17,10,13,11,12,14,11,0,30,21,32,30,22,31,34,47,24,27,9,8,10,6,4,4,4,5,6,13</text:p>
          </table:table-cell>
          <table:table-cell table:style-name="ce2" office:value-type="string" calcext:value-type="string">
            <text:p>Thu May 03 2018 09:53:58 GMT-0700 (Pacific Daylight Time)</text:p>
          </table:table-cell>
          <table:table-cell table:style-name="ce2" office:value-type="string" calcext:value-type="string">
            <text:p>group: 4, response: 6,12,5,15,74,8,29,3</text:p>
          </table:table-cell>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Great stud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96" calcext:value-type="float">
            <text:p>1396</text:p>
          </table:table-cell>
          <table:table-cell table:style-name="ce2" office:value-type="float" office:value="1237" calcext:value-type="float">
            <text:p>1237</text:p>
          </table:table-cell>
          <table:table-cell table:style-name="ce2" office:value-type="string" calcext:value-type="string">
            <text:p>0.9,0.8910714285714285,1.0</text:p>
          </table:table-cell>
          <table:table-cell table:style-name="ce2" office:value-type="string" calcext:value-type="string">
            <text:p>acc:0.0;;timedout,acc:1.0;;PWM,acc:1.0;;BFF,acc:1.0;;HUF,acc:1.0;;SBA,acc:1.0;;MFE,acc:1.0;;TVC,acc:1.0;;MEM,acc:1.0;;ANI,acc:1.0;;HNL,acc:1.0;;AKN;;DLG;;PTH,acc:1.0;;BWI;;GRB;;RDD,acc:1.0;;BZN;;DAL;;GGG;;FWA;;DEC;;TLT;;Z13,acc:1.0;;MGM;;LBB;;NYL;;CRW;;JAX,acc:1.0;;BIL;;LBB;;NYL;;SUX,acc:0.2857142857142857;;SAN;;SBA;;FWA,acc:0.625;;ASE;;ONT;;RNO;;SNA;;CLE;;MDW,acc:1.0;;BTM;;GPI;;HLN;;LBB;;PWM;;DLH;;TLT,acc:1.0;;SJC;;FWA;;A61;;PKA,acc:1.0;;LBB;;FWA;;GSO;;PIA,acc:1.0;;red,acc:1.0;;blue,acc:1.0;;blue,acc:1.0;;red,acc:1.0;;red,acc:1.0;;blue,acc:1.0;;blue,acc:1.0;;red,acc:1.0;;red,acc:1.0;;blue</text:p>
          </table:table-cell>
          <table:table-cell table:style-name="ce2" office:value-type="string" calcext:value-type="string">
            <text:p>10.1,7.6,12.9</text:p>
          </table:table-cell>
          <table:table-cell table:style-name="ce2" office:value-type="string" calcext:value-type="string">
            <text:p>0,0,0,14,13,13,17,12,15,17,35,41,0,0,0,0,0,0,0,0,11,17,15,13,10,9,17,11,13,13</text:p>
          </table:table-cell>
          <table:table-cell table:style-name="ce2" office:value-type="string" calcext:value-type="string">
            <text:p>Thu May 03 2018 13:14:12 GMT-0500 (CDT)</text:p>
          </table:table-cell>
          <table:table-cell table:style-name="ce2" office:value-type="string" calcext:value-type="string">
            <text:p>group: 4, response: 6,12,5,15,74,8,29,3</text:p>
          </table:table-cell>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616" calcext:value-type="float">
            <text:p>616</text:p>
          </table:table-cell>
          <table:table-cell table:style-name="ce2" office:value-type="string" calcext:value-type="string">
            <text:p>1.0,0.9875,1.0</text:p>
          </table:table-cell>
          <table:table-cell table:style-name="ce2" office:value-type="string" calcext:value-type="string">
            <text:p>acc:1.0;;PPG,acc:1.0;;PWM,acc:1.0;;BFF,acc:1.0;;HUF,acc:1.0;;SBA,acc:1.0;;MFE,acc:1.0;;TVC,acc:1.0;;MEM,acc:1.0;;ANI,acc:1.0;;HNL,acc:1.0;;PTH;;AKN;;DLG,acc:1.0;;BWI;;GRB;;RDD,acc:1.0;;FWA;;GGG;;DAL;;DEC;;BZN;;TLT;;Z13,acc:1.0;;MGM;;JAX;;CRW;;LBB;;NYL,acc:1.0;;SUX;;BIL;;NYL;;LBB,acc:1.0;;FWA;;SWF;;SDF;;HUF;;PHL;;SBA;;OME;;SAN,acc:0.875;;CLE;;ONT;;MDW;;ASE;;RNO;;SNA;;BUR;;RDM,acc:1.0;;LBB;;TLT;;PWM;;DLH;;HLN;;GPI;;BTM,acc:1.0;;FWA;;A61;;PKA;;SJC,acc:1.0;;FWA;;GSO;;LBB;;PIA,acc:1.0;;red,acc:1.0;;blue,acc:1.0;;blue,acc:1.0;;red,acc:1.0;;red,acc:1.0;;blue,acc:1.0;;blue,acc:1.0;;red,acc:1.0;;red,acc:1.0;;blue</text:p>
          </table:table-cell>
          <table:table-cell table:style-name="ce2" office:value-type="string" calcext:value-type="string">
            <text:p>7.0,19.6,4.5</text:p>
          </table:table-cell>
          <table:table-cell table:style-name="ce2" office:value-type="string" calcext:value-type="string">
            <text:p>10,12,10,5,6,5,5,6,7,4,11,21,0,20,15,35,28,26,23,17,5,4,2,5,2,9,0,8,6,4</text:p>
          </table:table-cell>
          <table:table-cell table:style-name="ce2" office:value-type="string" calcext:value-type="string">
            <text:p>Wed Apr 18 2018 17:57:06 GMT-0400 (Eastern Daylight Time)</text:p>
          </table:table-cell>
          <table:table-cell table:style-name="ce2" office:value-type="string" calcext:value-type="string">
            <text:p>group: 4, response: 6,12,5,15,74,8,29,3</text:p>
          </table:table-cell>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34" calcext:value-type="float">
            <text:p>734</text:p>
          </table:table-cell>
          <table:table-cell table:style-name="ce2" office:value-type="string" calcext:value-type="string">
            <text:p>1.0,0.8720238095238095,0.6</text:p>
          </table:table-cell>
          <table:table-cell table:style-name="ce2" office:value-type="string" calcext:value-type="string">
            <text:p>acc:1.0;;PPG,acc:1.0;;PWM,acc:1.0;;BFF,acc:1.0;;HUF,acc:1.0;;SBA,acc:1.0;;MFE,acc:1.0;;TVC,acc:1.0;;MEM,acc:1.0;;ANI,acc:1.0;;HNL,acc:1.0;;PTH;;AKN;;DLG,acc:0.6666666666666666;;RDD;;BWI,acc:0.5714285714285714;;TLT;;Z13;;DAL;;GGG,acc:1.0;;NYL;;CRW;;MGM;;JAX;;LBB,acc:1.0;;BIL;;SUX;;NYL;;LBB,acc:0.8571428571428571;;SDF;;PHL;;HUF;;SBA;;SAN;;SWF,acc:0.875;;CLE;;RNO;;ASE;;SNA;;BUR;;RDM;;ONT;;MDW,acc:1.0;;BTM;;HLN;;GPI;;DLH;;PWM;;LBB;;TLT,acc:1.0;;FWA;;A61;;PKA;;SJC,acc:0.75;;PIA;;LBB;;GSO,acc:1.0;;red,acc:1.0;;blue,acc:0.0;;red,acc:0.0;;blue,acc:1.0;;red,acc:1.0;;blue,acc:0.0;;red,acc:1.0;;red,acc:1.0;;red,acc:0.0;;red</text:p>
          </table:table-cell>
          <table:table-cell table:style-name="ce2" office:value-type="string" calcext:value-type="string">
            <text:p>9.9,29.1,6.2</text:p>
          </table:table-cell>
          <table:table-cell table:style-name="ce2" office:value-type="string" calcext:value-type="string">
            <text:p>18,16,11,7,6,8,8,10,8,7,21,48,0,42,22,0,35,42,43,38,0,0,0,15,17,0,0,0,13,17</text:p>
          </table:table-cell>
          <table:table-cell table:style-name="ce2" office:value-type="string" calcext:value-type="string">
            <text:p>Wed Apr 18 2018 17:00:43 GMT-0700 (Pacific Daylight Time)</text:p>
          </table:table-cell>
          <table:table-cell table:style-name="ce2" office:value-type="string" calcext:value-type="string">
            <text:p>group: 4, response: 6,12,5,15,74,8,29,3</text:p>
          </table:table-cell>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I felt the time limit hindered my ability to perform an accurate assessment, especially in the last group of interconnectivit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1.0,0.9389285714285712,0.7</text:p>
          </table:table-cell>
          <table:table-cell table:style-name="ce2" office:value-type="string" calcext:value-type="string">
            <text:p>acc:1.0;;PPG,acc:1.0;;PWM,acc:1.0;;BFF,acc:1.0;;HUF,acc:1.0;;SBA,acc:1.0;;MFE,acc:1.0;;TVC,acc:1.0;;MEM,acc:1.0;;ANI,acc:1.0;;HNL,acc:1.0;;PTH;;AKN;;DLG,acc:1.0;;GRB;;RDD;;BWI,acc:1.0;;DAL;;BZN;;GGG;;FWA;;Z13;;TLT;;DEC,acc:0.8;;NYL;;CRW;;JAX;;SAV;;LBB,acc:1.0;;NYL;;LBB;;SUX;;BIL,acc:0.8571428571428571;;PHL;;SDF;;SWF;;HUF;;SAN;;RNO;;OME,acc:0.875;;ONT;;CLE;;MDW;;RNO;;ASE;;SNA;;BUR;;RDM,acc:0.8571428571428571;;BTM;;GPI;;HLN;;DLH;;LBB;;PTH;;PWM,acc:1.0;;FWA;;SJC;;PKA;;A61,acc:1.0;;PIA;;GSO;;FWA;;LBB,acc:1.0;;red,acc:0.0;;red,acc:0.0;;red,acc:0.0;;blue,acc:1.0;;red,acc:1.0;;blue,acc:1.0;;blue,acc:1.0;;red,acc:1.0;;red,acc:1.0;;blue</text:p>
          </table:table-cell>
          <table:table-cell table:style-name="ce2" office:value-type="string" calcext:value-type="string">
            <text:p>7.8,27.9,12.4</text:p>
          </table:table-cell>
          <table:table-cell table:style-name="ce2" office:value-type="string" calcext:value-type="string">
            <text:p>10,16,6,6,6,5,8,7,6,8,13,24,41,38,23,27,32,33,27,21,19,14,13,12,16,8,10,11,4,17</text:p>
          </table:table-cell>
          <table:table-cell table:style-name="ce2" office:value-type="string" calcext:value-type="string">
            <text:p>Wed Apr 18 2018 18:02:48 GMT-0700 (Pacific Daylight Time)</text:p>
          </table:table-cell>
          <table:table-cell table:style-name="ce2" office:value-type="string" calcext:value-type="string">
            <text:p>group: 4, response: 6,12,5,15,74,8,29,3</text:p>
          </table:table-cell>
          <table:table-cell table:style-name="ce2" office:value-type="float" office:value="19" calcext:value-type="float">
            <text:p>19</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ne, thank you for the stud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25" calcext:value-type="float">
            <text:p>1325</text:p>
          </table:table-cell>
          <table:table-cell table:style-name="ce2" office:value-type="float" office:value="833" calcext:value-type="float">
            <text:p>833</text:p>
          </table:table-cell>
          <table:table-cell table:style-name="ce2" office:value-type="string" calcext:value-type="string">
            <text:p>1.0,0.9130952380952382,1.0</text:p>
          </table:table-cell>
          <table:table-cell table:style-name="ce2" office:value-type="string" calcext:value-type="string">
            <text:p>acc:1.0;;PPG,acc:1.0;;PWM,acc:1.0;;BFF,acc:1.0;;HUF,acc:1.0;;SBA,acc:1.0;;MFE,acc:1.0;;TVC,acc:1.0;;MEM,acc:1.0;;ANI,acc:1.0;;HNL,acc:1.0;;PTH;;AKN;;DLG,acc:0.6666666666666666;;RDD;;BWI,acc:0.7142857142857143;;TLT;;Z13;;DAL;;DEC;;BZN,acc:1.0;;MGM;;LBB;;JAX;;CRW;;NYL,acc:1.0;;LBB;;NYL;;SUX;;BIL,acc:1.0;;PHL;;HUF;;SWF;;FWA;;SDF;;OME;;SAN;;SBA,acc:0.75;;CLE;;ONT;;MDW;;RNO;;SNA;;ASE;;BUR,acc:1.0;;BTM;;HLN;;GPI;;DLH;;PWM;;LBB;;TLT,acc:1.0;;SJC;;FWA;;A61;;PKA,acc:1.0;;PIA;;LBB;;GSO;;FWA,acc:1.0;;red,acc:1.0;;blue,acc:1.0;;blue,acc:1.0;;red,acc:1.0;;red,acc:1.0;;blue,acc:1.0;;blue,acc:1.0;;red,acc:1.0;;red,acc:1.0;;blue</text:p>
          </table:table-cell>
          <table:table-cell table:style-name="ce2" office:value-type="string" calcext:value-type="string">
            <text:p>11.6,20.0,8.2</text:p>
          </table:table-cell>
          <table:table-cell table:style-name="ce2" office:value-type="string" calcext:value-type="string">
            <text:p>15,19,10,13,9,9,10,8,9,14,23,33,0,38,30,0,0,47,0,29,12,6,7,4,5,7,10,12,15,4</text:p>
          </table:table-cell>
          <table:table-cell table:style-name="ce2" office:value-type="string" calcext:value-type="string">
            <text:p>Mon Apr 23 2018 23:37:06 GMT-0700 (Pacific Daylight Time)</text:p>
          </table:table-cell>
          <table:table-cell table:style-name="ce2" office:value-type="string" calcext:value-type="string">
            <text:p>group: 4, response: 6,12,5,15,74,8,29,3</text:p>
          </table:table-cell>
          <table:table-cell table:style-name="ce2" office:value-type="float" office:value="50" calcext:value-type="float">
            <text:p>5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the last section was the hardes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43" calcext:value-type="float">
            <text:p>743</text:p>
          </table:table-cell>
          <table:table-cell table:style-name="ce2" office:value-type="string" calcext:value-type="string">
            <text:p>1.0,0.9089285714285715,0.9</text:p>
          </table:table-cell>
          <table:table-cell table:style-name="ce2" office:value-type="string" calcext:value-type="string">
            <text:p>acc:1.0;;PPG,acc:1.0;;PWM,acc:1.0;;BFF,acc:1.0;;HUF,acc:1.0;;SBA,acc:1.0;;MFE,acc:1.0;;TVC,acc:1.0;;MEM,acc:1.0;;ANI,acc:1.0;;HNL,acc:1.0;;DLG;;AKN;;PTH,acc:1.0;;BWI;;RDD;;GRB,acc:0.8571428571428571;;TLT;;Z13;;FWA;;CXY;;DAL;;DEC;;GGG,acc:1.0;;MGM;;LBB;;JAX;;CRW;;NYL,acc:0.75;;AMA;;SUX;;BIL;;NYL,acc:1.0;;SBA;;OME;;SWF;;HUF;;PHL;;SAN;;SDF,acc:0.875;;RDM;;BUR;;RNO;;ASE;;SNA;;MDW;;ONT;;CLE,acc:0.8571428571428571;;HLN;;GPI;;GTF;;BTM;;PWM;;LBB;;TLT,acc:1.0;;FWA;;A61;;PKA;;SJC,acc:0.75;;FWA;;PIA;;GSO;;AMA,acc:1.0;;red,acc:1.0;;blue,acc:0.0;;red,acc:1.0;;red,acc:1.0;;red,acc:1.0;;blue,acc:1.0;;blue,acc:1.0;;red,acc:1.0;;red,acc:1.0;;blue</text:p>
          </table:table-cell>
          <table:table-cell table:style-name="ce2" office:value-type="string" calcext:value-type="string">
            <text:p>6.9,25.2,7.4</text:p>
          </table:table-cell>
          <table:table-cell table:style-name="ce2" office:value-type="string" calcext:value-type="string">
            <text:p>10,8,6,6,6,7,5,7,7,7,10,16,40,33,17,48,20,18,15,35,0,7,11,3,13,7,4,13,0,16</text:p>
          </table:table-cell>
          <table:table-cell table:style-name="ce2" office:value-type="string" calcext:value-type="string">
            <text:p>Tue Apr 24 2018 05:25:28 GMT-0400 (Eastern Daylight Time)</text:p>
          </table:table-cell>
          <table:table-cell table:style-name="ce2" office:value-type="string" calcext:value-type="string">
            <text:p>group: 4, response: 6,12,5,15,74,8,29,3</text:p>
          </table:table-cell>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Doctorate (e.g. PhD, EdD)</text:p>
          </table:table-cell>
          <table:table-cell table:style-name="ce2" office:value-type="float" office:value="3" calcext:value-type="float">
            <text:p>3</text:p>
          </table:table-cell>
          <table:table-cell table:style-name="ce2" office:value-type="string" calcext:value-type="string">
            <text:p>Determine most interconnections was rather difficul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1.0,0.9389285714285714,0.7</text:p>
          </table:table-cell>
          <table:table-cell table:style-name="ce2" office:value-type="string" calcext:value-type="string">
            <text:p>acc:1.0;;PPG,acc:1.0;;PWM,acc:1.0;;BFF,acc:1.0;;HUF,acc:1.0;;SBA,acc:1.0;;MFE,acc:1.0;;TVC,acc:1.0;;MEM,acc:1.0;;ANI,acc:1.0;;HNL,acc:1.0;;PTH;;AKN;;DLG,acc:1.0;;RDD;;GRB;;BWI,acc:0.8571428571428571;;TLT;;Z13;;DAL;;BZN;;GGG;;FWA,acc:0.8;;NYL;;LBB;;JAX;;MGM,acc:1.0;;BIL;;SUX;;NYL;;LBB,acc:1.0;;OME;;SBA;;SAN;;PHL;;HUF;;SDF;;SWF,acc:0.875;;RDM;;BUR;;ASE;;RNO;;SNA;;ONT;;CLE;;MDW,acc:0.8571428571428571;;PWM;;TLT;;DLH;;GPI;;HLN;;BTM,acc:1.0;;A61;;PKA;;SJC;;FWA,acc:1.0;;LBB;;PIA;;GSO;;FWA,acc:1.0;;red,acc:0.0;;red,acc:1.0;;blue,acc:1.0;;red,acc:1.0;;red,acc:1.0;;blue,acc:0.0;;red,acc:0.0;;blue,acc:1.0;;red,acc:1.0;;blue</text:p>
          </table:table-cell>
          <table:table-cell table:style-name="ce2" office:value-type="string" calcext:value-type="string">
            <text:p>7.4,18.5,8.2</text:p>
          </table:table-cell>
          <table:table-cell table:style-name="ce2" office:value-type="string" calcext:value-type="string">
            <text:p>14,8,9,5,4,5,4,8,7,10,8,12,33,18,12,31,25,18,12,16,15,13,7,4,3,3,5,11,12,9</text:p>
          </table:table-cell>
          <table:table-cell table:style-name="ce2" office:value-type="string" calcext:value-type="string">
            <text:p>Thu May 03 2018 10:00:59 GMT-0700 (Pacific Daylight Time)</text:p>
          </table:table-cell>
          <table:table-cell table:style-name="ce2" office:value-type="string" calcext:value-type="string">
            <text:p>group: 4, response: 6,12,5,15,74,8,29,3</text:p>
          </table:table-cell>
          <table:table-cell table:style-name="ce2" office:value-type="float" office:value="44" calcext:value-type="float">
            <text:p>4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ank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69" calcext:value-type="float">
            <text:p>1269</text:p>
          </table:table-cell>
          <table:table-cell table:style-name="ce2" office:value-type="float" office:value="585" calcext:value-type="float">
            <text:p>585</text:p>
          </table:table-cell>
          <table:table-cell table:style-name="ce2" office:value-type="string" calcext:value-type="string">
            <text:p>1.0,0.9255952380952379,0.8</text:p>
          </table:table-cell>
          <table:table-cell table:style-name="ce2" office:value-type="string" calcext:value-type="string">
            <text:p>acc:1.0;;PPG,acc:1.0;;PWM,acc:1.0;;BFF,acc:1.0;;HUF,acc:1.0;;SBA,acc:1.0;;MFE,acc:1.0;;TVC,acc:1.0;;MEM,acc:1.0;;ANI,acc:1.0;;HNL,acc:1.0;;PTH;;AKN;;DLG,acc:0.6666666666666666;;RDD;;BWI,acc:0.8571428571428571;;FWA;;GGG;;BZN;;DAL;;Z13;;TLT,acc:1.0;;LBB;;MGM;;JAX;;CRW;;NYL,acc:1.0;;BIL;;SUX;;NYL;;LBB,acc:0.8571428571428571;;RNO;;OME;;SDF;;PHL;;HUF;;RIC;;SWF;;SAN,acc:0.875;;CLE;;MDW;;ONT;;RNO;;ASE;;SNA;;BUR;;RDM,acc:1.0;;TLT;;PWM;;DLH;;HLN;;GPI;;BTM;;LBB,acc:1.0;;SJC;;FWA;;PKA;;A61,acc:1.0;;LBB;;PIA;;FWA;;GSO,acc:1.0;;red,acc:1.0;;blue,acc:0.0;;red,acc:1.0;;red,acc:1.0;;red,acc:1.0;;blue,acc:1.0;;blue,acc:1.0;;red,acc:1.0;;red,acc:0.0;;red</text:p>
          </table:table-cell>
          <table:table-cell table:style-name="ce2" office:value-type="string" calcext:value-type="string">
            <text:p>6.6,23.7,9.2</text:p>
          </table:table-cell>
          <table:table-cell table:style-name="ce2" office:value-type="string" calcext:value-type="string">
            <text:p>9,14,7,5,5,5,5,6,6,4,10,10,22,23,13,36,21,44,35,23,0,6,15,12,11,14,0,15,0,19</text:p>
          </table:table-cell>
          <table:table-cell table:style-name="ce2" office:value-type="string" calcext:value-type="string">
            <text:p>Thu May 03 2018 12:09:56 GMT-0500 (CDT)</text:p>
          </table:table-cell>
          <table:table-cell table:style-name="ce2" office:value-type="string" calcext:value-type="string">
            <text:p>group: 4, response: 6,12,5,15,74,8,29,3</text:p>
          </table:table-cell>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fun, thank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786" calcext:value-type="float">
            <text:p>786</text:p>
          </table:table-cell>
          <table:table-cell table:style-name="ce2" office:value-type="string" calcext:value-type="string">
            <text:p>0.8,0.9732142857142858,0.8</text:p>
          </table:table-cell>
          <table:table-cell table:style-name="ce2" office:value-type="string" calcext:value-type="string">
            <text:p>acc:1.0;;PPG,acc:1.0;;PWM,acc:0.0;;DAY,acc:1.0;;HUF,acc:1.0;;SBA,acc:1.0;;MFE,acc:1.0;;TVC,acc:1.0;;MEM,acc:0.0;;MYR,acc:1.0;;HNL,acc:1.0;;PTH;;AKN;;DLG,acc:1.0;;GRB;;RDD;;BWI,acc:0.8571428571428571;;FWA;;GGG;;BZN;;DAL;;Z13;;TLT,acc:1.0;;NYL;;CRW;;JAX;;MGM;;LBB,acc:1.0;;BIL;;SUX;;NYL;;LBB,acc:1.0;;HUF;;PHL;;SDF;;SWF;;SAN;;SBA;;OME,acc:0.875;;RDM;;BUR;;SNA;;ASE;;RNO;;MDW;;ONT;;CLE,acc:1.0;;TLT;;LBB;;BTM;;HLN;;GPI;;DLH;;PWM,acc:1.0;;FWA;;A61;;PKA;;SJC,acc:1.0;;PIA;;LBB;;GSO;;FWA,acc:1.0;;red,acc:0.0;;red,acc:1.0;;blue,acc:1.0;;red,acc:1.0;;red,acc:1.0;;blue,acc:1.0;;blue,acc:0.0;;blue,acc:1.0;;red,acc:1.0;;blue</text:p>
          </table:table-cell>
          <table:table-cell table:style-name="ce2" office:value-type="string" calcext:value-type="string">
            <text:p>7.4,25.4,8.3</text:p>
          </table:table-cell>
          <table:table-cell table:style-name="ce2" office:value-type="string" calcext:value-type="string">
            <text:p>14,8,6,5,6,6,11,5,7,6,23,18,22,26,18,41,29,40,17,20,0,0,15,0,16,0,0,18,18,16</text:p>
          </table:table-cell>
          <table:table-cell table:style-name="ce2" office:value-type="string" calcext:value-type="string">
            <text:p>Thu May 03 2018 10:22:50 GMT-0700 (Pacific Daylight Time)</text:p>
          </table:table-cell>
          <table:table-cell table:style-name="ce2" office:value-type="string" calcext:value-type="string">
            <text:p>group: 4, response: 6,12,5,15,74,8,29,3</text:p>
          </table:table-cell>
          <table:table-cell table:style-name="ce2" office:value-type="float" office:value="38" calcext:value-type="float">
            <text:p>3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ank you I really enjoyed this stud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1.0,0.9875,0.8</text:p>
          </table:table-cell>
          <table:table-cell table:style-name="ce2" office:value-type="string" calcext:value-type="string">
            <text:p>acc:1.0;;PPG,acc:1.0;;PWM,acc:1.0;;BFF,acc:1.0;;HUF,acc:1.0;;SBA,acc:1.0;;MFE,acc:1.0;;TVC,acc:1.0;;MEM,acc:1.0;;ANI,acc:1.0;;HNL,acc:1.0;;PTH;;AKN;;DLG,acc:1.0;;GRB;;RDD;;BWI,acc:1.0;;FWA;;GGG;;DAL;;BZN;;DEC;;Z13;;TLT,acc:1.0;;LBB;;NYL;;CRW;;JAX;;MGM,acc:1.0;;LBB;;NYL;;BIL;;SUX,acc:1.0;;SDF;;BNA;;SWF;;PHL;;HUF;;SAN;;SBA;;OME,acc:0.875;;CLE;;ONT;;MDW;;RNO;;ASE;;SNA;;BUR;;RDM,acc:1.0;;BTM;;GPI;;DLH;;HLN;;PWM;;LBB;;TLT,acc:1.0;;FWA;;A61;;PKA;;SJC,acc:1.0;;PIA;;LBB;;GSO;;FWA,acc:1.0;;red,acc:0.0;;red,acc:1.0;;blue,acc:0.0;;blue,acc:1.0;;red,acc:1.0;;blue,acc:1.0;;blue,acc:1.0;;red,acc:1.0;;red,acc:1.0;;blue</text:p>
          </table:table-cell>
          <table:table-cell table:style-name="ce2" office:value-type="string" calcext:value-type="string">
            <text:p>10.8,29.2,6.6</text:p>
          </table:table-cell>
          <table:table-cell table:style-name="ce2" office:value-type="string" calcext:value-type="string">
            <text:p>13,16,11,13,11,11,8,8,9,8,15,19,49,24,20,49,30,36,22,28,14,7,9,15,4,3,3,5,4,2</text:p>
          </table:table-cell>
          <table:table-cell table:style-name="ce2" office:value-type="string" calcext:value-type="string">
            <text:p>Thu May 03 2018 12:24:49 GMT-0600 (Mountain Daylight Time)</text:p>
          </table:table-cell>
          <table:table-cell table:style-name="ce2" office:value-type="string" calcext:value-type="string">
            <text:p>group: 4, response: 6,12,5,15,74,8,29,3</text:p>
          </table:table-cell>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This was a lot of fun. Thank you!</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1.0,0.9541666666666666,0.9</text:p>
          </table:table-cell>
          <table:table-cell table:style-name="ce2" office:value-type="string" calcext:value-type="string">
            <text:p>acc:1.0;;PPG,acc:1.0;;PWM,acc:1.0;;BFF,acc:1.0;;HUF,acc:1.0;;SBA,acc:1.0;;MFE,acc:1.0;;TVC,acc:1.0;;MEM,acc:1.0;;ANI,acc:1.0;;HNL,acc:1.0;;PTH;;AKN;;DLG,acc:0.6666666666666666;;GRB;;BWI,acc:1.0;;FWA;;GGG;;DEC;;BZN;;DAL;;TLT;;Z13,acc:1.0;;LBB;;MGM;;JAX;;CRW;;NYL,acc:1.0;;LBB;;NYL;;BIL;;SUX,acc:1.0;;SDF;;FWA;;SWF;;PHL;;HUF;;SBA;;SAN;;OME,acc:0.875;;CLE;;MDW;;ONT;;RNO;;ASE;;SNA;;BUR;;RDM;;LBB,acc:1.0;;BTM;;HLN;;GPI;;DLH;;PWM;;LBB;;TLT,acc:1.0;;FWA;;A61;;PKA;;SJC,acc:1.0;;FWA;;GSO;;LBB;;MLI;;PIA,acc:1.0;;red,acc:1.0;;blue,acc:1.0;;blue,acc:1.0;;red,acc:1.0;;red,acc:1.0;;blue,acc:0.0;;red,acc:1.0;;red,acc:1.0;;red,acc:1.0;;blue</text:p>
          </table:table-cell>
          <table:table-cell table:style-name="ce2" office:value-type="string" calcext:value-type="string">
            <text:p>5.8,27.4,5.8</text:p>
          </table:table-cell>
          <table:table-cell table:style-name="ce2" office:value-type="string" calcext:value-type="string">
            <text:p>9,8,5,6,5,6,4,6,4,5,10,25,45,29,17,46,30,28,23,21,16,10,4,6,4,3,3,2,8,2</text:p>
          </table:table-cell>
          <table:table-cell table:style-name="ce2" office:value-type="string" calcext:value-type="string">
            <text:p>Thu May 03 2018 15:06:05 GMT-0400 (Eastern Daylight Time)</text:p>
          </table:table-cell>
          <table:table-cell table:style-name="ce2" office:value-type="string" calcext:value-type="string">
            <text:p>group: 4, response: 6,12,5,15,74,8,29,3</text:p>
          </table:table-cell>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On the task where you are double clicking on answers for each connecting node, sometimes the links color goes away so that I have to reclick the original node to bring up all the purple lines again, which I don't think I should have to do. <text:s/>Double clicking one of the answers shouldn't remove some of the purple line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566" calcext:value-type="float">
            <text:p>566</text:p>
          </table:table-cell>
          <table:table-cell table:style-name="ce2" office:value-type="string" calcext:value-type="string">
            <text:p>1.0,0.8470238095238095,0.7</text:p>
          </table:table-cell>
          <table:table-cell table:style-name="ce2" office:value-type="string" calcext:value-type="string">
            <text:p>acc:1.0;;PPG,acc:1.0;;PWM,acc:1.0;;BFF,acc:1.0;;HUF,acc:1.0;;SBA,acc:1.0;;MFE,acc:1.0;;TVC,acc:1.0;;MEM,acc:1.0;;ANI,acc:1.0;;HNL,acc:1.0;;PTH;;AKN;;DLG,acc:0.6666666666666666;;RDD;;BWI,acc:0.8571428571428571;;FWA;;DAL;;DEC;;BZN;;TLT;;Z13,acc:1.0;;NYL;;MGM;;CRW;;JAX;;LBB,acc:1.0;;RDM;;BIL;;LBB;;NYL;;SUX,acc:0.7142857142857143;;PHL;;HUF;;SDF;;OME;;SBA;;RNO;;OAJ,acc:0.625;;CLE;;MDW;;BUR;;ASE;;SNA;;RNO,acc:0.8571428571428571;;BTM;;DLH;;HLN;;GPI;;PTH;;LBB;;PWM,acc:0.75;;SJC;;A61;;PKA,acc:1.0;;PIA;;LBB;;GSO;;FWA,acc:0.0;;blue,acc:0.0;;red,acc:1.0;;blue,acc:1.0;;red,acc:1.0;;red,acc:1.0;;blue,acc:1.0;;blue,acc:0.0;;blue,acc:1.0;;red,acc:1.0;;blue</text:p>
          </table:table-cell>
          <table:table-cell table:style-name="ce2" office:value-type="string" calcext:value-type="string">
            <text:p>8.3,24.2,6.6</text:p>
          </table:table-cell>
          <table:table-cell table:style-name="ce2" office:value-type="string" calcext:value-type="string">
            <text:p>18,10,12,8,5,5,6,6,5,8,22,34,37,35,36,0,21,24,16,17,14,6,4,7,5,5,8,5,6,6</text:p>
          </table:table-cell>
          <table:table-cell table:style-name="ce2" office:value-type="string" calcext:value-type="string">
            <text:p>Thu May 03 2018 15:14:40 GMT-0400 (Eastern Daylight Time)</text:p>
          </table:table-cell>
          <table:table-cell table:style-name="ce2" office:value-type="string" calcext:value-type="string">
            <text:p>group: 4, response: 6,12,5,15,74,8,29,3</text:p>
          </table:table-cell>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A</text:p>
          </table:table-cell>
          <table:table-cell table:number-columns-repeated="1010"/>
        </table:table-row>
        <table:table-row table:style-name="ro2" table:number-rows-repeated="1048513">
          <table:table-cell table:number-columns-repeated="1024"/>
        </table:table-row>
        <table:table-row table:style-name="ro2">
          <table:table-cell table:number-columns-repeated="1024"/>
        </table:table-row>
      </table:table>
      <table:table table:name="Group2" table:style-name="ta2">
        <table:table-column table:style-name="co2" table:number-columns-repeated="1024" table:default-cell-style-name="Default"/>
        <table:table-row table:style-name="ro1">
          <table:table-cell table:style-name="ce1" office:value-type="string" calcext:value-type="string">
            <text:p>OrderOfConditions</text:p>
          </table:table-cell>
          <table:table-cell table:style-name="ce1" office:value-type="string" calcext:value-type="string">
            <text:p>WindowWidth</text:p>
          </table:table-cell>
          <table:table-cell table:style-name="ce1" office:value-type="string" calcext:value-type="string">
            <text:p>WindowHeight</text:p>
          </table:table-cell>
          <table:table-cell table:style-name="ce1" office:value-type="string" calcext:value-type="string">
            <text:p>UserAccuracyAverage</text:p>
          </table:table-cell>
          <table:table-cell table:style-name="ce1" office:value-type="string" calcext:value-type="string">
            <text:p>UserAccuracyInfoBasic</text:p>
          </table:table-cell>
          <table:table-cell table:style-name="ce1" office:value-type="string" calcext:value-type="string">
            <text:p>UserTimeAverage</text:p>
          </table:table-cell>
          <table:table-cell table:style-name="ce1" office:value-type="string" calcext:value-type="string">
            <text:p>UserTimeInfoBasic</text:p>
          </table:table-cell>
          <table:table-cell table:style-name="ce1" office:value-type="string" calcext:value-type="string">
            <text:p>DateAndTime</text:p>
          </table:table-cell>
          <table:table-cell table:style-name="ce1" office:value-type="string" calcext:value-type="string">
            <text:p>ColorBlindessTestAnswers</text:p>
          </table:table-cell>
          <table:table-cell table:style-name="ce1" office:value-type="string" calcext:value-type="string">
            <text:p>What's your age?</text:p>
          </table:table-cell>
          <table:table-cell table:style-name="ce1" office:value-type="string" calcext:value-type="string">
            <text:p>What is your gender?</text:p>
          </table:table-cell>
          <table:table-cell table:style-name="ce1" office:value-type="string" calcext:value-type="string">
            <text:p>What is the highest degree or level of school you have completed?</text:p>
          </table:table-cell>
          <table:table-cell table:style-name="ce1" office:value-type="string" calcext:value-type="string">
            <text:p>How familiar are you with visual representations of networks, such as this one? (1-little familiar, 5-very familiar)</text:p>
          </table:table-cell>
          <table:table-cell table:style-name="ce1" office:value-type="string" calcext:value-type="string">
            <text:p>Do you have any feedback,comment or what issue did you had in this study?</text:p>
          </table:table-cell>
          <table:table-cell table:style-name="ce3" table:number-columns-repeated="7"/>
          <table:table-cell table:number-columns-repeated="1003"/>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8" calcext:value-type="float">
            <text:p>638</text:p>
          </table:table-cell>
          <table:table-cell table:style-name="ce2" office:value-type="string" calcext:value-type="string">
            <text:p>0.03333333333333333,0.5</text:p>
          </table:table-cell>
          <table:table-cell table:style-name="ce2" office:value-type="string" calcext:value-type="string">
            <text:p>acc:0.0;;SAN,acc:0.0;;GUC,acc:0.0;;BFL,acc:0.0;;SAN,acc:0.0;;ANI,acc:0.0;;SAN,acc:0.0;;ANI,acc:0.3333333333333333;;SAN,acc:0.0;;GGV,acc:0.0;;ANI,acc:1.0;;red,acc:1.0;;blue,acc:0.0;;red,acc:0.0;;blue,acc:1.0;;red,acc:0.0;;red,acc:0.0;;blue,acc:1.0;;red,acc:0.0;;red,acc:1.0;;blue</text:p>
          </table:table-cell>
          <table:table-cell table:style-name="ce2" office:value-type="string" calcext:value-type="string">
            <text:p>7.8,2.0</text:p>
          </table:table-cell>
          <table:table-cell table:style-name="ce2" office:value-type="string" calcext:value-type="string">
            <text:p>10,10,8,5,5,11,10,4,4,11,4,2,1,1,2,3,3,1,2,1</text:p>
          </table:table-cell>
          <table:table-cell table:style-name="ce2" office:value-type="string" calcext:value-type="string">
            <text:p>Fri Apr 20 2018 04:08:12 GMT 0300 (E. Africa Standard Time)</text:p>
          </table:table-cell>
          <table:table-cell table:style-name="ce2" office:value-type="string" calcext:value-type="string">
            <text:p>group: 4, response: 6,12,5,15,74,8,29,3</text:p>
          </table:table-cell>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8" calcext:value-type="float">
            <text:p>638</text:p>
          </table:table-cell>
          <table:table-cell table:style-name="ce2" office:value-type="string" calcext:value-type="string">
            <text:p>0.03333333333333333,0.5</text:p>
          </table:table-cell>
          <table:table-cell table:style-name="ce2" office:value-type="string" calcext:value-type="string">
            <text:p>acc:0.0;;SAN,acc:0.0;;GUC,acc:0.0;;BFL,acc:0.0;;SAN,acc:0.0;;ANI,acc:0.0;;SAN,acc:0.0;;ANI,acc:0.3333333333333333;;SAN,acc:0.0;;GGV,acc:0.0;;ANI,acc:1.0;;red,acc:1.0;;blue,acc:0.0;;red,acc:0.0;;blue,acc:1.0;;red,acc:0.0;;red,acc:0.0;;blue,acc:1.0;;red,acc:0.0;;red,acc:1.0;;blue</text:p>
          </table:table-cell>
          <table:table-cell table:style-name="ce2" office:value-type="string" calcext:value-type="string">
            <text:p>7.8,2.0</text:p>
          </table:table-cell>
          <table:table-cell table:style-name="ce2" office:value-type="string" calcext:value-type="string">
            <text:p>10,10,8,5,5,11,10,4,4,11,4,2,1,1,2,3,3,1,2,1</text:p>
          </table:table-cell>
          <table:table-cell table:style-name="ce2" office:value-type="string" calcext:value-type="string">
            <text:p>Fri Apr 20 2018 04:08:12 GMT 0300 (E. Africa Standard Time)</text:p>
          </table:table-cell>
          <table:table-cell table:style-name="ce2" office:value-type="string" calcext:value-type="string">
            <text:p>group: 4, response: 6,12,5,15,74,8,29,3</text:p>
          </table:table-cell>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726" calcext:value-type="float">
            <text:p>726</text:p>
          </table:table-cell>
          <table:table-cell table:style-name="ce2" office:value-type="string" calcext:value-type="string">
            <text:p>0.7999999999999999,0.8</text:p>
          </table:table-cell>
          <table:table-cell table:style-name="ce2" office:value-type="string" calcext:value-type="string">
            <text:p>acc:0.3333333333333333;;DAL;;FWA,acc:1.0;;ITH;;YNG,acc:0.6666666666666666;;JHM;;GSO,acc:0.6666666666666666;;MGM;;LBB;;NYL;;MCO,acc:1.0;;FWA;;SJC;;A61,acc:0.5;;PKA,acc:1.0;;RDD;;EWR,acc:1.0;;ASE;;FWA;;SAN,acc:0.8333333333333334;;CLE;;ONT;;MDW;;ASE;;BUR,acc:1.0;;STS;;SCK,acc:1.0;;red,acc:0.0;;red,acc:1.0;;blue,acc:1.0;;red,acc:1.0;;red,acc:1.0;;blue,acc:1.0;;red,acc:1.0;;red,acc:0.0;;red,acc:1.0;;blue</text:p>
          </table:table-cell>
          <table:table-cell table:style-name="ce2" office:value-type="string" calcext:value-type="string">
            <text:p>3.8,13.7</text:p>
          </table:table-cell>
          <table:table-cell table:style-name="ce2" office:value-type="string" calcext:value-type="string">
            <text:p>0,0,0,0,19,0,0,0,0,19,8,13,14,14,8,18,9,8,23,22</text:p>
          </table:table-cell>
          <table:table-cell table:style-name="ce2" office:value-type="string" calcext:value-type="string">
            <text:p>Thu Apr 19 2018 21:26:16 GMT-0400 (EDT)</text:p>
          </table:table-cell>
          <table:table-cell table:style-name="ce2" office:value-type="string" calcext:value-type="string">
            <text:p>group: 4, response: 6,12,5,15,74,8,29,3</text:p>
          </table:table-cell>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Very interesting study! Enjoyed the task a lot and it was pretty cool!</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03" calcext:value-type="float">
            <text:p>603</text:p>
          </table:table-cell>
          <table:table-cell table:style-name="ce2" office:value-type="string" calcext:value-type="string">
            <text:p>0.85,1.0</text:p>
          </table:table-cell>
          <table:table-cell table:style-name="ce2" office:value-type="string" calcext:value-type="string">
            <text:p>acc:0.5;;BZN;;TLT;;Z13,acc:1.0;;ITH;;YNG,acc:1.0;;JHM;;MCO;;GSO,acc:0.5;;MGM;;FWA;;MCO,acc:1.0;;A61;;FWA;;SJC,acc:1.0;;PKA;;FWA,acc:1.0;;RDD;;EWR,acc:0.6666666666666666;;FWA;;SAN,acc:0.8333333333333334;;ASE;;BUR;;MDW;;CLE;;ONT,acc:1.0;;STS;;SCK,acc:1.0;;red,acc:1.0;;blue,acc:1.0;;blue,acc:1.0;;red,acc:1.0;;red,acc:1.0;;blue,acc:1.0;;red,acc:1.0;;red,acc:1.0;;blue,acc:1.0;;blue</text:p>
          </table:table-cell>
          <table:table-cell table:style-name="ce2" office:value-type="string" calcext:value-type="string">
            <text:p>28.8,18.0</text:p>
          </table:table-cell>
          <table:table-cell table:style-name="ce2" office:value-type="string" calcext:value-type="string">
            <text:p>0,32,37,32,33,30,27,36,39,22,7,5,33,16,6,28,21,28,4,32</text:p>
          </table:table-cell>
          <table:table-cell table:style-name="ce2" office:value-type="string" calcext:value-type="string">
            <text:p>Thu Apr 19 2018 21:47:20 GMT-0400 (Eastern Daylight Time)</text:p>
          </table:table-cell>
          <table:table-cell table:style-name="ce2" office:value-type="string" calcext:value-type="string">
            <text:p>group: 2, response: 6,74,15,3,12,8,29,5</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Very tough to find paths under time pressure in first 10 question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958" calcext:value-type="float">
            <text:p>958</text:p>
          </table:table-cell>
          <table:table-cell table:style-name="ce2" office:value-type="string" calcext:value-type="string">
            <text:p>0.8333333333333333,1.0</text:p>
          </table:table-cell>
          <table:table-cell table:style-name="ce2" office:value-type="string" calcext:value-type="string">
            <text:p>acc:0.3333333333333333;;TLT;;Z13,acc:1.0;;YNG;;ITH,acc:1.0;;JHM;;GSO;;MCO,acc:0.6666666666666666;;GSO;;MGM;;LBB;;NYL,acc:1.0;;FWA;;SJC;;A61,acc:1.0;;PKA;;FWA,acc:1.0;;RDD;;EWR,acc:0.3333333333333333;;FWA,acc:1.0;;BUR;;ASE;;RNO;;MDW;;CLE;;ONT,acc:1.0;;STS;;SCK,acc:1.0;;red,acc:1.0;;blue,acc:1.0;;blue,acc:1.0;;red,acc:1.0;;red,acc:1.0;;blue,acc:1.0;;red,acc:1.0;;red,acc:1.0;;blue,acc:1.0;;blue</text:p>
          </table:table-cell>
          <table:table-cell table:style-name="ce2" office:value-type="string" calcext:value-type="string">
            <text:p>0.0,18.9</text:p>
          </table:table-cell>
          <table:table-cell table:style-name="ce2" office:value-type="string" calcext:value-type="string">
            <text:p>0,0,0,0,0,0,0,0,0,0,18,14,26,22,14,22,14,27,8,24</text:p>
          </table:table-cell>
          <table:table-cell table:style-name="ce2" office:value-type="string" calcext:value-type="string">
            <text:p>Thu Apr 19 2018 20:02:11 GMT-0600 (MDT)</text:p>
          </table:table-cell>
          <table:table-cell table:style-name="ce2" office:value-type="string" calcext:value-type="string">
            <text:p>group: 4, response: 6,12,5,15,74,8,29,3</text:p>
          </table:table-cell>
          <table:table-cell table:style-name="ce2" office:value-type="float" office:value="52" calcext:value-type="float">
            <text:p>5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0,0.3</text:p>
          </table:table-cell>
          <table:table-cell table:style-name="ce2" office:value-type="string" calcext:value-type="string">
            <text:p>acc:0.0;;LBB;;MFE,acc:0.0;;BFL;;SBA,acc:0.0;;EKO;;EGE;;COS,acc:0.0;;MFE,acc:0.0;;OTZ;;ADQ;;PTH,acc:0.0;;TXK;;MCI;;BUR,acc:0.0;;SNA,acc:0.0;;MAF;;0S9,acc:0.0;;SAN;;CLL,acc:0.0;;DFW;;LSE;;GRB,acc:0.0;;blue,acc:0.0;;red,acc:0.0;;red,acc:1.0;;red,acc:0.0;;blue,acc:0.0;;red,acc:1.0;;red,acc:0.0;;blue,acc:1.0;;blue,acc:0.0;;red</text:p>
          </table:table-cell>
          <table:table-cell table:style-name="ce2" office:value-type="string" calcext:value-type="string">
            <text:p>6.5,1.4</text:p>
          </table:table-cell>
          <table:table-cell table:style-name="ce2" office:value-type="string" calcext:value-type="string">
            <text:p>9,5,14,3,5,9,4,4,6,6,2,1,1,1,1,2,1,1,2,2</text:p>
          </table:table-cell>
          <table:table-cell table:style-name="ce2" office:value-type="string" calcext:value-type="string">
            <text:p>Fri Apr 20 2018 07:36:49 GMT 0530 (India Standard Time)</text:p>
          </table:table-cell>
          <table:table-cell table:style-name="ce2" office:value-type="string" calcext:value-type="string">
            <text:p>group: 4, response: 6,12,5,16,74,8,29,3</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i'm not familiar with networks, sorry if i answered wrong.</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84" calcext:value-type="float">
            <text:p>984</text:p>
          </table:table-cell>
          <table:table-cell table:style-name="ce2" office:value-type="string" calcext:value-type="string">
            <text:p>0.8666666666666668,1.0</text:p>
          </table:table-cell>
          <table:table-cell table:style-name="ce2" office:value-type="string" calcext:value-type="string">
            <text:p>acc:0.5;;BZN;;DEC;;DAL,acc:1.0;;YNG;;ITH,acc:1.0;;JHM;;MCO;;GSO,acc:0.5;;NYL;;LBB;;MCO,acc:1.0;;A61;;SJC;;FWA,acc:1.0;;PKA;;FWA,acc:1.0;;RDD;;EWR,acc:0.6666666666666666;;SAN;;ASE,acc:1.0;;RNO;;MDW;;CLE;;ASE;;ONT;;BUR,acc:1.0;;STS;;SCK,acc:1.0;;red,acc:1.0;;blue,acc:1.0;;blue,acc:1.0;;red,acc:1.0;;red,acc:1.0;;blue,acc:1.0;;red,acc:1.0;;red,acc:1.0;;blue,acc:1.0;;blue</text:p>
          </table:table-cell>
          <table:table-cell table:style-name="ce2" office:value-type="string" calcext:value-type="string">
            <text:p>23.5,13.7</text:p>
          </table:table-cell>
          <table:table-cell table:style-name="ce2" office:value-type="string" calcext:value-type="string">
            <text:p>36,29,32,14,20,13,25,30,25,11,9,6,13,44,12,15,5,8,11,14</text:p>
          </table:table-cell>
          <table:table-cell table:style-name="ce2" office:value-type="string" calcext:value-type="string">
            <text:p>Thu Apr 19 2018 19:25:58 GMT-0700 (PDT)</text:p>
          </table:table-cell>
          <table:table-cell table:style-name="ce2" office:value-type="string" calcext:value-type="string">
            <text:p>group: 1, response: 12,8,29,5,3,15,74,6</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 issue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02" calcext:value-type="float">
            <text:p>1302</text:p>
          </table:table-cell>
          <table:table-cell table:style-name="ce2" office:value-type="float" office:value="877" calcext:value-type="float">
            <text:p>877</text:p>
          </table:table-cell>
          <table:table-cell table:style-name="ce2" office:value-type="string" calcext:value-type="string">
            <text:p>0.55,0.2</text:p>
          </table:table-cell>
          <table:table-cell table:style-name="ce2" office:value-type="string" calcext:value-type="string">
            <text:p>acc:0.16666666666666666;;BZN,acc:1.0;;ITH;;YNG,acc:0.3333333333333333;;GSO,acc:0.5;;MGM;;MCO;;NYL,acc:0.6666666666666666;;SJC;;A61,acc:0.0;;timedout,acc:0.5;;RDD,acc:0.6666666666666666;;ASE;;SAN,acc:0.6666666666666666;;RNO;;MDW;;ONT;;CLE,acc:1.0;;STS;;SCK,acc:1.0;;red,acc:0.0;;red,acc:0.0;;red,acc:0.0;;blue,acc:0.0;;blue,acc:0.0;;red,acc:0.0;;blue,acc:1.0;;red,acc:0.0;;red,acc:0.0;;red</text:p>
          </table:table-cell>
          <table:table-cell table:style-name="ce2" office:value-type="string" calcext:value-type="string">
            <text:p>16.1,14.4</text:p>
          </table:table-cell>
          <table:table-cell table:style-name="ce2" office:value-type="string" calcext:value-type="string">
            <text:p>0,0,0,35,24,0,19,33,28,22,32,8,18,10,11,8,17,15,13,12</text:p>
          </table:table-cell>
          <table:table-cell table:style-name="ce2" office:value-type="string" calcext:value-type="string">
            <text:p>Thu Apr 19 2018 22:57:55 GMT-0400 (Eastern Daylight Time)</text:p>
          </table:table-cell>
          <table:table-cell table:style-name="ce2" office:value-type="string" calcext:value-type="string">
            <text:p>group: 2, response: 6,74,18,3,12,8,29,5</text:p>
          </table:table-cell>
          <table:table-cell table:style-name="ce2" office:value-type="float" office:value="40" calcext:value-type="float">
            <text:p>4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Did the best I could.</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16" calcext:value-type="float">
            <text:p>1916</text:p>
          </table:table-cell>
          <table:table-cell table:style-name="ce2" office:value-type="float" office:value="1082" calcext:value-type="float">
            <text:p>1082</text:p>
          </table:table-cell>
          <table:table-cell table:style-name="ce2" office:value-type="string" calcext:value-type="string">
            <text:p>0.6833333333333333,1.0</text:p>
          </table:table-cell>
          <table:table-cell table:style-name="ce2" office:value-type="string" calcext:value-type="string">
            <text:p>acc:0.16666666666666666;;Z13,acc:0.5;;YNG,acc:0.0;;timedout,acc:0.5;;LBB;;NYL;;MCO,acc:1.0;;A61;;FWA;;SJC,acc:1.0;;FWA;;PKA,acc:1.0;;RDD;;EWR,acc:0.6666666666666666;;SAN;;ASE,acc:1.0;;CLE;;RNO;;BUR;;ONT;;MDW;;ASE,acc:1.0;;STS;;SCK,acc:1.0;;red,acc:1.0;;blue,acc:1.0;;blue,acc:1.0;;red,acc:1.0;;red,acc:1.0;;blue,acc:1.0;;red,acc:1.0;;red,acc:1.0;;blue,acc:1.0;;blue</text:p>
          </table:table-cell>
          <table:table-cell table:style-name="ce2" office:value-type="string" calcext:value-type="string">
            <text:p>6.7,14.0</text:p>
          </table:table-cell>
          <table:table-cell table:style-name="ce2" office:value-type="string" calcext:value-type="string">
            <text:p>0,0,0,0,0,0,37,0,0,30,10,10,16,12,6,19,10,26,11,20</text:p>
          </table:table-cell>
          <table:table-cell table:style-name="ce2" office:value-type="string" calcext:value-type="string">
            <text:p>Thu Apr 19 2018 22:39:43 GMT-0500 (CDT)</text:p>
          </table:table-cell>
          <table:table-cell table:style-name="ce2" office:value-type="string" calcext:value-type="string">
            <text:p>group: 4, response: 6,12,5,15,74,8,29,3</text:p>
          </table:table-cell>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8" calcext:value-type="float">
            <text:p>1368</text:p>
          </table:table-cell>
          <table:table-cell table:style-name="ce2" office:value-type="float" office:value="666" calcext:value-type="float">
            <text:p>666</text:p>
          </table:table-cell>
          <table:table-cell table:style-name="ce2" office:value-type="string" calcext:value-type="string">
            <text:p>0.7333333333333333,1.0</text:p>
          </table:table-cell>
          <table:table-cell table:style-name="ce2" office:value-type="string" calcext:value-type="string">
            <text:p>acc:0.5;;BZN;;CXY;;DAL;;FWA,acc:1.0;;YNG;;ITH,acc:0.3333333333333333;;FWA;;MCO;;EVV,acc:1.0;;MCO;;MGM;;FWA;;GSO;;LBB;;NYL,acc:0.3333333333333333;;FWA,acc:1.0;;FWA;;PKA,acc:0.5;;RDD,acc:0.6666666666666666;;ASE;;SAN,acc:1.0;;CLE;;MDW;;ONT;;RNO;;BUR;;ASE,acc:1.0;;SCK;;STS,acc:1.0;;red,acc:1.0;;blue,acc:1.0;;blue,acc:1.0;;red,acc:1.0;;red,acc:1.0;;blue,acc:1.0;;red,acc:1.0;;red,acc:1.0;;blue,acc:1.0;;blue</text:p>
          </table:table-cell>
          <table:table-cell table:style-name="ce2" office:value-type="string" calcext:value-type="string">
            <text:p>11.5,15.4</text:p>
          </table:table-cell>
          <table:table-cell table:style-name="ce2" office:value-type="string" calcext:value-type="string">
            <text:p>0,35,0,0,0,29,0,0,37,14,10,12,13,20,13,19,19,21,8,19</text:p>
          </table:table-cell>
          <table:table-cell table:style-name="ce2" office:value-type="string" calcext:value-type="string">
            <text:p>Thu Apr 19 2018 23:49:01 GMT-0400 (Eastern Daylight Time)</text:p>
          </table:table-cell>
          <table:table-cell table:style-name="ce2" office:value-type="string" calcext:value-type="string">
            <text:p>group: 2, response: 6,74,15,3,12,8,29,5</text:p>
          </table:table-cell>
          <table:table-cell table:style-name="ce2" office:value-type="float" office:value="39" calcext:value-type="float">
            <text:p>3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I enjoyed the task. <text:s/>I would have liked more time on the first part and less on the second.</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62" calcext:value-type="float">
            <text:p>1262</text:p>
          </table:table-cell>
          <table:table-cell table:style-name="ce2" office:value-type="float" office:value="629" calcext:value-type="float">
            <text:p>629</text:p>
          </table:table-cell>
          <table:table-cell table:style-name="ce2" office:value-type="string" calcext:value-type="string">
            <text:p>0.7333333333333333,0.7</text:p>
          </table:table-cell>
          <table:table-cell table:style-name="ce2" office:value-type="string" calcext:value-type="string">
            <text:p>acc:0.3333333333333333;;BZN;;DAL,acc:0.5;;YNG;;NYL,acc:0.3333333333333333;;EVV;;JHM;;ELP;;CID,acc:0.6666666666666666;;NYL;;LBB;;FWA;;MCO,acc:1.0;;A61;;FWA;;MIA;;SJC;;PKA,acc:1.0;;PKA;;CID;;FWA,acc:1.0;;EWR;;RDD;;RAP;;ASE,acc:1.0;;ASE;;SAN;;FWA,acc:0.5;;CLE;;ONT;;RNO;;RDM;;SMF,acc:1.0;;COU;;CIC;;STS;;SCK,acc:0.0;;blue,acc:0.0;;red,acc:1.0;;blue,acc:1.0;;red,acc:1.0;;red,acc:1.0;;blue,acc:1.0;;red,acc:1.0;;red,acc:0.0;;red,acc:1.0;;blue</text:p>
          </table:table-cell>
          <table:table-cell table:style-name="ce2" office:value-type="string" calcext:value-type="string">
            <text:p>0.0,32.8</text:p>
          </table:table-cell>
          <table:table-cell table:style-name="ce2" office:value-type="string" calcext:value-type="string">
            <text:p>0,0,0,0,0,0,0,0,0,0,51,58,35,28,29,42,26,29,30,0</text:p>
          </table:table-cell>
          <table:table-cell table:style-name="ce2" office:value-type="string" calcext:value-type="string">
            <text:p>Fri Apr 20 2018 00:59:39 GMT-0400 (EDT)</text:p>
          </table:table-cell>
          <table:table-cell table:style-name="ce2" office:value-type="string" calcext:value-type="string">
            <text:p>group: 1, response: 12,8,29,5,3,15,74,6</text:p>
          </table:table-cell>
          <table:table-cell table:style-name="ce2" office:value-type="float" office:value="49" calcext:value-type="float">
            <text:p>49</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The actual tests were WAY more difficult than the examples on the study page implied. I think if I had known how hard it was to see, I might not have accepted the HI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17" calcext:value-type="float">
            <text:p>1517</text:p>
          </table:table-cell>
          <table:table-cell table:style-name="ce2" office:value-type="float" office:value="853" calcext:value-type="float">
            <text:p>853</text:p>
          </table:table-cell>
          <table:table-cell table:style-name="ce2" office:value-type="string" calcext:value-type="string">
            <text:p>0.6666666666666667,0.9</text:p>
          </table:table-cell>
          <table:table-cell table:style-name="ce2" office:value-type="string" calcext:value-type="string">
            <text:p>acc:0.16666666666666666;;PFN;;GGG;;FWA,acc:0.5;;YNG,acc:0.3333333333333333;;SAN;;JHM,acc:0.5;;ICT;;CAE;;MGM;;LBB;;NYL,acc:1.0;;PKA;;MIA;;FWA;;A61;;SJC,acc:1.0;;PKA;;FWA,acc:0.5;;RAP;;ASE;;RDD,acc:1.0;;ASE;;SAN;;FWA,acc:0.6666666666666666;;RDM;;SMF;;BUR;;CLE;;ONT;;MDW,acc:1.0;;STS;;SCK;;CIC;;COU,acc:1.0;;red,acc:1.0;;blue,acc:1.0;;blue,acc:0.0;;blue,acc:1.0;;red,acc:1.0;;blue,acc:1.0;;red,acc:1.0;;red,acc:1.0;;blue,acc:1.0;;blue</text:p>
          </table:table-cell>
          <table:table-cell table:style-name="ce2" office:value-type="string" calcext:value-type="string">
            <text:p>3.2,21.4</text:p>
          </table:table-cell>
          <table:table-cell table:style-name="ce2" office:value-type="string" calcext:value-type="string">
            <text:p>0,0,0,0,0,0,0,0,0,32,15,0,15,57,19,48,16,15,10,19</text:p>
          </table:table-cell>
          <table:table-cell table:style-name="ce2" office:value-type="string" calcext:value-type="string">
            <text:p>Fri Apr 20 2018 11:08:34 GMT 0530 (India Standard Time)</text:p>
          </table:table-cell>
          <table:table-cell table:style-name="ce2" office:value-type="string" calcext:value-type="string">
            <text:p>group: 1, response: 12,8,29,5,3,15,74,6</text:p>
          </table:table-cell>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good 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87" calcext:value-type="float">
            <text:p>987</text:p>
          </table:table-cell>
          <table:table-cell table:style-name="ce2" office:value-type="string" calcext:value-type="string">
            <text:p>0.8,0.6</text:p>
          </table:table-cell>
          <table:table-cell table:style-name="ce2" office:value-type="string" calcext:value-type="string">
            <text:p>acc:0.0;;timedout,acc:1.0;;ITH;;YNG,acc:0.6666666666666666;;GSO;;MCO,acc:0.6666666666666666;;LBB;;MCO;;MGM;;NYL,acc:1.0;;SJC;;FWA;;A61,acc:1.0;;PKA;;FWA,acc:1.0;;EWR;;RDD,acc:1.0;;FWA;;SAN;;ASE,acc:0.6666666666666666;;CLE;;ASE;;RNO;;MDW,acc:1.0;;STS;;SCK,acc:1.0;;red,acc:0.0;;red,acc:1.0;;blue,acc:1.0;;red,acc:1.0;;red,acc:0.0;;red,acc:1.0;;red,acc:1.0;;red,acc:0.0;;red,acc:0.0;;red</text:p>
          </table:table-cell>
          <table:table-cell table:style-name="ce2" office:value-type="string" calcext:value-type="string">
            <text:p>27.4,16.9</text:p>
          </table:table-cell>
          <table:table-cell table:style-name="ce2" office:value-type="string" calcext:value-type="string">
            <text:p>0,28,37,34,30,27,24,34,29,31,22,18,24,15,16,24,7,8,10,25</text:p>
          </table:table-cell>
          <table:table-cell table:style-name="ce2" office:value-type="string" calcext:value-type="string">
            <text:p>Tue Apr 24 2018 11:38:42 GMT-0700 (PDT)</text:p>
          </table:table-cell>
          <table:table-cell table:style-name="ce2" office:value-type="string" calcext:value-type="string">
            <text:p>group: 1, response: 12,8,29,5,3,15,74,6</text:p>
          </table:table-cell>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5" calcext:value-type="float">
            <text:p>5</text:p>
          </table:table-cell>
          <table:table-cell table:style-name="ce2" office:value-type="string" calcext:value-type="string">
            <text:p>No feedback.</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59" calcext:value-type="float">
            <text:p>759</text:p>
          </table:table-cell>
          <table:table-cell table:style-name="ce2" office:value-type="string" calcext:value-type="string">
            <text:p>0.5333333333333333,0.8</text:p>
          </table:table-cell>
          <table:table-cell table:style-name="ce2" office:value-type="string" calcext:value-type="string">
            <text:p>acc:0.0;;timedout,acc:0.5;;YNG,acc:0.0;;EVV,acc:0.16666666666666666;;MGM,acc:1.0;;A61;;SJC;;FWA,acc:0.5;;PKA,acc:0.5;;ROC;;RDD,acc:1.0;;FWA;;SAN;;ASE,acc:0.6666666666666666;;RNO;;MDW;;CLE;;ONT,acc:1.0;;STS;;SCK,acc:1.0;;red,acc:1.0;;blue,acc:0.0;;red,acc:1.0;;red,acc:1.0;;red,acc:1.0;;blue,acc:1.0;;red,acc:1.0;;red,acc:0.0;;red,acc:1.0;;blue</text:p>
          </table:table-cell>
          <table:table-cell table:style-name="ce2" office:value-type="string" calcext:value-type="string">
            <text:p>22.3,27.9</text:p>
          </table:table-cell>
          <table:table-cell table:style-name="ce2" office:value-type="string" calcext:value-type="string">
            <text:p>0,33,31,23,38,0,19,36,29,14,55,19,0,51,10,33,12,22,46,31</text:p>
          </table:table-cell>
          <table:table-cell table:style-name="ce2" office:value-type="string" calcext:value-type="string">
            <text:p>Tue Apr 24 2018 13:40:52 GMT-0500 (Central Daylight Time)</text:p>
          </table:table-cell>
          <table:table-cell table:style-name="ce2" office:value-type="string" calcext:value-type="string">
            <text:p>group: 4, response: 6,12,5,15,74,8,29,3</text:p>
          </table:table-cell>
          <table:table-cell table:style-name="ce2" office:value-type="float" office:value="41" calcext:value-type="float">
            <text:p>41</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14" calcext:value-type="float">
            <text:p>614</text:p>
          </table:table-cell>
          <table:table-cell table:style-name="ce2" office:value-type="string" calcext:value-type="string">
            <text:p>0.6166666666666667,0.2</text:p>
          </table:table-cell>
          <table:table-cell table:style-name="ce2" office:value-type="string" calcext:value-type="string">
            <text:p>acc:0.3333333333333333;;FWA;;DAL,acc:1.0;;ITH;;YNG,acc:0.3333333333333333;;SAN;;MCO;;BNA,acc:0.3333333333333333;;LBB;;MGM,acc:0.3333333333333333;;A61,acc:1.0;;FWA;;PKA,acc:0.5;;EWR;;JHM,acc:0.6666666666666666;;ASE;;SAN,acc:0.6666666666666666;;CLE;;ONT;;MDW;;RNO,acc:1.0;;STS;;SCK,acc:0.0;;blue,acc:0.0;;red,acc:0.0;;red,acc:1.0;;red,acc:0.0;;blue,acc:0.0;;red,acc:0.0;;blue,acc:1.0;;red,acc:0.0;;red,acc:0.0;;red</text:p>
          </table:table-cell>
          <table:table-cell table:style-name="ce2" office:value-type="string" calcext:value-type="string">
            <text:p>13.5,15.6</text:p>
          </table:table-cell>
          <table:table-cell table:style-name="ce2" office:value-type="string" calcext:value-type="string">
            <text:p>0,36,0,39,0,34,0,0,0,26,26,17,15,14,10,11,12,20,15,16</text:p>
          </table:table-cell>
          <table:table-cell table:style-name="ce2" office:value-type="string" calcext:value-type="string">
            <text:p>Tue Apr 24 2018 15:45:07 GMT-0400 (Eastern Daylight Time)</text:p>
          </table:table-cell>
          <table:table-cell table:style-name="ce2" office:value-type="string" calcext:value-type="string">
            <text:p>group: 3, response: 8,74,29,15,12,6,3,5</text:p>
          </table:table-cell>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style-name="ce2" office:value-type="string" calcext:value-type="string">
            <text:p>Great, interesting stud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0.8833333333333332,0.9</text:p>
          </table:table-cell>
          <table:table-cell table:style-name="ce2" office:value-type="string" calcext:value-type="string">
            <text:p>acc:0.6666666666666666;;FWA;;BZN;;Z13;;TLT,acc:0.5;;BIL;;YNG,acc:1.0;;GSO;;JHM;;JAX;;AZO;;MCO,acc:1.0;;GSO;;MGM;;LBB;;NYL;;MCO;;FWA,acc:1.0;;A61;;AQH;;SJC;;FWA,acc:1.0;;PKA;;FWA;;BUF;;GSO,acc:1.0;;EWR;;RDD,acc:0.6666666666666666;;ASE;;FWA,acc:1.0;;ASE;;CLE;;MDW;;RNO;;BUR;;ONT,acc:1.0;;STS;;SCK;;LBB,acc:1.0;;red,acc:1.0;;blue,acc:1.0;;blue,acc:1.0;;red,acc:1.0;;red,acc:1.0;;blue,acc:0.0;;blue,acc:1.0;;red,acc:1.0;;blue,acc:1.0;;blue</text:p>
          </table:table-cell>
          <table:table-cell table:style-name="ce2" office:value-type="string" calcext:value-type="string">
            <text:p>8.9,20.8</text:p>
          </table:table-cell>
          <table:table-cell table:style-name="ce2" office:value-type="string" calcext:value-type="string">
            <text:p>0,0,0,0,0,0,36,0,32,21,14,19,19,49,15,25,20,26,6,15</text:p>
          </table:table-cell>
          <table:table-cell table:style-name="ce2" office:value-type="string" calcext:value-type="string">
            <text:p>Tue Apr 24 2018 15:15:21 GMT-0500 (Central Daylight Time)</text:p>
          </table:table-cell>
          <table:table-cell table:style-name="ce2" office:value-type="string" calcext:value-type="string">
            <text:p>group: 3, response: 8,74,29,15,12,6,3,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Tough but fun. Hope I did OK</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745" calcext:value-type="float">
            <text:p>745</text:p>
          </table:table-cell>
          <table:table-cell table:style-name="ce2" office:value-type="string" calcext:value-type="string">
            <text:p>0.8333333333333333,1.0</text:p>
          </table:table-cell>
          <table:table-cell table:style-name="ce2" office:value-type="string" calcext:value-type="string">
            <text:p>acc:0.3333333333333333;;FWA;;BZN,acc:1.0;;YNG;;ITH,acc:1.0;;EVV;;MCO;;FWA;;GSO;;JHM,acc:1.0;;NYL;;GSO;;MCO;;MGM;;FWA;;LBB,acc:1.0;;FWA;;SJC;;A61,acc:1.0;;PKA;;FWA,acc:1.0;;EWR;;RDD,acc:0.6666666666666666;;FWA;;ASE,acc:0.8333333333333334;;ASE;;CLE;;MDW;;BUR;;RNO,acc:0.5;;SCK,acc:1.0;;red,acc:1.0;;blue,acc:1.0;;blue,acc:1.0;;red,acc:1.0;;red,acc:1.0;;blue,acc:1.0;;red,acc:1.0;;red,acc:1.0;;blue,acc:1.0;;blue</text:p>
          </table:table-cell>
          <table:table-cell table:style-name="ce2" office:value-type="string" calcext:value-type="string">
            <text:p>13.4,17.3</text:p>
          </table:table-cell>
          <table:table-cell table:style-name="ce2" office:value-type="string" calcext:value-type="string">
            <text:p>0,35,0,0,0,26,28,0,30,15,14,16,16,15,10,28,22,22,10,20</text:p>
          </table:table-cell>
          <table:table-cell table:style-name="ce2" office:value-type="string" calcext:value-type="string">
            <text:p>Tue Apr 24 2018 15:17:37 GMT-0500 (Central Daylight Time)</text:p>
          </table:table-cell>
          <table:table-cell table:style-name="ce2" office:value-type="string" calcext:value-type="string">
            <text:p>group: 1, response: 12,8,29,5,3,15,74,6</text:p>
          </table:table-cell>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1043" calcext:value-type="float">
            <text:p>1043</text:p>
          </table:table-cell>
          <table:table-cell table:style-name="ce2" office:value-type="string" calcext:value-type="string">
            <text:p>0.4666666666666667,0.7</text:p>
          </table:table-cell>
          <table:table-cell table:style-name="ce2" office:value-type="string" calcext:value-type="string">
            <text:p>acc:0.0;;timedout,acc:0.5;;ITH,acc:1.0;;JHM;;MCO;;GSO,acc:0.6666666666666666;;LBB;;GSO;;MCO;;NYL,acc:0.3333333333333333;;FWA,acc:1.0;;PKA;;AQH;;FWA,acc:0.0;;timedout,acc:0.6666666666666666;;FWA;;ASE,acc:0.0;;CIC,acc:0.5;;SBA;;STS;;GUC;;CEC;;BFL,acc:1.0;;red,acc:0.0;;red,acc:1.0;;blue,acc:0.0;;blue,acc:1.0;;red,acc:1.0;;blue,acc:1.0;;red,acc:0.0;;blue,acc:1.0;;blue,acc:1.0;;blue</text:p>
          </table:table-cell>
          <table:table-cell table:style-name="ce2" office:value-type="string" calcext:value-type="string">
            <text:p>0.0,22.1</text:p>
          </table:table-cell>
          <table:table-cell table:style-name="ce2" office:value-type="string" calcext:value-type="string">
            <text:p>0,0,0,0,0,0,0,0,0,0,16,16,0,40,18,38,13,45,19,16</text:p>
          </table:table-cell>
          <table:table-cell table:style-name="ce2" office:value-type="string" calcext:value-type="string">
            <text:p>Tue Apr 24 2018 16:29:20 GMT-0400 (Eastern Daylight Time)</text:p>
          </table:table-cell>
          <table:table-cell table:style-name="ce2" office:value-type="string" calcext:value-type="string">
            <text:p>group: 3, response: 8,74,29,15,12,6,3,5</text:p>
          </table:table-cell>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No. I enjoyed this stud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807" calcext:value-type="float">
            <text:p>807</text:p>
          </table:table-cell>
          <table:table-cell table:style-name="ce2" office:value-type="string" calcext:value-type="string">
            <text:p>0.7333333333333332,0.8</text:p>
          </table:table-cell>
          <table:table-cell table:style-name="ce2" office:value-type="string" calcext:value-type="string">
            <text:p>acc:0.3333333333333333;;BZN;;DEC,acc:0.5;;YNG,acc:0.6666666666666666;;FWA;;MCO;;GSO,acc:0.6666666666666666;;ICT;;CAE;;FWA;;MGM;;LBB;;MCO,acc:1.0;;MIA;;FWA;;SJC;;A61,acc:1.0;;PKA;;FWA,acc:1.0;;RAP;;ASE;;RDD;;EWR,acc:0.3333333333333333;;FWA,acc:0.8333333333333334;;SMF;;RDM;;RNO;;MDW;;CLE;;ONT;;BUR,acc:1.0;;COU;;CIC;;STS;;SCK,acc:1.0;;red,acc:1.0;;blue,acc:1.0;;blue,acc:0.0;;blue,acc:1.0;;red,acc:0.0;;red,acc:1.0;;red,acc:1.0;;red,acc:1.0;;blue,acc:1.0;;blue</text:p>
          </table:table-cell>
          <table:table-cell table:style-name="ce2" office:value-type="string" calcext:value-type="string">
            <text:p>27.5,22.1</text:p>
          </table:table-cell>
          <table:table-cell table:style-name="ce2" office:value-type="string" calcext:value-type="string">
            <text:p>0,34,39,36,34,35,35,0,36,26,15,16,30,33,14,36,19,18,14,26</text:p>
          </table:table-cell>
          <table:table-cell table:style-name="ce2" office:value-type="string" calcext:value-type="string">
            <text:p>Tue Apr 24 2018 17:43:02 GMT-0400 (Eastern Daylight Time)</text:p>
          </table:table-cell>
          <table:table-cell table:style-name="ce2" office:value-type="string" calcext:value-type="string">
            <text:p>group: 1, response: 12,8,29,5,3,15,74,6</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this one was ind of fun</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1" calcext:value-type="float">
            <text:p>631</text:p>
          </table:table-cell>
          <table:table-cell table:style-name="ce2" office:value-type="string" calcext:value-type="string">
            <text:p>0.5166666666666667,0.9</text:p>
          </table:table-cell>
          <table:table-cell table:style-name="ce2" office:value-type="string" calcext:value-type="string">
            <text:p>acc:0.3333333333333333;;BZN;;TLT,acc:0.5;;YNG,acc:0.6666666666666666;;JHM;;GSO,acc:0.5;;NYL;;LBB;;GSO,acc:1.0;;FWA;;A61;;SJC,acc:0.5;;PKA,acc:0.0;;JHM,acc:0.3333333333333333;;FWA,acc:0.3333333333333333;;CLE;;MDW,acc:1.0;;SCK;;STS,acc:1.0;;red,acc:1.0;;blue,acc:1.0;;blue,acc:1.0;;red,acc:1.0;;red,acc:1.0;;blue,acc:1.0;;red,acc:0.0;;blue,acc:1.0;;blue,acc:1.0;;blue</text:p>
          </table:table-cell>
          <table:table-cell table:style-name="ce2" office:value-type="string" calcext:value-type="string">
            <text:p>16.7,13.6</text:p>
          </table:table-cell>
          <table:table-cell table:style-name="ce2" office:value-type="string" calcext:value-type="string">
            <text:p>0,20,0,29,26,0,26,27,21,18,6,8,27,20,7,17,6,13,9,23</text:p>
          </table:table-cell>
          <table:table-cell table:style-name="ce2" office:value-type="string" calcext:value-type="string">
            <text:p>Tue Apr 24 2018 18:24:31 GMT-0400 (Eastern Daylight Time)</text:p>
          </table:table-cell>
          <table:table-cell table:style-name="ce2" office:value-type="string" calcext:value-type="string">
            <text:p>group: 2, response: 6,74,15,3,12,8,29,6</text:p>
          </table:table-cell>
          <table:table-cell table:style-name="ce2" office:value-type="float" office:value="44" calcext:value-type="float">
            <text:p>44</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583" calcext:value-type="float">
            <text:p>583</text:p>
          </table:table-cell>
          <table:table-cell table:style-name="ce2" office:value-type="string" calcext:value-type="string">
            <text:p>0.25,0.1</text:p>
          </table:table-cell>
          <table:table-cell table:style-name="ce2" office:value-type="string" calcext:value-type="string">
            <text:p>acc:0.0;;timedout,acc:0.0;;EVV,acc:0.0;;timedout,acc:0.16666666666666666;;NYL,acc:0.3333333333333333;;A61,acc:0.5;;PKA,acc:0.5;;RDD,acc:0.3333333333333333;;FWA,acc:0.16666666666666666;;BUR,acc:0.5;;SCK,acc:0.0;;blue,acc:0.0;;red,acc:0.0;;red,acc:0.0;;blue,acc:0.0;;blue,acc:0.0;;red,acc:0.0;;blue,acc:1.0;;red,acc:0.0;;red,acc:0.0;;red</text:p>
          </table:table-cell>
          <table:table-cell table:style-name="ce2" office:value-type="string" calcext:value-type="string">
            <text:p>11.1,14.9</text:p>
          </table:table-cell>
          <table:table-cell table:style-name="ce2" office:value-type="string" calcext:value-type="string">
            <text:p>0,24,0,6,24,6,13,19,8,11,23,14,17,12,15,7,11,16,14,20</text:p>
          </table:table-cell>
          <table:table-cell table:style-name="ce2" office:value-type="string" calcext:value-type="string">
            <text:p>Tue Apr 24 2018 18:44:50 GMT-0400 (Eastern Daylight Time)</text:p>
          </table:table-cell>
          <table:table-cell table:style-name="ce2" office:value-type="string" calcext:value-type="string">
            <text:p>group: 4, response: 6,12,5,15,21,8,29,8</text:p>
          </table:table-cell>
          <table:table-cell table:style-name="ce2" office:value-type="float" office:value="38" calcext:value-type="float">
            <text:p>3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I had time run out during the first couple of question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688" calcext:value-type="float">
            <text:p>688</text:p>
          </table:table-cell>
          <table:table-cell table:style-name="ce2" office:value-type="string" calcext:value-type="string">
            <text:p>0.8166666666666668,0.7</text:p>
          </table:table-cell>
          <table:table-cell table:style-name="ce2" office:value-type="string" calcext:value-type="string">
            <text:p>acc:0.16666666666666666;;FWA,acc:1.0;;ITH;;YNG,acc:1.0;;MCO;;JHM;;GSO,acc:1.0;;GSO;;MGM;;LBB;;FWA;;MCO;;NYL,acc:1.0;;A61;;FWA;;SJC,acc:0.5;;FWA,acc:1.0;;EWR;;RDD;;ASE;;SGF,acc:0.6666666666666666;;FWA;;SAN,acc:0.8333333333333334;;BUR;;ASE;;MDW;;CLE;;ONT,acc:1.0;;SCK;;STS;;CIC;;COU,acc:1.0;;red,acc:0.0;;red,acc:1.0;;blue,acc:1.0;;red,acc:0.0;;blue,acc:1.0;;blue,acc:1.0;;red,acc:0.0;;blue,acc:1.0;;blue,acc:1.0;;blue</text:p>
          </table:table-cell>
          <table:table-cell table:style-name="ce2" office:value-type="string" calcext:value-type="string">
            <text:p>0.0,31.8</text:p>
          </table:table-cell>
          <table:table-cell table:style-name="ce2" office:value-type="string" calcext:value-type="string">
            <text:p>0,0,0,0,0,0,0,0,0,0,17,24,17,25,43,46,20,57,47,22</text:p>
          </table:table-cell>
          <table:table-cell table:style-name="ce2" office:value-type="string" calcext:value-type="string">
            <text:p>Wed Apr 25 2018 04:03:39 GMT 0400 (Russian Standard Time)</text:p>
          </table:table-cell>
          <table:table-cell table:style-name="ce2" office:value-type="string" calcext:value-type="string">
            <text:p>group: 3, response: 8,74,29,15,12,6,3,5</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0.5333333333333333,0.8</text:p>
          </table:table-cell>
          <table:table-cell table:style-name="ce2" office:value-type="string" calcext:value-type="string">
            <text:p>acc:0.3333333333333333;;BZN;;DAL,acc:0.5;;ITH,acc:0.3333333333333333;;EVV;;MCO,acc:0.3333333333333333;;MGM;;GSO,acc:0.0;;timedout,acc:0.5;;PKA,acc:1.0;;RDD;;EWR,acc:0.6666666666666666;;SAN;;ASE,acc:0.6666666666666666;;CLE;;ONT;;RNO;;MDW,acc:1.0;;STS;;SCK,acc:1.0;;red,acc:1.0;;blue,acc:1.0;;blue,acc:0.0;;blue,acc:1.0;;red,acc:1.0;;blue,acc:1.0;;red,acc:0.0;;blue,acc:1.0;;blue,acc:1.0;;blue</text:p>
          </table:table-cell>
          <table:table-cell table:style-name="ce2" office:value-type="string" calcext:value-type="string">
            <text:p>10.0,9.4</text:p>
          </table:table-cell>
          <table:table-cell table:style-name="ce2" office:value-type="string" calcext:value-type="string">
            <text:p>0,23,0,0,0,36,23,0,0,18,10,12,9,14,8,7,8,7,11,8</text:p>
          </table:table-cell>
          <table:table-cell table:style-name="ce2" office:value-type="string" calcext:value-type="string">
            <text:p>Thu May 03 2018 16:43:30 GMT-0400 (Eastern Daylight Time)</text:p>
          </table:table-cell>
          <table:table-cell table:style-name="ce2" office:value-type="string" calcext:value-type="string">
            <text:p>group: 4, response: 6,12,5,15,74,8,29,3</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82" calcext:value-type="float">
            <text:p>982</text:p>
          </table:table-cell>
          <table:table-cell table:style-name="ce2" office:value-type="string" calcext:value-type="string">
            <text:p>0.5333333333333333,0.9</text:p>
          </table:table-cell>
          <table:table-cell table:style-name="ce2" office:value-type="string" calcext:value-type="string">
            <text:p>acc:0.0;;timedout,acc:0.5;;YNG,acc:0.0;;DSM,acc:0.16666666666666666;;LBB,acc:0.6666666666666666;;A61;;SJC,acc:1.0;;PKA;;FWA,acc:1.0;;EWR;;RDD,acc:0.3333333333333333;;FWA,acc:0.6666666666666666;;CLE;;MDW;;ASE;;BUR,acc:1.0;;STS;;SCK,acc:1.0;;red,acc:1.0;;blue,acc:1.0;;blue,acc:0.0;;blue,acc:1.0;;red,acc:1.0;;blue,acc:1.0;;red,acc:1.0;;red,acc:1.0;;blue,acc:1.0;;blue</text:p>
          </table:table-cell>
          <table:table-cell table:style-name="ce2" office:value-type="string" calcext:value-type="string">
            <text:p>21.9,15.8</text:p>
          </table:table-cell>
          <table:table-cell table:style-name="ce2" office:value-type="string" calcext:value-type="string">
            <text:p>0,25,0,19,27,30,27,19,36,36,18,12,16,23,16,23,8,19,8,15</text:p>
          </table:table-cell>
          <table:table-cell table:style-name="ce2" office:value-type="string" calcext:value-type="string">
            <text:p>Thu May 03 2018 16:53:07 GMT-0400 (Eastern Daylight Time)</text:p>
          </table:table-cell>
          <table:table-cell table:style-name="ce2" office:value-type="string" calcext:value-type="string">
            <text:p>group: 3, response: 8,24,29,15,12,6,3,5</text:p>
          </table:table-cell>
          <table:table-cell table:style-name="ce2" office:value-type="float" office:value="51" calcext:value-type="float">
            <text:p>51</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style-name="ce2" office:value-type="string" calcext:value-type="string">
            <text:p>was easier toward the end of the stud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66" calcext:value-type="float">
            <text:p>966</text:p>
          </table:table-cell>
          <table:table-cell table:style-name="ce2" office:value-type="string" calcext:value-type="string">
            <text:p>0.5333333333333333,0.3</text:p>
          </table:table-cell>
          <table:table-cell table:style-name="ce2" office:value-type="string" calcext:value-type="string">
            <text:p>acc:0.0;;timedout,acc:0.5;;ITH,acc:0.3333333333333333;;JHM,acc:0.5;;MCO;;LBB;;MGM,acc:1.0;;A61;;FWA;;SJC,acc:0.0;;timedout,acc:1.0;;RDD;;EWR,acc:0.3333333333333333;;ASE,acc:0.6666666666666666;;RDM;;SMF;;RNO;;CLE;;ONT;;MDW,acc:1.0;;COU;;CIC;;STS;;SCK,acc:1.0;;red,acc:0.0;;red,acc:0.0;;red,acc:1.0;;red,acc:0.0;;blue,acc:0.0;;red,acc:0.0;;blue,acc:1.0;;red,acc:0.0;;red,acc:0.0;;red</text:p>
          </table:table-cell>
          <table:table-cell table:style-name="ce2" office:value-type="string" calcext:value-type="string">
            <text:p>21.7,10.7</text:p>
          </table:table-cell>
          <table:table-cell table:style-name="ce2" office:value-type="string" calcext:value-type="string">
            <text:p>0,30,0,36,38,0,30,37,33,13,17,18,11,12,7,7,7,10,6,12</text:p>
          </table:table-cell>
          <table:table-cell table:style-name="ce2" office:value-type="string" calcext:value-type="string">
            <text:p>Thu May 03 2018 17:14:39 GMT-0400 (EDT)</text:p>
          </table:table-cell>
          <table:table-cell table:style-name="ce2" office:value-type="string" calcext:value-type="string">
            <text:p>group: 4, response: 6,12,5,15,74,8,29,3</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Thanks so much.</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84" calcext:value-type="float">
            <text:p>1584</text:p>
          </table:table-cell>
          <table:table-cell table:style-name="ce2" office:value-type="float" office:value="775" calcext:value-type="float">
            <text:p>775</text:p>
          </table:table-cell>
          <table:table-cell table:style-name="ce2" office:value-type="string" calcext:value-type="string">
            <text:p>0.6166666666666667,0.8</text:p>
          </table:table-cell>
          <table:table-cell table:style-name="ce2" office:value-type="string" calcext:value-type="string">
            <text:p>acc:0.16666666666666666;;DAL,acc:0.0;;AVL;;BDL,acc:0.6666666666666666;;ELP;;MCO;;GSO,acc:0.5;;ICT;;CAE;;LBB;;NYL;;GSO,acc:0.6666666666666666;;A61;;FWA,acc:1.0;;FWA;;PKA,acc:1.0;;RDD;;EWR;;RAP;;ASE,acc:0.6666666666666666;;ASE;;SAN,acc:1.0;;ASE;;BUR;;RNO;;CLE;;ONT;;MDW,acc:0.5;;SCK,acc:1.0;;red,acc:0.0;;red,acc:1.0;;blue,acc:1.0;;red,acc:1.0;;red,acc:0.0;;red,acc:1.0;;red,acc:1.0;;red,acc:1.0;;blue,acc:1.0;;blue</text:p>
          </table:table-cell>
          <table:table-cell table:style-name="ce2" office:value-type="string" calcext:value-type="string">
            <text:p>6.0,17.4</text:p>
          </table:table-cell>
          <table:table-cell table:style-name="ce2" office:value-type="string" calcext:value-type="string">
            <text:p>0,0,0,0,0,22,23,0,0,15,10,20,20,25,24,18,6,27,10,14</text:p>
          </table:table-cell>
          <table:table-cell table:style-name="ce2" office:value-type="string" calcext:value-type="string">
            <text:p>Thu May 03 2018 16:26:54 GMT-0500 (Central Daylight Time)</text:p>
          </table:table-cell>
          <table:table-cell table:style-name="ce2" office:value-type="string" calcext:value-type="string">
            <text:p>group: 3, response: 8,74,29,15,12,6,3,5</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N/A</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75,1.0</text:p>
          </table:table-cell>
          <table:table-cell table:style-name="ce2" office:value-type="string" calcext:value-type="string">
            <text:p>acc:0.0;;PFN;;GGG,acc:1.0;;ITH;;YNG,acc:0.3333333333333333;;JHM;;EVV,acc:0.5;;ICT;;CAE;;LBB;;NYL;;MCO,acc:0.6666666666666666;;MIA;;PKA;;FWA;;SJC,acc:1.0;;PKA;;FWA,acc:1.0;;RAP;;ASE;;RDD;;EWR,acc:1.0;;FWA;;SAN;;ASE,acc:1.0;;SMF;;RDM;;BUR;;ASE;;RNO;;MDW;;ONT;;CLE,acc:1.0;;COU;;CIC;;SCK;;STS,acc:1.0;;red,acc:1.0;;blue,acc:1.0;;blue,acc:1.0;;red,acc:1.0;;red,acc:1.0;;blue,acc:1.0;;red,acc:1.0;;red,acc:1.0;;blue,acc:1.0;;blue</text:p>
          </table:table-cell>
          <table:table-cell table:style-name="ce2" office:value-type="string" calcext:value-type="string">
            <text:p>17.8,19.0</text:p>
          </table:table-cell>
          <table:table-cell table:style-name="ce2" office:value-type="string" calcext:value-type="string">
            <text:p>0,0,38,0,0,30,25,35,35,15,15,11,10,23,11,46,8,23,16,27</text:p>
          </table:table-cell>
          <table:table-cell table:style-name="ce2" office:value-type="string" calcext:value-type="string">
            <text:p>Thu May 03 2018 14:34:11 GMT-0700 (Pacific Daylight Time)</text:p>
          </table:table-cell>
          <table:table-cell table:style-name="ce2" office:value-type="string" calcext:value-type="string">
            <text:p>group: 3, response: 8,74,29,15,12,6,3,5</text:p>
          </table:table-cell>
          <table:table-cell table:style-name="ce2" office:value-type="float" office:value="19" calcext:value-type="float">
            <text:p>19</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Nop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7" calcext:value-type="float">
            <text:p>1367</text:p>
          </table:table-cell>
          <table:table-cell table:style-name="ce2" office:value-type="float" office:value="806" calcext:value-type="float">
            <text:p>806</text:p>
          </table:table-cell>
          <table:table-cell table:style-name="ce2" office:value-type="string" calcext:value-type="string">
            <text:p>0.6166666666666666,0.8</text:p>
          </table:table-cell>
          <table:table-cell table:style-name="ce2" office:value-type="string" calcext:value-type="string">
            <text:p>acc:0.5;;DAL;;BZN;;TLT,acc:0.5;;YNG,acc:0.6666666666666666;;JHM;;MRY;;MCO;;FWA,acc:0.8333333333333334;;LBB;;NYL;;MGM;;FWA;;MCO,acc:0.6666666666666666;;A61;;AQH;;SJC,acc:0.5;;FWA;;MIA,acc:0.5;;EWR,acc:0.3333333333333333;;ASE,acc:0.6666666666666666;;ASE;;BUR;;RNO;;MDW,acc:1.0;;STS;;SCK,acc:0.0;;blue,acc:0.0;;red,acc:1.0;;blue,acc:1.0;;red,acc:1.0;;red,acc:1.0;;blue,acc:1.0;;red,acc:1.0;;red,acc:1.0;;blue,acc:1.0;;blue</text:p>
          </table:table-cell>
          <table:table-cell table:style-name="ce2" office:value-type="string" calcext:value-type="string">
            <text:p>18.7,17.7</text:p>
          </table:table-cell>
          <table:table-cell table:style-name="ce2" office:value-type="string" calcext:value-type="string">
            <text:p>0,20,0,32,29,24,17,25,23,17,20,21,25,15,29,6,6,13,24,18</text:p>
          </table:table-cell>
          <table:table-cell table:style-name="ce2" office:value-type="string" calcext:value-type="string">
            <text:p>Thu May 03 2018 15:36:55 GMT-0600 (Mountain Daylight Time)</text:p>
          </table:table-cell>
          <table:table-cell table:style-name="ce2" office:value-type="string" calcext:value-type="string">
            <text:p>group: 1, response: 12,8,29,5,3,15,74,6</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868" calcext:value-type="float">
            <text:p>868</text:p>
          </table:table-cell>
          <table:table-cell table:style-name="ce2" office:value-type="string" calcext:value-type="string">
            <text:p>0.6333333333333333,0.8</text:p>
          </table:table-cell>
          <table:table-cell table:style-name="ce2" office:value-type="string" calcext:value-type="string">
            <text:p>acc:0.0;;GGG,acc:1.0;;YNG;;ITH,acc:0.3333333333333333;;FWA;;JHM;;EVV,acc:0.0;;timedout,acc:1.0;;PKA;;MIA;;A61;;FWA;;SJC,acc:0.5;;PKA,acc:0.5;;RAP;;ASE;;RDD,acc:1.0;;OME;;ASE;;SAN;;FWA,acc:1.0;;CLE;;MDW;;ONT;;ASE;;RNO;;BUR;;SMF;;RDM,acc:1.0;;CIC;;COU;;STS;;SCK,acc:0.0;;blue,acc:1.0;;blue,acc:1.0;;blue,acc:1.0;;red,acc:0.0;;blue,acc:1.0;;blue,acc:1.0;;red,acc:1.0;;red,acc:1.0;;blue,acc:1.0;;blue</text:p>
          </table:table-cell>
          <table:table-cell table:style-name="ce2" office:value-type="string" calcext:value-type="string">
            <text:p>22.4,16.4</text:p>
          </table:table-cell>
          <table:table-cell table:style-name="ce2" office:value-type="string" calcext:value-type="string">
            <text:p>14,0,39,0,32,31,19,35,34,20,30,7,12,25,16,15,9,17,16,17</text:p>
          </table:table-cell>
          <table:table-cell table:style-name="ce2" office:value-type="string" calcext:value-type="string">
            <text:p>Thu May 03 2018 14:37:41 GMT-0700 (Pacific Daylight Time)</text:p>
          </table:table-cell>
          <table:table-cell table:style-name="ce2" office:value-type="string" calcext:value-type="string">
            <text:p>group: 4, response: 6,12,5,15,74,8,29,3</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646" calcext:value-type="float">
            <text:p>646</text:p>
          </table:table-cell>
          <table:table-cell table:style-name="ce2" office:value-type="string" calcext:value-type="string">
            <text:p>0.21666666666666665,0.7</text:p>
          </table:table-cell>
          <table:table-cell table:style-name="ce2" office:value-type="string" calcext:value-type="string">
            <text:p>acc:0.0;;timedout,acc:0.0;;MHT,acc:0.0;;HDN,acc:0.16666666666666666;;LBB,acc:0.6666666666666666;;A61;;SJC,acc:0.5;;PKA,acc:0.5;;RDD,acc:0.3333333333333333;;FWA;;DEC,acc:0.0;;NYL,acc:0.0;;CIC,acc:1.0;;red,acc:0.0;;red,acc:1.0;;blue,acc:1.0;;red,acc:0.0;;blue,acc:1.0;;blue,acc:1.0;;red,acc:1.0;;red,acc:0.0;;red,acc:1.0;;blue</text:p>
          </table:table-cell>
          <table:table-cell table:style-name="ce2" office:value-type="string" calcext:value-type="string">
            <text:p>19.6,16.4</text:p>
          </table:table-cell>
          <table:table-cell table:style-name="ce2" office:value-type="string" calcext:value-type="string">
            <text:p>0,38,20,17,15,19,29,22,14,22,17,15,16,21,17,17,16,15,16,14</text:p>
          </table:table-cell>
          <table:table-cell table:style-name="ce2" office:value-type="string" calcext:value-type="string">
            <text:p>Thu May 03 2018 17:42:10 GMT-0400 (Eastern Daylight Time)</text:p>
          </table:table-cell>
          <table:table-cell table:style-name="ce2" office:value-type="string" calcext:value-type="string">
            <text:p>group: 4, response: 6,12,5,015,74,8,29,3</text:p>
          </table:table-cell>
          <table:table-cell table:style-name="ce2" office:value-type="float" office:value="64" calcext:value-type="float">
            <text:p>64</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0.75,1.0</text:p>
          </table:table-cell>
          <table:table-cell table:style-name="ce2" office:value-type="string" calcext:value-type="string">
            <text:p>acc:0.0;;timedout,acc:0.5;;YNG,acc:0.3333333333333333;;JHM;;EVV,acc:0.6666666666666666;;NYL;;LBB;;MCO;;MGM,acc:1.0;;A61;;FWA;;SJC,acc:1.0;;PKA;;FWA,acc:1.0;;RDD;;EWR,acc:1.0;;ASE;;SAN;;FWA,acc:1.0;;BUR;;ASE;;RNO;;ONT;;CLE;;MDW,acc:1.0;;STS;;SCK,acc:1.0;;red,acc:1.0;;blue,acc:1.0;;blue,acc:1.0;;red,acc:1.0;;red,acc:1.0;;blue,acc:1.0;;red,acc:1.0;;red,acc:1.0;;blue,acc:1.0;;blue</text:p>
          </table:table-cell>
          <table:table-cell table:style-name="ce2" office:value-type="string" calcext:value-type="string">
            <text:p>13.8,19.6</text:p>
          </table:table-cell>
          <table:table-cell table:style-name="ce2" office:value-type="string" calcext:value-type="string">
            <text:p>0,0,0,0,0,25,27,38,30,18,8,24,23,17,11,30,13,22,21,27</text:p>
          </table:table-cell>
          <table:table-cell table:style-name="ce2" office:value-type="string" calcext:value-type="string">
            <text:p>Thu May 03 2018 16:37:23 GMT-0700 (Pacific Daylight Time)</text:p>
          </table:table-cell>
          <table:table-cell table:style-name="ce2" office:value-type="string" calcext:value-type="string">
            <text:p>group: 4, response: 6,12,5,15,74,8,29,3</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 real issues. This is kind of a tough thing to do with how many nodes there ar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0.31666666666666665,0.9</text:p>
          </table:table-cell>
          <table:table-cell table:style-name="ce2" office:value-type="string" calcext:value-type="string">
            <text:p>acc:0.16666666666666666;;FWA,acc:0.5;;ITH,acc:0.0;;SAN,acc:0.16666666666666666;;LBB,acc:0.3333333333333333;;A61,acc:0.5;;PKA,acc:0.5;;RDD,acc:0.3333333333333333;;ASE,acc:0.16666666666666666;;RNO,acc:0.5;;STS,acc:1.0;;red,acc:0.0;;red,acc:1.0;;blue,acc:1.0;;red,acc:1.0;;red,acc:1.0;;blue,acc:1.0;;red,acc:1.0;;red,acc:1.0;;blue,acc:1.0;;blue</text:p>
          </table:table-cell>
          <table:table-cell table:style-name="ce2" office:value-type="string" calcext:value-type="string">
            <text:p>15.8,24.0</text:p>
          </table:table-cell>
          <table:table-cell table:style-name="ce2" office:value-type="string" calcext:value-type="string">
            <text:p>18,15,15,14,10,25,17,17,12,15,21,29,21,22,15,33,10,24,13,52</text:p>
          </table:table-cell>
          <table:table-cell table:style-name="ce2" office:value-type="string" calcext:value-type="string">
            <text:p>Thu May 03 2018 21:40:06 GMT-0400 (Eastern Daylight Time)</text:p>
          </table:table-cell>
          <table:table-cell table:style-name="ce2" office:value-type="string" calcext:value-type="string">
            <text:p>group: 3, response: 8,74,29,15,12,6,3,5</text:p>
          </table:table-cell>
          <table:table-cell table:style-name="ce2" office:value-type="float" office:value="41" calcext:value-type="float">
            <text:p>4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1079" calcext:value-type="float">
            <text:p>1079</text:p>
          </table:table-cell>
          <table:table-cell table:style-name="ce2" office:value-type="string" calcext:value-type="string">
            <text:p>0.55,0.9</text:p>
          </table:table-cell>
          <table:table-cell table:style-name="ce2" office:value-type="string" calcext:value-type="string">
            <text:p>acc:0.16666666666666666;;FWA,acc:0.5;;ITH,acc:0.3333333333333333;;SJT;;GSO,acc:0.6666666666666666;;LBB;;MCO;;GSO;;MGM,acc:0.6666666666666666;;FWA;;SJC,acc:0.5;;PKA,acc:0.5;;EWR,acc:0.3333333333333333;;LBB;;ASE,acc:0.8333333333333334;;ASE;;RNO;;MDW;;ONT;;CLE,acc:1.0;;STS;;SCK,acc:1.0;;red,acc:1.0;;blue,acc:1.0;;blue,acc:0.0;;blue,acc:1.0;;red,acc:1.0;;blue,acc:1.0;;red,acc:1.0;;red,acc:1.0;;blue,acc:1.0;;blue</text:p>
          </table:table-cell>
          <table:table-cell table:style-name="ce2" office:value-type="string" calcext:value-type="string">
            <text:p>24.6,16.1</text:p>
          </table:table-cell>
          <table:table-cell table:style-name="ce2" office:value-type="string" calcext:value-type="string">
            <text:p>32,21,0,26,36,38,39,0,34,20,11,7,21,27,35,39,6,6,0,9</text:p>
          </table:table-cell>
          <table:table-cell table:style-name="ce2" office:value-type="string" calcext:value-type="string">
            <text:p>Thu May 03 2018 18:58:27 GMT-0700 (Pacific Daylight Time)</text:p>
          </table:table-cell>
          <table:table-cell table:style-name="ce2" office:value-type="string" calcext:value-type="string">
            <text:p>group: 2, response: 6,74,15,3,12,8,29,5</text:p>
          </table:table-cell>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fun</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4" calcext:value-type="float">
            <text:p>1364</text:p>
          </table:table-cell>
          <table:table-cell table:style-name="ce2" office:value-type="float" office:value="637" calcext:value-type="float">
            <text:p>637</text:p>
          </table:table-cell>
          <table:table-cell table:style-name="ce2" office:value-type="string" calcext:value-type="string">
            <text:p>0.016666666666666666,0.8</text:p>
          </table:table-cell>
          <table:table-cell table:style-name="ce2" office:value-type="string" calcext:value-type="string">
            <text:p>acc:0.0;;CMI;;OAJ;;ORH,acc:0.0;;timedout,acc:0.0;;timedout,acc:0.16666666666666666;;SAV;;FWA,acc:0.0;;UCA,acc:0.0;;timedout,acc:0.0;;YNG,acc:0.0;;timedout,acc:0.0;;UNV;;YNG,acc:0.0;;timedout,acc:0.0;;blue,acc:1.0;;blue,acc:1.0;;blue,acc:1.0;;red,acc:1.0;;red,acc:1.0;;blue,acc:1.0;;red,acc:0.0;;blue,acc:1.0;;blue,acc:1.0;;blue</text:p>
          </table:table-cell>
          <table:table-cell table:style-name="ce2" office:value-type="string" calcext:value-type="string">
            <text:p>6.1,26.5</text:p>
          </table:table-cell>
          <table:table-cell table:style-name="ce2" office:value-type="string" calcext:value-type="string">
            <text:p>0,0,0,31,30,0,0,0,0,0,5,29,35,35,43,16,26,20,24,32</text:p>
          </table:table-cell>
          <table:table-cell table:style-name="ce2" office:value-type="string" calcext:value-type="string">
            <text:p>Thu Apr 19 2018 18:49:14 GMT-0700 (Pacific Daylight Time)</text:p>
          </table:table-cell>
          <table:table-cell table:style-name="ce2" office:value-type="string" calcext:value-type="string">
            <text:p>group: 1, response: 12,8,29,5,3,15,74,6</text:p>
          </table:table-cell>
          <table:table-cell table:style-name="ce2" office:value-type="float" office:value="40" calcext:value-type="float">
            <text:p>40</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style-name="ce2" office:value-type="string" calcext:value-type="string">
            <text:p>nothing</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84" calcext:value-type="float">
            <text:p>984</text:p>
          </table:table-cell>
          <table:table-cell table:style-name="ce2" office:value-type="string" calcext:value-type="string">
            <text:p>0.85,0.1</text:p>
          </table:table-cell>
          <table:table-cell table:style-name="ce2" office:value-type="string" calcext:value-type="string">
            <text:p>acc:0.6666666666666666;;BZN;;DAL;;FWA;;DEC,acc:1.0;;ITH;;YNG,acc:1.0;;SAN;;FWA;;GSO;;MCO;;EVV;;JHM,acc:1.0;;MGM;;LBB;;NYL;;FWA;;GSO;;MCO,acc:1.0;;SJC;;FWA;;A61,acc:0.5;;PKA,acc:1.0;;EWR;;RDD,acc:1.0;;ASE;;SAN;;FWA,acc:0.3333333333333333;;ONT;;SNA;;CLE,acc:1.0;;SCK;;STS,acc:1.0;;red,acc:0.0;;red,acc:0.0;;red,acc:0.0;;blue,acc:0.0;;blue,acc:0.0;;red,acc:0.0;;blue,acc:0.0;;blue,acc:0.0;;red,acc:0.0;;red</text:p>
          </table:table-cell>
          <table:table-cell table:style-name="ce2" office:value-type="string" calcext:value-type="string">
            <text:p>24.0,6.2</text:p>
          </table:table-cell>
          <table:table-cell table:style-name="ce2" office:value-type="string" calcext:value-type="string">
            <text:p>0,24,30,27,27,28,31,30,27,16,7,10,9,7,8,4,5,4,4,4</text:p>
          </table:table-cell>
          <table:table-cell table:style-name="ce2" office:value-type="string" calcext:value-type="string">
            <text:p>Thu Apr 19 2018 22:14:41 GMT-0400 (EDT)</text:p>
          </table:table-cell>
          <table:table-cell table:style-name="ce2" office:value-type="string" calcext:value-type="string">
            <text:p>group: 3, response: 8,74,29,15,12,6,3,5</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style-name="ce2" office:value-type="string" calcext:value-type="string">
            <text:p>none it was grea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0,0.4</text:p>
          </table:table-cell>
          <table:table-cell table:style-name="ce2" office:value-type="string" calcext:value-type="string">
            <text:p>acc:0.0;;LIT;;SWF;;PWM,acc:0.0;;MKG,acc:0.0;;MYR;;SDF;;DEC;;KSM,acc:0.0;;GNV;;PSE,acc:0.0;;PWM,acc:0.0;;IND,acc:0.0;;FWA,acc:0.0;;EAT;;JON,acc:0.0;;SBN,acc:0.0;;GSP,acc:1.0;;red,acc:0.0;;red,acc:1.0;;blue,acc:0.0;;blue,acc:0.0;;blue,acc:0.0;;red,acc:0.0;;blue,acc:1.0;;red,acc:0.0;;red,acc:1.0;;blue</text:p>
          </table:table-cell>
          <table:table-cell table:style-name="ce2" office:value-type="string" calcext:value-type="string">
            <text:p>5.5,2.9</text:p>
          </table:table-cell>
          <table:table-cell table:style-name="ce2" office:value-type="string" calcext:value-type="string">
            <text:p>13,5,8,5,3,3,4,4,5,5,4,2,2,2,2,3,3,2,6,3</text:p>
          </table:table-cell>
          <table:table-cell table:style-name="ce2" office:value-type="string" calcext:value-type="string">
            <text:p>Fri Apr 20 2018 07:43:33 GMT 0530 (India Standard Time)</text:p>
          </table:table-cell>
          <table:table-cell table:style-name="ce2" office:value-type="string" calcext:value-type="string">
            <text:p>group: 3, response: 8,74,29,15,12,6,3,5</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0,0.9</text:p>
          </table:table-cell>
          <table:table-cell table:style-name="ce2" office:value-type="string" calcext:value-type="string">
            <text:p>acc:0.0;;PSE;;LGA,acc:0.0;;SRQ,acc:0.0;;EWR,acc:0.0;;TLT,acc:0.0;;GSO,acc:0.0;;NYL,acc:0.0;;LAX,acc:0.0;;EVV,acc:0.0;;MAZ,acc:0.0;;FNT,acc:1.0;;red,acc:1.0;;blue,acc:1.0;;blue,acc:1.0;;red,acc:1.0;;red,acc:1.0;;blue,acc:1.0;;red,acc:1.0;;red,acc:1.0;;blue,acc:0.0;;red</text:p>
          </table:table-cell>
          <table:table-cell table:style-name="ce2" office:value-type="string" calcext:value-type="string">
            <text:p>1.3,0.8</text:p>
          </table:table-cell>
          <table:table-cell table:style-name="ce2" office:value-type="string" calcext:value-type="string">
            <text:p>4,1,1,1,1,1,1,1,1,1,1,1,1,1,1,1,1,0,0,1</text:p>
          </table:table-cell>
          <table:table-cell table:style-name="ce2" office:value-type="string" calcext:value-type="string">
            <text:p>Fri Apr 20 2018 07:49:35 GMT 0530 (India Standard Time)</text:p>
          </table:table-cell>
          <table:table-cell table:style-name="ce2" office:value-type="string" calcext:value-type="string">
            <text:p>group: 4, response: 6,12,5,15,74,8,29,3</text:p>
          </table:table-cell>
          <table:table-cell table:style-name="ce2" office:value-type="float" office:value="21" calcext:value-type="float">
            <text:p>21</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04" calcext:value-type="float">
            <text:p>1904</text:p>
          </table:table-cell>
          <table:table-cell table:style-name="ce2" office:value-type="float" office:value="955" calcext:value-type="float">
            <text:p>955</text:p>
          </table:table-cell>
          <table:table-cell table:style-name="ce2" office:value-type="string" calcext:value-type="string">
            <text:p>0.4666666666666666,0.9</text:p>
          </table:table-cell>
          <table:table-cell table:style-name="ce2" office:value-type="string" calcext:value-type="string">
            <text:p>acc:0.3333333333333333;;DAL;;FWA,acc:0.5;;YNG,acc:0.6666666666666666;;SAN;;MCO;;EVV;;JHM,acc:0.5;;FWA;;GSO;;MCO,acc:0.6666666666666666;;SJC;;FWA,acc:0.5;;FWA,acc:0.0;;timedout,acc:0.6666666666666666;;FWA;;SAN,acc:0.3333333333333333;;ASE;;ONT,acc:0.5;;SCK,acc:0.0;;blue,acc:1.0;;blue,acc:1.0;;blue,acc:1.0;;red,acc:1.0;;red,acc:1.0;;blue,acc:1.0;;red,acc:1.0;;red,acc:1.0;;blue,acc:1.0;;blue</text:p>
          </table:table-cell>
          <table:table-cell table:style-name="ce2" office:value-type="string" calcext:value-type="string">
            <text:p>24.1,19.0</text:p>
          </table:table-cell>
          <table:table-cell table:style-name="ce2" office:value-type="string" calcext:value-type="string">
            <text:p>0,31,39,26,27,37,0,20,29,32,17,28,20,19,23,15,15,18,28,7</text:p>
          </table:table-cell>
          <table:table-cell table:style-name="ce2" office:value-type="string" calcext:value-type="string">
            <text:p>Thu Apr 19 2018 19:41:38 GMT-0700 (Pacific Daylight Time)</text:p>
          </table:table-cell>
          <table:table-cell table:style-name="ce2" office:value-type="string" calcext:value-type="string">
            <text:p>group: 2, response: 6,74,15,3,12,8,29,5</text:p>
          </table:table-cell>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5" calcext:value-type="float">
            <text:p>1365</text:p>
          </table:table-cell>
          <table:table-cell table:style-name="ce2" office:value-type="float" office:value="648" calcext:value-type="float">
            <text:p>648</text:p>
          </table:table-cell>
          <table:table-cell table:style-name="ce2" office:value-type="string" calcext:value-type="string">
            <text:p>0.6166666666666667,0.7</text:p>
          </table:table-cell>
          <table:table-cell table:style-name="ce2" office:value-type="string" calcext:value-type="string">
            <text:p>acc:0.16666666666666666;;BZN,acc:1.0;;ITH;;YNG;;EVV,acc:0.6666666666666666;;SAN;;FWA;;MCO;;EVV;;JHM,acc:1.0;;MGM;;LBB;;NYL;;FWA;;GSO;;MCO,acc:0.6666666666666666;;FWA;;A61,acc:0.5;;PKA,acc:0.5;;EWR,acc:0.6666666666666666;;ASE;;SAN,acc:0.0;;timedout,acc:1.0;;SCK;;STS,acc:0.0;;blue,acc:0.0;;red,acc:1.0;;blue,acc:1.0;;red,acc:0.0;;blue,acc:1.0;;blue,acc:1.0;;red,acc:1.0;;red,acc:1.0;;blue,acc:1.0;;blue</text:p>
          </table:table-cell>
          <table:table-cell table:style-name="ce2" office:value-type="string" calcext:value-type="string">
            <text:p>9.8,27.9</text:p>
          </table:table-cell>
          <table:table-cell table:style-name="ce2" office:value-type="string" calcext:value-type="string">
            <text:p>0,0,39,0,32,27,0,0,0,0,35,40,47,52,0,11,22,33,15,24</text:p>
          </table:table-cell>
          <table:table-cell table:style-name="ce2" office:value-type="string" calcext:value-type="string">
            <text:p>Thu Apr 19 2018 22:48:31 GMT-0400 (EDT)</text:p>
          </table:table-cell>
          <table:table-cell table:style-name="ce2" office:value-type="string" calcext:value-type="string">
            <text:p>group: 2, response: 6,74,15,3,12,8,29,5</text:p>
          </table:table-cell>
          <table:table-cell table:style-name="ce2" office:value-type="float" office:value="43" calcext:value-type="float">
            <text:p>43</text:p>
          </table:table-cell>
          <table:table-cell table:style-name="ce2" office:value-type="string" calcext:value-type="string">
            <text:p>Female</text:p>
          </table:table-cell>
          <table:table-cell table:style-name="ce2" office:value-type="string" calcext:value-type="string">
            <text:p>Professional degree (e.g. MD, DDS, DVM)</text:p>
          </table:table-cell>
          <table:table-cell table:style-name="ce2" office:value-type="float" office:value="1" calcext:value-type="float">
            <text:p>1</text:p>
          </table:table-cell>
          <table:table-cell table:style-name="ce2" office:value-type="string" calcext:value-type="string">
            <text:p>very difficult to zoom and pan. Did not have enough tim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10" calcext:value-type="float">
            <text:p>1310</text:p>
          </table:table-cell>
          <table:table-cell table:style-name="ce2" office:value-type="float" office:value="667" calcext:value-type="float">
            <text:p>667</text:p>
          </table:table-cell>
          <table:table-cell table:style-name="ce2" office:value-type="string" calcext:value-type="string">
            <text:p>0.7166666666666667,0.9</text:p>
          </table:table-cell>
          <table:table-cell table:style-name="ce2" office:value-type="string" calcext:value-type="string">
            <text:p>acc:0.5;;BZN;;DAL;;DEC,acc:1.0;;ITH;;YNG,acc:1.0;;SAN;;FWA;;GSO;;MCO;;EVV;;JHM,acc:1.0;;MGM;;LBB;;NYL;;FWA;;GSO;;MCO,acc:1.0;;SJC;;FWA;;A61,acc:0.5;;FWA,acc:0.5;;EWR,acc:0.6666666666666666;;ASE;;SAN,acc:0.0;;timedout,acc:1.0;;SCK;;STS,acc:0.0;;blue,acc:1.0;;blue,acc:1.0;;blue,acc:1.0;;red,acc:1.0;;red,acc:1.0;;blue,acc:1.0;;red,acc:1.0;;red,acc:1.0;;blue,acc:1.0;;blue</text:p>
          </table:table-cell>
          <table:table-cell table:style-name="ce2" office:value-type="string" calcext:value-type="string">
            <text:p>26.0,13.2</text:p>
          </table:table-cell>
          <table:table-cell table:style-name="ce2" office:value-type="string" calcext:value-type="string">
            <text:p>0,28,36,29,26,36,39,37,0,29,32,33,15,8,6,20,3,4,4,7</text:p>
          </table:table-cell>
          <table:table-cell table:style-name="ce2" office:value-type="string" calcext:value-type="string">
            <text:p>Thu Apr 19 2018 23:56:48 GMT-0400 (Eastern Daylight Time)</text:p>
          </table:table-cell>
          <table:table-cell table:style-name="ce2" office:value-type="string" calcext:value-type="string">
            <text:p>group: 1, response: 12,8,29,5,3,15,74,6</text:p>
          </table:table-cell>
          <table:table-cell table:style-name="ce2" office:value-type="float" office:value="40" calcext:value-type="float">
            <text:p>4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Very complicated. Hard to see. I needed more time to finish before the HIT timer expired, so I submitted it with my worker ID: AM2KK02JXXW48, as the code. <text:s/>I'll send you a message. Jason V.</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92" calcext:value-type="float">
            <text:p>1392</text:p>
          </table:table-cell>
          <table:table-cell table:style-name="ce2" office:value-type="float" office:value="769" calcext:value-type="float">
            <text:p>769</text:p>
          </table:table-cell>
          <table:table-cell table:style-name="ce2" office:value-type="string" calcext:value-type="string">
            <text:p>0.5833333333333333,0.8</text:p>
          </table:table-cell>
          <table:table-cell table:style-name="ce2" office:value-type="string" calcext:value-type="string">
            <text:p>acc:0.16666666666666666;;BZN,acc:1.0;;ITH;;YNG,acc:0.0;;SAN,acc:0.6666666666666666;;LBB;;NYL;;FWA;;GSO,acc:0.6666666666666666;;FWA;;A61,acc:0.5;;FWA,acc:0.5;;EWR,acc:1.0;;ASE;;SAN;;FWA,acc:0.3333333333333333;;ASE;;BUR,acc:1.0;;SCK;;STS,acc:1.0;;red,acc:1.0;;blue,acc:0.0;;red,acc:1.0;;red,acc:1.0;;red,acc:1.0;;blue,acc:1.0;;red,acc:0.0;;blue,acc:1.0;;blue,acc:1.0;;blue</text:p>
          </table:table-cell>
          <table:table-cell table:style-name="ce2" office:value-type="string" calcext:value-type="string">
            <text:p>5.2,36.1</text:p>
          </table:table-cell>
          <table:table-cell table:style-name="ce2" office:value-type="string" calcext:value-type="string">
            <text:p>0,0,0,0,23,0,0,0,0,29,53,37,59,45,29,26,29,24,24,35</text:p>
          </table:table-cell>
          <table:table-cell table:style-name="ce2" office:value-type="string" calcext:value-type="string">
            <text:p>Thu Apr 19 2018 23:03:32 GMT-0500 (CDT)</text:p>
          </table:table-cell>
          <table:table-cell table:style-name="ce2" office:value-type="string" calcext:value-type="string">
            <text:p>group: 4, response: 6,12,5,15,74,8,29,3</text:p>
          </table:table-cell>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The second part was a little more confusing and the first part they were mostly spaced far enough apart you ran out of time before you could click on all the right one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4" calcext:value-type="float">
            <text:p>1364</text:p>
          </table:table-cell>
          <table:table-cell table:style-name="ce2" office:value-type="float" office:value="637" calcext:value-type="float">
            <text:p>637</text:p>
          </table:table-cell>
          <table:table-cell table:style-name="ce2" office:value-type="string" calcext:value-type="string">
            <text:p>0.0,0.6</text:p>
          </table:table-cell>
          <table:table-cell table:style-name="ce2" office:value-type="string" calcext:value-type="string">
            <text:p>acc:0.0;;PBI,acc:0.0;;MHT,acc:0.0;;DSM,acc:0.0;;CAE,acc:0.0;;RNO,acc:0.0;;CGI,acc:0.0;;ANI,acc:0.0;;STT,acc:0.0;;COU,acc:0.0;;DUY,acc:0.0;;blue,acc:1.0;;blue,acc:1.0;;blue,acc:1.0;;red,acc:1.0;;red,acc:0.0;;red,acc:1.0;;red,acc:0.0;;blue,acc:0.0;;red,acc:1.0;;blue</text:p>
          </table:table-cell>
          <table:table-cell table:style-name="ce2" office:value-type="string" calcext:value-type="string">
            <text:p>4.5,4.0</text:p>
          </table:table-cell>
          <table:table-cell table:style-name="ce2" office:value-type="string" calcext:value-type="string">
            <text:p>14,6,3,6,3,2,1,1,7,2,5,7,7,3,4,3,3,2,3,3</text:p>
          </table:table-cell>
          <table:table-cell table:style-name="ce2" office:value-type="string" calcext:value-type="string">
            <text:p>Fri Apr 20 2018 02:41:24 GMT-0700 (Pacific Daylight Time)</text:p>
          </table:table-cell>
          <table:table-cell table:style-name="ce2" office:value-type="string" calcext:value-type="string">
            <text:p>group: 4, response: 6,12,5,15,74,8,29,3</text:p>
          </table:table-cell>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good</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0.7333333333333333,0.9</text:p>
          </table:table-cell>
          <table:table-cell table:style-name="ce2" office:value-type="string" calcext:value-type="string">
            <text:p>acc:0.5;;BZN;;DAL;;FWA,acc:1.0;;ITH;;YNG,acc:0.6666666666666666;;SAN;;FWA;;MCO;;DLH;;JHM,acc:1.0;;MGM;;LBB;;NYL;;FWA;;GSO;;MCO,acc:0.3333333333333333;;SJC,acc:0.5;;PKA,acc:1.0;;EWR;;RDD,acc:1.0;;ASE;;SAN;;FWA,acc:0.3333333333333333;;BUR;;ASE,acc:1.0;;SCK;;STS,acc:0.0;;blue,acc:1.0;;blue,acc:1.0;;blue,acc:1.0;;red,acc:1.0;;red,acc:1.0;;blue,acc:1.0;;red,acc:1.0;;red,acc:1.0;;blue,acc:1.0;;blue</text:p>
          </table:table-cell>
          <table:table-cell table:style-name="ce2" office:value-type="string" calcext:value-type="string">
            <text:p>13.6,13.4</text:p>
          </table:table-cell>
          <table:table-cell table:style-name="ce2" office:value-type="string" calcext:value-type="string">
            <text:p>0,32,38,34,0,0,32,0,0,0,23,7,44,9,7,5,7,12,6,14</text:p>
          </table:table-cell>
          <table:table-cell table:style-name="ce2" office:value-type="string" calcext:value-type="string">
            <text:p>Tue Apr 24 2018 15:12:08 GMT-0400 (Eastern Daylight Time)</text:p>
          </table:table-cell>
          <table:table-cell table:style-name="ce2" office:value-type="string" calcext:value-type="string">
            <text:p>group: 2, response: 6,74,15,3,12,8,29,5</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Questions with lots of space between the highlighted airports needed much more time than 30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0.5999999999999999,1.0</text:p>
          </table:table-cell>
          <table:table-cell table:style-name="ce2" office:value-type="string" calcext:value-type="string">
            <text:p>acc:0.3333333333333333;;BZN;;DAL,acc:1.0;;ITH;;YNG,acc:1.0;;SAN;;FWA;;GSO;;MCO;;EVV;;JHM,acc:1.0;;MGM;;LBB;;NYL;;FWA;;GSO;;MCO,acc:1.0;;SJC;;FWA;;A61,acc:0.0;;timedout,acc:0.0;;timedout,acc:0.3333333333333333;;EWR;;FWA,acc:0.3333333333333333;;ONT;;RNO,acc:1.0;;SCK;;STS,acc:1.0;;red,acc:1.0;;blue,acc:1.0;;blue,acc:1.0;;red,acc:1.0;;red,acc:1.0;;blue,acc:1.0;;red,acc:1.0;;red,acc:1.0;;blue,acc:1.0;;blue</text:p>
          </table:table-cell>
          <table:table-cell table:style-name="ce2" office:value-type="string" calcext:value-type="string">
            <text:p>17.8,9.3</text:p>
          </table:table-cell>
          <table:table-cell table:style-name="ce2" office:value-type="string" calcext:value-type="string">
            <text:p>0,34,0,35,39,0,0,38,0,32,15,14,16,8,8,6,4,7,7,8</text:p>
          </table:table-cell>
          <table:table-cell table:style-name="ce2" office:value-type="string" calcext:value-type="string">
            <text:p>Tue Apr 24 2018 14:18:02 GMT-0500 (Central Daylight Time)</text:p>
          </table:table-cell>
          <table:table-cell table:style-name="ce2" office:value-type="string" calcext:value-type="string">
            <text:p>group: 1, response: 12,8,29,5,3,15,74,6</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36" calcext:value-type="float">
            <text:p>1536</text:p>
          </table:table-cell>
          <table:table-cell table:style-name="ce2" office:value-type="float" office:value="734" calcext:value-type="float">
            <text:p>734</text:p>
          </table:table-cell>
          <table:table-cell table:style-name="ce2" office:value-type="string" calcext:value-type="string">
            <text:p>0.45,0.8</text:p>
          </table:table-cell>
          <table:table-cell table:style-name="ce2" office:value-type="string" calcext:value-type="string">
            <text:p>acc:0.3333333333333333;;BZN;;DAL,acc:1.0;;ITH;;YNG,acc:0.6666666666666666;;SAN;;FWA;;GSO;;MCO;;EVV,acc:0.5;;LBB;;NYL;;FWA,acc:0.3333333333333333;;FWA,acc:0.0;;timedout,acc:0.0;;timedout,acc:0.3333333333333333;;SAN,acc:0.3333333333333333;;CLE;;MDW,acc:1.0;;SCK;;STS,acc:1.0;;red,acc:0.0;;red,acc:1.0;;blue,acc:1.0;;red,acc:0.0;;blue,acc:1.0;;blue,acc:1.0;;red,acc:1.0;;red,acc:1.0;;blue,acc:1.0;;blue</text:p>
          </table:table-cell>
          <table:table-cell table:style-name="ce2" office:value-type="string" calcext:value-type="string">
            <text:p>0.0,0.0</text:p>
          </table:table-cell>
          <table:table-cell table:style-name="ce2" office:value-type="string" calcext:value-type="string">
            <text:p>0,0,0,0,0,0,0,0,0,0,0,0,0,0,0,0,0,0,0,0</text:p>
          </table:table-cell>
          <table:table-cell table:style-name="ce2" office:value-type="string" calcext:value-type="string">
            <text:p>Tue Apr 24 2018 15:11:21 GMT-0500 (Central Daylight Time)</text:p>
          </table:table-cell>
          <table:table-cell table:style-name="ce2" office:value-type="string" calcext:value-type="string">
            <text:p>group: 1, response: 12,8,29,5,3,15,74,6</text:p>
          </table:table-cell>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63" calcext:value-type="float">
            <text:p>763</text:p>
          </table:table-cell>
          <table:table-cell table:style-name="ce2" office:value-type="string" calcext:value-type="string">
            <text:p>0.6833333333333333,0.6</text:p>
          </table:table-cell>
          <table:table-cell table:style-name="ce2" office:value-type="string" calcext:value-type="string">
            <text:p>acc:0.5;;BZN;;DAL;;FWA,acc:1.0;;ITH;;YNG,acc:1.0;;SAN;;FWA;;GSO;;MCO;;EVV;;JHM,acc:1.0;;MGM;;LBB;;NYL;;FWA;;GSO;;MCO,acc:1.0;;SJC;;FWA;;A61,acc:0.5;;PKA,acc:0.5;;CLT;;RDD,acc:0.3333333333333333;;FWA,acc:0.0;;MDT,acc:1.0;;SCK;;STS,acc:0.0;;blue,acc:1.0;;blue,acc:0.0;;red,acc:1.0;;red,acc:0.0;;blue,acc:1.0;;blue,acc:1.0;;red,acc:0.0;;blue,acc:1.0;;blue,acc:1.0;;blue</text:p>
          </table:table-cell>
          <table:table-cell table:style-name="ce2" office:value-type="string" calcext:value-type="string">
            <text:p>25.1,11.3</text:p>
          </table:table-cell>
          <table:table-cell table:style-name="ce2" office:value-type="string" calcext:value-type="string">
            <text:p>0,27,35,38,23,35,27,16,26,24,12,5,7,9,10,35,15,7,7,6</text:p>
          </table:table-cell>
          <table:table-cell table:style-name="ce2" office:value-type="string" calcext:value-type="string">
            <text:p>Tue Apr 24 2018 15:34:52 GMT-0500 (Central Daylight Time)</text:p>
          </table:table-cell>
          <table:table-cell table:style-name="ce2" office:value-type="string" calcext:value-type="string">
            <text:p>group: 3, response: 8,74,29,6,12,6,3,5</text:p>
          </table:table-cell>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The study was fun and a little bit challenging.</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04" calcext:value-type="float">
            <text:p>1304</text:p>
          </table:table-cell>
          <table:table-cell table:style-name="ce2" office:value-type="float" office:value="677" calcext:value-type="float">
            <text:p>677</text:p>
          </table:table-cell>
          <table:table-cell table:style-name="ce2" office:value-type="string" calcext:value-type="string">
            <text:p>0.4166666666666667,0.7</text:p>
          </table:table-cell>
          <table:table-cell table:style-name="ce2" office:value-type="string" calcext:value-type="string">
            <text:p>acc:0.16666666666666666;;BZN,acc:0.0;;timedout,acc:1.0;;SAN;;FWA;;GSO;;MCO;;EVV;;JHM,acc:0.6666666666666666;;MGM;;LBB;;NYL;;FWA,acc:1.0;;SJC;;FWA;;A61,acc:0.0;;timedout,acc:0.5;;EWR;;RDM,acc:0.3333333333333333;;FWA,acc:0.0;;timedout,acc:0.5;;SCK,acc:0.0;;blue,acc:0.0;;red,acc:1.0;;blue,acc:0.0;;blue,acc:1.0;;red,acc:1.0;;blue,acc:1.0;;red,acc:1.0;;red,acc:1.0;;blue,acc:1.0;;blue</text:p>
          </table:table-cell>
          <table:table-cell table:style-name="ce2" office:value-type="string" calcext:value-type="string">
            <text:p>6.6,21.9</text:p>
          </table:table-cell>
          <table:table-cell table:style-name="ce2" office:value-type="string" calcext:value-type="string">
            <text:p>0,0,0,0,32,0,34,0,0,0,24,18,42,27,33,4,13,21,20,17</text:p>
          </table:table-cell>
          <table:table-cell table:style-name="ce2" office:value-type="string" calcext:value-type="string">
            <text:p>Tue Apr 24 2018 14:28:08 GMT-0700 (Pacific Daylight Time)</text:p>
          </table:table-cell>
          <table:table-cell table:style-name="ce2" office:value-type="string" calcext:value-type="string">
            <text:p>group: 2, response: 6,74,15,3,12,8,29,5</text:p>
          </table:table-cell>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The graph was way too big to be manageabl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94" calcext:value-type="float">
            <text:p>794</text:p>
          </table:table-cell>
          <table:table-cell table:style-name="ce2" office:value-type="string" calcext:value-type="string">
            <text:p>0.4333333333333333,0.5</text:p>
          </table:table-cell>
          <table:table-cell table:style-name="ce2" office:value-type="string" calcext:value-type="string">
            <text:p>acc:0.0;;timedout,acc:0.5;;YNG,acc:1.0;;SAN;;FWA;;GSO;;MCO;;EVV;;JHM,acc:1.0;;GSO;;FWA;;NYL;;LBB;;MGM;;MCO,acc:1.0;;FWA;;SJC;;A61,acc:0.0;;FAT;;BIS;;GGV,acc:0.5;;EWR,acc:0.0;;DEC,acc:0.3333333333333333;;CLE;;SMF;;ONT,acc:0.0;;ANI,acc:0.0;;blue,acc:1.0;;blue,acc:0.0;;red,acc:0.0;;blue,acc:1.0;;red,acc:0.0;;red,acc:1.0;;red,acc:1.0;;red,acc:1.0;;blue,acc:0.0;;red</text:p>
          </table:table-cell>
          <table:table-cell table:style-name="ce2" office:value-type="string" calcext:value-type="string">
            <text:p>12.8,20.9</text:p>
          </table:table-cell>
          <table:table-cell table:style-name="ce2" office:value-type="string" calcext:value-type="string">
            <text:p>0,0,33,0,0,10,37,0,31,17,7,9,1,1,37,29,33,40,34,18</text:p>
          </table:table-cell>
          <table:table-cell table:style-name="ce2" office:value-type="string" calcext:value-type="string">
            <text:p>Tue Apr 24 2018 17:44:00 GMT-0400 (Eastern Daylight Time)</text:p>
          </table:table-cell>
          <table:table-cell table:style-name="ce2" office:value-type="string" calcext:value-type="string">
            <text:p>group: 2, response: 6,74,15,3,12,8,29,5</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 issues but i didn't understand the distance thing.</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840" calcext:value-type="float">
            <text:p>1840</text:p>
          </table:table-cell>
          <table:table-cell table:style-name="ce2" office:value-type="float" office:value="1264" calcext:value-type="float">
            <text:p>1264</text:p>
          </table:table-cell>
          <table:table-cell table:style-name="ce2" office:value-type="string" calcext:value-type="string">
            <text:p>0.7166666666666666,0.8</text:p>
          </table:table-cell>
          <table:table-cell table:style-name="ce2" office:value-type="string" calcext:value-type="string">
            <text:p>acc:0.3333333333333333;;BZN;;DAL,acc:1.0;;ITH;;YNG,acc:1.0;;SAN;;FWA;;GSO;;MCO;;EVV;;JHM,acc:1.0;;MGM;;LBB;;NYL;;FWA;;GSO;;MCO,acc:1.0;;SJC;;FWA;;A61,acc:0.0;;timedout,acc:0.5;;EWR,acc:1.0;;ASE;;SAN;;FWA,acc:0.3333333333333333;;BUR;;ONT,acc:1.0;;SCK;;STS,acc:0.0;;blue,acc:1.0;;blue,acc:1.0;;blue,acc:1.0;;red,acc:1.0;;red,acc:1.0;;blue,acc:1.0;;red,acc:1.0;;red,acc:1.0;;blue,acc:0.0;;red</text:p>
          </table:table-cell>
          <table:table-cell table:style-name="ce2" office:value-type="string" calcext:value-type="string">
            <text:p>10.9,27.3</text:p>
          </table:table-cell>
          <table:table-cell table:style-name="ce2" office:value-type="string" calcext:value-type="string">
            <text:p>0,0,0,39,35,0,0,0,0,35,21,22,30,43,35,17,10,24,20,51</text:p>
          </table:table-cell>
          <table:table-cell table:style-name="ce2" office:value-type="string" calcext:value-type="string">
            <text:p>Tue Apr 24 2018 14:47:27 GMT-0700 (PDT)</text:p>
          </table:table-cell>
          <table:table-cell table:style-name="ce2" office:value-type="string" calcext:value-type="string">
            <text:p>group: 2, response: 6,74,15,3,12,8,29,5</text:p>
          </table:table-cell>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I felt very pressured with the time limit, if i had been given unlimited time i probably could have gotten each answer correc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06" calcext:value-type="float">
            <text:p>1306</text:p>
          </table:table-cell>
          <table:table-cell table:style-name="ce2" office:value-type="float" office:value="1260" calcext:value-type="float">
            <text:p>1260</text:p>
          </table:table-cell>
          <table:table-cell table:style-name="ce2" office:value-type="string" calcext:value-type="string">
            <text:p>0.4666666666666667,0.3</text:p>
          </table:table-cell>
          <table:table-cell table:style-name="ce2" office:value-type="string" calcext:value-type="string">
            <text:p>acc:0.0;;timedout,acc:1.0;;ITH;;YNG,acc:0.0;;SAN;;FWA,acc:0.8333333333333334;;MGM;;LBB;;NYL;;FWA;;GSO,acc:0.6666666666666666;;SJC;;FWA,acc:0.5;;PKA,acc:0.5;;EWR,acc:0.3333333333333333;;ASE,acc:0.3333333333333333;;ONT;;RNO,acc:0.5;;SCK,acc:1.0;;red,acc:0.0;;red,acc:0.0;;red,acc:0.0;;blue,acc:0.0;;blue,acc:0.0;;red,acc:0.0;;blue,acc:1.0;;red,acc:0.0;;red,acc:1.0;;blue</text:p>
          </table:table-cell>
          <table:table-cell table:style-name="ce2" office:value-type="string" calcext:value-type="string">
            <text:p>7.3,10.9</text:p>
          </table:table-cell>
          <table:table-cell table:style-name="ce2" office:value-type="string" calcext:value-type="string">
            <text:p>0,0,0,0,0,38,35,0,0,0,23,5,7,20,12,6,8,10,5,13</text:p>
          </table:table-cell>
          <table:table-cell table:style-name="ce2" office:value-type="string" calcext:value-type="string">
            <text:p>Tue Apr 24 2018 18:11:18 GMT-0500 (CDT)</text:p>
          </table:table-cell>
          <table:table-cell table:style-name="ce2" office:value-type="string" calcext:value-type="string">
            <text:p>group: 3, response: 8,74,29,15,12,6,3,5</text:p>
          </table:table-cell>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69" calcext:value-type="float">
            <text:p>769</text:p>
          </table:table-cell>
          <table:table-cell table:style-name="ce2" office:value-type="string" calcext:value-type="string">
            <text:p>0.85,0.9</text:p>
          </table:table-cell>
          <table:table-cell table:style-name="ce2" office:value-type="string" calcext:value-type="string">
            <text:p>acc:0.0;;timedout,acc:1.0;;ITH;;YNG,acc:1.0;;FWA;;GSO;;MCO;;EVV;;JHM,acc:1.0;;MGM;;LBB;;NYL;;FWA;;GSO;;MCO,acc:1.0;;SJC;;FWA;;A61,acc:1.0;;FWA;;PKA,acc:1.0;;EWR;;RDD,acc:0.6666666666666666;;ASE;;FWA,acc:0.8333333333333334;;ASE;;BUR;;ONT;;RNO;;MDW,acc:1.0;;SCK;;STS,acc:1.0;;red,acc:1.0;;blue,acc:0.0;;red,acc:1.0;;red,acc:1.0;;red,acc:1.0;;blue,acc:1.0;;red,acc:1.0;;red,acc:1.0;;blue,acc:1.0;;blue</text:p>
          </table:table-cell>
          <table:table-cell table:style-name="ce2" office:value-type="string" calcext:value-type="string">
            <text:p>25.0,23.1</text:p>
          </table:table-cell>
          <table:table-cell table:style-name="ce2" office:value-type="string" calcext:value-type="string">
            <text:p>0,26,30,26,21,32,28,34,35,18,15,34,0,0,16,58,24,35,18,31</text:p>
          </table:table-cell>
          <table:table-cell table:style-name="ce2" office:value-type="string" calcext:value-type="string">
            <text:p>Tue Apr 24 2018 19:20:31 GMT-0400 (Eastern Daylight Time)</text:p>
          </table:table-cell>
          <table:table-cell table:style-name="ce2" office:value-type="string" calcext:value-type="string">
            <text:p>group: 1, response: 012,18,29,5,3,15,74,6</text:p>
          </table:table-cell>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nop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17" calcext:value-type="float">
            <text:p>1517</text:p>
          </table:table-cell>
          <table:table-cell table:style-name="ce2" office:value-type="float" office:value="656" calcext:value-type="float">
            <text:p>656</text:p>
          </table:table-cell>
          <table:table-cell table:style-name="ce2" office:value-type="string" calcext:value-type="string">
            <text:p>0.5166666666666666,0.4</text:p>
          </table:table-cell>
          <table:table-cell table:style-name="ce2" office:value-type="string" calcext:value-type="string">
            <text:p>acc:0.5;;BZN;;DAL;;FWA,acc:1.0;;ITH;;YNG,acc:0.3333333333333333;;SAN;;FWA;;MCO,acc:1.0;;MGM;;LBB;;NYL;;FWA;;GSO;;MCO,acc:1.0;;SJC;;FWA;;A61,acc:0.0;;timedout,acc:0.0;;timedout,acc:0.3333333333333333;;ASE,acc:0.0;;timedout,acc:1.0;;SCK;;STS,acc:1.0;;red,acc:1.0;;blue,acc:1.0;;blue,acc:0.0;;blue,acc:0.0;;blue,acc:0.0;;red,acc:0.0;;blue,acc:1.0;;red,acc:0.0;;red,acc:0.0;;red</text:p>
          </table:table-cell>
          <table:table-cell table:style-name="ce2" office:value-type="string" calcext:value-type="string">
            <text:p>7.5,19.0</text:p>
          </table:table-cell>
          <table:table-cell table:style-name="ce2" office:value-type="string" calcext:value-type="string">
            <text:p>0,36,0,0,39,0,0,0,0,0,23,33,35,10,21,6,17,8,19,18</text:p>
          </table:table-cell>
          <table:table-cell table:style-name="ce2" office:value-type="string" calcext:value-type="string">
            <text:p>Tue Apr 24 2018 19:30:07 GMT-0400 (US Eastern Daylight Time)</text:p>
          </table:table-cell>
          <table:table-cell table:style-name="ce2" office:value-type="string" calcext:value-type="string">
            <text:p>group: 3, response: 8,74,29,15,12,6,3,5</text:p>
          </table:table-cell>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The second part was a little hard to understand and the first part was like impossible to do with the time limits. I did my best anyway. In most of them I couldn't even fit both lines on my computer screen enough to see the connections. It was way too much zooming and panning to complete in 30 seconds. So I probably did not perform incredibly well but I tried. Please accept my participation and feedback on this HIT. Thanks and have a great da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90" calcext:value-type="float">
            <text:p>1290</text:p>
          </table:table-cell>
          <table:table-cell table:style-name="ce2" office:value-type="float" office:value="657" calcext:value-type="float">
            <text:p>657</text:p>
          </table:table-cell>
          <table:table-cell table:style-name="ce2" office:value-type="string" calcext:value-type="string">
            <text:p>0.4833333333333333,0.7</text:p>
          </table:table-cell>
          <table:table-cell table:style-name="ce2" office:value-type="string" calcext:value-type="string">
            <text:p>acc:0.6666666666666666;;BZN;;DAL;;FWA;;Z13,acc:0.5;;ITH,acc:0.3333333333333333;;SAN;;MCO,acc:0.3333333333333333;;MGM;;LAX;;MCO,acc:0.3333333333333333;;A61,acc:0.5;;PKA,acc:1.0;;EWR;;RDD,acc:0.3333333333333333;;ASE,acc:0.3333333333333333;;ASE;;CLE,acc:0.5;;SCK,acc:1.0;;red,acc:1.0;;blue,acc:1.0;;blue,acc:1.0;;red,acc:1.0;;red,acc:1.0;;blue,acc:1.0;;red,acc:0.0;;blue,acc:0.0;;red,acc:0.0;;red</text:p>
          </table:table-cell>
          <table:table-cell table:style-name="ce2" office:value-type="string" calcext:value-type="string">
            <text:p>19.3,2.4</text:p>
          </table:table-cell>
          <table:table-cell table:style-name="ce2" office:value-type="string" calcext:value-type="string">
            <text:p>33,0,0,21,21,35,32,0,24,27,3,3,2,2,3,1,2,2,3,3</text:p>
          </table:table-cell>
          <table:table-cell table:style-name="ce2" office:value-type="string" calcext:value-type="string">
            <text:p>Thu May 03 2018 14:22:40 GMT-0500 (Central Daylight Time)</text:p>
          </table:table-cell>
          <table:table-cell table:style-name="ce2" office:value-type="string" calcext:value-type="string">
            <text:p>group: 4, response: 6,12,5,15,74,8,29,3</text:p>
          </table:table-cell>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858" calcext:value-type="float">
            <text:p>1858</text:p>
          </table:table-cell>
          <table:table-cell table:style-name="ce2" office:value-type="float" office:value="1134" calcext:value-type="float">
            <text:p>1134</text:p>
          </table:table-cell>
          <table:table-cell table:style-name="ce2" office:value-type="string" calcext:value-type="string">
            <text:p>0.7,1.0</text:p>
          </table:table-cell>
          <table:table-cell table:style-name="ce2" office:value-type="string" calcext:value-type="string">
            <text:p>acc:0.3333333333333333;;BZN;;DAL,acc:1.0;;ITH;;YNG,acc:1.0;;SAN;;FWA;;GSO;;MCO;;EVV;;JHM,acc:1.0;;MGM;;LBB;;NYL;;FWA;;GSO;;MCO,acc:1.0;;SJC;;FWA;;A61,acc:0.5;;PKA,acc:0.5;;EWR,acc:0.3333333333333333;;FWA,acc:0.3333333333333333;;ASE;;BUR,acc:1.0;;SCK;;STS,acc:1.0;;red,acc:1.0;;blue,acc:1.0;;blue,acc:1.0;;red,acc:1.0;;red,acc:1.0;;blue,acc:1.0;;red,acc:1.0;;red,acc:1.0;;blue,acc:1.0;;blue</text:p>
          </table:table-cell>
          <table:table-cell table:style-name="ce2" office:value-type="string" calcext:value-type="string">
            <text:p>19.4,25.6</text:p>
          </table:table-cell>
          <table:table-cell table:style-name="ce2" office:value-type="string" calcext:value-type="string">
            <text:p>0,37,38,28,23,35,0,0,0,33,42,18,0,0,25,32,35,45,24,35</text:p>
          </table:table-cell>
          <table:table-cell table:style-name="ce2" office:value-type="string" calcext:value-type="string">
            <text:p>Thu May 03 2018 16:13:19 GMT-0500 (Central Daylight Time)</text:p>
          </table:table-cell>
          <table:table-cell table:style-name="ce2" office:value-type="string" calcext:value-type="string">
            <text:p>group: 2, response: 6,74,15,3,12,8,29,5</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5" calcext:value-type="float">
            <text:p>5</text:p>
          </table:table-cell>
          <table:table-cell table:style-name="ce2" office:value-type="string" calcext:value-type="string">
            <text:p>task was difficult with the chart given</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80" calcext:value-type="float">
            <text:p>1680</text:p>
          </table:table-cell>
          <table:table-cell table:style-name="ce2" office:value-type="float" office:value="982" calcext:value-type="float">
            <text:p>982</text:p>
          </table:table-cell>
          <table:table-cell table:style-name="ce2" office:value-type="string" calcext:value-type="string">
            <text:p>0.7833333333333333,1.0</text:p>
          </table:table-cell>
          <table:table-cell table:style-name="ce2" office:value-type="string" calcext:value-type="string">
            <text:p>acc:0.5;;BZN;;DAL;;FWA,acc:1.0;;ITH;;YNG,acc:0.3333333333333333;;FWA;;EVV;;JHM,acc:0.8333333333333334;;MGM;;LBB;;NYL;;FWA;;MCO,acc:1.0;;SJC;;FWA;;A61,acc:0.5;;HRL;;PKA,acc:1.0;;EWR;;RDD,acc:1.0;;ASE;;SAN;;FWA,acc:0.6666666666666666;;ASE;;BUR;;ONT;;RNO,acc:1.0;;SCK;;STS,acc:1.0;;red,acc:1.0;;blue,acc:1.0;;blue,acc:1.0;;red,acc:1.0;;red,acc:1.0;;blue,acc:1.0;;red,acc:1.0;;red,acc:1.0;;blue,acc:1.0;;blue</text:p>
          </table:table-cell>
          <table:table-cell table:style-name="ce2" office:value-type="string" calcext:value-type="string">
            <text:p>19.6,30.4</text:p>
          </table:table-cell>
          <table:table-cell table:style-name="ce2" office:value-type="string" calcext:value-type="string">
            <text:p>0,26,23,26,26,0,32,37,0,26,53,24,44,0,23,25,28,30,35,42</text:p>
          </table:table-cell>
          <table:table-cell table:style-name="ce2" office:value-type="string" calcext:value-type="string">
            <text:p>Thu May 03 2018 17:20:12 GMT-0400 (Eastern Daylight Time)</text:p>
          </table:table-cell>
          <table:table-cell table:style-name="ce2" office:value-type="string" calcext:value-type="string">
            <text:p>group: 4, response: 6,12,5,15,74,8,29,3</text:p>
          </table:table-cell>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 issue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36" calcext:value-type="float">
            <text:p>1536</text:p>
          </table:table-cell>
          <table:table-cell table:style-name="ce2" office:value-type="float" office:value="734" calcext:value-type="float">
            <text:p>734</text:p>
          </table:table-cell>
          <table:table-cell table:style-name="ce2" office:value-type="string" calcext:value-type="string">
            <text:p>0.06666666666666667,0.4</text:p>
          </table:table-cell>
          <table:table-cell table:style-name="ce2" office:value-type="string" calcext:value-type="string">
            <text:p>acc:0.0;;AVP;;CAK;;CHA;;BOS;;CRW;;ERI;;ITH,acc:0.5;;ELM;;GNV;;FAY;;FWA;;GSO;;ITH;;MCO;;SAV;;TYS;;ALO;;DET;;CWA,acc:0.0;;AKI;;A61;;ANI;;STL;;RAP;;DET,acc:0.0;;TLT;;ANI;;AQH;;FAR;;FNT;;DET,acc:0.0;;CPR;;FSM,acc:0.0;;MEL;;GSO;;ONT,acc:0.0;;ATW;;SBN;;ORH;;LWB;;HZE;;FAY;;CVG,acc:0.0;;CXY;;TOL;;ROC;;OAJ;;MCO;;ITH;;GNV;;DAB;;BWI;;VPS;;SMF,acc:0.16666666666666666;;FAI;;MKG;;ADK;;EEK;;DAB;;CLE,acc:0.0;;EVV;;BUY;;TPA;;ROA,acc:0.0;;blue,acc:0.0;;red,acc:1.0;;blue,acc:1.0;;red,acc:0.0;;blue,acc:0.0;;red,acc:0.0;;blue,acc:1.0;;red,acc:1.0;;blue,acc:0.0;;red</text:p>
          </table:table-cell>
          <table:table-cell table:style-name="ce2" office:value-type="string" calcext:value-type="string">
            <text:p>18.4,0.8</text:p>
          </table:table-cell>
          <table:table-cell table:style-name="ce2" office:value-type="string" calcext:value-type="string">
            <text:p>34,36,27,19,25,5,6,8,12,12,3,1,0,1,0,0,0,0,0,3</text:p>
          </table:table-cell>
          <table:table-cell table:style-name="ce2" office:value-type="string" calcext:value-type="string">
            <text:p>Thu May 03 2018 16:56:07 GMT-0500 (Central Daylight Time)</text:p>
          </table:table-cell>
          <table:table-cell table:style-name="ce2" office:value-type="string" calcext:value-type="string">
            <text:p>group: 3, response: 8,74,29,15,12,6,3,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I enjoyed taking this surve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50" calcext:value-type="float">
            <text:p>1350</text:p>
          </table:table-cell>
          <table:table-cell table:style-name="ce2" office:value-type="float" office:value="736" calcext:value-type="float">
            <text:p>736</text:p>
          </table:table-cell>
          <table:table-cell table:style-name="ce2" office:value-type="string" calcext:value-type="string">
            <text:p>0.65,0.3</text:p>
          </table:table-cell>
          <table:table-cell table:style-name="ce2" office:value-type="string" calcext:value-type="string">
            <text:p>acc:0.16666666666666666;;BZN,acc:1.0;;ITH;;YNG,acc:0.0;;SAN;;FWA;;EVV,acc:0.5;;MGM;;LBB;;NYL,acc:1.0;;SJC;;FWA;;A61,acc:0.5;;FWA,acc:0.5;;EWR,acc:1.0;;ASE;;SAN;;FWA,acc:0.8333333333333334;;ASE;;BUR;;ONT;;RNO;;CLE,acc:1.0;;SCK;;STS,acc:0.0;;blue,acc:0.0;;red,acc:1.0;;blue,acc:0.0;;blue,acc:1.0;;red,acc:0.0;;red,acc:0.0;;blue,acc:0.0;;blue,acc:0.0;;red,acc:1.0;;blue</text:p>
          </table:table-cell>
          <table:table-cell table:style-name="ce2" office:value-type="string" calcext:value-type="string">
            <text:p>13.4,29.8</text:p>
          </table:table-cell>
          <table:table-cell table:style-name="ce2" office:value-type="string" calcext:value-type="string">
            <text:p>0,0,35,0,0,0,32,35,0,32,56,44,36,27,34,20,21,16,29,15</text:p>
          </table:table-cell>
          <table:table-cell table:style-name="ce2" office:value-type="string" calcext:value-type="string">
            <text:p>Fri May 04 2018 01:35:00 GMT 0300 (EEST)</text:p>
          </table:table-cell>
          <table:table-cell table:style-name="ce2" office:value-type="string" calcext:value-type="string">
            <text:p>group: 4, response: 6,12,5,15,74,8,29,3</text:p>
          </table:table-cell>
          <table:table-cell table:style-name="ce2" office:value-type="float" office:value="60" calcext:value-type="float">
            <text:p>60</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style-name="ce2" office:value-type="string" calcext:value-type="string">
            <text:p>This was harder than I thought it would be. Zooming and panning took too much tim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04" calcext:value-type="float">
            <text:p>1404</text:p>
          </table:table-cell>
          <table:table-cell table:style-name="ce2" office:value-type="float" office:value="964" calcext:value-type="float">
            <text:p>964</text:p>
          </table:table-cell>
          <table:table-cell table:style-name="ce2" office:value-type="string" calcext:value-type="string">
            <text:p>0.7333333333333333,0.5</text:p>
          </table:table-cell>
          <table:table-cell table:style-name="ce2" office:value-type="string" calcext:value-type="string">
            <text:p>acc:0.6666666666666666;;BZN;;DAL;;FWA;;DEC,acc:1.0;;ITH;;YNG,acc:0.6666666666666666;;SAN;;FWA;;GSO;;MCO,acc:0.8333333333333334;;MGM;;LBB;;NYL;;FWA;;GSO,acc:0.6666666666666666;;SJC;;FWA,acc:0.5;;PKA,acc:1.0;;EWR;;RDD,acc:0.6666666666666666;;ASE;;SAN,acc:0.3333333333333333;;ASE;;BUR,acc:1.0;;SCK;;STS,acc:0.0;;blue,acc:0.0;;red,acc:1.0;;blue,acc:1.0;;red,acc:0.0;;blue,acc:1.0;;blue,acc:1.0;;red,acc:0.0;;blue,acc:0.0;;red,acc:1.0;;blue</text:p>
          </table:table-cell>
          <table:table-cell table:style-name="ce2" office:value-type="string" calcext:value-type="string">
            <text:p>7.2,3.3</text:p>
          </table:table-cell>
          <table:table-cell table:style-name="ce2" office:value-type="string" calcext:value-type="string">
            <text:p>0,34,0,0,0,0,38,0,0,0,24,2,1,1,0,1,1,1,1,1</text:p>
          </table:table-cell>
          <table:table-cell table:style-name="ce2" office:value-type="string" calcext:value-type="string">
            <text:p>Thu May 03 2018 16:07:22 GMT-0700 (Pacific Daylight Time)</text:p>
          </table:table-cell>
          <table:table-cell table:style-name="ce2" office:value-type="string" calcext:value-type="string">
            <text:p>group: 4, response: 6,12,5,15,74,8,29,3</text:p>
          </table:table-cell>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It was a fun stud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86" calcext:value-type="float">
            <text:p>786</text:p>
          </table:table-cell>
          <table:table-cell table:style-name="ce2" office:value-type="string" calcext:value-type="string">
            <text:p>0.6500000000000001,0.6</text:p>
          </table:table-cell>
          <table:table-cell table:style-name="ce2" office:value-type="string" calcext:value-type="string">
            <text:p>acc:0.3333333333333333;;BZN;;DAL,acc:1.0;;ITH;;YNG;;EVV,acc:0.6666666666666666;;SAN;;GSO;;MCO,acc:0.8333333333333334;;LBB;;NYL;;FWA;;GSO;;MCO,acc:1.0;;SJC;;FWA;;A61,acc:0.5;;LGB;;FWA;;GSO,acc:0.5;;EWR;;MCO,acc:1.0;;ASE;;SAN;;FWA,acc:0.16666666666666666;;BUR,acc:0.5;;STS,acc:1.0;;red,acc:0.0;;red,acc:1.0;;blue,acc:1.0;;red,acc:0.0;;blue,acc:1.0;;blue,acc:1.0;;red,acc:0.0;;blue,acc:0.0;;red,acc:1.0;;blue</text:p>
          </table:table-cell>
          <table:table-cell table:style-name="ce2" office:value-type="string" calcext:value-type="string">
            <text:p>13.7,6.5</text:p>
          </table:table-cell>
          <table:table-cell table:style-name="ce2" office:value-type="string" calcext:value-type="string">
            <text:p>0,34,0,0,36,0,0,36,0,31,5,9,6,4,6,4,5,8,8,10</text:p>
          </table:table-cell>
          <table:table-cell table:style-name="ce2" office:value-type="string" calcext:value-type="string">
            <text:p>Thu May 03 2018 20:03:51 GMT-0400 (Eastern Daylight Time)</text:p>
          </table:table-cell>
          <table:table-cell table:style-name="ce2" office:value-type="string" calcext:value-type="string">
            <text:p>group: 3, response: 8,74,29,15,12,6,8,5</text:p>
          </table:table-cell>
          <table:table-cell table:style-name="ce2" office:value-type="float" office:value="39" calcext:value-type="float">
            <text:p>39</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Thank you!</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0" calcext:value-type="float">
            <text:p>1360</text:p>
          </table:table-cell>
          <table:table-cell table:style-name="ce2" office:value-type="float" office:value="606" calcext:value-type="float">
            <text:p>606</text:p>
          </table:table-cell>
          <table:table-cell table:style-name="ce2" office:value-type="string" calcext:value-type="string">
            <text:p>0.7499999999999999,0.9</text:p>
          </table:table-cell>
          <table:table-cell table:style-name="ce2" office:value-type="string" calcext:value-type="string">
            <text:p>acc:0.6666666666666666;;DEC;;TLT;;Z13;;FWA,acc:1.0;;YNG;;ITH,acc:1.0;;SAN;;FWA;;GSO;;MCO;;EVV;;JHM,acc:1.0;;MCO;;GSO;;FWA;;NYL;;LBB;;MGM,acc:0.6666666666666666;;A61;;SJC,acc:0.5;;FWA,acc:1.0;;RDD;;EWR,acc:0.3333333333333333;;FWA,acc:0.3333333333333333;;BUR;;ASE,acc:1.0;;STS;;SCK,acc:1.0;;red,acc:1.0;;blue,acc:1.0;;blue,acc:0.0;;blue,acc:1.0;;red,acc:1.0;;blue,acc:1.0;;red,acc:1.0;;red,acc:1.0;;blue,acc:1.0;;blue</text:p>
          </table:table-cell>
          <table:table-cell table:style-name="ce2" office:value-type="string" calcext:value-type="string">
            <text:p>7.2,26.0</text:p>
          </table:table-cell>
          <table:table-cell table:style-name="ce2" office:value-type="string" calcext:value-type="string">
            <text:p>0,37,0,35,0,0,0,0,0,0,0,32,34,49,20,10,20,37,33,25</text:p>
          </table:table-cell>
          <table:table-cell table:style-name="ce2" office:value-type="string" calcext:value-type="string">
            <text:p>Thu May 03 2018 20:23:59 GMT-0700 (Pacific Daylight Time)</text:p>
          </table:table-cell>
          <table:table-cell table:style-name="ce2" office:value-type="string" calcext:value-type="string">
            <text:p>group: 3, response: 8,74,29,15,12,6,3,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I should be able to zoom in on the map without losing the labels on the borders of the graph. <text:s/>And there should have been some instruction (anything!) on how to estimate the distances between airports. <text:s/>I got 4 out of 4 correct on my first tries in the "training" phase, so I assume that I must have been doing okay on the actual test.</text:p>
          </table:table-cell>
          <table:table-cell table:number-columns-repeated="1010"/>
        </table:table-row>
        <table:table-row table:style-name="ro2" table:number-rows-repeated="1048514">
          <table:table-cell table:number-columns-repeated="1024"/>
        </table:table-row>
        <table:table-row table:style-name="ro2">
          <table:table-cell table:number-columns-repeated="1024"/>
        </table:table-row>
      </table:table>
      <table:table table:name="Group3" table:style-name="ta3">
        <table:table-column table:style-name="co2" table:number-columns-repeated="7" table:default-cell-style-name="Default"/>
        <table:table-column table:style-name="co9" table:default-cell-style-name="Default"/>
        <table:table-column table:style-name="co2" table:number-columns-repeated="1016" table:default-cell-style-name="Default"/>
        <table:table-row table:style-name="ro1">
          <table:table-cell table:style-name="ce1" office:value-type="string" calcext:value-type="string">
            <text:p>OrderOfConditions</text:p>
          </table:table-cell>
          <table:table-cell table:style-name="ce1" office:value-type="string" calcext:value-type="string">
            <text:p>WindowWidth</text:p>
          </table:table-cell>
          <table:table-cell table:style-name="ce1" office:value-type="string" calcext:value-type="string">
            <text:p>WindowHeight</text:p>
          </table:table-cell>
          <table:table-cell table:style-name="ce1" office:value-type="string" calcext:value-type="string">
            <text:p>UserAccuracyAverage</text:p>
          </table:table-cell>
          <table:table-cell table:style-name="ce1" office:value-type="string" calcext:value-type="string">
            <text:p>UserAccuracyInfoBasic</text:p>
          </table:table-cell>
          <table:table-cell table:style-name="ce1" office:value-type="string" calcext:value-type="string">
            <text:p>UserTimeAverage</text:p>
          </table:table-cell>
          <table:table-cell table:style-name="ce1" office:value-type="string" calcext:value-type="string">
            <text:p>UserTimeInfoBasic</text:p>
          </table:table-cell>
          <table:table-cell table:style-name="ce1" office:value-type="string" calcext:value-type="string">
            <text:p>DateAndTime</text:p>
          </table:table-cell>
          <table:table-cell table:style-name="ce1" office:value-type="string" calcext:value-type="string">
            <text:p>ColorBlindessTestAnswers</text:p>
          </table:table-cell>
          <table:table-cell table:style-name="ce1" office:value-type="string" calcext:value-type="string">
            <text:p>What's your age?</text:p>
          </table:table-cell>
          <table:table-cell table:style-name="ce1" office:value-type="string" calcext:value-type="string">
            <text:p>What is your gender?</text:p>
          </table:table-cell>
          <table:table-cell table:style-name="ce1" office:value-type="string" calcext:value-type="string">
            <text:p>What is the highest degree or level of school you have completed?</text:p>
          </table:table-cell>
          <table:table-cell table:style-name="ce1" office:value-type="string" calcext:value-type="string">
            <text:p>How familiar are you with visual representations of networks, such as this one? (1-little familiar, 5-very familiar)</text:p>
          </table:table-cell>
          <table:table-cell table:style-name="ce1" office:value-type="string" calcext:value-type="string">
            <text:p>Do you have any feedback,comment or what issue did you had in this study?</text:p>
          </table:table-cell>
          <table:table-cell table:style-name="ce3" table:number-columns-repeated="6"/>
          <table:table-cell table:number-columns-repeated="1004"/>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6.0,5.2,0.0</text:p>
          </table:table-cell>
          <table:table-cell table:style-name="ce2" office:value-type="string" calcext:value-type="string">
            <text:p>8,6,7,6,6,4,8,6,5,4,4,4,5,7,8,6,4,5,5,4,0</text:p>
          </table:table-cell>
          <table:table-cell table:style-name="ce2" office:value-type="string" calcext:value-type="string">
            <text:p>Sat Apr 21 2018 19:26:11 GMT-0400 (Eastern Daylight Time)</text:p>
          </table:table-cell>
          <table:table-cell table:style-name="ce2" office:value-type="string" calcext:value-type="string">
            <text:p>group: 2, response: 6,74,15,3,12,8,29,5</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54" calcext:value-type="float">
            <text:p>654</text:p>
          </table:table-cell>
          <table:table-cell table:style-name="ce2" office:value-type="string" calcext:value-type="string">
            <text:p>1.0,0.4,0.25</text:p>
          </table:table-cell>
          <table:table-cell table:style-name="ce2" office:value-type="string" calcext:value-type="string">
            <text:p>acc:1.0;;red,acc:1.0;;blue,acc:1.0;;blue,acc:1.0;;red,acc:1.0;;red,acc:1.0;;blue,acc:1.0;;blue,acc:1.0;;red,acc:1.0;;red,acc:1.0;;red,acc:1.0;;No,acc:0.0;;Yes,acc:0.0;;No,acc:1.0;;No,acc:1.0;;Yes,acc:1.0;;Yes,acc:0.0;;Yes,acc:0.0;;No,acc:0.0;;Yes,acc:0.0;;No,acc:0.25;;2</text:p>
          </table:table-cell>
          <table:table-cell table:style-name="ce2" office:value-type="string" calcext:value-type="string">
            <text:p>4.2,3.1,9.0</text:p>
          </table:table-cell>
          <table:table-cell table:style-name="ce2" office:value-type="string" calcext:value-type="string">
            <text:p>9,4,4,5,4,3,5,2,3,3,3,5,8,2,2,2,2,2,4,1,9</text:p>
          </table:table-cell>
          <table:table-cell table:style-name="ce2" office:value-type="string" calcext:value-type="string">
            <text:p>Sat Apr 21 2018 19:27:10 GMT-0400 (Eastern Daylight Time)</text:p>
          </table:table-cell>
          <table:table-cell table:style-name="ce2" office:value-type="string" calcext:value-type="string">
            <text:p>group: 4, response: 6,12,5,15,74,8,29,3</text:p>
          </table:table-cell>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1.0,0.75</text:p>
          </table:table-cell>
          <table:table-cell table:style-name="ce2" office:value-type="string" calcext:value-type="string">
            <text:p>acc:1.0;;red,acc:1.0;;blue,acc:1.0;;blue,acc:1.0;;red,acc:1.0;;red,acc:1.0;;blue,acc:1.0;;blue,acc:1.0;;red,acc:1.0;;red,acc:1.0;;red,acc:1.0;;No,acc:1.0;;No,acc:1.0;;Yes,acc:1.0;;No,acc:1.0;;Yes,acc:1.0;;Yes,acc:1.0;;No,acc:1.0;;Yes,acc:1.0;;No,acc:1.0;;Yes,acc:0.75;;6</text:p>
          </table:table-cell>
          <table:table-cell table:style-name="ce2" office:value-type="string" calcext:value-type="string">
            <text:p>7.2,3.3,0.0</text:p>
          </table:table-cell>
          <table:table-cell table:style-name="ce2" office:value-type="string" calcext:value-type="string">
            <text:p>14,10,8,12,5,3,7,7,3,3,3,4,3,2,5,3,3,3,3,4,0</text:p>
          </table:table-cell>
          <table:table-cell table:style-name="ce2" office:value-type="string" calcext:value-type="string">
            <text:p>Sat Apr 21 2018 18:46:11 GMT-0500 (Central Daylight Time)</text:p>
          </table:table-cell>
          <table:table-cell table:style-name="ce2" office:value-type="string" calcext:value-type="string">
            <text:p>group: 4, response: 6,12,5,15,74,8,29,3</text:p>
          </table:table-cell>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843" calcext:value-type="float">
            <text:p>1843</text:p>
          </table:table-cell>
          <table:table-cell table:style-name="ce2" office:value-type="float" office:value="993" calcext:value-type="float">
            <text:p>993</text:p>
          </table:table-cell>
          <table:table-cell table:style-name="ce2" office:value-type="string" calcext:value-type="string">
            <text:p>0.9,1.0,0.625</text:p>
          </table:table-cell>
          <table:table-cell table:style-name="ce2" office:value-type="string" calcext:value-type="string">
            <text:p>acc:1.0;;red,acc:1.0;;blue,acc:1.0;;blue,acc:1.0;;red,acc:1.0;;red,acc:1.0;;blue,acc:0.0;;red,acc:1.0;;red,acc:1.0;;red,acc:1.0;;red,acc:1.0;;No,acc:1.0;;No,acc:1.0;;Yes,acc:1.0;;No,acc:1.0;;Yes,acc:1.0;;Yes,acc:1.0;;No,acc:1.0;;Yes,acc:1.0;;No,acc:1.0;;Yes,acc:0.625;;5</text:p>
          </table:table-cell>
          <table:table-cell table:style-name="ce2" office:value-type="string" calcext:value-type="string">
            <text:p>6.5,9.1,19.0</text:p>
          </table:table-cell>
          <table:table-cell table:style-name="ce2" office:value-type="string" calcext:value-type="string">
            <text:p>11,9,7,5,6,3,10,6,4,4,5,13,12,8,6,6,13,11,5,12,19</text:p>
          </table:table-cell>
          <table:table-cell table:style-name="ce2" office:value-type="string" calcext:value-type="string">
            <text:p>Sat Apr 21 2018 19:25:10 GMT-0400 (Eastern Daylight Time)</text:p>
          </table:table-cell>
          <table:table-cell table:style-name="ce2" office:value-type="string" calcext:value-type="string">
            <text:p>group: 1, response: 12,8,29,5,3,15,74,6</text:p>
          </table:table-cell>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Thank You</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769" calcext:value-type="float">
            <text:p>769</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3.2,3.7,16.0</text:p>
          </table:table-cell>
          <table:table-cell table:style-name="ce2" office:value-type="string" calcext:value-type="string">
            <text:p>0,6,3,2,3,3,3,3,7,2,4,3,3,3,6,4,3,3,3,5,16</text:p>
          </table:table-cell>
          <table:table-cell table:style-name="ce2" office:value-type="string" calcext:value-type="string">
            <text:p>Sat Apr 21 2018 19:40:30 GMT-0400 (Eastern Daylight Time)</text:p>
          </table:table-cell>
          <table:table-cell table:style-name="ce2" office:value-type="string" calcext:value-type="string">
            <text:p>group: 1, response: 12,8,29,5,3,15,74,6</text:p>
          </table:table-cell>
          <table:table-cell table:style-name="ce2" office:value-type="float" office:value="20" calcext:value-type="float">
            <text:p>2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 issues! I hope my data is helpful! :)</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192" calcext:value-type="float">
            <text:p>1192</text:p>
          </table:table-cell>
          <table:table-cell table:style-name="ce2" office:value-type="float" office:value="653" calcext:value-type="float">
            <text:p>653</text:p>
          </table:table-cell>
          <table:table-cell table:style-name="ce2" office:value-type="string" calcext:value-type="string">
            <text:p>0.5,0.5,0.0</text:p>
          </table:table-cell>
          <table:table-cell table:style-name="ce2" office:value-type="string" calcext:value-type="string">
            <text:p>acc:1.0;;red,acc:1.0;;blue,acc:1.0;;blue,acc:0.0;;blue,acc:1.0;;red,acc:0.0;;red,acc:0.0;;red,acc:1.0;;red,acc:0.0;;blue,acc:0.0;;blue,acc:0.0;;Yes,acc:1.0;;No,acc:0.0;;No,acc:0.0;;Yes,acc:0.0;;No,acc:1.0;;Yes,acc:1.0;;No,acc:0.0;;No,acc:1.0;;No,acc:1.0;;Yes,acc:0.0;;20</text:p>
          </table:table-cell>
          <table:table-cell table:style-name="ce2" office:value-type="string" calcext:value-type="string">
            <text:p>2.4,1.6,10.0</text:p>
          </table:table-cell>
          <table:table-cell table:style-name="ce2" office:value-type="string" calcext:value-type="string">
            <text:p>3,3,2,6,2,2,1,2,2,1,2,1,2,2,1,2,2,1,1,2,10</text:p>
          </table:table-cell>
          <table:table-cell table:style-name="ce2" office:value-type="string" calcext:value-type="string">
            <text:p>Sat Apr 21 2018 16:40:24 GMT-0700 (PDT)</text:p>
          </table:table-cell>
          <table:table-cell table:style-name="ce2" office:value-type="string" calcext:value-type="string">
            <text:p>group: 2, response: 6,74,15,3,12,8,29,5</text:p>
          </table:table-cell>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I don't have any feedback.</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42" calcext:value-type="float">
            <text:p>1242</text:p>
          </table:table-cell>
          <table:table-cell table:style-name="ce2" office:value-type="float" office:value="636" calcext:value-type="float">
            <text:p>636</text:p>
          </table:table-cell>
          <table:table-cell table:style-name="ce2" office:value-type="string" calcext:value-type="string">
            <text:p>1.0,0.8,0.875</text:p>
          </table:table-cell>
          <table:table-cell table:style-name="ce2" office:value-type="string" calcext:value-type="string">
            <text:p>acc:1.0;;red,acc:1.0;;blue,acc:1.0;;blue,acc:1.0;;red,acc:1.0;;red,acc:1.0;;blue,acc:1.0;;blue,acc:1.0;;red,acc:1.0;;red,acc:1.0;;red,acc:1.0;;No,acc:1.0;;No,acc:0.0;;No,acc:1.0;;No,acc:1.0;;Yes,acc:1.0;;Yes,acc:1.0;;No,acc:1.0;;Yes,acc:1.0;;No,acc:0.0;;No,acc:0.875;;7</text:p>
          </table:table-cell>
          <table:table-cell table:style-name="ce2" office:value-type="string" calcext:value-type="string">
            <text:p>4.9,7.1,0.0</text:p>
          </table:table-cell>
          <table:table-cell table:style-name="ce2" office:value-type="string" calcext:value-type="string">
            <text:p>0,9,0,10,9,7,0,0,9,5,5,8,0,8,8,10,8,6,6,12,0</text:p>
          </table:table-cell>
          <table:table-cell table:style-name="ce2" office:value-type="string" calcext:value-type="string">
            <text:p>Sat Apr 21 2018 18:49:15 GMT-0500 (Central Daylight Time)</text:p>
          </table:table-cell>
          <table:table-cell table:style-name="ce2" office:value-type="string" calcext:value-type="string">
            <text:p>group: 2, response: 6,74,15,3,12,8,29,5</text:p>
          </table:table-cell>
          <table:table-cell table:style-name="ce2" office:value-type="float" office:value="38" calcext:value-type="float">
            <text:p>3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Fun study! I had no issue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42" calcext:value-type="float">
            <text:p>1242</text:p>
          </table:table-cell>
          <table:table-cell table:style-name="ce2" office:value-type="float" office:value="602" calcext:value-type="float">
            <text:p>602</text:p>
          </table:table-cell>
          <table:table-cell table:style-name="ce2" office:value-type="string" calcext:value-type="string">
            <text:p>1.0,1.0,0.875</text:p>
          </table:table-cell>
          <table:table-cell table:style-name="ce2" office:value-type="string" calcext:value-type="string">
            <text:p>acc:1.0;;red,acc:1.0;;blue,acc:1.0;;blue,acc:1.0;;red,acc:1.0;;red,acc:1.0;;blue,acc:1.0;;blue,acc:1.0;;red,acc:1.0;;red,acc:1.0;;red,acc:1.0;;No,acc:1.0;;No,acc:1.0;;Yes,acc:1.0;;No,acc:1.0;;Yes,acc:1.0;;Yes,acc:1.0;;No,acc:1.0;;Yes,acc:1.0;;No,acc:1.0;;Yes,acc:0.875;;7</text:p>
          </table:table-cell>
          <table:table-cell table:style-name="ce2" office:value-type="string" calcext:value-type="string">
            <text:p>4.2,5.0,19.0</text:p>
          </table:table-cell>
          <table:table-cell table:style-name="ce2" office:value-type="string" calcext:value-type="string">
            <text:p>6,4,6,5,3,4,3,5,3,3,7,4,4,11,3,5,5,3,4,4,19</text:p>
          </table:table-cell>
          <table:table-cell table:style-name="ce2" office:value-type="string" calcext:value-type="string">
            <text:p>Sat Apr 21 2018 20:21:44 GMT-0400 (Eastern Daylight Time)</text:p>
          </table:table-cell>
          <table:table-cell table:style-name="ce2" office:value-type="string" calcext:value-type="string">
            <text:p>group: 1, response: 12,8,29,5,3,15,74,6</text:p>
          </table:table-cell>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7" calcext:value-type="float">
            <text:p>1367</text:p>
          </table:table-cell>
          <table:table-cell table:style-name="ce2" office:value-type="float" office:value="806" calcext:value-type="float">
            <text:p>806</text:p>
          </table:table-cell>
          <table:table-cell table:style-name="ce2" office:value-type="string" calcext:value-type="string">
            <text:p>0.9,1.0,0.0</text:p>
          </table:table-cell>
          <table:table-cell table:style-name="ce2" office:value-type="string" calcext:value-type="string">
            <text:p>acc:1.0;;red,acc:1.0;;blue,acc:1.0;;blue,acc:1.0;;red,acc:1.0;;red,acc:1.0;;blue,acc:0.0;;red,acc:1.0;;red,acc:1.0;;red,acc:1.0;;red,acc:1.0;;No,acc:1.0;;No,acc:1.0;;Yes,acc:1.0;;No,acc:1.0;;Yes,acc:1.0;;Yes,acc:1.0;;No,acc:1.0;;Yes,acc:1.0;;No,acc:1.0;;Yes,acc:0.0;;130</text:p>
          </table:table-cell>
          <table:table-cell table:style-name="ce2" office:value-type="string" calcext:value-type="string">
            <text:p>3.4,3.3,15.0</text:p>
          </table:table-cell>
          <table:table-cell table:style-name="ce2" office:value-type="string" calcext:value-type="string">
            <text:p>8,4,5,2,2,1,2,5,2,3,3,4,3,4,3,3,3,3,4,3,15</text:p>
          </table:table-cell>
          <table:table-cell table:style-name="ce2" office:value-type="string" calcext:value-type="string">
            <text:p>Sat Apr 21 2018 18:31:14 GMT-0600 (Mountain Daylight Time)</text:p>
          </table:table-cell>
          <table:table-cell table:style-name="ce2" office:value-type="string" calcext:value-type="string">
            <text:p>group: 3, response: 8,74,29,15,12,6,3,5</text:p>
          </table:table-cell>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704" calcext:value-type="float">
            <text:p>1704</text:p>
          </table:table-cell>
          <table:table-cell table:style-name="ce2" office:value-type="float" office:value="915" calcext:value-type="float">
            <text:p>915</text:p>
          </table:table-cell>
          <table:table-cell table:style-name="ce2" office:value-type="string" calcext:value-type="string">
            <text:p>1.0,0.3,0.75</text:p>
          </table:table-cell>
          <table:table-cell table:style-name="ce2" office:value-type="string" calcext:value-type="string">
            <text:p>acc:1.0;;red,acc:1.0;;blue,acc:1.0;;blue,acc:1.0;;red,acc:1.0;;red,acc:1.0;;blue,acc:1.0;;blue,acc:1.0;;red,acc:1.0;;red,acc:1.0;;red,acc:1.0;;No,acc:0.0;;Yes,acc:1.0;;Yes,acc:0.0;;Yes,acc:1.0;;Yes,acc:0.0;;No,acc:0.0;;Yes,acc:0.0;;No,acc:0.0;;Yes,acc:0.0;;No,acc:0.75;;6</text:p>
          </table:table-cell>
          <table:table-cell table:style-name="ce2" office:value-type="string" calcext:value-type="string">
            <text:p>2.6,5.1,0.0</text:p>
          </table:table-cell>
          <table:table-cell table:style-name="ce2" office:value-type="string" calcext:value-type="string">
            <text:p>3,3,3,3,2,2,3,2,3,2,7,5,6,4,3,6,3,6,4,7,0</text:p>
          </table:table-cell>
          <table:table-cell table:style-name="ce2" office:value-type="string" calcext:value-type="string">
            <text:p>Sat Apr 21 2018 20:33:51 GMT-0500 (Central Daylight Time)</text:p>
          </table:table-cell>
          <table:table-cell table:style-name="ce2" office:value-type="string" calcext:value-type="string">
            <text:p>group: 3, response: 8,74,29,15,12,6,3,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style-name="ce2" office:value-type="string" calcext:value-type="string">
            <text:p>THANK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37" calcext:value-type="float">
            <text:p>937</text:p>
          </table:table-cell>
          <table:table-cell table:style-name="ce2" office:value-type="string" calcext:value-type="string">
            <text:p>1.0,0.3,0.0</text:p>
          </table:table-cell>
          <table:table-cell table:style-name="ce2" office:value-type="string" calcext:value-type="string">
            <text:p>acc:1.0;;red,acc:1.0;;blue,acc:1.0;;blue,acc:1.0;;red,acc:1.0;;red,acc:1.0;;blue,acc:1.0;;blue,acc:1.0;;red,acc:1.0;;red,acc:1.0;;red,acc:0.0;;Yes,acc:0.0;;Yes,acc:0.0;;No,acc:0.0;;Yes,acc:1.0;;Yes,acc:1.0;;Yes,acc:0.0;;Yes,acc:1.0;;Yes,acc:0.0;;Yes,acc:0.0;;No,acc:0.0;;150</text:p>
          </table:table-cell>
          <table:table-cell table:style-name="ce2" office:value-type="string" calcext:value-type="string">
            <text:p>2.2,9.0,7.0</text:p>
          </table:table-cell>
          <table:table-cell table:style-name="ce2" office:value-type="string" calcext:value-type="string">
            <text:p>3,2,2,2,2,2,2,3,2,2,11,13,13,12,6,5,10,7,4,9,7</text:p>
          </table:table-cell>
          <table:table-cell table:style-name="ce2" office:value-type="string" calcext:value-type="string">
            <text:p>Tue Apr 24 2018 20:21:35 GMT-0500 (CDT)</text:p>
          </table:table-cell>
          <table:table-cell table:style-name="ce2" office:value-type="string" calcext:value-type="string">
            <text:p>group: 4, response: 6,12,5,15,74,8,29,3</text:p>
          </table:table-cell>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ank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9,0.7,0.625</text:p>
          </table:table-cell>
          <table:table-cell table:style-name="ce2" office:value-type="string" calcext:value-type="string">
            <text:p>acc:1.0;;red,acc:1.0;;blue,acc:1.0;;blue,acc:1.0;;red,acc:1.0;;red,acc:1.0;;blue,acc:0.0;;red,acc:1.0;;red,acc:1.0;;red,acc:1.0;;red,acc:1.0;;No,acc:1.0;;No,acc:1.0;;Yes,acc:1.0;;No,acc:0.0;;No,acc:0.0;;No,acc:1.0;;No,acc:1.0;;Yes,acc:0.0;;Yes,acc:1.0;;Yes,acc:0.625;;5</text:p>
          </table:table-cell>
          <table:table-cell table:style-name="ce2" office:value-type="string" calcext:value-type="string">
            <text:p>5.4,3.6,0.0</text:p>
          </table:table-cell>
          <table:table-cell table:style-name="ce2" office:value-type="string" calcext:value-type="string">
            <text:p>7,6,6,4,2,4,11,6,4,4,7,3,2,3,3,3,4,5,3,3,0</text:p>
          </table:table-cell>
          <table:table-cell table:style-name="ce2" office:value-type="string" calcext:value-type="string">
            <text:p>Tue Apr 24 2018 20:24:46 GMT-0500 (Central Daylight Time)</text:p>
          </table:table-cell>
          <table:table-cell table:style-name="ce2" office:value-type="string" calcext:value-type="string">
            <text:p>group: 1, response: 12,8,29,5,3,15,74,3</text:p>
          </table:table-cell>
          <table:table-cell table:style-name="ce2" office:value-type="float" office:value="47" calcext:value-type="float">
            <text:p>47</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n/a</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3" calcext:value-type="float">
            <text:p>1603</text:p>
          </table:table-cell>
          <table:table-cell table:style-name="ce2" office:value-type="float" office:value="1316" calcext:value-type="float">
            <text:p>1316</text:p>
          </table:table-cell>
          <table:table-cell table:style-name="ce2" office:value-type="string" calcext:value-type="string">
            <text:p>1.0,1.0,0.875</text:p>
          </table:table-cell>
          <table:table-cell table:style-name="ce2" office:value-type="string" calcext:value-type="string">
            <text:p>acc:1.0;;red,acc:1.0;;blue,acc:1.0;;blue,acc:1.0;;red,acc:1.0;;red,acc:1.0;;blue,acc:1.0;;blue,acc:1.0;;red,acc:1.0;;red,acc:1.0;;red,acc:1.0;;No,acc:1.0;;No,acc:1.0;;Yes,acc:1.0;;No,acc:1.0;;Yes,acc:1.0;;Yes,acc:1.0;;No,acc:1.0;;Yes,acc:1.0;;No,acc:1.0;;Yes,acc:0.875;;7</text:p>
          </table:table-cell>
          <table:table-cell table:style-name="ce2" office:value-type="string" calcext:value-type="string">
            <text:p>7.0,4.3,18.0</text:p>
          </table:table-cell>
          <table:table-cell table:style-name="ce2" office:value-type="string" calcext:value-type="string">
            <text:p>17,5,6,11,3,2,14,7,2,3,5,5,4,5,6,5,3,4,3,3,18</text:p>
          </table:table-cell>
          <table:table-cell table:style-name="ce2" office:value-type="string" calcext:value-type="string">
            <text:p>Tue Apr 24 2018 18:25:00 GMT-0700 (Pacific Daylight Time)</text:p>
          </table:table-cell>
          <table:table-cell table:style-name="ce2" office:value-type="string" calcext:value-type="string">
            <text:p>group: 4, response: 6,12,5,15,74,8,29,3</text:p>
          </table:table-cell>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style-name="ce2" office:value-type="string" calcext:value-type="string">
            <text:p>This was quite an interesting exercise. This web construct looks good.</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826" calcext:value-type="float">
            <text:p>826</text:p>
          </table:table-cell>
          <table:table-cell table:style-name="ce2" office:value-type="string" calcext:value-type="string">
            <text:p>1.0,1.0,0.875</text:p>
          </table:table-cell>
          <table:table-cell table:style-name="ce2" office:value-type="string" calcext:value-type="string">
            <text:p>acc:1.0;;red,acc:1.0;;blue,acc:1.0;;blue,acc:1.0;;red,acc:1.0;;red,acc:1.0;;blue,acc:1.0;;blue,acc:1.0;;red,acc:1.0;;red,acc:1.0;;red,acc:1.0;;No,acc:1.0;;No,acc:1.0;;Yes,acc:1.0;;No,acc:1.0;;Yes,acc:1.0;;Yes,acc:1.0;;No,acc:1.0;;Yes,acc:1.0;;No,acc:1.0;;Yes,acc:0.875;;7</text:p>
          </table:table-cell>
          <table:table-cell table:style-name="ce2" office:value-type="string" calcext:value-type="string">
            <text:p>6.0,5.9,19.0</text:p>
          </table:table-cell>
          <table:table-cell table:style-name="ce2" office:value-type="string" calcext:value-type="string">
            <text:p>16,6,7,7,5,3,5,4,3,4,4,8,5,5,5,7,4,5,9,7,19</text:p>
          </table:table-cell>
          <table:table-cell table:style-name="ce2" office:value-type="string" calcext:value-type="string">
            <text:p>Tue Apr 24 2018 21:25:30 GMT-0400 (EDT)</text:p>
          </table:table-cell>
          <table:table-cell table:style-name="ce2" office:value-type="string" calcext:value-type="string">
            <text:p>group: 2, response: 6,74,15,3,12,8,29,5</text:p>
          </table:table-cell>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826" calcext:value-type="float">
            <text:p>826</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3.7,3.8,0.0</text:p>
          </table:table-cell>
          <table:table-cell table:style-name="ce2" office:value-type="string" calcext:value-type="string">
            <text:p>6,3,5,3,2,2,5,6,2,3,3,3,4,4,5,4,3,5,4,3,0</text:p>
          </table:table-cell>
          <table:table-cell table:style-name="ce2" office:value-type="string" calcext:value-type="string">
            <text:p>Tue Apr 24 2018 20:25:38 GMT-0500 (CDT)</text:p>
          </table:table-cell>
          <table:table-cell table:style-name="ce2" office:value-type="string" calcext:value-type="string">
            <text:p>group: 4, response: 6,12,5,15,74,8,29,3</text:p>
          </table:table-cell>
          <table:table-cell table:style-name="ce2" office:value-type="float" office:value="24" calcext:value-type="float">
            <text:p>24</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80" calcext:value-type="float">
            <text:p>1680</text:p>
          </table:table-cell>
          <table:table-cell table:style-name="ce2" office:value-type="float" office:value="944" calcext:value-type="float">
            <text:p>944</text:p>
          </table:table-cell>
          <table:table-cell table:style-name="ce2" office:value-type="string" calcext:value-type="string">
            <text:p>1.0,1.0,0.625</text:p>
          </table:table-cell>
          <table:table-cell table:style-name="ce2" office:value-type="string" calcext:value-type="string">
            <text:p>acc:1.0;;red,acc:1.0;;blue,acc:1.0;;blue,acc:1.0;;red,acc:1.0;;red,acc:1.0;;blue,acc:1.0;;blue,acc:1.0;;red,acc:1.0;;red,acc:1.0;;red,acc:1.0;;No,acc:1.0;;No,acc:1.0;;Yes,acc:1.0;;No,acc:1.0;;Yes,acc:1.0;;Yes,acc:1.0;;No,acc:1.0;;Yes,acc:1.0;;No,acc:1.0;;Yes,acc:0.625;;5</text:p>
          </table:table-cell>
          <table:table-cell table:style-name="ce2" office:value-type="string" calcext:value-type="string">
            <text:p>4.7,5.3,13.0</text:p>
          </table:table-cell>
          <table:table-cell table:style-name="ce2" office:value-type="string" calcext:value-type="string">
            <text:p>8,6,4,4,3,2,6,9,3,2,4,5,7,5,4,5,4,4,4,11,13</text:p>
          </table:table-cell>
          <table:table-cell table:style-name="ce2" office:value-type="string" calcext:value-type="string">
            <text:p>Tue Apr 24 2018 21:27:34 GMT-0400 (Eastern Daylight Time)</text:p>
          </table:table-cell>
          <table:table-cell table:style-name="ce2" office:value-type="string" calcext:value-type="string">
            <text:p>group: 4, response: 6,12,5,15,74,8,29,3</text:p>
          </table:table-cell>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61" calcext:value-type="float">
            <text:p>1461</text:p>
          </table:table-cell>
          <table:table-cell table:style-name="ce2" office:value-type="float" office:value="906" calcext:value-type="float">
            <text:p>906</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7.9,5.0,0.0</text:p>
          </table:table-cell>
          <table:table-cell table:style-name="ce2" office:value-type="string" calcext:value-type="string">
            <text:p>15,6,11,6,11,4,5,16,3,2,5,5,4,4,6,6,5,6,3,6,0</text:p>
          </table:table-cell>
          <table:table-cell table:style-name="ce2" office:value-type="string" calcext:value-type="string">
            <text:p>Tue Apr 24 2018 18:27:34 GMT-0700 (Pacific Daylight Time)</text:p>
          </table:table-cell>
          <table:table-cell table:style-name="ce2" office:value-type="string" calcext:value-type="string">
            <text:p>group: 4, response: 6,12,5,15,74,8,29,3</text:p>
          </table:table-cell>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I had no issues, and I liked how it warned me when the question was changing.</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745" calcext:value-type="float">
            <text:p>1745</text:p>
          </table:table-cell>
          <table:table-cell table:style-name="ce2" office:value-type="float" office:value="885" calcext:value-type="float">
            <text:p>885</text:p>
          </table:table-cell>
          <table:table-cell table:style-name="ce2" office:value-type="string" calcext:value-type="string">
            <text:p>1.0,1.0,0.625</text:p>
          </table:table-cell>
          <table:table-cell table:style-name="ce2" office:value-type="string" calcext:value-type="string">
            <text:p>acc:1.0;;red,acc:1.0;;blue,acc:1.0;;blue,acc:1.0;;red,acc:1.0;;red,acc:1.0;;blue,acc:1.0;;blue,acc:1.0;;red,acc:1.0;;red,acc:1.0;;red,acc:1.0;;No,acc:1.0;;No,acc:1.0;;Yes,acc:1.0;;No,acc:1.0;;Yes,acc:1.0;;Yes,acc:1.0;;No,acc:1.0;;Yes,acc:1.0;;No,acc:1.0;;Yes,acc:0.625;;5</text:p>
          </table:table-cell>
          <table:table-cell table:style-name="ce2" office:value-type="string" calcext:value-type="string">
            <text:p>4.3,5.5,0.0</text:p>
          </table:table-cell>
          <table:table-cell table:style-name="ce2" office:value-type="string" calcext:value-type="string">
            <text:p>14,4,5,4,3,2,2,3,4,2,6,6,7,5,5,5,3,5,4,9,0</text:p>
          </table:table-cell>
          <table:table-cell table:style-name="ce2" office:value-type="string" calcext:value-type="string">
            <text:p>Tue Apr 24 2018 20:29:08 GMT-0500 (Central Daylight Time)</text:p>
          </table:table-cell>
          <table:table-cell table:style-name="ce2" office:value-type="string" calcext:value-type="string">
            <text:p>group: 3, response: 8,74,29,15,12,6,3,2</text:p>
          </table:table-cell>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8,1.0,0.0</text:p>
          </table:table-cell>
          <table:table-cell table:style-name="ce2" office:value-type="string" calcext:value-type="string">
            <text:p>acc:1.0;;red,acc:1.0;;blue,acc:1.0;;blue,acc:1.0;;red,acc:1.0;;red,acc:1.0;;blue,acc:0.0;;red,acc:0.0;;blue,acc:1.0;;red,acc:1.0;;red,acc:1.0;;No,acc:1.0;;No,acc:1.0;;Yes,acc:1.0;;No,acc:1.0;;Yes,acc:1.0;;Yes,acc:1.0;;No,acc:1.0;;Yes,acc:1.0;;No,acc:1.0;;Yes,acc:0.0;;60</text:p>
          </table:table-cell>
          <table:table-cell table:style-name="ce2" office:value-type="string" calcext:value-type="string">
            <text:p>8.6,7.2,13.0</text:p>
          </table:table-cell>
          <table:table-cell table:style-name="ce2" office:value-type="string" calcext:value-type="string">
            <text:p>0,14,12,0,8,12,0,16,7,17,9,7,8,7,14,6,5,6,5,5,13</text:p>
          </table:table-cell>
          <table:table-cell table:style-name="ce2" office:value-type="string" calcext:value-type="string">
            <text:p>Tue Apr 24 2018 21:34:11 GMT-0400 (Eastern Daylight Time)</text:p>
          </table:table-cell>
          <table:table-cell table:style-name="ce2" office:value-type="string" calcext:value-type="string">
            <text:p>group: 1, response: 12,8,29,5,3,15,74,6</text:p>
          </table:table-cell>
          <table:table-cell table:style-name="ce2" office:value-type="float" office:value="33" calcext:value-type="float">
            <text:p>3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No issues, it was fun!</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700" calcext:value-type="float">
            <text:p>700</text:p>
          </table:table-cell>
          <table:table-cell table:style-name="ce2" office:value-type="string" calcext:value-type="string">
            <text:p>1.0,0.5,0.5</text:p>
          </table:table-cell>
          <table:table-cell table:style-name="ce2" office:value-type="string" calcext:value-type="string">
            <text:p>acc:1.0;;red,acc:1.0;;blue,acc:1.0;;blue,acc:1.0;;red,acc:1.0;;red,acc:1.0;;blue,acc:1.0;;blue,acc:1.0;;red,acc:1.0;;red,acc:1.0;;red,acc:1.0;;No,acc:0.0;;Yes,acc:1.0;;Yes,acc:1.0;;No,acc:0.0;;No,acc:0.0;;No,acc:1.0;;No,acc:1.0;;Yes,acc:0.0;;Yes,acc:0.0;;No,acc:0.5;;4</text:p>
          </table:table-cell>
          <table:table-cell table:style-name="ce2" office:value-type="string" calcext:value-type="string">
            <text:p>4.8,3.2,7.0</text:p>
          </table:table-cell>
          <table:table-cell table:style-name="ce2" office:value-type="string" calcext:value-type="string">
            <text:p>13,6,4,2,2,3,7,2,5,4,3,3,2,2,2,3,5,2,7,3,7</text:p>
          </table:table-cell>
          <table:table-cell table:style-name="ce2" office:value-type="string" calcext:value-type="string">
            <text:p>Tue Apr 24 2018 21:40:30 GMT-0400 (EDT)</text:p>
          </table:table-cell>
          <table:table-cell table:style-name="ce2" office:value-type="string" calcext:value-type="string">
            <text:p>group: 4, response: 6,12,5,15,74,8,29,3</text:p>
          </table:table-cell>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21" calcext:value-type="float">
            <text:p>1421</text:p>
          </table:table-cell>
          <table:table-cell table:style-name="ce2" office:value-type="float" office:value="781" calcext:value-type="float">
            <text:p>781</text:p>
          </table:table-cell>
          <table:table-cell table:style-name="ce2" office:value-type="string" calcext:value-type="string">
            <text:p>1.0,0.4,1.0</text:p>
          </table:table-cell>
          <table:table-cell table:style-name="ce2" office:value-type="string" calcext:value-type="string">
            <text:p>acc:1.0;;red,acc:1.0;;blue,acc:1.0;;blue,acc:1.0;;red,acc:1.0;;red,acc:1.0;;blue,acc:1.0;;blue,acc:1.0;;red,acc:1.0;;red,acc:1.0;;red,acc:1.0;;No,acc:0.0;;Yes,acc:0.0;;No,acc:0.0;;Yes,acc:0.0;;No,acc:1.0;;Yes,acc:0.0;;Yes,acc:0.0;;No,acc:1.0;;No,acc:1.0;;Yes,acc:1.0;;8</text:p>
          </table:table-cell>
          <table:table-cell table:style-name="ce2" office:value-type="string" calcext:value-type="string">
            <text:p>4.0,10.6,0.0</text:p>
          </table:table-cell>
          <table:table-cell table:style-name="ce2" office:value-type="string" calcext:value-type="string">
            <text:p>8,7,4,0,3,3,4,4,4,3,14,14,11,9,9,12,9,13,7,8,0</text:p>
          </table:table-cell>
          <table:table-cell table:style-name="ce2" office:value-type="string" calcext:value-type="string">
            <text:p>Wed Apr 25 2018 03:42:16 GMT 0200 (SAST)</text:p>
          </table:table-cell>
          <table:table-cell table:style-name="ce2" office:value-type="string" calcext:value-type="string">
            <text:p>group: 3, response: 8,74,29,15,12,6,3,5</text:p>
          </table:table-cell>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66" calcext:value-type="float">
            <text:p>966</text:p>
          </table:table-cell>
          <table:table-cell table:style-name="ce2" office:value-type="string" calcext:value-type="string">
            <text:p>1.0,1.0,0.875</text:p>
          </table:table-cell>
          <table:table-cell table:style-name="ce2" office:value-type="string" calcext:value-type="string">
            <text:p>acc:1.0;;red,acc:1.0;;blue,acc:1.0;;blue,acc:1.0;;red,acc:1.0;;red,acc:1.0;;blue,acc:1.0;;blue,acc:1.0;;red,acc:1.0;;red,acc:1.0;;red,acc:1.0;;No,acc:1.0;;No,acc:1.0;;Yes,acc:1.0;;No,acc:1.0;;Yes,acc:1.0;;Yes,acc:1.0;;No,acc:1.0;;Yes,acc:1.0;;No,acc:1.0;;Yes,acc:0.875;;7</text:p>
          </table:table-cell>
          <table:table-cell table:style-name="ce2" office:value-type="string" calcext:value-type="string">
            <text:p>5.5,6.9,18.0</text:p>
          </table:table-cell>
          <table:table-cell table:style-name="ce2" office:value-type="string" calcext:value-type="string">
            <text:p>9,6,7,8,4,4,7,3,3,4,6,7,5,7,9,6,6,9,5,9,18</text:p>
          </table:table-cell>
          <table:table-cell table:style-name="ce2" office:value-type="string" calcext:value-type="string">
            <text:p>Tue Apr 24 2018 21:51:01 GMT-0400 (Eastern Daylight Time)</text:p>
          </table:table-cell>
          <table:table-cell table:style-name="ce2" office:value-type="string" calcext:value-type="string">
            <text:p>group: 2, response: 6,12,5,15,74,8,29,3</text:p>
          </table:table-cell>
          <table:table-cell table:style-name="ce2" office:value-type="float" office:value="42" calcext:value-type="float">
            <text:p>42</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9,1.0,0.875</text:p>
          </table:table-cell>
          <table:table-cell table:style-name="ce2" office:value-type="string" calcext:value-type="string">
            <text:p>acc:1.0;;red,acc:1.0;;blue,acc:1.0;;blue,acc:1.0;;red,acc:1.0;;red,acc:1.0;;blue,acc:1.0;;blue,acc:1.0;;red,acc:1.0;;red,acc:0.0;;blue,acc:1.0;;No,acc:1.0;;No,acc:1.0;;Yes,acc:1.0;;No,acc:1.0;;Yes,acc:1.0;;Yes,acc:1.0;;No,acc:1.0;;Yes,acc:1.0;;No,acc:1.0;;Yes,acc:0.875;;7</text:p>
          </table:table-cell>
          <table:table-cell table:style-name="ce2" office:value-type="string" calcext:value-type="string">
            <text:p>11.2,5.4,0.0</text:p>
          </table:table-cell>
          <table:table-cell table:style-name="ce2" office:value-type="string" calcext:value-type="string">
            <text:p>0,0,14,15,17,14,13,14,9,16,9,5,6,6,6,6,3,4,4,5,0</text:p>
          </table:table-cell>
          <table:table-cell table:style-name="ce2" office:value-type="string" calcext:value-type="string">
            <text:p>Tue Apr 24 2018 21:51:44 GMT-0400 (Eastern Daylight Time)</text:p>
          </table:table-cell>
          <table:table-cell table:style-name="ce2" office:value-type="string" calcext:value-type="string">
            <text:p>group: 3, response: 8,74,29,15,12,6,3,5</text:p>
          </table:table-cell>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27" calcext:value-type="float">
            <text:p>1527</text:p>
          </table:table-cell>
          <table:table-cell table:style-name="ce2" office:value-type="float" office:value="742" calcext:value-type="float">
            <text:p>742</text:p>
          </table:table-cell>
          <table:table-cell table:style-name="ce2" office:value-type="string" calcext:value-type="string">
            <text:p>1.0,0.9,1.0</text:p>
          </table:table-cell>
          <table:table-cell table:style-name="ce2" office:value-type="string" calcext:value-type="string">
            <text:p>acc:1.0;;red,acc:1.0;;blue,acc:1.0;;blue,acc:1.0;;red,acc:1.0;;red,acc:1.0;;blue,acc:1.0;;blue,acc:1.0;;red,acc:1.0;;red,acc:1.0;;red,acc:1.0;;No,acc:1.0;;No,acc:1.0;;Yes,acc:1.0;;No,acc:1.0;;Yes,acc:1.0;;Yes,acc:1.0;;No,acc:1.0;;Yes,acc:1.0;;No,acc:0.0;;No,acc:1.0;;8</text:p>
          </table:table-cell>
          <table:table-cell table:style-name="ce2" office:value-type="string" calcext:value-type="string">
            <text:p>10.7,7.9,0.0</text:p>
          </table:table-cell>
          <table:table-cell table:style-name="ce2" office:value-type="string" calcext:value-type="string">
            <text:p>0,16,15,17,10,18,0,16,7,8,12,4,0,12,12,19,7,0,13,0,0</text:p>
          </table:table-cell>
          <table:table-cell table:style-name="ce2" office:value-type="string" calcext:value-type="string">
            <text:p>Tue Apr 24 2018 21:52:44 GMT-0400 (Eastern Daylight Time)</text:p>
          </table:table-cell>
          <table:table-cell table:style-name="ce2" office:value-type="string" calcext:value-type="string">
            <text:p>group: 3, response: 8,74,29,15,12,6,3,5</text:p>
          </table:table-cell>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I enjoyed the study and there were no issues. Thank you for allowing me to be apart of your stud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9,0.6,0.125</text:p>
          </table:table-cell>
          <table:table-cell table:style-name="ce2" office:value-type="string" calcext:value-type="string">
            <text:p>acc:0.0;;blue,acc:1.0;;blue,acc:1.0;;blue,acc:1.0;;red,acc:1.0;;red,acc:1.0;;blue,acc:1.0;;blue,acc:1.0;;red,acc:1.0;;red,acc:1.0;;red,acc:1.0;;No,acc:0.0;;Yes,acc:0.0;;No,acc:0.0;;Yes,acc:1.0;;Yes,acc:1.0;;Yes,acc:0.0;;Yes,acc:1.0;;Yes,acc:1.0;;No,acc:1.0;;Yes,acc:0.125;;15</text:p>
          </table:table-cell>
          <table:table-cell table:style-name="ce2" office:value-type="string" calcext:value-type="string">
            <text:p>6.0,9.0,17.0</text:p>
          </table:table-cell>
          <table:table-cell table:style-name="ce2" office:value-type="string" calcext:value-type="string">
            <text:p>8,10,12,5,5,3,4,4,5,4,4,12,10,6,7,0,16,11,12,12,17</text:p>
          </table:table-cell>
          <table:table-cell table:style-name="ce2" office:value-type="string" calcext:value-type="string">
            <text:p>Tue Apr 24 2018 21:56:48 GMT-0400 (Eastern Daylight Time)</text:p>
          </table:table-cell>
          <table:table-cell table:style-name="ce2" office:value-type="string" calcext:value-type="string">
            <text:p>group: 2, response: 6,74,15,3,12,8,29,5</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826" calcext:value-type="float">
            <text:p>826</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3.2,5.7,0.0</text:p>
          </table:table-cell>
          <table:table-cell table:style-name="ce2" office:value-type="string" calcext:value-type="string">
            <text:p>5,4,3,3,3,3,2,2,4,3,8,6,4,4,7,7,6,6,4,5,0</text:p>
          </table:table-cell>
          <table:table-cell table:style-name="ce2" office:value-type="string" calcext:value-type="string">
            <text:p>Tue Apr 24 2018 21:57:33 GMT-0400 (EDT)</text:p>
          </table:table-cell>
          <table:table-cell table:style-name="ce2" office:value-type="string" calcext:value-type="string">
            <text:p>group: 4, response: 6,12,5,15,74,8,29,3</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72" calcext:value-type="float">
            <text:p>672</text:p>
          </table:table-cell>
          <table:table-cell table:style-name="ce2" office:value-type="string" calcext:value-type="string">
            <text:p>0.9,1.0,0.75</text:p>
          </table:table-cell>
          <table:table-cell table:style-name="ce2" office:value-type="string" calcext:value-type="string">
            <text:p>acc:1.0;;red,acc:1.0;;blue,acc:1.0;;blue,acc:1.0;;red,acc:1.0;;red,acc:1.0;;blue,acc:0.0;;red,acc:1.0;;red,acc:1.0;;red,acc:1.0;;red,acc:1.0;;No,acc:1.0;;No,acc:1.0;;Yes,acc:1.0;;No,acc:1.0;;Yes,acc:1.0;;Yes,acc:1.0;;No,acc:1.0;;Yes,acc:1.0;;No,acc:1.0;;Yes,acc:0.75;;10</text:p>
          </table:table-cell>
          <table:table-cell table:style-name="ce2" office:value-type="string" calcext:value-type="string">
            <text:p>3.9,4.3,17.0</text:p>
          </table:table-cell>
          <table:table-cell table:style-name="ce2" office:value-type="string" calcext:value-type="string">
            <text:p>6,2,3,5,4,2,6,4,4,3,3,3,3,3,9,3,5,6,4,4,17</text:p>
          </table:table-cell>
          <table:table-cell table:style-name="ce2" office:value-type="string" calcext:value-type="string">
            <text:p>Tue Apr 24 2018 22:01:21 GMT-0400 (Eastern Daylight Time)</text:p>
          </table:table-cell>
          <table:table-cell table:style-name="ce2" office:value-type="string" calcext:value-type="string">
            <text:p>group: 3, response: 8,74,29,15,12,6,3,5</text:p>
          </table:table-cell>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good luck with your research!</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49" calcext:value-type="float">
            <text:p>1349</text:p>
          </table:table-cell>
          <table:table-cell table:style-name="ce2" office:value-type="float" office:value="727" calcext:value-type="float">
            <text:p>727</text:p>
          </table:table-cell>
          <table:table-cell table:style-name="ce2" office:value-type="string" calcext:value-type="string">
            <text:p>1.0,0.4,0.0</text:p>
          </table:table-cell>
          <table:table-cell table:style-name="ce2" office:value-type="string" calcext:value-type="string">
            <text:p>acc:1.0;;red,acc:1.0;;blue,acc:1.0;;blue,acc:1.0;;red,acc:1.0;;red,acc:1.0;;blue,acc:1.0;;blue,acc:1.0;;red,acc:1.0;;red,acc:1.0;;red,acc:1.0;;No,acc:1.0;;No,acc:0.0;;No,acc:0.0;;Yes,acc:1.0;;Yes,acc:0.0;;No,acc:1.0;;No,acc:0.0;;No,acc:0.0;;Yes,acc:0.0;;No,acc:0.0;;80</text:p>
          </table:table-cell>
          <table:table-cell table:style-name="ce2" office:value-type="string" calcext:value-type="string">
            <text:p>4.3,5.7,7.0</text:p>
          </table:table-cell>
          <table:table-cell table:style-name="ce2" office:value-type="string" calcext:value-type="string">
            <text:p>16,2,5,3,2,3,4,2,3,3,0,10,12,4,7,4,5,6,6,3,7</text:p>
          </table:table-cell>
          <table:table-cell table:style-name="ce2" office:value-type="string" calcext:value-type="string">
            <text:p>Tue Apr 24 2018 22:25:55 GMT-0400 (EDT)</text:p>
          </table:table-cell>
          <table:table-cell table:style-name="ce2" office:value-type="string" calcext:value-type="string">
            <text:p>group: 3, response: 8,74,29,15,12,6,3,5</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1.0,0.5</text:p>
          </table:table-cell>
          <table:table-cell table:style-name="ce2" office:value-type="string" calcext:value-type="string">
            <text:p>acc:1.0;;red,acc:1.0;;blue,acc:1.0;;blue,acc:1.0;;red,acc:1.0;;red,acc:1.0;;blue,acc:1.0;;blue,acc:1.0;;red,acc:1.0;;red,acc:1.0;;red,acc:1.0;;No,acc:1.0;;No,acc:1.0;;Yes,acc:1.0;;No,acc:1.0;;Yes,acc:1.0;;Yes,acc:1.0;;No,acc:1.0;;Yes,acc:1.0;;No,acc:1.0;;Yes,acc:0.5;;4</text:p>
          </table:table-cell>
          <table:table-cell table:style-name="ce2" office:value-type="string" calcext:value-type="string">
            <text:p>6.6,8.1,0.0</text:p>
          </table:table-cell>
          <table:table-cell table:style-name="ce2" office:value-type="string" calcext:value-type="string">
            <text:p>0,0,0,12,10,9,11,8,0,16,12,9,7,6,6,10,7,6,9,9,0</text:p>
          </table:table-cell>
          <table:table-cell table:style-name="ce2" office:value-type="string" calcext:value-type="string">
            <text:p>Tue Apr 24 2018 19:43:23 GMT-0700 (Pacific Daylight Time)</text:p>
          </table:table-cell>
          <table:table-cell table:style-name="ce2" office:value-type="string" calcext:value-type="string">
            <text:p>group: 1, response: 12,8,29,5,3,15,74,5</text:p>
          </table:table-cell>
          <table:table-cell table:style-name="ce2" office:value-type="float" office:value="67" calcext:value-type="float">
            <text:p>6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 issue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0" calcext:value-type="float">
            <text:p>1360</text:p>
          </table:table-cell>
          <table:table-cell table:style-name="ce2" office:value-type="float" office:value="662" calcext:value-type="float">
            <text:p>662</text:p>
          </table:table-cell>
          <table:table-cell table:style-name="ce2" office:value-type="string" calcext:value-type="string">
            <text:p>0.5,0.4,0.375</text:p>
          </table:table-cell>
          <table:table-cell table:style-name="ce2" office:value-type="string" calcext:value-type="string">
            <text:p>acc:1.0;;red,acc:1.0;;blue,acc:0.0;;red,acc:0.0;;blue,acc:1.0;;red,acc:1.0;;blue,acc:0.0;;red,acc:0.0;;blue,acc:1.0;;red,acc:0.0;;blue,acc:0.0;;Yes,acc:0.0;;Yes,acc:0.0;;No,acc:0.0;;Yes,acc:0.0;;No,acc:1.0;;Yes,acc:1.0;;No,acc:1.0;;Yes,acc:0.0;;Yes,acc:1.0;;Yes,acc:0.375;;3</text:p>
          </table:table-cell>
          <table:table-cell table:style-name="ce2" office:value-type="string" calcext:value-type="string">
            <text:p>2.2,3.0,9.0</text:p>
          </table:table-cell>
          <table:table-cell table:style-name="ce2" office:value-type="string" calcext:value-type="string">
            <text:p>5,3,4,3,2,1,1,1,1,1,3,0,1,1,1,1,3,1,10,9,9</text:p>
          </table:table-cell>
          <table:table-cell table:style-name="ce2" office:value-type="string" calcext:value-type="string">
            <text:p>Tue Apr 24 2018 20:35:46 GMT-0700 (Pacific Daylight Time)</text:p>
          </table:table-cell>
          <table:table-cell table:style-name="ce2" office:value-type="string" calcext:value-type="string">
            <text:p>group: 4, response: 6,12,5,15,74,8,29,3</text:p>
          </table:table-cell>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40" calcext:value-type="float">
            <text:p>1440</text:p>
          </table:table-cell>
          <table:table-cell table:style-name="ce2" office:value-type="float" office:value="826" calcext:value-type="float">
            <text:p>826</text:p>
          </table:table-cell>
          <table:table-cell table:style-name="ce2" office:value-type="string" calcext:value-type="string">
            <text:p>0.7,0.7,0.0</text:p>
          </table:table-cell>
          <table:table-cell table:style-name="ce2" office:value-type="string" calcext:value-type="string">
            <text:p>acc:1.0;;red,acc:1.0;;blue,acc:0.0;;red,acc:1.0;;red,acc:1.0;;red,acc:1.0;;blue,acc:0.0;;red,acc:1.0;;red,acc:1.0;;red,acc:0.0;;blue,acc:0.0;;Yes,acc:1.0;;No,acc:1.0;;Yes,acc:0.0;;Yes,acc:1.0;;Yes,acc:1.0;;Yes,acc:1.0;;No,acc:1.0;;Yes,acc:1.0;;No,acc:0.0;;No,acc:0.0;;21</text:p>
          </table:table-cell>
          <table:table-cell table:style-name="ce2" office:value-type="string" calcext:value-type="string">
            <text:p>3.9,1.4,8.0</text:p>
          </table:table-cell>
          <table:table-cell table:style-name="ce2" office:value-type="string" calcext:value-type="string">
            <text:p>4,3,2,2,2,2,2,4,2,16,1,4,1,1,1,1,1,2,1,1,8</text:p>
          </table:table-cell>
          <table:table-cell table:style-name="ce2" office:value-type="string" calcext:value-type="string">
            <text:p>Thu Apr 19 2018 21:24:43 GMT-0400 (EDT)</text:p>
          </table:table-cell>
          <table:table-cell table:style-name="ce2" office:value-type="string" calcext:value-type="string">
            <text:p>group: 3, response: 8,24,29,15,12,6,3,5</text:p>
          </table:table-cell>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one at this tim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40" calcext:value-type="float">
            <text:p>1440</text:p>
          </table:table-cell>
          <table:table-cell table:style-name="ce2" office:value-type="float" office:value="799" calcext:value-type="float">
            <text:p>799</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4.7,5.5,14.0</text:p>
          </table:table-cell>
          <table:table-cell table:style-name="ce2" office:value-type="string" calcext:value-type="string">
            <text:p>5,4,5,4,3,4,9,5,5,3,18,3,7,7,6,2,3,3,3,3,14</text:p>
          </table:table-cell>
          <table:table-cell table:style-name="ce2" office:value-type="string" calcext:value-type="string">
            <text:p>Thu Apr 19 2018 21:25:45 GMT-0400 (EDT)</text:p>
          </table:table-cell>
          <table:table-cell table:style-name="ce2" office:value-type="string" calcext:value-type="string">
            <text:p>group: 4, response: 6,12,5,15,74,8,29,3</text:p>
          </table:table-cell>
          <table:table-cell table:style-name="ce2" office:value-type="float" office:value="21" calcext:value-type="float">
            <text:p>21</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49" calcext:value-type="float">
            <text:p>1349</text:p>
          </table:table-cell>
          <table:table-cell table:style-name="ce2" office:value-type="float" office:value="642" calcext:value-type="float">
            <text:p>642</text:p>
          </table:table-cell>
          <table:table-cell table:style-name="ce2" office:value-type="string" calcext:value-type="string">
            <text:p>0.9,0.4,0.0</text:p>
          </table:table-cell>
          <table:table-cell table:style-name="ce2" office:value-type="string" calcext:value-type="string">
            <text:p>acc:1.0;;red,acc:1.0;;blue,acc:0.0;;red,acc:1.0;;red,acc:1.0;;red,acc:1.0;;blue,acc:1.0;;blue,acc:1.0;;red,acc:1.0;;red,acc:1.0;;red,acc:0.0;;Yes,acc:1.0;;No,acc:0.0;;No,acc:0.0;;Yes,acc:1.0;;Yes,acc:0.0;;No,acc:0.0;;Yes,acc:0.0;;No,acc:1.0;;No,acc:1.0;;Yes,acc:0.0;;20</text:p>
          </table:table-cell>
          <table:table-cell table:style-name="ce2" office:value-type="string" calcext:value-type="string">
            <text:p>5.6,3.5,19.0</text:p>
          </table:table-cell>
          <table:table-cell table:style-name="ce2" office:value-type="string" calcext:value-type="string">
            <text:p>0,4,7,7,4,3,4,3,13,11,13,5,3,3,2,2,2,2,2,1,19</text:p>
          </table:table-cell>
          <table:table-cell table:style-name="ce2" office:value-type="string" calcext:value-type="string">
            <text:p>Thu Apr 19 2018 20:27:00 GMT-0500 (Central Daylight Time)</text:p>
          </table:table-cell>
          <table:table-cell table:style-name="ce2" office:value-type="string" calcext:value-type="string">
            <text:p>group: 1, response: 12,8,29,5,3,15,74,6</text:p>
          </table:table-cell>
          <table:table-cell table:style-name="ce2" office:value-type="float" office:value="33" calcext:value-type="float">
            <text:p>3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47" calcext:value-type="float">
            <text:p>647</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5.9,5.5,0.0</text:p>
          </table:table-cell>
          <table:table-cell table:style-name="ce2" office:value-type="string" calcext:value-type="string">
            <text:p>8,6,12,8,5,2,3,5,4,6,3,3,8,6,6,7,5,6,4,7,0</text:p>
          </table:table-cell>
          <table:table-cell table:style-name="ce2" office:value-type="string" calcext:value-type="string">
            <text:p>Thu Apr 19 2018 21:41:04 GMT-0400 (Eastern Daylight Time)</text:p>
          </table:table-cell>
          <table:table-cell table:style-name="ce2" office:value-type="string" calcext:value-type="string">
            <text:p>group: 3, response: 8,74,29,15,12,6,3,5</text:p>
          </table:table-cell>
          <table:table-cell table:style-name="ce2" office:value-type="float" office:value="41" calcext:value-type="float">
            <text:p>4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o problems; nothing to add.</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9,0.4,0.25</text:p>
          </table:table-cell>
          <table:table-cell table:style-name="ce2" office:value-type="string" calcext:value-type="string">
            <text:p>acc:1.0;;red,acc:1.0;;blue,acc:1.0;;blue,acc:1.0;;red,acc:1.0;;red,acc:1.0;;blue,acc:0.0;;red,acc:1.0;;red,acc:1.0;;red,acc:1.0;;red,acc:1.0;;No,acc:0.0;;Yes,acc:0.0;;No,acc:0.0;;Yes,acc:1.0;;Yes,acc:0.0;;No,acc:0.0;;Yes,acc:0.0;;No,acc:1.0;;No,acc:1.0;;Yes,acc:0.25;;2</text:p>
          </table:table-cell>
          <table:table-cell table:style-name="ce2" office:value-type="string" calcext:value-type="string">
            <text:p>2.5,2.2,6.0</text:p>
          </table:table-cell>
          <table:table-cell table:style-name="ce2" office:value-type="string" calcext:value-type="string">
            <text:p>4,3,2,3,2,2,3,2,2,2,2,2,2,1,4,4,2,1,2,2,6</text:p>
          </table:table-cell>
          <table:table-cell table:style-name="ce2" office:value-type="string" calcext:value-type="string">
            <text:p>Fri Apr 20 2018 09:52:46 GMT 0800 (Malay Peninsula Standard Time)</text:p>
          </table:table-cell>
          <table:table-cell table:style-name="ce2" office:value-type="string" calcext:value-type="string">
            <text:p>group: 4, response: 6,12,5,15,74,8,29,3</text:p>
          </table:table-cell>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style-name="ce2" office:value-type="string" calcext:value-type="string">
            <text:p>thank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80" calcext:value-type="float">
            <text:p>1680</text:p>
          </table:table-cell>
          <table:table-cell table:style-name="ce2" office:value-type="float" office:value="926" calcext:value-type="float">
            <text:p>926</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7.8,4.4,16.0</text:p>
          </table:table-cell>
          <table:table-cell table:style-name="ce2" office:value-type="string" calcext:value-type="string">
            <text:p>14,6,7,5,7,7,9,14,5,4,5,8,6,3,3,3,3,2,5,6,16</text:p>
          </table:table-cell>
          <table:table-cell table:style-name="ce2" office:value-type="string" calcext:value-type="string">
            <text:p>Thu Apr 19 2018 21:55:22 GMT-0400 (US Eastern Daylight Time)</text:p>
          </table:table-cell>
          <table:table-cell table:style-name="ce2" office:value-type="string" calcext:value-type="string">
            <text:p>group: 4, response: 6,12,5,15,74,8,29,3</text:p>
          </table:table-cell>
          <table:table-cell table:style-name="ce2" office:value-type="float" office:value="49" calcext:value-type="float">
            <text:p>49</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7,0.5,0.875</text:p>
          </table:table-cell>
          <table:table-cell table:style-name="ce2" office:value-type="string" calcext:value-type="string">
            <text:p>acc:1.0;;red,acc:1.0;;blue,acc:0.0;;red,acc:0.0;;blue,acc:1.0;;red,acc:1.0;;blue,acc:1.0;;blue,acc:0.0;;blue,acc:1.0;;red,acc:1.0;;red,acc:0.0;;Yes,acc:0.0;;Yes,acc:1.0;;Yes,acc:1.0;;No,acc:0.0;;No,acc:0.0;;No,acc:1.0;;No,acc:0.0;;No,acc:1.0;;No,acc:1.0;;Yes,acc:0.875;;7</text:p>
          </table:table-cell>
          <table:table-cell table:style-name="ce2" office:value-type="string" calcext:value-type="string">
            <text:p>2.4,1.5,12.0</text:p>
          </table:table-cell>
          <table:table-cell table:style-name="ce2" office:value-type="string" calcext:value-type="string">
            <text:p>3,1,2,1,3,3,3,2,3,3,2,2,2,1,1,1,1,1,2,2,12</text:p>
          </table:table-cell>
          <table:table-cell table:style-name="ce2" office:value-type="string" calcext:value-type="string">
            <text:p>Fri Apr 20 2018 07:39:58 GMT 0530 (India Standard Time)</text:p>
          </table:table-cell>
          <table:table-cell table:style-name="ce2" office:value-type="string" calcext:value-type="string">
            <text:p>group: 2, response: 6,74,15,3,12,8,29,5</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5,0.9,0.875</text:p>
          </table:table-cell>
          <table:table-cell table:style-name="ce2" office:value-type="string" calcext:value-type="string">
            <text:p>acc:0.0;;blue,acc:0.0;;red,acc:0.0;;red,acc:1.0;;red,acc:0.0;;blue,acc:1.0;;blue,acc:1.0;;blue,acc:0.0;;blue,acc:1.0;;red,acc:1.0;;red,acc:0.0;;Yes,acc:1.0;;No,acc:1.0;;Yes,acc:1.0;;No,acc:1.0;;Yes,acc:1.0;;Yes,acc:1.0;;No,acc:1.0;;Yes,acc:1.0;;No,acc:1.0;;Yes,acc:0.875;;7</text:p>
          </table:table-cell>
          <table:table-cell table:style-name="ce2" office:value-type="string" calcext:value-type="string">
            <text:p>3.2,4.6,7.0</text:p>
          </table:table-cell>
          <table:table-cell table:style-name="ce2" office:value-type="string" calcext:value-type="string">
            <text:p>3,3,3,2,3,4,3,3,3,5,3,2,8,5,0,5,7,5,5,6,7</text:p>
          </table:table-cell>
          <table:table-cell table:style-name="ce2" office:value-type="string" calcext:value-type="string">
            <text:p>Fri Apr 20 2018 07:45:51 GMT 0530 (India Standard Time)</text:p>
          </table:table-cell>
          <table:table-cell table:style-name="ce2" office:value-type="string" calcext:value-type="string">
            <text:p>group: 1, response: 12,8,29,5,3,15,74,6</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5.1,5.0,5.0</text:p>
          </table:table-cell>
          <table:table-cell table:style-name="ce2" office:value-type="string" calcext:value-type="string">
            <text:p>7,6,5,5,4,4,6,5,5,4,7,6,5,4,4,5,4,5,4,6,5</text:p>
          </table:table-cell>
          <table:table-cell table:style-name="ce2" office:value-type="string" calcext:value-type="string">
            <text:p>Fri Apr 20 2018 07:52:01 GMT 0530 (India Standard Time)</text:p>
          </table:table-cell>
          <table:table-cell table:style-name="ce2" office:value-type="string" calcext:value-type="string">
            <text:p>group: 2, response: 6,74,15,3,12,8,29,5</text:p>
          </table:table-cell>
          <table:table-cell table:style-name="ce2" office:value-type="float" office:value="21" calcext:value-type="float">
            <text:p>21</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40" calcext:value-type="float">
            <text:p>1440</text:p>
          </table:table-cell>
          <table:table-cell table:style-name="ce2" office:value-type="float" office:value="750" calcext:value-type="float">
            <text:p>750</text:p>
          </table:table-cell>
          <table:table-cell table:style-name="ce2" office:value-type="string" calcext:value-type="string">
            <text:p>1.0,1.0,0.75</text:p>
          </table:table-cell>
          <table:table-cell table:style-name="ce2" office:value-type="string" calcext:value-type="string">
            <text:p>acc:1.0;;red,acc:1.0;;blue,acc:1.0;;blue,acc:1.0;;red,acc:1.0;;red,acc:1.0;;blue,acc:1.0;;blue,acc:1.0;;red,acc:1.0;;red,acc:1.0;;red,acc:1.0;;No,acc:1.0;;No,acc:1.0;;Yes,acc:1.0;;No,acc:1.0;;Yes,acc:1.0;;Yes,acc:1.0;;No,acc:1.0;;Yes,acc:1.0;;No,acc:1.0;;Yes,acc:0.75;;6</text:p>
          </table:table-cell>
          <table:table-cell table:style-name="ce2" office:value-type="string" calcext:value-type="string">
            <text:p>5.3,3.0,8.0</text:p>
          </table:table-cell>
          <table:table-cell table:style-name="ce2" office:value-type="string" calcext:value-type="string">
            <text:p>8,6,7,10,4,3,4,4,5,2,3,3,4,3,2,4,2,3,3,3,8</text:p>
          </table:table-cell>
          <table:table-cell table:style-name="ce2" office:value-type="string" calcext:value-type="string">
            <text:p>Thu Apr 19 2018 19:40:58 GMT-0700 (PDT)</text:p>
          </table:table-cell>
          <table:table-cell table:style-name="ce2" office:value-type="string" calcext:value-type="string">
            <text:p>group: 1, response: 12,8,29,5,3,15,74,6</text:p>
          </table:table-cell>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 issue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59" calcext:value-type="float">
            <text:p>959</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2.3,2.1,8.0</text:p>
          </table:table-cell>
          <table:table-cell table:style-name="ce2" office:value-type="string" calcext:value-type="string">
            <text:p>6,2,2,3,2,1,2,1,2,2,2,2,3,2,1,4,2,2,2,1,8</text:p>
          </table:table-cell>
          <table:table-cell table:style-name="ce2" office:value-type="string" calcext:value-type="string">
            <text:p>Fri Apr 27 2018 07:49:31 GMT-0500 (Central Daylight Time)</text:p>
          </table:table-cell>
          <table:table-cell table:style-name="ce2" office:value-type="string" calcext:value-type="string">
            <text:p>group: 1, response: 12,8,29,5,3,15,74,6</text:p>
          </table:table-cell>
          <table:table-cell table:style-name="ce2" office:value-type="float" office:value="19" calcext:value-type="float">
            <text:p>19</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style-name="ce2" office:value-type="string" calcext:value-type="string">
            <text:p>No issue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8,0.4,0.25</text:p>
          </table:table-cell>
          <table:table-cell table:style-name="ce2" office:value-type="string" calcext:value-type="string">
            <text:p>acc:1.0;;red,acc:1.0;;blue,acc:1.0;;blue,acc:1.0;;red,acc:1.0;;red,acc:0.0;;red,acc:0.0;;red,acc:1.0;;red,acc:1.0;;red,acc:1.0;;red,acc:1.0;;No,acc:0.0;;Yes,acc:0.0;;No,acc:0.0;;Yes,acc:1.0;;Yes,acc:1.0;;Yes,acc:0.0;;Yes,acc:1.0;;Yes,acc:0.0;;Yes,acc:0.0;;No,acc:0.25;;2</text:p>
          </table:table-cell>
          <table:table-cell table:style-name="ce2" office:value-type="string" calcext:value-type="string">
            <text:p>3.7,1.4,0.0</text:p>
          </table:table-cell>
          <table:table-cell table:style-name="ce2" office:value-type="string" calcext:value-type="string">
            <text:p>5,3,3,5,3,0,12,2,2,2,2,2,2,1,1,0,1,2,1,2,0</text:p>
          </table:table-cell>
          <table:table-cell table:style-name="ce2" office:value-type="string" calcext:value-type="string">
            <text:p>Fri Apr 27 2018 16:01:35 GMT 0300 (E. Africa Standard Time)</text:p>
          </table:table-cell>
          <table:table-cell table:style-name="ce2" office:value-type="string" calcext:value-type="string">
            <text:p>group: 4, response: 6,12,5,15,74,8,29,3</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5,0.5,0.0</text:p>
          </table:table-cell>
          <table:table-cell table:style-name="ce2" office:value-type="string" calcext:value-type="string">
            <text:p>acc:1.0;;red,acc:1.0;;blue,acc:0.0;;red,acc:0.0;;blue,acc:1.0;;red,acc:0.0;;red,acc:0.0;;red,acc:1.0;;red,acc:0.0;;blue,acc:1.0;;red,acc:1.0;;No,acc:1.0;;No,acc:0.0;;No,acc:0.0;;Yes,acc:0.0;;No,acc:0.0;;No,acc:1.0;;No,acc:1.0;;Yes,acc:1.0;;No,acc:0.0;;No,acc:0.0;;100</text:p>
          </table:table-cell>
          <table:table-cell table:style-name="ce2" office:value-type="string" calcext:value-type="string">
            <text:p>0.9,1.1,4.0</text:p>
          </table:table-cell>
          <table:table-cell table:style-name="ce2" office:value-type="string" calcext:value-type="string">
            <text:p>1,1,1,1,1,1,1,1,0,1,1,1,1,1,1,1,2,0,2,1,4</text:p>
          </table:table-cell>
          <table:table-cell table:style-name="ce2" office:value-type="string" calcext:value-type="string">
            <text:p>Fri Apr 27 2018 09:02:14 GMT-0400 (US Eastern Daylight Time)</text:p>
          </table:table-cell>
          <table:table-cell table:style-name="ce2" office:value-type="string" calcext:value-type="string">
            <text:p>group: 1, response: 12,3,29,5,3,15,74,6</text:p>
          </table:table-cell>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4" calcext:value-type="float">
            <text:p>4</text:p>
          </table:table-cell>
          <table:table-cell table:style-name="ce2" office:value-type="string" calcext:value-type="string">
            <text:p>thank you!</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0.9,0.0</text:p>
          </table:table-cell>
          <table:table-cell table:style-name="ce2" office:value-type="string" calcext:value-type="string">
            <text:p>acc:1.0;;red,acc:1.0;;blue,acc:1.0;;blue,acc:1.0;;red,acc:1.0;;red,acc:1.0;;blue,acc:1.0;;blue,acc:1.0;;red,acc:1.0;;red,acc:1.0;;red,acc:1.0;;No,acc:0.0;;Yes,acc:1.0;;Yes,acc:1.0;;No,acc:1.0;;Yes,acc:1.0;;Yes,acc:1.0;;No,acc:1.0;;Yes,acc:1.0;;No,acc:1.0;;Yes,acc:0.0;;17</text:p>
          </table:table-cell>
          <table:table-cell table:style-name="ce2" office:value-type="string" calcext:value-type="string">
            <text:p>6.2,3.3,17.0</text:p>
          </table:table-cell>
          <table:table-cell table:style-name="ce2" office:value-type="string" calcext:value-type="string">
            <text:p>13,14,8,6,4,3,4,4,3,3,4,3,4,6,2,3,2,2,5,2,17</text:p>
          </table:table-cell>
          <table:table-cell table:style-name="ce2" office:value-type="string" calcext:value-type="string">
            <text:p>Fri Apr 27 2018 08:02:17 GMT-0500 (Central Daylight Time)</text:p>
          </table:table-cell>
          <table:table-cell table:style-name="ce2" office:value-type="string" calcext:value-type="string">
            <text:p>group: 1, response: 12,8,29,5,3,15,74,6</text:p>
          </table:table-cell>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36" calcext:value-type="float">
            <text:p>1536</text:p>
          </table:table-cell>
          <table:table-cell table:style-name="ce2" office:value-type="float" office:value="779" calcext:value-type="float">
            <text:p>779</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8.5,6.7,0.0</text:p>
          </table:table-cell>
          <table:table-cell table:style-name="ce2" office:value-type="string" calcext:value-type="string">
            <text:p>13,12,19,0,7,7,10,5,7,5,13,7,19,3,3,4,3,3,8,4,0</text:p>
          </table:table-cell>
          <table:table-cell table:style-name="ce2" office:value-type="string" calcext:value-type="string">
            <text:p>Fri Apr 27 2018 08:14:34 GMT-0500 (Central Daylight Time)</text:p>
          </table:table-cell>
          <table:table-cell table:style-name="ce2" office:value-type="string" calcext:value-type="string">
            <text:p>group: 3, response: 8,74,29,15,12,6,3,5</text:p>
          </table:table-cell>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0.5,0.4,0.0</text:p>
          </table:table-cell>
          <table:table-cell table:style-name="ce2" office:value-type="string" calcext:value-type="string">
            <text:p>acc:1.0;;red,acc:0.0;;red,acc:1.0;;blue,acc:1.0;;red,acc:0.0;;blue,acc:0.0;;red,acc:0.0;;red,acc:1.0;;red,acc:0.0;;blue,acc:1.0;;red,acc:0.0;;Yes,acc:0.0;;Yes,acc:1.0;;Yes,acc:0.0;;Yes,acc:1.0;;Yes,acc:1.0;;Yes,acc:0.0;;Yes,acc:1.0;;Yes,acc:0.0;;Yes,acc:0.0;;No,acc:0.0;;20</text:p>
          </table:table-cell>
          <table:table-cell table:style-name="ce2" office:value-type="string" calcext:value-type="string">
            <text:p>1.9,1.6,8.0</text:p>
          </table:table-cell>
          <table:table-cell table:style-name="ce2" office:value-type="string" calcext:value-type="string">
            <text:p>2,3,3,1,1,2,2,2,2,1,2,2,2,1,1,1,2,2,2,1,8</text:p>
          </table:table-cell>
          <table:table-cell table:style-name="ce2" office:value-type="string" calcext:value-type="string">
            <text:p>Thu May 03 2018 20:14:49 GMT-0400 (Eastern Daylight Time)</text:p>
          </table:table-cell>
          <table:table-cell table:style-name="ce2" office:value-type="string" calcext:value-type="string">
            <text:p>group: 1, response: 12,8,29,5,3,15,74,6</text:p>
          </table:table-cell>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 THANK YOU</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7.7,6.8,12.0</text:p>
          </table:table-cell>
          <table:table-cell table:style-name="ce2" office:value-type="string" calcext:value-type="string">
            <text:p>6,5,7,7,6,3,18,10,7,8,18,6,6,3,4,3,5,11,5,7,12</text:p>
          </table:table-cell>
          <table:table-cell table:style-name="ce2" office:value-type="string" calcext:value-type="string">
            <text:p>Thu May 03 2018 19:17:28 GMT-0500 (Central Daylight Time)</text:p>
          </table:table-cell>
          <table:table-cell table:style-name="ce2" office:value-type="string" calcext:value-type="string">
            <text:p>group: 1, response: 12,8,29,5,3,15,74,6</text:p>
          </table:table-cell>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1.0,0.0</text:p>
          </table:table-cell>
          <table:table-cell table:style-name="ce2" office:value-type="string" calcext:value-type="string">
            <text:p>acc:1.0;;red,acc:1.0;;blue,acc:1.0;;blue,acc:1.0;;red,acc:1.0;;red,acc:1.0;;blue,acc:1.0;;blue,acc:1.0;;red,acc:1.0;;red,acc:1.0;;red,acc:1.0;;No,acc:1.0;;No,acc:1.0;;Yes,acc:1.0;;No,acc:1.0;;Yes,acc:1.0;;Yes,acc:1.0;;No,acc:1.0;;Yes,acc:1.0;;No,acc:1.0;;Yes,acc:0.0;;16</text:p>
          </table:table-cell>
          <table:table-cell table:style-name="ce2" office:value-type="string" calcext:value-type="string">
            <text:p>9.0,6.5,0.0</text:p>
          </table:table-cell>
          <table:table-cell table:style-name="ce2" office:value-type="string" calcext:value-type="string">
            <text:p>16,10,10,9,6,7,7,8,10,7,4,3,4,5,5,15,0,11,3,15,0</text:p>
          </table:table-cell>
          <table:table-cell table:style-name="ce2" office:value-type="string" calcext:value-type="string">
            <text:p>Thu May 03 2018 17:24:30 GMT-0700 (Pacific Daylight Time)</text:p>
          </table:table-cell>
          <table:table-cell table:style-name="ce2" office:value-type="string" calcext:value-type="string">
            <text:p>group: 4, response: 6,12,5,15,74,8,29,3</text:p>
          </table:table-cell>
          <table:table-cell table:style-name="ce2" office:value-type="float" office:value="38" calcext:value-type="float">
            <text:p>3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e time per question was way too shor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87" calcext:value-type="float">
            <text:p>987</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3.7,2.1,12.0</text:p>
          </table:table-cell>
          <table:table-cell table:style-name="ce2" office:value-type="string" calcext:value-type="string">
            <text:p>9,3,5,4,4,4,2,1,3,2,3,1,2,2,1,1,6,2,1,2,12</text:p>
          </table:table-cell>
          <table:table-cell table:style-name="ce2" office:value-type="string" calcext:value-type="string">
            <text:p>Thu May 03 2018 21:21:27 GMT-0400 (Eastern Daylight Time)</text:p>
          </table:table-cell>
          <table:table-cell table:style-name="ce2" office:value-type="string" calcext:value-type="string">
            <text:p>group: 4, response: 6,12,5,15,74,8,29,3</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5.4,5.5,10.0</text:p>
          </table:table-cell>
          <table:table-cell table:style-name="ce2" office:value-type="string" calcext:value-type="string">
            <text:p>6,5,6,5,6,4,7,4,7,4,4,3,13,6,3,10,4,3,4,5,10</text:p>
          </table:table-cell>
          <table:table-cell table:style-name="ce2" office:value-type="string" calcext:value-type="string">
            <text:p>Thu May 03 2018 20:22:44 GMT-0500 (Central Daylight Time)</text:p>
          </table:table-cell>
          <table:table-cell table:style-name="ce2" office:value-type="string" calcext:value-type="string">
            <text:p>group: 1, response: 12,8,29,5,3,15,74,6</text:p>
          </table:table-cell>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 issu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5.7,3.6,9.0</text:p>
          </table:table-cell>
          <table:table-cell table:style-name="ce2" office:value-type="string" calcext:value-type="string">
            <text:p>10,8,8,5,5,2,5,5,5,4,3,3,5,4,2,3,2,3,2,9,9</text:p>
          </table:table-cell>
          <table:table-cell table:style-name="ce2" office:value-type="string" calcext:value-type="string">
            <text:p>Thu May 03 2018 19:23:36 GMT-0600 (Mountain Daylight Time)</text:p>
          </table:table-cell>
          <table:table-cell table:style-name="ce2" office:value-type="string" calcext:value-type="string">
            <text:p>group: 3, response: 8,74,29,15,12,6,3,5</text:p>
          </table:table-cell>
          <table:table-cell table:style-name="ce2" office:value-type="float" office:value="46" calcext:value-type="float">
            <text:p>4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Fun stud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803" calcext:value-type="float">
            <text:p>1803</text:p>
          </table:table-cell>
          <table:table-cell table:style-name="ce2" office:value-type="float" office:value="953" calcext:value-type="float">
            <text:p>953</text:p>
          </table:table-cell>
          <table:table-cell table:style-name="ce2" office:value-type="string" calcext:value-type="string">
            <text:p>0.9,1.0,1.0</text:p>
          </table:table-cell>
          <table:table-cell table:style-name="ce2" office:value-type="string" calcext:value-type="string">
            <text:p>acc:1.0;;red,acc:1.0;;blue,acc:1.0;;blue,acc:1.0;;red,acc:1.0;;red,acc:1.0;;blue,acc:0.0;;red,acc:1.0;;red,acc:1.0;;red,acc:1.0;;red,acc:1.0;;No,acc:1.0;;No,acc:1.0;;Yes,acc:1.0;;No,acc:1.0;;Yes,acc:1.0;;Yes,acc:1.0;;No,acc:1.0;;Yes,acc:1.0;;No,acc:1.0;;Yes,acc:1.0;;8</text:p>
          </table:table-cell>
          <table:table-cell table:style-name="ce2" office:value-type="string" calcext:value-type="string">
            <text:p>1.6,1.7,8.0</text:p>
          </table:table-cell>
          <table:table-cell table:style-name="ce2" office:value-type="string" calcext:value-type="string">
            <text:p>4,2,1,1,1,1,1,2,2,1,4,1,2,1,2,2,1,1,1,2,8</text:p>
          </table:table-cell>
          <table:table-cell table:style-name="ce2" office:value-type="string" calcext:value-type="string">
            <text:p>Fri Apr 27 2018 07:54:23 GMT-0500 (Central Daylight Time)</text:p>
          </table:table-cell>
          <table:table-cell table:style-name="ce2" office:value-type="string" calcext:value-type="string">
            <text:p>group: 2, response: 6,74,15,3,12,8,29,5</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707" calcext:value-type="float">
            <text:p>1707</text:p>
          </table:table-cell>
          <table:table-cell table:style-name="ce2" office:value-type="float" office:value="796" calcext:value-type="float">
            <text:p>796</text:p>
          </table:table-cell>
          <table:table-cell table:style-name="ce2" office:value-type="string" calcext:value-type="string">
            <text:p>1.0,1.0,0.875</text:p>
          </table:table-cell>
          <table:table-cell table:style-name="ce2" office:value-type="string" calcext:value-type="string">
            <text:p>acc:1.0;;red,acc:1.0;;blue,acc:1.0;;blue,acc:1.0;;red,acc:1.0;;red,acc:1.0;;blue,acc:1.0;;blue,acc:1.0;;red,acc:1.0;;red,acc:1.0;;red,acc:1.0;;No,acc:1.0;;No,acc:1.0;;Yes,acc:1.0;;No,acc:1.0;;Yes,acc:1.0;;Yes,acc:1.0;;No,acc:1.0;;Yes,acc:1.0;;No,acc:1.0;;Yes,acc:0.875;;7</text:p>
          </table:table-cell>
          <table:table-cell table:style-name="ce2" office:value-type="string" calcext:value-type="string">
            <text:p>5.1,4.7,0.0</text:p>
          </table:table-cell>
          <table:table-cell table:style-name="ce2" office:value-type="string" calcext:value-type="string">
            <text:p>13,5,4,7,4,3,5,3,5,2,4,6,14,3,2,3,2,2,3,8,0</text:p>
          </table:table-cell>
          <table:table-cell table:style-name="ce2" office:value-type="string" calcext:value-type="string">
            <text:p>Fri Apr 27 2018 09:17:47 GMT-0400 (Eastern Daylight Time)</text:p>
          </table:table-cell>
          <table:table-cell table:style-name="ce2" office:value-type="string" calcext:value-type="string">
            <text:p>group: 1, response: 10,8,29,5,3,15,74,0</text:p>
          </table:table-cell>
          <table:table-cell table:style-name="ce2" office:value-type="float" office:value="55" calcext:value-type="float">
            <text:p>55</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This was an unusual HIT. Thank you for a break from the munda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86" calcext:value-type="float">
            <text:p>1386</text:p>
          </table:table-cell>
          <table:table-cell table:style-name="ce2" office:value-type="float" office:value="693" calcext:value-type="float">
            <text:p>693</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7.7,3.7,10.0</text:p>
          </table:table-cell>
          <table:table-cell table:style-name="ce2" office:value-type="string" calcext:value-type="string">
            <text:p>14,8,6,18,8,4,6,5,3,5,6,4,6,3,3,3,3,3,3,3,10</text:p>
          </table:table-cell>
          <table:table-cell table:style-name="ce2" office:value-type="string" calcext:value-type="string">
            <text:p>Fri Apr 27 2018 08:22:16 GMT-0500 (CDT)</text:p>
          </table:table-cell>
          <table:table-cell table:style-name="ce2" office:value-type="string" calcext:value-type="string">
            <text:p>group: 1, response: 12,8,29,5,8,15,74,6</text:p>
          </table:table-cell>
          <table:table-cell table:style-name="ce2" office:value-type="float" office:value="63" calcext:value-type="float">
            <text:p>63</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40" calcext:value-type="float">
            <text:p>1440</text:p>
          </table:table-cell>
          <table:table-cell table:style-name="ce2" office:value-type="float" office:value="769" calcext:value-type="float">
            <text:p>769</text:p>
          </table:table-cell>
          <table:table-cell table:style-name="ce2" office:value-type="string" calcext:value-type="string">
            <text:p>1.0,1.0,0.875</text:p>
          </table:table-cell>
          <table:table-cell table:style-name="ce2" office:value-type="string" calcext:value-type="string">
            <text:p>acc:1.0;;red,acc:1.0;;blue,acc:1.0;;blue,acc:1.0;;red,acc:1.0;;red,acc:1.0;;blue,acc:1.0;;blue,acc:1.0;;red,acc:1.0;;red,acc:1.0;;red,acc:1.0;;No,acc:1.0;;No,acc:1.0;;Yes,acc:1.0;;No,acc:1.0;;Yes,acc:1.0;;Yes,acc:1.0;;No,acc:1.0;;Yes,acc:1.0;;No,acc:1.0;;Yes,acc:0.875;;7</text:p>
          </table:table-cell>
          <table:table-cell table:style-name="ce2" office:value-type="string" calcext:value-type="string">
            <text:p>6.2,7.3,0.0</text:p>
          </table:table-cell>
          <table:table-cell table:style-name="ce2" office:value-type="string" calcext:value-type="string">
            <text:p>0,8,11,12,5,4,5,7,5,5,9,4,8,3,4,6,11,6,5,17,0</text:p>
          </table:table-cell>
          <table:table-cell table:style-name="ce2" office:value-type="string" calcext:value-type="string">
            <text:p>Fri Apr 27 2018 19:07:51 GMT 0530 (India Standard Time)</text:p>
          </table:table-cell>
          <table:table-cell table:style-name="ce2" office:value-type="string" calcext:value-type="string">
            <text:p>group: 2, response: 6,74,15,3,12,8,29,5</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556" calcext:value-type="float">
            <text:p>556</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4.3,4.3,15.0</text:p>
          </table:table-cell>
          <table:table-cell table:style-name="ce2" office:value-type="string" calcext:value-type="string">
            <text:p>6,4,5,10,4,3,3,2,4,2,9,3,13,5,1,4,2,2,2,2,15</text:p>
          </table:table-cell>
          <table:table-cell table:style-name="ce2" office:value-type="string" calcext:value-type="string">
            <text:p>Fri Apr 27 2018 10:32:18 GMT-0400 (Eastern Daylight Time)</text:p>
          </table:table-cell>
          <table:table-cell table:style-name="ce2" office:value-type="string" calcext:value-type="string">
            <text:p>group: 3, response: 8,74,29,15,12,6,3,5</text:p>
          </table:table-cell>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2400" calcext:value-type="float">
            <text:p>2400</text:p>
          </table:table-cell>
          <table:table-cell table:style-name="ce2" office:value-type="float" office:value="1217" calcext:value-type="float">
            <text:p>1217</text:p>
          </table:table-cell>
          <table:table-cell table:style-name="ce2" office:value-type="string" calcext:value-type="string">
            <text:p>1.0,1.0,0.875</text:p>
          </table:table-cell>
          <table:table-cell table:style-name="ce2" office:value-type="string" calcext:value-type="string">
            <text:p>acc:1.0;;red,acc:1.0;;blue,acc:1.0;;blue,acc:1.0;;red,acc:1.0;;red,acc:1.0;;blue,acc:1.0;;blue,acc:1.0;;red,acc:1.0;;red,acc:1.0;;red,acc:1.0;;No,acc:1.0;;No,acc:1.0;;Yes,acc:1.0;;No,acc:1.0;;Yes,acc:1.0;;Yes,acc:1.0;;No,acc:1.0;;Yes,acc:1.0;;No,acc:1.0;;Yes,acc:0.875;;7</text:p>
          </table:table-cell>
          <table:table-cell table:style-name="ce2" office:value-type="string" calcext:value-type="string">
            <text:p>4.4,4.2,0.0</text:p>
          </table:table-cell>
          <table:table-cell table:style-name="ce2" office:value-type="string" calcext:value-type="string">
            <text:p>0,5,8,4,5,4,7,4,4,3,4,6,7,4,3,7,3,3,2,3,0</text:p>
          </table:table-cell>
          <table:table-cell table:style-name="ce2" office:value-type="string" calcext:value-type="string">
            <text:p>Thu May 03 2018 14:21:35 GMT-1000 (Hawaiian Standard Time)</text:p>
          </table:table-cell>
          <table:table-cell table:style-name="ce2" office:value-type="string" calcext:value-type="string">
            <text:p>group: 1, response: 12,8,29,5,3,15,74,6</text:p>
          </table:table-cell>
          <table:table-cell table:style-name="ce2" office:value-type="float" office:value="48" calcext:value-type="float">
            <text:p>4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46" calcext:value-type="float">
            <text:p>646</text:p>
          </table:table-cell>
          <table:table-cell table:style-name="ce2" office:value-type="string" calcext:value-type="string">
            <text:p>1.0,0.4,0.0</text:p>
          </table:table-cell>
          <table:table-cell table:style-name="ce2" office:value-type="string" calcext:value-type="string">
            <text:p>acc:1.0;;red,acc:1.0;;blue,acc:1.0;;blue,acc:1.0;;red,acc:1.0;;red,acc:1.0;;blue,acc:1.0;;blue,acc:1.0;;red,acc:1.0;;red,acc:1.0;;red,acc:1.0;;No,acc:1.0;;No,acc:0.0;;No,acc:1.0;;No,acc:0.0;;No,acc:0.0;;No,acc:1.0;;No,acc:0.0;;No,acc:0.0;;Yes,acc:0.0;;No,acc:0.0;;120</text:p>
          </table:table-cell>
          <table:table-cell table:style-name="ce2" office:value-type="string" calcext:value-type="string">
            <text:p>10.2,6.1,0.0</text:p>
          </table:table-cell>
          <table:table-cell table:style-name="ce2" office:value-type="string" calcext:value-type="string">
            <text:p>14,9,11,11,7,7,7,12,17,7,0,0,18,7,3,9,5,5,3,11,0</text:p>
          </table:table-cell>
          <table:table-cell table:style-name="ce2" office:value-type="string" calcext:value-type="string">
            <text:p>Thu May 03 2018 19:21:50 GMT-0500 (CDT)</text:p>
          </table:table-cell>
          <table:table-cell table:style-name="ce2" office:value-type="string" calcext:value-type="string">
            <text:p>group: 3, response: 8,74,29,15,12,6,3,5</text:p>
          </table:table-cell>
          <table:table-cell table:style-name="ce2" office:value-type="float" office:value="25" calcext:value-type="float">
            <text:p>2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style-name="ce2" office:value-type="string" calcext:value-type="string">
            <text:p>n/a</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5.3,3.3,14.0</text:p>
          </table:table-cell>
          <table:table-cell table:style-name="ce2" office:value-type="string" calcext:value-type="string">
            <text:p>12,6,6,6,3,2,4,6,5,3,3,2,8,3,2,3,3,3,3,3,14</text:p>
          </table:table-cell>
          <table:table-cell table:style-name="ce2" office:value-type="string" calcext:value-type="string">
            <text:p>Thu May 03 2018 20:53:10 GMT-0400 (Eastern Daylight Time)</text:p>
          </table:table-cell>
          <table:table-cell table:style-name="ce2" office:value-type="string" calcext:value-type="string">
            <text:p>group: 2, response: 6,74,15,3,12,8,29,5</text:p>
          </table:table-cell>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task was straightforward</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4" calcext:value-type="float">
            <text:p>1364</text:p>
          </table:table-cell>
          <table:table-cell table:style-name="ce2" office:value-type="float" office:value="702" calcext:value-type="float">
            <text:p>702</text:p>
          </table:table-cell>
          <table:table-cell table:style-name="ce2" office:value-type="string" calcext:value-type="string">
            <text:p>1.0,1.0,1.0</text:p>
          </table:table-cell>
          <table:table-cell table:style-name="ce2" office:value-type="string" calcext:value-type="string">
            <text:p>acc:1.0;;red,acc:1.0;;blue,acc:1.0;;blue,acc:1.0;;red,acc:1.0;;red,acc:1.0;;blue,acc:1.0;;blue,acc:1.0;;red,acc:1.0;;red,acc:1.0;;red,acc:1.0;;No,acc:1.0;;No,acc:1.0;;Yes,acc:1.0;;No,acc:1.0;;Yes,acc:1.0;;Yes,acc:1.0;;No,acc:1.0;;Yes,acc:1.0;;No,acc:1.0;;Yes,acc:1.0;;8</text:p>
          </table:table-cell>
          <table:table-cell table:style-name="ce2" office:value-type="string" calcext:value-type="string">
            <text:p>8.0,6.3,14.0</text:p>
          </table:table-cell>
          <table:table-cell table:style-name="ce2" office:value-type="string" calcext:value-type="string">
            <text:p>18,13,0,16,6,6,5,5,6,5,5,4,13,12,4,4,4,4,5,8,14</text:p>
          </table:table-cell>
          <table:table-cell table:style-name="ce2" office:value-type="string" calcext:value-type="string">
            <text:p>Thu May 03 2018 20:35:24 GMT-0500 (Central Daylight Time)</text:p>
          </table:table-cell>
          <table:table-cell table:style-name="ce2" office:value-type="string" calcext:value-type="string">
            <text:p>group: 1, response: 12,8,29,5,3,15,74,6</text:p>
          </table:table-cell>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2" table:number-rows-repeated="1048514">
          <table:table-cell table:number-columns-repeated="1024"/>
        </table:table-row>
        <table:table-row table:style-name="ro2">
          <table:table-cell table:number-columns-repeated="1024"/>
        </table:table-row>
      </table:table>
      <table:table table:name="Group4" table:style-name="ta4">
        <table:table-column table:style-name="co2" table:number-columns-repeated="1024" table:default-cell-style-name="Default"/>
        <table:table-row table:style-name="ro1">
          <table:table-cell table:style-name="ce1" office:value-type="string" calcext:value-type="string">
            <text:p>OrderOfConditions</text:p>
          </table:table-cell>
          <table:table-cell table:style-name="ce1" office:value-type="string" calcext:value-type="string">
            <text:p>WindowWidth</text:p>
          </table:table-cell>
          <table:table-cell table:style-name="ce1" office:value-type="string" calcext:value-type="string">
            <text:p>WindowHeight</text:p>
          </table:table-cell>
          <table:table-cell table:style-name="ce1" office:value-type="string" calcext:value-type="string">
            <text:p>UserAccuracyAverage</text:p>
          </table:table-cell>
          <table:table-cell table:style-name="ce1" office:value-type="string" calcext:value-type="string">
            <text:p>UserAccuracyInfoBasic</text:p>
          </table:table-cell>
          <table:table-cell table:style-name="ce1" office:value-type="string" calcext:value-type="string">
            <text:p>UserTimeAverage</text:p>
          </table:table-cell>
          <table:table-cell table:style-name="ce1" office:value-type="string" calcext:value-type="string">
            <text:p>UserTimeInfoBasic</text:p>
          </table:table-cell>
          <table:table-cell table:style-name="ce1" office:value-type="string" calcext:value-type="string">
            <text:p>DateAndTime</text:p>
          </table:table-cell>
          <table:table-cell table:style-name="ce1" office:value-type="string" calcext:value-type="string">
            <text:p>ColorBlindessTestAnswers</text:p>
          </table:table-cell>
          <table:table-cell table:style-name="ce1" office:value-type="string" calcext:value-type="string">
            <text:p>What's your age?</text:p>
          </table:table-cell>
          <table:table-cell table:style-name="ce1" office:value-type="string" calcext:value-type="string">
            <text:p>What is your gender?</text:p>
          </table:table-cell>
          <table:table-cell table:style-name="ce1" office:value-type="string" calcext:value-type="string">
            <text:p>What is the highest degree or level of school you have completed?</text:p>
          </table:table-cell>
          <table:table-cell table:style-name="ce1" office:value-type="string" calcext:value-type="string">
            <text:p>How familiar are you with visual representations of networks, such as this one? (1-little familiar, 5-very familiar)</text:p>
          </table:table-cell>
          <table:table-cell table:style-name="ce1" office:value-type="string" calcext:value-type="string">
            <text:p>Do you have any feedback,comment or what issue did you had in this study?</text:p>
          </table:table-cell>
          <table:table-cell table:style-name="ce3" table:number-columns-repeated="6"/>
          <table:table-cell table:number-columns-repeated="1004"/>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794" calcext:value-type="float">
            <text:p>794</text:p>
          </table:table-cell>
          <table:table-cell table:style-name="ce2" office:value-type="string" calcext:value-type="string">
            <text:p>0.6,0.4333333333333334,1.0</text:p>
          </table:table-cell>
          <table:table-cell table:style-name="ce2" office:value-type="string" calcext:value-type="string">
            <text:p>acc:1.0;;Yes,acc:0.0;;Yes,acc:0.0;;No,acc:1.0;;Yes,acc:1.0;;No,acc:0.5;;1,acc:0.33333333333333337;;1,acc:0.5;;1,acc:0.33333333333333337;;1,acc:0.5;;1,acc:1.0;;Yes,acc:1.0;;No,acc:1.0;;Yes,acc:1.0;;No,acc:1.0;;Yes</text:p>
          </table:table-cell>
          <table:table-cell table:style-name="ce2" office:value-type="string" calcext:value-type="string">
            <text:p>2.2,0.6,1.2</text:p>
          </table:table-cell>
          <table:table-cell table:style-name="ce2" office:value-type="string" calcext:value-type="string">
            <text:p>4,2,1,2,2,3,0,0,0,0,2,1,1,1,1</text:p>
          </table:table-cell>
          <table:table-cell table:style-name="ce2" office:value-type="string" calcext:value-type="string">
            <text:p>Thu Apr 19 2018 20:16:17 GMT-0400 (Eastern Daylight Time)</text:p>
          </table:table-cell>
          <table:table-cell table:style-name="ce2" office:value-type="string" calcext:value-type="string">
            <text:p>group: 4, response: 1,1,1,1,1,1,1,1</text:p>
          </table:table-cell>
          <table:table-cell table:style-name="ce2" office:value-type="float" office:value="1" calcext:value-type="float">
            <text:p>1</text:p>
          </table:table-cell>
          <table:table-cell table:style-name="ce2" office:value-type="string" calcext:value-type="string">
            <text:p>Male</text:p>
          </table:table-cell>
          <table:table-cell table:style-name="ce2" office:value-type="string" calcext:value-type="string">
            <text:p>Doctorate (e.g. PhD, EdD)</text:p>
          </table:table-cell>
          <table:table-cell table:style-name="ce2" office:value-type="float" office:value="5" calcext:value-type="float">
            <text:p>5</text:p>
          </table:table-cell>
          <table:table-cell table:style-name="ce2" office:value-type="string" calcext:value-type="string">
            <text:p>faedaf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700" calcext:value-type="float">
            <text:p>700</text:p>
          </table:table-cell>
          <table:table-cell table:style-name="ce2" office:value-type="string" calcext:value-type="string">
            <text:p>0.4,0.9,0.4</text:p>
          </table:table-cell>
          <table:table-cell table:style-name="ce2" office:value-type="string" calcext:value-type="string">
            <text:p>acc:0.0;;No,acc:1.0;;No,acc:0.0;;No,acc:0.0;;No,acc:1.0;;No,acc:1.0;;2,acc:1.0;;3,acc:1.0;;2,acc:1.0;;3,acc:0.5;;3,acc:1.0;;Yes,acc:0.0;;Yes,acc:0.0;;No,acc:1.0;;Yes,acc:0.0;;Yes</text:p>
          </table:table-cell>
          <table:table-cell table:style-name="ce2" office:value-type="string" calcext:value-type="string">
            <text:p>9.4,14.4,4.0</text:p>
          </table:table-cell>
          <table:table-cell table:style-name="ce2" office:value-type="string" calcext:value-type="string">
            <text:p>14,0,0,17,16,21,21,8,11,11,8,6,2,2,2</text:p>
          </table:table-cell>
          <table:table-cell table:style-name="ce2" office:value-type="string" calcext:value-type="string">
            <text:p>Fri Apr 20 2018 10:13:06 GMT-0400 (Eastern Daylight Time)</text:p>
          </table:table-cell>
          <table:table-cell table:style-name="ce2" office:value-type="string" calcext:value-type="string">
            <text:p>group: 4, response: 6,12,5,15,74,8,29,3</text:p>
          </table:table-cell>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66" calcext:value-type="float">
            <text:p>1266</text:p>
          </table:table-cell>
          <table:table-cell table:style-name="ce2" office:value-type="float" office:value="684" calcext:value-type="float">
            <text:p>684</text:p>
          </table:table-cell>
          <table:table-cell table:style-name="ce2" office:value-type="string" calcext:value-type="string">
            <text:p>0.2,1.0,0.4</text:p>
          </table:table-cell>
          <table:table-cell table:style-name="ce2" office:value-type="string" calcext:value-type="string">
            <text:p>acc:0.0;;No,acc:0.0;;Yes,acc:0.0;;No,acc:0.0;;No,acc:1.0;;No,acc:1.0;;2,acc:1.0;;3,acc:1.0;;2,acc:1.0;;3,acc:1.0;;2,acc:0.0;;No,acc:1.0;;No,acc:0.0;;No,acc:0.0;;No,acc:1.0;;No</text:p>
          </table:table-cell>
          <table:table-cell table:style-name="ce2" office:value-type="string" calcext:value-type="string">
            <text:p>11.8,9.4,3.0</text:p>
          </table:table-cell>
          <table:table-cell table:style-name="ce2" office:value-type="string" calcext:value-type="string">
            <text:p>7,6,13,19,14,15,10,5,9,8,5,4,2,2,2</text:p>
          </table:table-cell>
          <table:table-cell table:style-name="ce2" office:value-type="string" calcext:value-type="string">
            <text:p>Fri Apr 20 2018 10:14:08 GMT-0400 (Eastern Daylight Time)</text:p>
          </table:table-cell>
          <table:table-cell table:style-name="ce2" office:value-type="string" calcext:value-type="string">
            <text:p>group: 4, response: 6,12,5,15,74,8,29,3</text:p>
          </table:table-cell>
          <table:table-cell table:style-name="ce2" office:value-type="float" office:value="40" calcext:value-type="float">
            <text:p>40</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34" calcext:value-type="float">
            <text:p>734</text:p>
          </table:table-cell>
          <table:table-cell table:style-name="ce2" office:value-type="string" calcext:value-type="string">
            <text:p>1.0,0.6666666666666667,0.6</text:p>
          </table:table-cell>
          <table:table-cell table:style-name="ce2" office:value-type="string" calcext:value-type="string">
            <text:p>acc:1.0;;Yes,acc:1.0;;No,acc:1.0;;Yes,acc:1.0;;Yes,acc:1.0;;No,acc:1.0;;2,acc:0.6666666666666667;;2,acc:0.5;;1,acc:0.6666666666666667;;2,acc:0.5;;1,acc:1.0;;Yes,acc:1.0;;No,acc:1.0;;Yes,acc:0.0;;No,acc:0.0;;Yes</text:p>
          </table:table-cell>
          <table:table-cell table:style-name="ce2" office:value-type="string" calcext:value-type="string">
            <text:p>29.2,18.4,4.2</text:p>
          </table:table-cell>
          <table:table-cell table:style-name="ce2" office:value-type="string" calcext:value-type="string">
            <text:p>20,36,36,23,31,34,15,15,16,12,12,2,3,3,1</text:p>
          </table:table-cell>
          <table:table-cell table:style-name="ce2" office:value-type="string" calcext:value-type="string">
            <text:p>Fri Apr 20 2018 08:18:14 GMT-0500 (Central Daylight Time)</text:p>
          </table:table-cell>
          <table:table-cell table:style-name="ce2" office:value-type="string" calcext:value-type="string">
            <text:p>group: 3, response: 8,74,29,15,12,6,3,5</text:p>
          </table:table-cell>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78" calcext:value-type="float">
            <text:p>1678</text:p>
          </table:table-cell>
          <table:table-cell table:style-name="ce2" office:value-type="float" office:value="919" calcext:value-type="float">
            <text:p>919</text:p>
          </table:table-cell>
          <table:table-cell table:style-name="ce2" office:value-type="string" calcext:value-type="string">
            <text:p>1.0,0.9333333333333333,0.6</text:p>
          </table:table-cell>
          <table:table-cell table:style-name="ce2" office:value-type="string" calcext:value-type="string">
            <text:p>acc:1.0;;Yes,acc:1.0;;No,acc:1.0;;Yes,acc:1.0;;Yes,acc:1.0;;No,acc:1.0;;2,acc:0.6666666666666667;;4,acc:1.0;;2,acc:1.0;;3,acc:1.0;;2,acc:1.0;;Yes,acc:0.0;;Yes,acc:0.0;;No,acc:1.0;;Yes,acc:1.0;;No</text:p>
          </table:table-cell>
          <table:table-cell table:style-name="ce2" office:value-type="string" calcext:value-type="string">
            <text:p>21.0,24.2,5.6</text:p>
          </table:table-cell>
          <table:table-cell table:style-name="ce2" office:value-type="string" calcext:value-type="string">
            <text:p>21,29,16,18,21,21,0,25,53,22,6,15,2,3,2</text:p>
          </table:table-cell>
          <table:table-cell table:style-name="ce2" office:value-type="string" calcext:value-type="string">
            <text:p>Fri Apr 20 2018 10:25:06 GMT-0400 (Eastern Daylight Time)</text:p>
          </table:table-cell>
          <table:table-cell table:style-name="ce2" office:value-type="string" calcext:value-type="string">
            <text:p>group: 4, response: 6,12,5,15,74,8,29,3</text:p>
          </table:table-cell>
          <table:table-cell table:style-name="ce2" office:value-type="float" office:value="46" calcext:value-type="float">
            <text:p>4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8,0.5666666666666667,0.8</text:p>
          </table:table-cell>
          <table:table-cell table:style-name="ce2" office:value-type="string" calcext:value-type="string">
            <text:p>acc:1.0;;Yes,acc:1.0;;No,acc:1.0;;Yes,acc:1.0;;Yes,acc:0.0;;Yes,acc:0.5;;3,acc:0.33333333333333337;;5,acc:1.0;;2,acc:1.0;;3,acc:0.0;;5,acc:1.0;;Yes,acc:1.0;;No,acc:1.0;;Yes,acc:1.0;;Yes,acc:0.0;;Yes</text:p>
          </table:table-cell>
          <table:table-cell table:style-name="ce2" office:value-type="string" calcext:value-type="string">
            <text:p>2.2,1.2,2.8</text:p>
          </table:table-cell>
          <table:table-cell table:style-name="ce2" office:value-type="string" calcext:value-type="string">
            <text:p>3,2,4,1,1,2,1,1,1,1,5,3,2,2,2</text:p>
          </table:table-cell>
          <table:table-cell table:style-name="ce2" office:value-type="string" calcext:value-type="string">
            <text:p>Fri Apr 20 2018 20:18:36 GMT 0530 (India Standard Time)</text:p>
          </table:table-cell>
          <table:table-cell table:style-name="ce2" office:value-type="string" calcext:value-type="string">
            <text:p>group: 2, response: 6,74,15,3,12,8,29,5</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6,0.2,0.6</text:p>
          </table:table-cell>
          <table:table-cell table:style-name="ce2" office:value-type="string" calcext:value-type="string">
            <text:p>acc:0.0;;No,acc:1.0;;No,acc:1.0;;Yes,acc:0.0;;No,acc:1.0;;No,acc:0.0;;4,acc:0.0;;6,acc:0.5;;3,acc:0.0;;7,acc:0.5;;3,acc:0.0;;No,acc:1.0;;No,acc:1.0;;Yes,acc:0.0;;No,acc:1.0;;No</text:p>
          </table:table-cell>
          <table:table-cell table:style-name="ce2" office:value-type="string" calcext:value-type="string">
            <text:p>1.8,1.2,2.0</text:p>
          </table:table-cell>
          <table:table-cell table:style-name="ce2" office:value-type="string" calcext:value-type="string">
            <text:p>3,2,2,1,1,2,1,1,1,1,3,2,2,2,1</text:p>
          </table:table-cell>
          <table:table-cell table:style-name="ce2" office:value-type="string" calcext:value-type="string">
            <text:p>Fri Apr 20 2018 20:21:50 GMT 0530 (India Standard Time)</text:p>
          </table:table-cell>
          <table:table-cell table:style-name="ce2" office:value-type="string" calcext:value-type="string">
            <text:p>group: 3, response: 8,74,29,15,12,6,3,5</text:p>
          </table:table-cell>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794" calcext:value-type="float">
            <text:p>794</text:p>
          </table:table-cell>
          <table:table-cell table:style-name="ce2" office:value-type="string" calcext:value-type="string">
            <text:p>0.8,1.0,0.4</text:p>
          </table:table-cell>
          <table:table-cell table:style-name="ce2" office:value-type="string" calcext:value-type="string">
            <text:p>acc:1.0;;Yes,acc:1.0;;No,acc:1.0;;Yes,acc:0.0;;No,acc:1.0;;No,acc:1.0;;2,acc:1.0;;3,acc:1.0;;2,acc:1.0;;3,acc:1.0;;2,acc:1.0;;Yes,acc:0.0;;Yes,acc:0.0;;No,acc:0.0;;No,acc:1.0;;No</text:p>
          </table:table-cell>
          <table:table-cell table:style-name="ce2" office:value-type="string" calcext:value-type="string">
            <text:p>27.0,22.2,4.8</text:p>
          </table:table-cell>
          <table:table-cell table:style-name="ce2" office:value-type="string" calcext:value-type="string">
            <text:p>33,39,13,21,29,15,34,18,30,14,13,4,3,2,2</text:p>
          </table:table-cell>
          <table:table-cell table:style-name="ce2" office:value-type="string" calcext:value-type="string">
            <text:p>Fri Apr 20 2018 10:52:06 GMT-0400 (Eastern Daylight Time)</text:p>
          </table:table-cell>
          <table:table-cell table:style-name="ce2" office:value-type="string" calcext:value-type="string">
            <text:p>group: 1, response: 12,8,29,5,3,15,74,6</text:p>
          </table:table-cell>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2" calcext:value-type="float">
            <text:p>2</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6,0.3666666666666667,0.6</text:p>
          </table:table-cell>
          <table:table-cell table:style-name="ce2" office:value-type="string" calcext:value-type="string">
            <text:p>acc:1.0;;Yes,acc:0.0;;Yes,acc:0.0;;No,acc:1.0;;Yes,acc:1.0;;No,acc:0.5;;3,acc:0.6666666666666667;;2,acc:0.0;;4,acc:0.6666666666666667;;2,acc:0.0;;5,acc:1.0;;Yes,acc:0.0;;Yes,acc:0.0;;No,acc:1.0;;Yes,acc:1.0;;No</text:p>
          </table:table-cell>
          <table:table-cell table:style-name="ce2" office:value-type="string" calcext:value-type="string">
            <text:p>1.8,1.0,4.8</text:p>
          </table:table-cell>
          <table:table-cell table:style-name="ce2" office:value-type="string" calcext:value-type="string">
            <text:p>4,2,1,1,1,1,1,1,1,1,3,2,12,4,3</text:p>
          </table:table-cell>
          <table:table-cell table:style-name="ce2" office:value-type="string" calcext:value-type="string">
            <text:p>Fri Apr 20 2018 20:25:23 GMT 0530 (India Standard Time)</text:p>
          </table:table-cell>
          <table:table-cell table:style-name="ce2" office:value-type="string" calcext:value-type="string">
            <text:p>group: 4, response: 6,12,5,15,74,8,29,3</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615" calcext:value-type="float">
            <text:p>615</text:p>
          </table:table-cell>
          <table:table-cell table:style-name="ce2" office:value-type="string" calcext:value-type="string">
            <text:p>0.8,0.5,0.4</text:p>
          </table:table-cell>
          <table:table-cell table:style-name="ce2" office:value-type="string" calcext:value-type="string">
            <text:p>acc:1.0;;Yes,acc:1.0;;No,acc:1.0;;Yes,acc:1.0;;Yes,acc:0.0;;Yes,acc:0.5;;3,acc:0.6666666666666667;;2,acc:0.0;;4,acc:0.33333333333333337;;1,acc:1.0;;2,acc:1.0;;Yes,acc:0.0;;Yes,acc:0.0;;No,acc:1.0;;Yes,acc:0.0;;Yes</text:p>
          </table:table-cell>
          <table:table-cell table:style-name="ce2" office:value-type="string" calcext:value-type="string">
            <text:p>5.0,11.8,5.8</text:p>
          </table:table-cell>
          <table:table-cell table:style-name="ce2" office:value-type="string" calcext:value-type="string">
            <text:p>13,0,7,3,2,10,4,2,21,22,13,6,4,3,3</text:p>
          </table:table-cell>
          <table:table-cell table:style-name="ce2" office:value-type="string" calcext:value-type="string">
            <text:p>Fri Apr 20 2018 11:14:43 GMT-0400 (Eastern Daylight Time)</text:p>
          </table:table-cell>
          <table:table-cell table:style-name="ce2" office:value-type="string" calcext:value-type="string">
            <text:p>group: 4, response: 6,12,5,15,74,18,29,3</text:p>
          </table:table-cell>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I had issues with zooming and panning</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8,0.6,0.8</text:p>
          </table:table-cell>
          <table:table-cell table:style-name="ce2" office:value-type="string" calcext:value-type="string">
            <text:p>acc:1.0;;Yes,acc:1.0;;No,acc:1.0;;Yes,acc:0.0;;No,acc:1.0;;No,acc:1.0;;2,acc:0.0;;0,acc:1.0;;2,acc:0.0;;0,acc:1.0;;2,acc:1.0;;Yes,acc:1.0;;No,acc:1.0;;Yes,acc:0.0;;No,acc:1.0;;No</text:p>
          </table:table-cell>
          <table:table-cell table:style-name="ce2" office:value-type="string" calcext:value-type="string">
            <text:p>23.2,32.8,4.2</text:p>
          </table:table-cell>
          <table:table-cell table:style-name="ce2" office:value-type="string" calcext:value-type="string">
            <text:p>22,35,28,31,0,66,26,35,13,24,12,3,2,2,2</text:p>
          </table:table-cell>
          <table:table-cell table:style-name="ce2" office:value-type="string" calcext:value-type="string">
            <text:p>Fri Apr 20 2018 09:59:03 GMT-0700 (Pacific Daylight Time)</text:p>
          </table:table-cell>
          <table:table-cell table:style-name="ce2" office:value-type="string" calcext:value-type="string">
            <text:p>group: 1, response: 12,8,29,5,3,15,74,6</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4" calcext:value-type="float">
            <text:p>664</text:p>
          </table:table-cell>
          <table:table-cell table:style-name="ce2" office:value-type="string" calcext:value-type="string">
            <text:p>0.6,0.1,0.6</text:p>
          </table:table-cell>
          <table:table-cell table:style-name="ce2" office:value-type="string" calcext:value-type="string">
            <text:p>acc:1.0;;Yes,acc:0.0;;Yes,acc:1.0;;Yes,acc:1.0;;Yes,acc:0.0;;Yes,acc:0.5;;3,acc:0.0;;7,acc:0.0;;8,acc:0.0;;9,acc:0.0;;13,acc:1.0;;Yes,acc:0.0;;Yes,acc:1.0;;Yes,acc:1.0;;Yes,acc:0.0;;Yes</text:p>
          </table:table-cell>
          <table:table-cell table:style-name="ce2" office:value-type="string" calcext:value-type="string">
            <text:p>3.6,4.4,4.6</text:p>
          </table:table-cell>
          <table:table-cell table:style-name="ce2" office:value-type="string" calcext:value-type="string">
            <text:p>4,7,3,2,2,5,3,4,5,5,3,3,1,3,13</text:p>
          </table:table-cell>
          <table:table-cell table:style-name="ce2" office:value-type="string" calcext:value-type="string">
            <text:p>Wed Apr 25 2018 17:05:34 GMT-0400 (Eastern Daylight Time)</text:p>
          </table:table-cell>
          <table:table-cell table:style-name="ce2" office:value-type="string" calcext:value-type="string">
            <text:p>group: 1, response: 12,8,29,5,3,15,74,6</text:p>
          </table:table-cell>
          <table:table-cell table:style-name="ce2" office:value-type="float" office:value="25" calcext:value-type="float">
            <text:p>25</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ank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858" calcext:value-type="float">
            <text:p>1858</text:p>
          </table:table-cell>
          <table:table-cell table:style-name="ce2" office:value-type="float" office:value="989" calcext:value-type="float">
            <text:p>989</text:p>
          </table:table-cell>
          <table:table-cell table:style-name="ce2" office:value-type="string" calcext:value-type="string">
            <text:p>1.0,1.0,0.4</text:p>
          </table:table-cell>
          <table:table-cell table:style-name="ce2" office:value-type="string" calcext:value-type="string">
            <text:p>acc:1.0;;Yes,acc:1.0;;No,acc:1.0;;Yes,acc:1.0;;Yes,acc:1.0;;No,acc:1.0;;2,acc:1.0;;3,acc:1.0;;2,acc:1.0;;3,acc:1.0;;2,acc:1.0;;Yes,acc:0.0;;Yes,acc:0.0;;No,acc:1.0;;Yes,acc:0.0;;Yes</text:p>
          </table:table-cell>
          <table:table-cell table:style-name="ce2" office:value-type="string" calcext:value-type="string">
            <text:p>14.2,16.4,4.8</text:p>
          </table:table-cell>
          <table:table-cell table:style-name="ce2" office:value-type="string" calcext:value-type="string">
            <text:p>12,16,15,14,14,9,19,14,29,11,10,5,3,4,2</text:p>
          </table:table-cell>
          <table:table-cell table:style-name="ce2" office:value-type="string" calcext:value-type="string">
            <text:p>Wed Apr 25 2018 17:08:14 GMT-0400 (Eastern Daylight Time)</text:p>
          </table:table-cell>
          <table:table-cell table:style-name="ce2" office:value-type="string" calcext:value-type="string">
            <text:p>group: 1, response: 12,8,29,5,3,15,74,6</text:p>
          </table:table-cell>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 issue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59" calcext:value-type="float">
            <text:p>759</text:p>
          </table:table-cell>
          <table:table-cell table:style-name="ce2" office:value-type="string" calcext:value-type="string">
            <text:p>1.0,0.9333333333333333,1.0</text:p>
          </table:table-cell>
          <table:table-cell table:style-name="ce2" office:value-type="string" calcext:value-type="string">
            <text:p>acc:1.0;;Yes,acc:1.0;;No,acc:1.0;;Yes,acc:1.0;;Yes,acc:1.0;;No,acc:1.0;;2,acc:0.6666666666666667;;4,acc:1.0;;2,acc:1.0;;3,acc:1.0;;2,acc:1.0;;Yes,acc:1.0;;No,acc:1.0;;Yes,acc:1.0;;Yes,acc:1.0;;No</text:p>
          </table:table-cell>
          <table:table-cell table:style-name="ce2" office:value-type="string" calcext:value-type="string">
            <text:p>22.8,24.6,7.2</text:p>
          </table:table-cell>
          <table:table-cell table:style-name="ce2" office:value-type="string" calcext:value-type="string">
            <text:p>17,34,23,19,21,9,62,17,18,17,21,6,4,3,2</text:p>
          </table:table-cell>
          <table:table-cell table:style-name="ce2" office:value-type="string" calcext:value-type="string">
            <text:p>Wed Apr 25 2018 17:10:29 GMT-0400 (Eastern Daylight Time)</text:p>
          </table:table-cell>
          <table:table-cell table:style-name="ce2" office:value-type="string" calcext:value-type="string">
            <text:p>group: 2, response: 6,74,15,3,12,8,29,5</text:p>
          </table:table-cell>
          <table:table-cell table:style-name="ce2" office:value-type="float" office:value="42" calcext:value-type="float">
            <text:p>42</text:p>
          </table:table-cell>
          <table:table-cell table:style-name="ce2" office:value-type="string" calcext:value-type="string">
            <text:p>Male</text:p>
          </table:table-cell>
          <table:table-cell table:style-name="ce2" office:value-type="string" calcext:value-type="string">
            <text:p>Professional degree (e.g. MD, DDS, DVM)</text:p>
          </table:table-cell>
          <table:table-cell table:style-name="ce2" office:value-type="float" office:value="3" calcext:value-type="float">
            <text:p>3</text:p>
          </table:table-cell>
          <table:table-cell table:style-name="ce2" office:value-type="string" calcext:value-type="string">
            <text:p>Those last 5 question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1" calcext:value-type="float">
            <text:p>631</text:p>
          </table:table-cell>
          <table:table-cell table:style-name="ce2" office:value-type="string" calcext:value-type="string">
            <text:p>0.2,0.8333333333333334,0.6</text:p>
          </table:table-cell>
          <table:table-cell table:style-name="ce2" office:value-type="string" calcext:value-type="string">
            <text:p>acc:1.0;;Yes,acc:0.0;;Yes,acc:0.0;;No,acc:0.0;;No,acc:0.0;;Yes,acc:1.0;;2,acc:0.6666666666666667;;4,acc:0.5;;1,acc:1.0;;3,acc:1.0;;2,acc:1.0;;Yes,acc:1.0;;No,acc:0.0;;No,acc:1.0;;Yes,acc:0.0;;Yes</text:p>
          </table:table-cell>
          <table:table-cell table:style-name="ce2" office:value-type="string" calcext:value-type="string">
            <text:p>3.8,2.2,2.0</text:p>
          </table:table-cell>
          <table:table-cell table:style-name="ce2" office:value-type="string" calcext:value-type="string">
            <text:p>7,5,2,3,2,5,2,1,2,1,4,2,1,1,2</text:p>
          </table:table-cell>
          <table:table-cell table:style-name="ce2" office:value-type="string" calcext:value-type="string">
            <text:p>Wed Apr 25 2018 17:39:32 GMT-0400 (Eastern Daylight Time)</text:p>
          </table:table-cell>
          <table:table-cell table:style-name="ce2" office:value-type="string" calcext:value-type="string">
            <text:p>group: 3, response: 8,74,29,15,12,6,3,5</text:p>
          </table:table-cell>
          <table:table-cell table:style-name="ce2" office:value-type="float" office:value="39" calcext:value-type="float">
            <text:p>39</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1.0,1.0,0.2</text:p>
          </table:table-cell>
          <table:table-cell table:style-name="ce2" office:value-type="string" calcext:value-type="string">
            <text:p>acc:1.0;;Yes,acc:1.0;;No,acc:1.0;;Yes,acc:1.0;;Yes,acc:1.0;;No,acc:1.0;;2,acc:1.0;;3,acc:1.0;;2,acc:1.0;;3,acc:1.0;;2,acc:0.0;;No,acc:0.0;;Yes,acc:1.0;;Yes,acc:0.0;;No,acc:0.0;;Yes</text:p>
          </table:table-cell>
          <table:table-cell table:style-name="ce2" office:value-type="string" calcext:value-type="string">
            <text:p>19.4,24.4,3.8</text:p>
          </table:table-cell>
          <table:table-cell table:style-name="ce2" office:value-type="string" calcext:value-type="string">
            <text:p>23,31,13,14,16,18,19,28,41,16,9,3,3,3,1</text:p>
          </table:table-cell>
          <table:table-cell table:style-name="ce2" office:value-type="string" calcext:value-type="string">
            <text:p>Wed Apr 25 2018 15:53:25 GMT-0600 (Mountain Daylight Time)</text:p>
          </table:table-cell>
          <table:table-cell table:style-name="ce2" office:value-type="string" calcext:value-type="string">
            <text:p>group: 1, response: 12,8,29,5,3,15,74,6</text:p>
          </table:table-cell>
          <table:table-cell table:style-name="ce2" office:value-type="float" office:value="38" calcext:value-type="float">
            <text:p>3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This was a really interesting HIT. Thanks for the opportunit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615" calcext:value-type="float">
            <text:p>615</text:p>
          </table:table-cell>
          <table:table-cell table:style-name="ce2" office:value-type="string" calcext:value-type="string">
            <text:p>0.6,0.4666666666666667,0.4</text:p>
          </table:table-cell>
          <table:table-cell table:style-name="ce2" office:value-type="string" calcext:value-type="string">
            <text:p>acc:1.0;;Yes,acc:0.0;;Yes,acc:0.0;;No,acc:1.0;;Yes,acc:1.0;;No,acc:0.0;;4,acc:0.6666666666666667;;2,acc:0.5;;3,acc:0.6666666666666667;;2,acc:0.5;;3,acc:0.0;;No,acc:0.0;;Yes,acc:1.0;;Yes,acc:0.0;;No,acc:1.0;;No</text:p>
          </table:table-cell>
          <table:table-cell table:style-name="ce2" office:value-type="string" calcext:value-type="string">
            <text:p>29.6,36.6,4.0</text:p>
          </table:table-cell>
          <table:table-cell table:style-name="ce2" office:value-type="string" calcext:value-type="string">
            <text:p>24,32,33,31,28,15,13,29,28,98,9,3,2,3,3</text:p>
          </table:table-cell>
          <table:table-cell table:style-name="ce2" office:value-type="string" calcext:value-type="string">
            <text:p>Wed Apr 25 2018 15:00:36 GMT-0700 (PDT)</text:p>
          </table:table-cell>
          <table:table-cell table:style-name="ce2" office:value-type="string" calcext:value-type="string">
            <text:p>group: 1, response: 12,8,29,4,3,15,74,2</text:p>
          </table:table-cell>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794" calcext:value-type="float">
            <text:p>794</text:p>
          </table:table-cell>
          <table:table-cell table:style-name="ce2" office:value-type="string" calcext:value-type="string">
            <text:p>0.6,0.8,0.6</text:p>
          </table:table-cell>
          <table:table-cell table:style-name="ce2" office:value-type="string" calcext:value-type="string">
            <text:p>acc:1.0;;Yes,acc:0.0;;Yes,acc:0.0;;No,acc:1.0;;Yes,acc:1.0;;No,acc:0.5;;3,acc:1.0;;3,acc:1.0;;2,acc:1.0;;3,acc:0.5;;3,acc:1.0;;Yes,acc:1.0;;No,acc:0.0;;No,acc:1.0;;Yes,acc:0.0;;Yes</text:p>
          </table:table-cell>
          <table:table-cell table:style-name="ce2" office:value-type="string" calcext:value-type="string">
            <text:p>7.2,6.6,3.8</text:p>
          </table:table-cell>
          <table:table-cell table:style-name="ce2" office:value-type="string" calcext:value-type="string">
            <text:p>13,15,5,2,1,10,5,6,6,6,7,2,5,2,3</text:p>
          </table:table-cell>
          <table:table-cell table:style-name="ce2" office:value-type="string" calcext:value-type="string">
            <text:p>Wed Apr 25 2018 15:00:38 GMT-0700 (US Mountain Standard Time)</text:p>
          </table:table-cell>
          <table:table-cell table:style-name="ce2" office:value-type="string" calcext:value-type="string">
            <text:p>group: 2, response: 6,74,15,3,12,8,29,5</text:p>
          </table:table-cell>
          <table:table-cell table:style-name="ce2" office:value-type="float" office:value="24" calcext:value-type="float">
            <text:p>24</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style-name="ce2" office:value-type="string" calcext:value-type="string">
            <text:p>A) Not everyone has a scroll wheel (I'm doing this on a laptop) and the study doesn't compensate for that. An internal zoom function would be better.B) The last 5 questions asking for us to remember the answers to the beginning questions seem unfair. If you wanted us to memorize our answers that should have been said upfron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779" calcext:value-type="float">
            <text:p>779</text:p>
          </table:table-cell>
          <table:table-cell table:style-name="ce2" office:value-type="string" calcext:value-type="string">
            <text:p>1.0,1.0,0.8</text:p>
          </table:table-cell>
          <table:table-cell table:style-name="ce2" office:value-type="string" calcext:value-type="string">
            <text:p>acc:1.0;;Yes,acc:1.0;;No,acc:1.0;;Yes,acc:1.0;;Yes,acc:1.0;;No,acc:1.0;;2,acc:1.0;;3,acc:1.0;;2,acc:1.0;;3,acc:1.0;;2,acc:1.0;;Yes,acc:1.0;;No,acc:1.0;;Yes,acc:1.0;;Yes,acc:0.0;;Yes</text:p>
          </table:table-cell>
          <table:table-cell table:style-name="ce2" office:value-type="string" calcext:value-type="string">
            <text:p>24.8,37.4,6.4</text:p>
          </table:table-cell>
          <table:table-cell table:style-name="ce2" office:value-type="string" calcext:value-type="string">
            <text:p>30,0,26,35,33,33,63,20,39,32,8,9,4,6,5</text:p>
          </table:table-cell>
          <table:table-cell table:style-name="ce2" office:value-type="string" calcext:value-type="string">
            <text:p>Wed Apr 25 2018 18:03:11 GMT-0400 (Eastern Daylight Time)</text:p>
          </table:table-cell>
          <table:table-cell table:style-name="ce2" office:value-type="string" calcext:value-type="string">
            <text:p>group: 3, response: 8,74,29,15,12,6,3,5</text:p>
          </table:table-cell>
          <table:table-cell table:style-name="ce2" office:value-type="float" office:value="46" calcext:value-type="float">
            <text:p>46</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1" calcext:value-type="float">
            <text:p>1</text:p>
          </table:table-cell>
          <table:table-cell table:style-name="ce2" office:value-type="string" calcext:value-type="string">
            <text:p>The last set of questions were difficult to remember - the three letters. Had the questions had the airport names listed by its side (e.g. ATL for Atlanta), I suspect I would have remembered better. Thank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6" calcext:value-type="float">
            <text:p>1446</text:p>
          </table:table-cell>
          <table:table-cell table:style-name="ce2" office:value-type="float" office:value="705" calcext:value-type="float">
            <text:p>705</text:p>
          </table:table-cell>
          <table:table-cell table:style-name="ce2" office:value-type="string" calcext:value-type="string">
            <text:p>0.4,0.8,1.0</text:p>
          </table:table-cell>
          <table:table-cell table:style-name="ce2" office:value-type="string" calcext:value-type="string">
            <text:p>acc:0.0;;No,acc:0.0;;Yes,acc:1.0;;Yes,acc:0.0;;No,acc:1.0;;No,acc:1.0;;2,acc:1.0;;3,acc:0.0;;5,acc:1.0;;3,acc:1.0;;2,acc:1.0;;Yes,acc:1.0;;No,acc:1.0;;Yes,acc:1.0;;Yes,acc:1.0;;No</text:p>
          </table:table-cell>
          <table:table-cell table:style-name="ce2" office:value-type="string" calcext:value-type="string">
            <text:p>10.6,36.4,7.0</text:p>
          </table:table-cell>
          <table:table-cell table:style-name="ce2" office:value-type="string" calcext:value-type="string">
            <text:p>0,0,21,32,0,38,18,47,64,15,11,7,5,6,6</text:p>
          </table:table-cell>
          <table:table-cell table:style-name="ce2" office:value-type="string" calcext:value-type="string">
            <text:p>Wed Apr 25 2018 18:10:54 GMT-0400 (Eastern Daylight Time)</text:p>
          </table:table-cell>
          <table:table-cell table:style-name="ce2" office:value-type="string" calcext:value-type="string">
            <text:p>group: 2, response: 6,74,15,3,12,8,29,5</text:p>
          </table:table-cell>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I did not have any issues, but found it quote the challenge, but enjoyabl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98" calcext:value-type="float">
            <text:p>1598</text:p>
          </table:table-cell>
          <table:table-cell table:style-name="ce2" office:value-type="float" office:value="830" calcext:value-type="float">
            <text:p>830</text:p>
          </table:table-cell>
          <table:table-cell table:style-name="ce2" office:value-type="string" calcext:value-type="string">
            <text:p>0.8,1.0,1.0</text:p>
          </table:table-cell>
          <table:table-cell table:style-name="ce2" office:value-type="string" calcext:value-type="string">
            <text:p>acc:1.0;;Yes,acc:1.0;;No,acc:1.0;;Yes,acc:0.0;;No,acc:1.0;;No,acc:1.0;;2,acc:1.0;;3,acc:1.0;;2,acc:1.0;;3,acc:1.0;;2,acc:1.0;;Yes,acc:1.0;;No,acc:1.0;;Yes,acc:1.0;;Yes,acc:1.0;;No</text:p>
          </table:table-cell>
          <table:table-cell table:style-name="ce2" office:value-type="string" calcext:value-type="string">
            <text:p>27.0,15.8,3.0</text:p>
          </table:table-cell>
          <table:table-cell table:style-name="ce2" office:value-type="string" calcext:value-type="string">
            <text:p>37,0,31,37,30,17,17,18,16,11,7,2,2,3,1</text:p>
          </table:table-cell>
          <table:table-cell table:style-name="ce2" office:value-type="string" calcext:value-type="string">
            <text:p>Wed Apr 25 2018 18:36:32 GMT-0500 (Central Daylight Time)</text:p>
          </table:table-cell>
          <table:table-cell table:style-name="ce2" office:value-type="string" calcext:value-type="string">
            <text:p>group: 3, response: 8,74,29,15,12,6,3,5</text:p>
          </table:table-cell>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5" calcext:value-type="float">
            <text:p>5</text:p>
          </table:table-cell>
          <table:table-cell table:style-name="ce2" office:value-type="string" calcext:value-type="string">
            <text:p>No issue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47" calcext:value-type="float">
            <text:p>647</text:p>
          </table:table-cell>
          <table:table-cell table:style-name="ce2" office:value-type="string" calcext:value-type="string">
            <text:p>0.4,0.3666666666666667,0.4</text:p>
          </table:table-cell>
          <table:table-cell table:style-name="ce2" office:value-type="string" calcext:value-type="string">
            <text:p>acc:0.0;;No,acc:1.0;;No,acc:0.0;;No,acc:0.0;;No,acc:1.0;;No,acc:0.5;;1,acc:0.0;;0,acc:0.5;;3,acc:0.33333333333333337;;1,acc:0.5;;3,acc:0.0;;No,acc:1.0;;No,acc:0.0;;No,acc:0.0;;No,acc:1.0;;No</text:p>
          </table:table-cell>
          <table:table-cell table:style-name="ce2" office:value-type="string" calcext:value-type="string">
            <text:p>0.0,43.0,1.6</text:p>
          </table:table-cell>
          <table:table-cell table:style-name="ce2" office:value-type="string" calcext:value-type="string">
            <text:p>0,0,0,0,0,102,20,58,14,21,4,1,1,1,1</text:p>
          </table:table-cell>
          <table:table-cell table:style-name="ce2" office:value-type="string" calcext:value-type="string">
            <text:p>Wed Apr 25 2018 18:52:18 GMT-0700 (Pacific Daylight Time)</text:p>
          </table:table-cell>
          <table:table-cell table:style-name="ce2" office:value-type="string" calcext:value-type="string">
            <text:p>group: 1, response: 12,8,29,5,3,15,74,6</text:p>
          </table:table-cell>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I didn't like that the whole airport map would go blank after the timer was over, or that there was a timer. It makes it a lot more difficul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52" calcext:value-type="float">
            <text:p>752</text:p>
          </table:table-cell>
          <table:table-cell table:style-name="ce2" office:value-type="string" calcext:value-type="string">
            <text:p>0.4,0.7333333333333334,0.6</text:p>
          </table:table-cell>
          <table:table-cell table:style-name="ce2" office:value-type="string" calcext:value-type="string">
            <text:p>acc:1.0;;Yes,acc:0.0;;Yes,acc:0.0;;No,acc:1.0;;Yes,acc:0.0;;Yes,acc:0.5;;3,acc:0.6666666666666667;;4,acc:0.5;;3,acc:1.0;;3,acc:1.0;;2,acc:1.0;;Yes,acc:0.0;;Yes,acc:0.0;;No,acc:1.0;;Yes,acc:1.0;;No</text:p>
          </table:table-cell>
          <table:table-cell table:style-name="ce2" office:value-type="string" calcext:value-type="string">
            <text:p>9.4,25.2,4.4</text:p>
          </table:table-cell>
          <table:table-cell table:style-name="ce2" office:value-type="string" calcext:value-type="string">
            <text:p>0,0,12,0,35,39,23,39,15,10,8,3,4,3,4</text:p>
          </table:table-cell>
          <table:table-cell table:style-name="ce2" office:value-type="string" calcext:value-type="string">
            <text:p>Thu May 03 2018 20:30:56 GMT-0400 (Eastern Daylight Time)</text:p>
          </table:table-cell>
          <table:table-cell table:style-name="ce2" office:value-type="string" calcext:value-type="string">
            <text:p>group: 2, response: 12,8,29,5,3,15,74,6</text:p>
          </table:table-cell>
          <table:table-cell table:style-name="ce2" office:value-type="float" office:value="52" calcext:value-type="float">
            <text:p>52</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This study was extremely interesting and very challenging. Thank you for providing i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34" calcext:value-type="float">
            <text:p>734</text:p>
          </table:table-cell>
          <table:table-cell table:style-name="ce2" office:value-type="string" calcext:value-type="string">
            <text:p>0.8,0.5666666666666667,0.2</text:p>
          </table:table-cell>
          <table:table-cell table:style-name="ce2" office:value-type="string" calcext:value-type="string">
            <text:p>acc:1.0;;Yes,acc:1.0;;No,acc:1.0;;Yes,acc:0.0;;No,acc:1.0;;No,acc:0.5;;1,acc:0.6666666666666667;;2,acc:0.5;;1,acc:0.6666666666666667;;2,acc:0.5;;1,acc:0.0;;No,acc:0.0;;Yes,acc:0.0;;No,acc:0.0;;No,acc:1.0;;No</text:p>
          </table:table-cell>
          <table:table-cell table:style-name="ce2" office:value-type="string" calcext:value-type="string">
            <text:p>29.0,15.4,4.0</text:p>
          </table:table-cell>
          <table:table-cell table:style-name="ce2" office:value-type="string" calcext:value-type="string">
            <text:p>24,37,23,31,30,20,28,9,11,9,10,3,3,2,2</text:p>
          </table:table-cell>
          <table:table-cell table:style-name="ce2" office:value-type="string" calcext:value-type="string">
            <text:p>Thu May 03 2018 19:36:13 GMT-0500 (Central Daylight Time)</text:p>
          </table:table-cell>
          <table:table-cell table:style-name="ce2" office:value-type="string" calcext:value-type="string">
            <text:p>group: 3, response: 8,74,29,15,12,6,3,5</text:p>
          </table:table-cell>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nop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629" calcext:value-type="float">
            <text:p>629</text:p>
          </table:table-cell>
          <table:table-cell table:style-name="ce2" office:value-type="string" calcext:value-type="string">
            <text:p>0.6,0.5,0.6</text:p>
          </table:table-cell>
          <table:table-cell table:style-name="ce2" office:value-type="string" calcext:value-type="string">
            <text:p>acc:1.0;;Yes,acc:0.0;;Yes,acc:1.0;;Yes,acc:1.0;;Yes,acc:0.0;;Yes,acc:0.5;;1,acc:0.33333333333333337;;1,acc:1.0;;2,acc:0.6666666666666667;;2,acc:0.0;;15,acc:1.0;;Yes,acc:0.0;;Yes,acc:1.0;;Yes,acc:1.0;;Yes,acc:0.0;;Yes</text:p>
          </table:table-cell>
          <table:table-cell table:style-name="ce2" office:value-type="string" calcext:value-type="string">
            <text:p>27.0,30.8,4.2</text:p>
          </table:table-cell>
          <table:table-cell table:style-name="ce2" office:value-type="string" calcext:value-type="string">
            <text:p>33,37,20,15,30,30,30,29,28,37,12,3,2,2,2</text:p>
          </table:table-cell>
          <table:table-cell table:style-name="ce2" office:value-type="string" calcext:value-type="string">
            <text:p>Thu May 03 2018 20:42:44 GMT-0400 (EDT)</text:p>
          </table:table-cell>
          <table:table-cell table:style-name="ce2" office:value-type="string" calcext:value-type="string">
            <text:p>group: 4, response: 6,12,0,15,74,8,29,0</text:p>
          </table:table-cell>
          <table:table-cell table:style-name="ce2" office:value-type="float" office:value="55" calcext:value-type="float">
            <text:p>5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This was using Djskarta's algorithm for the shortest path. But I don't know if I completed the hit correctly. Just sayin.</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1.0,0.5333333333333334,0.2</text:p>
          </table:table-cell>
          <table:table-cell table:style-name="ce2" office:value-type="string" calcext:value-type="string">
            <text:p>acc:1.0;;Yes,acc:1.0;;No,acc:1.0;;Yes,acc:1.0;;Yes,acc:1.0;;No,acc:1.0;;2,acc:1.0;;3,acc:0.0;;5,acc:0.6666666666666667;;2,acc:0.0;;5,acc:1.0;;Yes,acc:0.0;;Yes,acc:0.0;;No,acc:0.0;;No,acc:0.0;;Yes</text:p>
          </table:table-cell>
          <table:table-cell table:style-name="ce2" office:value-type="string" calcext:value-type="string">
            <text:p>31.8,58.2,6.6</text:p>
          </table:table-cell>
          <table:table-cell table:style-name="ce2" office:value-type="string" calcext:value-type="string">
            <text:p>27,33,32,35,32,31,113,39,90,18,19,4,3,3,4</text:p>
          </table:table-cell>
          <table:table-cell table:style-name="ce2" office:value-type="string" calcext:value-type="string">
            <text:p>Thu May 03 2018 19:47:58 GMT-0500 (Central Daylight Time)</text:p>
          </table:table-cell>
          <table:table-cell table:style-name="ce2" office:value-type="string" calcext:value-type="string">
            <text:p>group: 4, response: 6,12,5,15,74,8,29,3</text:p>
          </table:table-cell>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a lot harder with the clock counting down.</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95" calcext:value-type="float">
            <text:p>1595</text:p>
          </table:table-cell>
          <table:table-cell table:style-name="ce2" office:value-type="float" office:value="786" calcext:value-type="float">
            <text:p>786</text:p>
          </table:table-cell>
          <table:table-cell table:style-name="ce2" office:value-type="string" calcext:value-type="string">
            <text:p>1.0,1.0,1.0</text:p>
          </table:table-cell>
          <table:table-cell table:style-name="ce2" office:value-type="string" calcext:value-type="string">
            <text:p>acc:1.0;;Yes,acc:1.0;;No,acc:1.0;;Yes,acc:1.0;;Yes,acc:1.0;;No,acc:1.0;;2,acc:1.0;;3,acc:1.0;;2,acc:1.0;;3,acc:1.0;;2,acc:1.0;;Yes,acc:1.0;;No,acc:1.0;;Yes,acc:1.0;;Yes,acc:1.0;;No</text:p>
          </table:table-cell>
          <table:table-cell table:style-name="ce2" office:value-type="string" calcext:value-type="string">
            <text:p>15.4,22.6,12.8</text:p>
          </table:table-cell>
          <table:table-cell table:style-name="ce2" office:value-type="string" calcext:value-type="string">
            <text:p>18,0,17,22,20,26,27,22,24,14,31,6,7,12,8</text:p>
          </table:table-cell>
          <table:table-cell table:style-name="ce2" office:value-type="string" calcext:value-type="string">
            <text:p>Thu May 03 2018 17:47:38 GMT-0700 (PDT)</text:p>
          </table:table-cell>
          <table:table-cell table:style-name="ce2" office:value-type="string" calcext:value-type="string">
            <text:p>group: 3, response: 8,74,29,15,12,6,3,5</text:p>
          </table:table-cell>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Professional degree (e.g. MD, DDS, DVM)</text:p>
          </table:table-cell>
          <table:table-cell table:style-name="ce2" office:value-type="float" office:value="3" calcext:value-type="float">
            <text:p>3</text:p>
          </table:table-cell>
          <table:table-cell table:style-name="ce2" office:value-type="string" calcext:value-type="string">
            <text:p>erm, I didn't see questions that anyone can answer correctly if they are paying attention. I paid attention, but the last couople questions regarding whether I remembere the first couple questions, it's hard to remember thos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694" calcext:value-type="float">
            <text:p>694</text:p>
          </table:table-cell>
          <table:table-cell table:style-name="ce2" office:value-type="string" calcext:value-type="string">
            <text:p>0.8,0.5666666666666667,0.6</text:p>
          </table:table-cell>
          <table:table-cell table:style-name="ce2" office:value-type="string" calcext:value-type="string">
            <text:p>acc:1.0;;Yes,acc:1.0;;No,acc:0.0;;No,acc:1.0;;Yes,acc:1.0;;No,acc:0.0;;6,acc:1.0;;3,acc:0.5;;1,acc:0.33333333333333337;;1,acc:1.0;;2,acc:1.0;;Yes,acc:1.0;;No,acc:0.0;;No,acc:1.0;;Yes,acc:0.0;;Yes</text:p>
          </table:table-cell>
          <table:table-cell table:style-name="ce2" office:value-type="string" calcext:value-type="string">
            <text:p>7.6,13.8,6.6</text:p>
          </table:table-cell>
          <table:table-cell table:style-name="ce2" office:value-type="string" calcext:value-type="string">
            <text:p>0,0,30,4,4,18,13,17,9,12,15,4,7,5,2</text:p>
          </table:table-cell>
          <table:table-cell table:style-name="ce2" office:value-type="string" calcext:value-type="string">
            <text:p>Thu May 03 2018 20:28:57 GMT-0500 (Hora est. PacÃ­fico, SudamÃ©rica)</text:p>
          </table:table-cell>
          <table:table-cell table:style-name="ce2" office:value-type="string" calcext:value-type="string">
            <text:p>group: 2, response: 6,74,15,3,12,8,29,5</text:p>
          </table:table-cell>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Professional degree (e.g. MD, DDS, DVM)</text:p>
          </table:table-cell>
          <table:table-cell table:style-name="ce2" office:value-type="float" office:value="3" calcext:value-type="float">
            <text:p>3</text:p>
          </table:table-cell>
          <table:table-cell table:style-name="ce2" office:value-type="string" calcext:value-type="string">
            <text:p>I dont have any comment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84" calcext:value-type="float">
            <text:p>1584</text:p>
          </table:table-cell>
          <table:table-cell table:style-name="ce2" office:value-type="float" office:value="742" calcext:value-type="float">
            <text:p>742</text:p>
          </table:table-cell>
          <table:table-cell table:style-name="ce2" office:value-type="string" calcext:value-type="string">
            <text:p>0.6,0.3,0.4</text:p>
          </table:table-cell>
          <table:table-cell table:style-name="ce2" office:value-type="string" calcext:value-type="string">
            <text:p>acc:0.0;;No,acc:1.0;;No,acc:1.0;;Yes,acc:1.0;;Yes,acc:0.0;;Yes,acc:1.0;;2,acc:0.0;;0,acc:0.5;;3,acc:0.0;;0,acc:0.0;;5,acc:1.0;;Yes,acc:0.0;;Yes,acc:1.0;;Yes,acc:0.0;;No,acc:0.0;;Yes</text:p>
          </table:table-cell>
          <table:table-cell table:style-name="ce2" office:value-type="string" calcext:value-type="string">
            <text:p>22.2,38.4,5.0</text:p>
          </table:table-cell>
          <table:table-cell table:style-name="ce2" office:value-type="string" calcext:value-type="string">
            <text:p>0,39,25,19,28,21,37,36,33,65,14,3,2,4,2</text:p>
          </table:table-cell>
          <table:table-cell table:style-name="ce2" office:value-type="string" calcext:value-type="string">
            <text:p>Thu May 03 2018 18:34:19 GMT-0700 (US Mountain Standard Time)</text:p>
          </table:table-cell>
          <table:table-cell table:style-name="ce2" office:value-type="string" calcext:value-type="string">
            <text:p>group: 1, response: 12,8,29,5,3,15,74,6</text:p>
          </table:table-cell>
          <table:table-cell table:style-name="ce2" office:value-type="float" office:value="50" calcext:value-type="float">
            <text:p>50</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This was the first time I have ever done this and at first it was very confusing but I now understand how to manipulate them to check for connections properly and easily. I apologize so much for not catching on that fast. It was a nice exoerience though</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4,0.8,1.0</text:p>
          </table:table-cell>
          <table:table-cell table:style-name="ce2" office:value-type="string" calcext:value-type="string">
            <text:p>acc:0.0;;No,acc:0.0;;Yes,acc:1.0;;Yes,acc:1.0;;Yes,acc:0.0;;Yes,acc:1.0;;2,acc:1.0;;3,acc:0.0;;4,acc:1.0;;3,acc:1.0;;2,acc:1.0;;Yes,acc:1.0;;No,acc:1.0;;Yes,acc:1.0;;Yes,acc:1.0;;No</text:p>
          </table:table-cell>
          <table:table-cell table:style-name="ce2" office:value-type="string" calcext:value-type="string">
            <text:p>20.6,38.0,4.4</text:p>
          </table:table-cell>
          <table:table-cell table:style-name="ce2" office:value-type="string" calcext:value-type="string">
            <text:p>26,28,13,18,18,30,74,19,41,26,8,3,5,4,2</text:p>
          </table:table-cell>
          <table:table-cell table:style-name="ce2" office:value-type="string" calcext:value-type="string">
            <text:p>Thu May 03 2018 21:36:20 GMT-0400 (Eastern Daylight Time)</text:p>
          </table:table-cell>
          <table:table-cell table:style-name="ce2" office:value-type="string" calcext:value-type="string">
            <text:p>group: 1, response: 12,8,29,5,3,15,74,6</text:p>
          </table:table-cell>
          <table:table-cell table:style-name="ce2" office:value-type="float" office:value="64" calcext:value-type="float">
            <text:p>6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a little confusing</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22" calcext:value-type="float">
            <text:p>1522</text:p>
          </table:table-cell>
          <table:table-cell table:style-name="ce2" office:value-type="float" office:value="695" calcext:value-type="float">
            <text:p>695</text:p>
          </table:table-cell>
          <table:table-cell table:style-name="ce2" office:value-type="string" calcext:value-type="string">
            <text:p>0.8,0.8333333333333334,0.8</text:p>
          </table:table-cell>
          <table:table-cell table:style-name="ce2" office:value-type="string" calcext:value-type="string">
            <text:p>acc:1.0;;Yes,acc:0.0;;Yes,acc:1.0;;Yes,acc:1.0;;Yes,acc:1.0;;No,acc:0.5;;1,acc:0.6666666666666667;;2,acc:1.0;;2,acc:1.0;;3,acc:1.0;;2,acc:0.0;;No,acc:1.0;;No,acc:1.0;;Yes,acc:1.0;;Yes,acc:1.0;;No</text:p>
          </table:table-cell>
          <table:table-cell table:style-name="ce2" office:value-type="string" calcext:value-type="string">
            <text:p>10.6,34.4,8.0</text:p>
          </table:table-cell>
          <table:table-cell table:style-name="ce2" office:value-type="string" calcext:value-type="string">
            <text:p>0,0,36,17,0,34,26,30,53,29,12,9,5,5,9</text:p>
          </table:table-cell>
          <table:table-cell table:style-name="ce2" office:value-type="string" calcext:value-type="string">
            <text:p>Thu May 03 2018 23:19:11 GMT-0400 (Eastern Daylight Time)</text:p>
          </table:table-cell>
          <table:table-cell table:style-name="ce2" office:value-type="string" calcext:value-type="string">
            <text:p>group: 4, response: 6,10,5,15,74,8,29,3</text:p>
          </table:table-cell>
          <table:table-cell table:style-name="ce2" office:value-type="float" office:value="55" calcext:value-type="float">
            <text:p>5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couldn't go fast enough</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794" calcext:value-type="float">
            <text:p>794</text:p>
          </table:table-cell>
          <table:table-cell table:style-name="ce2" office:value-type="string" calcext:value-type="string">
            <text:p>0.6,0.6,0.4</text:p>
          </table:table-cell>
          <table:table-cell table:style-name="ce2" office:value-type="string" calcext:value-type="string">
            <text:p>acc:1.0;;Yes,acc:1.0;;No,acc:1.0;;Yes,acc:0.0;;No,acc:0.0;;Yes,acc:0.5;;1,acc:0.6666666666666667;;2,acc:0.5;;1,acc:0.33333333333333337;;1,acc:1.0;;2,acc:1.0;;Yes,acc:0.0;;Yes,acc:0.0;;No,acc:1.0;;Yes,acc:0.0;;Yes</text:p>
          </table:table-cell>
          <table:table-cell table:style-name="ce2" office:value-type="string" calcext:value-type="string">
            <text:p>14.8,4.2,10.0</text:p>
          </table:table-cell>
          <table:table-cell table:style-name="ce2" office:value-type="string" calcext:value-type="string">
            <text:p>17,10,19,17,11,8,2,1,6,4,39,2,3,2,4</text:p>
          </table:table-cell>
          <table:table-cell table:style-name="ce2" office:value-type="string" calcext:value-type="string">
            <text:p>Fri May 04 2018 09:47:16 GMT 0530 (India Standard Time)</text:p>
          </table:table-cell>
          <table:table-cell table:style-name="ce2" office:value-type="string" calcext:value-type="string">
            <text:p>group: 3, response: 8,74,29,15,12,6,3,5</text:p>
          </table:table-cell>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style-name="ce2" office:value-type="string" calcext:value-type="string">
            <text:p>nice surve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00" calcext:value-type="float">
            <text:p>900</text:p>
          </table:table-cell>
          <table:table-cell table:style-name="ce2" office:value-type="string" calcext:value-type="string">
            <text:p>0.8,0.6,0.6</text:p>
          </table:table-cell>
          <table:table-cell table:style-name="ce2" office:value-type="string" calcext:value-type="string">
            <text:p>acc:1.0;;Yes,acc:1.0;;No,acc:0.0;;No,acc:1.0;;Yes,acc:1.0;;No,acc:0.5;;1,acc:0.33333333333333337;;1,acc:0.5;;1,acc:0.6666666666666667;;2,acc:1.0;;2,acc:1.0;;Yes,acc:0.0;;Yes,acc:0.0;;No,acc:1.0;;Yes,acc:1.0;;No</text:p>
          </table:table-cell>
          <table:table-cell table:style-name="ce2" office:value-type="string" calcext:value-type="string">
            <text:p>20.2,17.6,3.4</text:p>
          </table:table-cell>
          <table:table-cell table:style-name="ce2" office:value-type="string" calcext:value-type="string">
            <text:p>19,22,16,31,13,38,26,8,6,10,8,2,1,4,2</text:p>
          </table:table-cell>
          <table:table-cell table:style-name="ce2" office:value-type="string" calcext:value-type="string">
            <text:p>Fri Apr 20 2018 10:04:22 GMT-0400 (Eastern Daylight Time)</text:p>
          </table:table-cell>
          <table:table-cell table:style-name="ce2" office:value-type="string" calcext:value-type="string">
            <text:p>group: 2, response: 6,74,15,3,12,8,29,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 further comment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1.0,0.4,0.8</text:p>
          </table:table-cell>
          <table:table-cell table:style-name="ce2" office:value-type="string" calcext:value-type="string">
            <text:p>acc:1.0;;Yes,acc:1.0;;No,acc:1.0;;Yes,acc:1.0;;Yes,acc:1.0;;No,acc:0.5;;3,acc:0.33333333333333337;;5,acc:0.5;;3,acc:0.6666666666666667;;4,acc:0.0;;6,acc:1.0;;Yes,acc:1.0;;No,acc:0.0;;No,acc:1.0;;Yes,acc:1.0;;No</text:p>
          </table:table-cell>
          <table:table-cell table:style-name="ce2" office:value-type="string" calcext:value-type="string">
            <text:p>18.2,20.8,2.8</text:p>
          </table:table-cell>
          <table:table-cell table:style-name="ce2" office:value-type="string" calcext:value-type="string">
            <text:p>24,23,12,14,18,22,24,23,8,27,9,1,2,1,1</text:p>
          </table:table-cell>
          <table:table-cell table:style-name="ce2" office:value-type="string" calcext:value-type="string">
            <text:p>Fri Apr 20 2018 10:04:44 GMT-0400 (Eastern Daylight Time)</text:p>
          </table:table-cell>
          <table:table-cell table:style-name="ce2" office:value-type="string" calcext:value-type="string">
            <text:p>group: 4, response: 6,12,5,15,74,8,29,3</text:p>
          </table:table-cell>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Interesting!</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37" calcext:value-type="float">
            <text:p>1337</text:p>
          </table:table-cell>
          <table:table-cell table:style-name="ce2" office:value-type="float" office:value="753" calcext:value-type="float">
            <text:p>753</text:p>
          </table:table-cell>
          <table:table-cell table:style-name="ce2" office:value-type="string" calcext:value-type="string">
            <text:p>0.6,0.7,0.2</text:p>
          </table:table-cell>
          <table:table-cell table:style-name="ce2" office:value-type="string" calcext:value-type="string">
            <text:p>acc:0.0;;No,acc:1.0;;No,acc:1.0;;Yes,acc:0.0;;No,acc:1.0;;No,acc:0.0;;4,acc:1.0;;3,acc:1.0;;2,acc:1.0;;3,acc:0.5;;3,acc:0.0;;No,acc:0.0;;Yes,acc:0.0;;No,acc:0.0;;No,acc:1.0;;No</text:p>
          </table:table-cell>
          <table:table-cell table:style-name="ce2" office:value-type="string" calcext:value-type="string">
            <text:p>21.8,3.6,4.0</text:p>
          </table:table-cell>
          <table:table-cell table:style-name="ce2" office:value-type="string" calcext:value-type="string">
            <text:p>31,25,14,18,21,6,4,2,4,2,7,6,2,2,3</text:p>
          </table:table-cell>
          <table:table-cell table:style-name="ce2" office:value-type="string" calcext:value-type="string">
            <text:p>Fri Apr 20 2018 10:41:05 GMT-0400 (EDT)</text:p>
          </table:table-cell>
          <table:table-cell table:style-name="ce2" office:value-type="string" calcext:value-type="string">
            <text:p>group: 1, response: 12,8,29,5,3,15,74,6</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84" calcext:value-type="float">
            <text:p>984</text:p>
          </table:table-cell>
          <table:table-cell table:style-name="ce2" office:value-type="string" calcext:value-type="string">
            <text:p>1.0,0.8666666666666668,0.6</text:p>
          </table:table-cell>
          <table:table-cell table:style-name="ce2" office:value-type="string" calcext:value-type="string">
            <text:p>acc:1.0;;Yes,acc:1.0;;No,acc:1.0;;Yes,acc:1.0;;Yes,acc:1.0;;No,acc:1.0;;2,acc:0.6666666666666667;;4,acc:1.0;;2,acc:0.6666666666666667;;4,acc:1.0;;2,acc:1.0;;Yes,acc:1.0;;No,acc:0.0;;No,acc:1.0;;Yes,acc:0.0;;Yes</text:p>
          </table:table-cell>
          <table:table-cell table:style-name="ce2" office:value-type="string" calcext:value-type="string">
            <text:p>15.8,36.6,6.2</text:p>
          </table:table-cell>
          <table:table-cell table:style-name="ce2" office:value-type="string" calcext:value-type="string">
            <text:p>0,14,11,30,24,37,64,32,24,26,13,4,4,2,8</text:p>
          </table:table-cell>
          <table:table-cell table:style-name="ce2" office:value-type="string" calcext:value-type="string">
            <text:p>Fri Apr 20 2018 10:41:07 GMT-0400 (Eastern Daylight Time)</text:p>
          </table:table-cell>
          <table:table-cell table:style-name="ce2" office:value-type="string" calcext:value-type="string">
            <text:p>group: 4, response: 6,12,5,15,74,8,29,3</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Everything worked fi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69" calcext:value-type="float">
            <text:p>769</text:p>
          </table:table-cell>
          <table:table-cell table:style-name="ce2" office:value-type="string" calcext:value-type="string">
            <text:p>1.0,0.16666666666666669,0.6</text:p>
          </table:table-cell>
          <table:table-cell table:style-name="ce2" office:value-type="string" calcext:value-type="string">
            <text:p>acc:1.0;;Yes,acc:1.0;;No,acc:1.0;;Yes,acc:1.0;;Yes,acc:1.0;;No,acc:0.0;;6,acc:0.33333333333333337;;1,acc:0.5;;3,acc:0.0;;0,acc:0.0;;4,acc:1.0;;Yes,acc:0.0;;Yes,acc:1.0;;Yes,acc:0.0;;No,acc:1.0;;No</text:p>
          </table:table-cell>
          <table:table-cell table:style-name="ce2" office:value-type="string" calcext:value-type="string">
            <text:p>23.0,35.6,4.4</text:p>
          </table:table-cell>
          <table:table-cell table:style-name="ce2" office:value-type="string" calcext:value-type="string">
            <text:p>25,38,27,25,0,100,23,19,9,27,4,1,1,8,8</text:p>
          </table:table-cell>
          <table:table-cell table:style-name="ce2" office:value-type="string" calcext:value-type="string">
            <text:p>Fri Apr 20 2018 10:41:33 GMT-0400 (Eastern Daylight Time)</text:p>
          </table:table-cell>
          <table:table-cell table:style-name="ce2" office:value-type="string" calcext:value-type="string">
            <text:p>group: 2, response: 6,74,15,3,12,8,29,5</text:p>
          </table:table-cell>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I was totally confused by the questions about the minimum link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84" calcext:value-type="float">
            <text:p>984</text:p>
          </table:table-cell>
          <table:table-cell table:style-name="ce2" office:value-type="string" calcext:value-type="string">
            <text:p>1.0,0.4666666666666667,1.0</text:p>
          </table:table-cell>
          <table:table-cell table:style-name="ce2" office:value-type="string" calcext:value-type="string">
            <text:p>acc:1.0;;Yes,acc:1.0;;No,acc:1.0;;Yes,acc:1.0;;Yes,acc:1.0;;No,acc:1.0;;2,acc:0.33333333333333337;;1,acc:0.5;;1,acc:0.0;;0,acc:0.5;;1,acc:1.0;;Yes,acc:1.0;;No,acc:1.0;;Yes,acc:1.0;;Yes,acc:1.0;;No</text:p>
          </table:table-cell>
          <table:table-cell table:style-name="ce2" office:value-type="string" calcext:value-type="string">
            <text:p>27.8,14.6,8.6</text:p>
          </table:table-cell>
          <table:table-cell table:style-name="ce2" office:value-type="string" calcext:value-type="string">
            <text:p>22,15,29,38,35,15,16,18,13,11,26,5,3,3,6</text:p>
          </table:table-cell>
          <table:table-cell table:style-name="ce2" office:value-type="string" calcext:value-type="string">
            <text:p>Fri Apr 20 2018 10:45:54 GMT-0400 (EDT)</text:p>
          </table:table-cell>
          <table:table-cell table:style-name="ce2" office:value-type="string" calcext:value-type="string">
            <text:p>group: 4, response: 6,12,5,14,74,8,29,3</text:p>
          </table:table-cell>
          <table:table-cell table:number-columns-repeated="4" table:style-name="ce2" office:value-type="string" calcext:value-type="string">
            <text:p>null</text:p>
          </table:table-cell>
          <table:table-cell table:style-name="ce2" office:value-type="string" calcext:value-type="string">
            <text:p>This one was much more challenging. I didnt understand the finding the links one. It would be a lot more helpful if you provided clear instructions on how you came to the number instead of arrows and a picture.it was not clear. at all. <text:s/>Maybe tell me how to find the answer in the training instead of just telling me if im right or wrong. We arent going to magically know everything.</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876" calcext:value-type="float">
            <text:p>876</text:p>
          </table:table-cell>
          <table:table-cell table:style-name="ce2" office:value-type="string" calcext:value-type="string">
            <text:p>0.6,0.33333333333333337,0.4</text:p>
          </table:table-cell>
          <table:table-cell table:style-name="ce2" office:value-type="string" calcext:value-type="string">
            <text:p>acc:1.0;;Yes,acc:1.0;;No,acc:1.0;;Yes,acc:0.0;;No,acc:0.0;;Yes,acc:0.5;;1,acc:0.6666666666666667;;2,acc:0.5;;1,acc:0.0;;200,acc:0.0;;1000,acc:0.0;;No,acc:0.0;;Yes,acc:0.0;;No,acc:1.0;;Yes,acc:1.0;;No</text:p>
          </table:table-cell>
          <table:table-cell table:style-name="ce2" office:value-type="string" calcext:value-type="string">
            <text:p>1.4,3.0,1.6</text:p>
          </table:table-cell>
          <table:table-cell table:style-name="ce2" office:value-type="string" calcext:value-type="string">
            <text:p>2,2,1,1,1,2,1,1,6,5,3,1,1,1,2</text:p>
          </table:table-cell>
          <table:table-cell table:style-name="ce2" office:value-type="string" calcext:value-type="string">
            <text:p>Fri Apr 20 2018 09:57:42 GMT-0500 (CDT)</text:p>
          </table:table-cell>
          <table:table-cell table:style-name="ce2" office:value-type="string" calcext:value-type="string">
            <text:p>group: 2, response: 6,74,15,3,12,8,29,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I enjoyed taking this surve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910" calcext:value-type="float">
            <text:p>910</text:p>
          </table:table-cell>
          <table:table-cell table:style-name="ce2" office:value-type="string" calcext:value-type="string">
            <text:p>0.6,0.8,0.6</text:p>
          </table:table-cell>
          <table:table-cell table:style-name="ce2" office:value-type="string" calcext:value-type="string">
            <text:p>acc:1.0;;Yes,acc:0.0;;Yes,acc:0.0;;No,acc:1.0;;Yes,acc:1.0;;No,acc:1.0;;2,acc:0.0;;0,acc:1.0;;2,acc:1.0;;3,acc:1.0;;2,acc:1.0;;Yes,acc:1.0;;No,acc:0.0;;No,acc:1.0;;Yes,acc:0.0;;Yes</text:p>
          </table:table-cell>
          <table:table-cell table:style-name="ce2" office:value-type="string" calcext:value-type="string">
            <text:p>18.2,17.8,32.2</text:p>
          </table:table-cell>
          <table:table-cell table:style-name="ce2" office:value-type="string" calcext:value-type="string">
            <text:p>38,0,0,30,23,0,0,50,0,39,104,17,20,10,10</text:p>
          </table:table-cell>
          <table:table-cell table:style-name="ce2" office:value-type="string" calcext:value-type="string">
            <text:p>Fri Apr 20 2018 11:00:05 GMT-0400 (Eastern Daylight Time)</text:p>
          </table:table-cell>
          <table:table-cell table:style-name="ce2" office:value-type="string" calcext:value-type="string">
            <text:p>group: 3, response: 8,73,29,15,12,6,3,5</text:p>
          </table:table-cell>
          <table:table-cell table:style-name="ce2" office:value-type="float" office:value="45" calcext:value-type="float">
            <text:p>4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I don't know how we were supposed to remember those early trials we did</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69" calcext:value-type="float">
            <text:p>769</text:p>
          </table:table-cell>
          <table:table-cell table:style-name="ce2" office:value-type="string" calcext:value-type="string">
            <text:p>0.4,0.7666666666666667,1.0</text:p>
          </table:table-cell>
          <table:table-cell table:style-name="ce2" office:value-type="string" calcext:value-type="string">
            <text:p>acc:0.0;;No,acc:0.0;;Yes,acc:1.0;;Yes,acc:0.0;;No,acc:1.0;;No,acc:1.0;;2,acc:1.0;;3,acc:0.5;;1,acc:0.33333333333333337;;1,acc:1.0;;2,acc:1.0;;Yes,acc:1.0;;No,acc:1.0;;Yes,acc:1.0;;Yes,acc:1.0;;No</text:p>
          </table:table-cell>
          <table:table-cell table:style-name="ce2" office:value-type="string" calcext:value-type="string">
            <text:p>25.4,44.8,6.2</text:p>
          </table:table-cell>
          <table:table-cell table:style-name="ce2" office:value-type="string" calcext:value-type="string">
            <text:p>28,37,32,0,30,76,57,49,20,22,18,3,3,5,2</text:p>
          </table:table-cell>
          <table:table-cell table:style-name="ce2" office:value-type="string" calcext:value-type="string">
            <text:p>Fri Apr 20 2018 08:13:35 GMT-0700 (Pacific Daylight Time)</text:p>
          </table:table-cell>
          <table:table-cell table:style-name="ce2" office:value-type="string" calcext:value-type="string">
            <text:p>group: 2, response: 6,74,15,3,12,8,29,5</text:p>
          </table:table-cell>
          <table:table-cell table:style-name="ce2" office:value-type="float" office:value="45" calcext:value-type="float">
            <text:p>45</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Difficult with timer</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38" calcext:value-type="float">
            <text:p>938</text:p>
          </table:table-cell>
          <table:table-cell table:style-name="ce2" office:value-type="string" calcext:value-type="string">
            <text:p>0.8,0.7333333333333334,0.4</text:p>
          </table:table-cell>
          <table:table-cell table:style-name="ce2" office:value-type="string" calcext:value-type="string">
            <text:p>acc:0.0;;No,acc:1.0;;No,acc:1.0;;Yes,acc:1.0;;Yes,acc:1.0;;No,acc:1.0;;2,acc:1.0;;3,acc:0.5;;1,acc:0.6666666666666667;;2,acc:0.5;;1,acc:0.0;;No,acc:0.0;;Yes,acc:1.0;;Yes,acc:0.0;;No,acc:1.0;;No</text:p>
          </table:table-cell>
          <table:table-cell table:style-name="ce2" office:value-type="string" calcext:value-type="string">
            <text:p>22.4,60.0,5.4</text:p>
          </table:table-cell>
          <table:table-cell table:style-name="ce2" office:value-type="string" calcext:value-type="string">
            <text:p>0,20,26,37,29,100,63,50,73,14,17,2,2,2,4</text:p>
          </table:table-cell>
          <table:table-cell table:style-name="ce2" office:value-type="string" calcext:value-type="string">
            <text:p>Fri Apr 20 2018 11:30:13 GMT-0400 (Eastern Daylight Time)</text:p>
          </table:table-cell>
          <table:table-cell table:style-name="ce2" office:value-type="string" calcext:value-type="string">
            <text:p>group: 2, response: 6,74,15,3,12,8,29,5</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the graph was generally really clunky to work with.</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00" calcext:value-type="float">
            <text:p>1200</text:p>
          </table:table-cell>
          <table:table-cell table:style-name="ce2" office:value-type="float" office:value="803" calcext:value-type="float">
            <text:p>803</text:p>
          </table:table-cell>
          <table:table-cell table:style-name="ce2" office:value-type="string" calcext:value-type="string">
            <text:p>0.6,0.2,0.2</text:p>
          </table:table-cell>
          <table:table-cell table:style-name="ce2" office:value-type="string" calcext:value-type="string">
            <text:p>acc:1.0;;Yes,acc:1.0;;No,acc:1.0;;Yes,acc:0.0;;No,acc:0.0;;Yes,acc:1.0;;2,acc:0.0;;38,acc:0.0;;19,acc:0.0;;45,acc:0.0;;48,acc:0.0;;No,acc:0.0;;Yes,acc:1.0;;Yes,acc:0.0;;No,acc:0.0;;Yes</text:p>
          </table:table-cell>
          <table:table-cell table:style-name="ce2" office:value-type="string" calcext:value-type="string">
            <text:p>6.8,17.4,9.0</text:p>
          </table:table-cell>
          <table:table-cell table:style-name="ce2" office:value-type="string" calcext:value-type="string">
            <text:p>4,1,4,17,8,4,7,3,67,6,6,4,31,1,3</text:p>
          </table:table-cell>
          <table:table-cell table:style-name="ce2" office:value-type="string" calcext:value-type="string">
            <text:p>Wed Apr 25 2018 14:00:48 GMT-0700 (PDT)</text:p>
          </table:table-cell>
          <table:table-cell table:style-name="ce2" office:value-type="string" calcext:value-type="string">
            <text:p>group: 3, response: 8,74,29,15,12,6,3,5</text:p>
          </table:table-cell>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664" calcext:value-type="float">
            <text:p>664</text:p>
          </table:table-cell>
          <table:table-cell table:style-name="ce2" office:value-type="string" calcext:value-type="string">
            <text:p>0.8,0.4333333333333334,0.8</text:p>
          </table:table-cell>
          <table:table-cell table:style-name="ce2" office:value-type="string" calcext:value-type="string">
            <text:p>acc:1.0;;Yes,acc:1.0;;No,acc:0.0;;No,acc:1.0;;Yes,acc:1.0;;No,acc:0.0;;5,acc:0.33333333333333337;;5,acc:0.5;;1,acc:0.33333333333333337;;1,acc:1.0;;2,acc:1.0;;Yes,acc:1.0;;No,acc:1.0;;Yes,acc:0.0;;No,acc:1.0;;No</text:p>
          </table:table-cell>
          <table:table-cell table:style-name="ce2" office:value-type="string" calcext:value-type="string">
            <text:p>15.2,29.2,5.0</text:p>
          </table:table-cell>
          <table:table-cell table:style-name="ce2" office:value-type="string" calcext:value-type="string">
            <text:p>29,23,24,0,0,88,55,1,1,1,11,4,3,2,5</text:p>
          </table:table-cell>
          <table:table-cell table:style-name="ce2" office:value-type="string" calcext:value-type="string">
            <text:p>Wed Apr 25 2018 17:11:48 GMT-0400 (Eastern Daylight Time)</text:p>
          </table:table-cell>
          <table:table-cell table:style-name="ce2" office:value-type="string" calcext:value-type="string">
            <text:p>group: 4, response: 6,12,5,15,74,8,29,3</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the graph is extremely hard to use without more practice questions. also the explanation for the second type of questions needs way more explanation. there is definietly not enough information to complete this HIT well.</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80" calcext:value-type="float">
            <text:p>1680</text:p>
          </table:table-cell>
          <table:table-cell table:style-name="ce2" office:value-type="float" office:value="919" calcext:value-type="float">
            <text:p>919</text:p>
          </table:table-cell>
          <table:table-cell table:style-name="ce2" office:value-type="string" calcext:value-type="string">
            <text:p>1.0,0.7333333333333334,0.8</text:p>
          </table:table-cell>
          <table:table-cell table:style-name="ce2" office:value-type="string" calcext:value-type="string">
            <text:p>acc:1.0;;Yes,acc:1.0;;No,acc:1.0;;Yes,acc:1.0;;Yes,acc:1.0;;No,acc:1.0;;2,acc:0.6666666666666667;;4,acc:0.5;;3,acc:1.0;;3,acc:0.5;;1,acc:1.0;;Yes,acc:1.0;;No,acc:1.0;;Yes,acc:1.0;;Yes,acc:0.0;;Yes</text:p>
          </table:table-cell>
          <table:table-cell table:style-name="ce2" office:value-type="string" calcext:value-type="string">
            <text:p>28.6,38.8,4.8</text:p>
          </table:table-cell>
          <table:table-cell table:style-name="ce2" office:value-type="string" calcext:value-type="string">
            <text:p>36,25,18,30,34,0,65,46,69,14,11,3,2,3,5</text:p>
          </table:table-cell>
          <table:table-cell table:style-name="ce2" office:value-type="string" calcext:value-type="string">
            <text:p>Wed Apr 25 2018 17:29:34 GMT-0400 (Eastern Daylight Time)</text:p>
          </table:table-cell>
          <table:table-cell table:style-name="ce2" office:value-type="string" calcext:value-type="string">
            <text:p>group: 3, response: 8,74,29,15,12,6,3,5</text:p>
          </table:table-cell>
          <table:table-cell table:style-name="ce2" office:value-type="float" office:value="40" calcext:value-type="float">
            <text:p>40</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good luck</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652" calcext:value-type="float">
            <text:p>652</text:p>
          </table:table-cell>
          <table:table-cell table:style-name="ce2" office:value-type="string" calcext:value-type="string">
            <text:p>0.8,0.7,0.8</text:p>
          </table:table-cell>
          <table:table-cell table:style-name="ce2" office:value-type="string" calcext:value-type="string">
            <text:p>acc:1.0;;Yes,acc:1.0;;No,acc:0.0;;No,acc:1.0;;Yes,acc:1.0;;No,acc:0.5;;3,acc:0.33333333333333337;;1,acc:1.0;;2,acc:0.6666666666666667;;2,acc:1.0;;2,acc:1.0;;Yes,acc:1.0;;No,acc:0.0;;No,acc:1.0;;Yes,acc:1.0;;No</text:p>
          </table:table-cell>
          <table:table-cell table:style-name="ce2" office:value-type="string" calcext:value-type="string">
            <text:p>33.4,23.8,5.6</text:p>
          </table:table-cell>
          <table:table-cell table:style-name="ce2" office:value-type="string" calcext:value-type="string">
            <text:p>37,22,38,37,33,36,27,24,16,16,16,4,3,3,2</text:p>
          </table:table-cell>
          <table:table-cell table:style-name="ce2" office:value-type="string" calcext:value-type="string">
            <text:p>Wed Apr 25 2018 17:32:20 GMT-0400 (EDT)</text:p>
          </table:table-cell>
          <table:table-cell table:style-name="ce2" office:value-type="string" calcext:value-type="string">
            <text:p>group: 4, response: 6,12,5,15,74,8,29,3</text:p>
          </table:table-cell>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Too difficul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0.8,0.3666666666666667,0.8</text:p>
          </table:table-cell>
          <table:table-cell table:style-name="ce2" office:value-type="string" calcext:value-type="string">
            <text:p>acc:1.0;;Yes,acc:1.0;;No,acc:1.0;;Yes,acc:0.0;;No,acc:1.0;;No,acc:0.0;;6,acc:0.6666666666666667;;2,acc:0.0;;14,acc:0.6666666666666667;;2,acc:0.5;;1,acc:1.0;;Yes,acc:1.0;;No,acc:1.0;;Yes,acc:1.0;;Yes,acc:0.0;;Yes</text:p>
          </table:table-cell>
          <table:table-cell table:style-name="ce2" office:value-type="string" calcext:value-type="string">
            <text:p>13.2,45.0,7.0</text:p>
          </table:table-cell>
          <table:table-cell table:style-name="ce2" office:value-type="string" calcext:value-type="string">
            <text:p>0,17,20,0,29,38,39,31,81,36,11,5,5,4,10</text:p>
          </table:table-cell>
          <table:table-cell table:style-name="ce2" office:value-type="string" calcext:value-type="string">
            <text:p>Wed Apr 25 2018 14:38:22 GMT-0700 (Pacific Daylight Time)</text:p>
          </table:table-cell>
          <table:table-cell table:style-name="ce2" office:value-type="string" calcext:value-type="string">
            <text:p>group: 2, response: 6,74,15,3,12,8,29,5</text:p>
          </table:table-cell>
          <table:table-cell table:style-name="ce2" office:value-type="float" office:value="59" calcext:value-type="float">
            <text:p>5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That was really hard. I don't know if I understood or no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36" calcext:value-type="float">
            <text:p>1536</text:p>
          </table:table-cell>
          <table:table-cell table:style-name="ce2" office:value-type="float" office:value="863" calcext:value-type="float">
            <text:p>863</text:p>
          </table:table-cell>
          <table:table-cell table:style-name="ce2" office:value-type="string" calcext:value-type="string">
            <text:p>1.0,0.7333333333333334,1.0</text:p>
          </table:table-cell>
          <table:table-cell table:style-name="ce2" office:value-type="string" calcext:value-type="string">
            <text:p>acc:1.0;;Yes,acc:1.0;;No,acc:1.0;;Yes,acc:1.0;;Yes,acc:1.0;;No,acc:1.0;;2,acc:0.6666666666666667;;4,acc:0.5;;1,acc:1.0;;3,acc:0.5;;1,acc:1.0;;Yes,acc:1.0;;No,acc:1.0;;Yes,acc:1.0;;Yes,acc:1.0;;No</text:p>
          </table:table-cell>
          <table:table-cell table:style-name="ce2" office:value-type="string" calcext:value-type="string">
            <text:p>20.0,52.6,3.6</text:p>
          </table:table-cell>
          <table:table-cell table:style-name="ce2" office:value-type="string" calcext:value-type="string">
            <text:p>23,20,17,21,19,71,114,9,25,44,8,3,2,3,2</text:p>
          </table:table-cell>
          <table:table-cell table:style-name="ce2" office:value-type="string" calcext:value-type="string">
            <text:p>Wed Apr 25 2018 14:38:19 GMT-0700 (Pacific Daylight Time)</text:p>
          </table:table-cell>
          <table:table-cell table:style-name="ce2" office:value-type="string" calcext:value-type="string">
            <text:p>group: 2, response: 6,74,15,3,12,8,29,5</text:p>
          </table:table-cell>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 issues seen, survey was straightfoward and instructions were clear.</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0.8,0.23333333333333334,0.6</text:p>
          </table:table-cell>
          <table:table-cell table:style-name="ce2" office:value-type="string" calcext:value-type="string">
            <text:p>acc:1.0;;Yes,acc:0.0;;Yes,acc:1.0;;Yes,acc:1.0;;Yes,acc:1.0;;No,acc:0.5;;3,acc:0.33333333333333337;;1,acc:0.0;;4,acc:0.33333333333333337;;1,acc:0.0;;4,acc:1.0;;Yes,acc:0.0;;Yes,acc:1.0;;Yes,acc:0.0;;No,acc:1.0;;No</text:p>
          </table:table-cell>
          <table:table-cell table:style-name="ce2" office:value-type="string" calcext:value-type="string">
            <text:p>6.2,27.4,5.2</text:p>
          </table:table-cell>
          <table:table-cell table:style-name="ce2" office:value-type="string" calcext:value-type="string">
            <text:p>0,0,31,0,0,0,0,38,59,40,8,5,3,6,4</text:p>
          </table:table-cell>
          <table:table-cell table:style-name="ce2" office:value-type="string" calcext:value-type="string">
            <text:p>Wed Apr 25 2018 17:43:52 GMT-0500 (Central Daylight Time)</text:p>
          </table:table-cell>
          <table:table-cell table:style-name="ce2" office:value-type="string" calcext:value-type="string">
            <text:p>group: 2, response: 6,74,15,3,12,8,29,5</text:p>
          </table:table-cell>
          <table:table-cell table:style-name="ce2" office:value-type="float" office:value="40" calcext:value-type="float">
            <text:p>40</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4,0.6666666666666667,0.6</text:p>
          </table:table-cell>
          <table:table-cell table:style-name="ce2" office:value-type="string" calcext:value-type="string">
            <text:p>acc:1.0;;Yes,acc:0.0;;Yes,acc:0.0;;No,acc:0.0;;No,acc:1.0;;No,acc:0.5;;1,acc:0.6666666666666667;;2,acc:1.0;;2,acc:0.6666666666666667;;2,acc:0.5;;1,acc:0.0;;No,acc:1.0;;No,acc:0.0;;No,acc:1.0;;Yes,acc:1.0;;No</text:p>
          </table:table-cell>
          <table:table-cell table:style-name="ce2" office:value-type="string" calcext:value-type="string">
            <text:p>15.6,41.6,4.6</text:p>
          </table:table-cell>
          <table:table-cell table:style-name="ce2" office:value-type="string" calcext:value-type="string">
            <text:p>9,0,26,19,24,27,36,15,68,62,11,5,2,3,2</text:p>
          </table:table-cell>
          <table:table-cell table:style-name="ce2" office:value-type="string" calcext:value-type="string">
            <text:p>Wed Apr 25 2018 18:01:03 GMT-0500 (Central Daylight Time)</text:p>
          </table:table-cell>
          <table:table-cell table:style-name="ce2" office:value-type="string" calcext:value-type="string">
            <text:p>group: 4, response: 6,12,5,15,74,8,29,3</text:p>
          </table:table-cell>
          <table:table-cell table:style-name="ce2" office:value-type="float" office:value="21" calcext:value-type="float">
            <text:p>21</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e pictures didn't load up after a bit using thi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6,0.0,0.2</text:p>
          </table:table-cell>
          <table:table-cell table:style-name="ce2" office:value-type="string" calcext:value-type="string">
            <text:p>acc:0.0;;No,acc:0.0;;Yes,acc:1.0;;Yes,acc:1.0;;Yes,acc:1.0;;No,acc:0.0;;5,acc:0.0;;27,acc:0.0;;13,acc:0.0;;0,acc:0.0;;6,acc:0.0;;No,acc:0.0;;Yes,acc:1.0;;Yes,acc:0.0;;No,acc:0.0;;Yes</text:p>
          </table:table-cell>
          <table:table-cell table:style-name="ce2" office:value-type="string" calcext:value-type="string">
            <text:p>11.8,34.2,5.2</text:p>
          </table:table-cell>
          <table:table-cell table:style-name="ce2" office:value-type="string" calcext:value-type="string">
            <text:p>0,0,0,36,23,0,53,36,64,18,12,3,3,4,4</text:p>
          </table:table-cell>
          <table:table-cell table:style-name="ce2" office:value-type="string" calcext:value-type="string">
            <text:p>Wed Apr 25 2018 19:12:11 GMT-0400 (Eastern Daylight Time)</text:p>
          </table:table-cell>
          <table:table-cell table:style-name="ce2" office:value-type="string" calcext:value-type="string">
            <text:p>group: 4, response: 6,12,5,15,74,8,29,3</text:p>
          </table:table-cell>
          <table:table-cell table:style-name="ce2" office:value-type="float" office:value="37" calcext:value-type="float">
            <text:p>3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 commen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36" calcext:value-type="float">
            <text:p>1536</text:p>
          </table:table-cell>
          <table:table-cell table:style-name="ce2" office:value-type="float" office:value="759" calcext:value-type="float">
            <text:p>759</text:p>
          </table:table-cell>
          <table:table-cell table:style-name="ce2" office:value-type="string" calcext:value-type="string">
            <text:p>1.0,1.0,0.0</text:p>
          </table:table-cell>
          <table:table-cell table:style-name="ce2" office:value-type="string" calcext:value-type="string">
            <text:p>acc:1.0;;Yes,acc:1.0;;No,acc:1.0;;Yes,acc:1.0;;Yes,acc:1.0;;No,acc:1.0;;2,acc:1.0;;3,acc:1.0;;2,acc:1.0;;3,acc:1.0;;2,acc:0.0;;No,acc:0.0;;Yes,acc:0.0;;No,acc:0.0;;No,acc:0.0;;Yes</text:p>
          </table:table-cell>
          <table:table-cell table:style-name="ce2" office:value-type="string" calcext:value-type="string">
            <text:p>21.6,46.4,2.4</text:p>
          </table:table-cell>
          <table:table-cell table:style-name="ce2" office:value-type="string" calcext:value-type="string">
            <text:p>23,24,22,24,15,58,45,32,69,28,7,2,1,1,1</text:p>
          </table:table-cell>
          <table:table-cell table:style-name="ce2" office:value-type="string" calcext:value-type="string">
            <text:p>Wed Apr 25 2018 19:24:43 GMT-0500 (Central Daylight Time)</text:p>
          </table:table-cell>
          <table:table-cell table:style-name="ce2" office:value-type="string" calcext:value-type="string">
            <text:p>group: 1, response: 12,8,29,5,3,15,74,6</text:p>
          </table:table-cell>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79" calcext:value-type="float">
            <text:p>1279</text:p>
          </table:table-cell>
          <table:table-cell table:style-name="ce2" office:value-type="float" office:value="608" calcext:value-type="float">
            <text:p>608</text:p>
          </table:table-cell>
          <table:table-cell table:style-name="ce2" office:value-type="string" calcext:value-type="string">
            <text:p>0.4,0.0,0.2</text:p>
          </table:table-cell>
          <table:table-cell table:style-name="ce2" office:value-type="string" calcext:value-type="string">
            <text:p>acc:0.0;;No,acc:0.0;;Yes,acc:1.0;;Yes,acc:1.0;;Yes,acc:0.0;;Yes,acc:0.0;;7,acc:0.0;;13,acc:0.0;;13,acc:0.0;;45,acc:0.0;;34,acc:1.0;;Yes,acc:0.0;;Yes,acc:0.0;;No,acc:0.0;;No,acc:0.0;;Yes</text:p>
          </table:table-cell>
          <table:table-cell table:style-name="ce2" office:value-type="string" calcext:value-type="string">
            <text:p>7.6,4.6,2.4</text:p>
          </table:table-cell>
          <table:table-cell table:style-name="ce2" office:value-type="string" calcext:value-type="string">
            <text:p>21,4,3,4,6,12,2,2,2,5,4,2,3,1,2</text:p>
          </table:table-cell>
          <table:table-cell table:style-name="ce2" office:value-type="string" calcext:value-type="string">
            <text:p>Thu May 03 2018 20:18:41 GMT-0400 (EDT)</text:p>
          </table:table-cell>
          <table:table-cell table:style-name="ce2" office:value-type="string" calcext:value-type="string">
            <text:p>group: 2, response: 6,74,15,3,12,8,29,5</text:p>
          </table:table-cell>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95" calcext:value-type="float">
            <text:p>1995</text:p>
          </table:table-cell>
          <table:table-cell table:style-name="ce2" office:value-type="float" office:value="1339" calcext:value-type="float">
            <text:p>1339</text:p>
          </table:table-cell>
          <table:table-cell table:style-name="ce2" office:value-type="string" calcext:value-type="string">
            <text:p>1.0,0.6333333333333334,1.0</text:p>
          </table:table-cell>
          <table:table-cell table:style-name="ce2" office:value-type="string" calcext:value-type="string">
            <text:p>acc:1.0;;Yes,acc:1.0;;No,acc:1.0;;Yes,acc:1.0;;Yes,acc:1.0;;No,acc:0.0;;4,acc:1.0;;3,acc:1.0;;2,acc:0.6666666666666667;;4,acc:0.5;;3,acc:1.0;;Yes,acc:1.0;;No,acc:1.0;;Yes,acc:1.0;;Yes,acc:1.0;;No</text:p>
          </table:table-cell>
          <table:table-cell table:style-name="ce2" office:value-type="string" calcext:value-type="string">
            <text:p>21.4,12.2,1.6</text:p>
          </table:table-cell>
          <table:table-cell table:style-name="ce2" office:value-type="string" calcext:value-type="string">
            <text:p>25,20,0,34,28,11,18,25,4,3,5,2,1,0,0</text:p>
          </table:table-cell>
          <table:table-cell table:style-name="ce2" office:value-type="string" calcext:value-type="string">
            <text:p>Thu May 03 2018 17:26:32 GMT-0700 (MST)</text:p>
          </table:table-cell>
          <table:table-cell table:style-name="ce2" office:value-type="string" calcext:value-type="string">
            <text:p>group: 2, response: 6,74,15,3,12,8,29,5</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590" calcext:value-type="float">
            <text:p>590</text:p>
          </table:table-cell>
          <table:table-cell table:style-name="ce2" office:value-type="string" calcext:value-type="string">
            <text:p>0.6,0.5333333333333334,0.4</text:p>
          </table:table-cell>
          <table:table-cell table:style-name="ce2" office:value-type="string" calcext:value-type="string">
            <text:p>acc:1.0;;Yes,acc:1.0;;No,acc:1.0;;Yes,acc:0.0;;No,acc:0.0;;Yes,acc:1.0;;2,acc:0.33333333333333337;;1,acc:0.5;;3,acc:0.33333333333333337;;1,acc:0.5;;3,acc:0.0;;No,acc:0.0;;Yes,acc:0.0;;No,acc:1.0;;Yes,acc:1.0;;No</text:p>
          </table:table-cell>
          <table:table-cell table:style-name="ce2" office:value-type="string" calcext:value-type="string">
            <text:p>23.2,42.6,17.4</text:p>
          </table:table-cell>
          <table:table-cell table:style-name="ce2" office:value-type="string" calcext:value-type="string">
            <text:p>33,22,22,13,26,30,30,43,103,7,28,11,46,1,1</text:p>
          </table:table-cell>
          <table:table-cell table:style-name="ce2" office:value-type="string" calcext:value-type="string">
            <text:p>Thu May 03 2018 20:57:01 GMT-0400 (Eastern Daylight Time)</text:p>
          </table:table-cell>
          <table:table-cell table:style-name="ce2" office:value-type="string" calcext:value-type="string">
            <text:p>group: 4, response: 6,12,5,15,74,8,26,3</text:p>
          </table:table-cell>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great task</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16" calcext:value-type="float">
            <text:p>1916</text:p>
          </table:table-cell>
          <table:table-cell table:style-name="ce2" office:value-type="float" office:value="996" calcext:value-type="float">
            <text:p>996</text:p>
          </table:table-cell>
          <table:table-cell table:style-name="ce2" office:value-type="string" calcext:value-type="string">
            <text:p>0.6,0.9,0.4</text:p>
          </table:table-cell>
          <table:table-cell table:style-name="ce2" office:value-type="string" calcext:value-type="string">
            <text:p>acc:0.0;;No,acc:1.0;;No,acc:0.0;;No,acc:1.0;;Yes,acc:1.0;;No,acc:1.0;;2,acc:1.0;;3,acc:1.0;;2,acc:1.0;;3,acc:0.5;;1,acc:1.0;;Yes,acc:0.0;;Yes,acc:1.0;;Yes,acc:0.0;;No,acc:0.0;;Yes</text:p>
          </table:table-cell>
          <table:table-cell table:style-name="ce2" office:value-type="string" calcext:value-type="string">
            <text:p>18.8,28.0,3.8</text:p>
          </table:table-cell>
          <table:table-cell table:style-name="ce2" office:value-type="string" calcext:value-type="string">
            <text:p>0,32,22,30,10,85,0,38,0,17,4,2,8,2,3</text:p>
          </table:table-cell>
          <table:table-cell table:style-name="ce2" office:value-type="string" calcext:value-type="string">
            <text:p>Thu May 03 2018 18:02:00 GMT-0700 (PDT)</text:p>
          </table:table-cell>
          <table:table-cell table:style-name="ce2" office:value-type="string" calcext:value-type="string">
            <text:p>group: 4, response: 6,12,5,15,74,8,29,3</text:p>
          </table:table-cell>
          <table:table-cell table:style-name="ce2" office:value-type="float" office:value="25" calcext:value-type="float">
            <text:p>2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Would be easier if all Airports were sorted alphabetically overall.</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6,0.8333333333333334,0.4</text:p>
          </table:table-cell>
          <table:table-cell table:style-name="ce2" office:value-type="string" calcext:value-type="string">
            <text:p>acc:0.0;;No,acc:1.0;;No,acc:1.0;;Yes,acc:0.0;;No,acc:1.0;;No,acc:1.0;;2,acc:0.6666666666666667;;2,acc:0.5;;1,acc:1.0;;3,acc:1.0;;2,acc:1.0;;Yes,acc:1.0;;No,acc:0.0;;No,acc:0.0;;No,acc:0.0;;Yes</text:p>
          </table:table-cell>
          <table:table-cell table:style-name="ce2" office:value-type="string" calcext:value-type="string">
            <text:p>14.0,18.2,5.2</text:p>
          </table:table-cell>
          <table:table-cell table:style-name="ce2" office:value-type="string" calcext:value-type="string">
            <text:p>0,19,14,23,14,32,9,20,12,18,14,2,2,4,4</text:p>
          </table:table-cell>
          <table:table-cell table:style-name="ce2" office:value-type="string" calcext:value-type="string">
            <text:p>Thu May 03 2018 19:09:08 GMT-0600 (Mountain Daylight Time)</text:p>
          </table:table-cell>
          <table:table-cell table:style-name="ce2" office:value-type="string" calcext:value-type="string">
            <text:p>group: 3, response: 8,71,29,15,12,6,3,5</text:p>
          </table:table-cell>
          <table:table-cell table:style-name="ce2" office:value-type="float" office:value="65" calcext:value-type="float">
            <text:p>65</text:p>
          </table:table-cell>
          <table:table-cell table:style-name="ce2" office:value-type="string" calcext:value-type="string">
            <text:p>Male</text:p>
          </table:table-cell>
          <table:table-cell table:style-name="ce2" office:value-type="string" calcext:value-type="string">
            <text:p>Professional degree (e.g. MD, DDS, DVM)</text:p>
          </table:table-cell>
          <table:table-cell table:style-name="ce2" office:value-type="float" office:value="5" calcext:value-type="float">
            <text:p>5</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703" calcext:value-type="float">
            <text:p>703</text:p>
          </table:table-cell>
          <table:table-cell table:style-name="ce2" office:value-type="string" calcext:value-type="string">
            <text:p>0.8,0.4333333333333334,0.6</text:p>
          </table:table-cell>
          <table:table-cell table:style-name="ce2" office:value-type="string" calcext:value-type="string">
            <text:p>acc:1.0;;Yes,acc:1.0;;No,acc:1.0;;Yes,acc:0.0;;No,acc:1.0;;No,acc:0.5;;1,acc:0.0;;0,acc:0.5;;1,acc:0.6666666666666667;;2,acc:0.5;;1,acc:0.0;;No,acc:0.0;;Yes,acc:1.0;;Yes,acc:1.0;;Yes,acc:1.0;;No</text:p>
          </table:table-cell>
          <table:table-cell table:style-name="ce2" office:value-type="string" calcext:value-type="string">
            <text:p>22.2,37.4,5.8</text:p>
          </table:table-cell>
          <table:table-cell table:style-name="ce2" office:value-type="string" calcext:value-type="string">
            <text:p>36,28,29,0,18,16,88,22,42,19,11,4,3,7,4</text:p>
          </table:table-cell>
          <table:table-cell table:style-name="ce2" office:value-type="string" calcext:value-type="string">
            <text:p>Thu May 03 2018 21:10:01 GMT-0400 (EDT)</text:p>
          </table:table-cell>
          <table:table-cell table:style-name="ce2" office:value-type="string" calcext:value-type="string">
            <text:p>group: 3, response: 8,74,29,15,12,6,3,5</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There is too much information in this table, making it really difficult to go through in the time allotted for each question.</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69" calcext:value-type="float">
            <text:p>769</text:p>
          </table:table-cell>
          <table:table-cell table:style-name="ce2" office:value-type="string" calcext:value-type="string">
            <text:p>0.8,0.5666666666666667,0.8</text:p>
          </table:table-cell>
          <table:table-cell table:style-name="ce2" office:value-type="string" calcext:value-type="string">
            <text:p>acc:0.0;;No,acc:1.0;;No,acc:1.0;;Yes,acc:1.0;;Yes,acc:1.0;;No,acc:0.5;;3,acc:0.33333333333333337;;5,acc:0.5;;3,acc:1.0;;3,acc:0.5;;3,acc:1.0;;Yes,acc:1.0;;No,acc:1.0;;Yes,acc:0.0;;No,acc:1.0;;No</text:p>
          </table:table-cell>
          <table:table-cell table:style-name="ce2" office:value-type="string" calcext:value-type="string">
            <text:p>17.2,69.0,7.6</text:p>
          </table:table-cell>
          <table:table-cell table:style-name="ce2" office:value-type="string" calcext:value-type="string">
            <text:p>0,23,0,31,32,108,0,46,110,81,16,8,4,6,4</text:p>
          </table:table-cell>
          <table:table-cell table:style-name="ce2" office:value-type="string" calcext:value-type="string">
            <text:p>Thu May 03 2018 20:22:51 GMT-0500 (Central Daylight Time)</text:p>
          </table:table-cell>
          <table:table-cell table:style-name="ce2" office:value-type="string" calcext:value-type="string">
            <text:p>group: 1, response: 112,8,29,5,3,15,74,6</text:p>
          </table:table-cell>
          <table:table-cell table:style-name="ce2" office:value-type="float" office:value="43" calcext:value-type="float">
            <text:p>4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This HIT is impossible with limited time. <text:s/>I wouldn't even have enough time to see all the name and the count down already over. <text:s/>Also clicking and double clicking not working. <text:s/>It won't let me highlight the node or line. <text:s/>Make the matrix smaller like your example. <text:s/>You folks are discriminated old age people that have to wear bifocal to read.</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36" calcext:value-type="float">
            <text:p>1536</text:p>
          </table:table-cell>
          <table:table-cell table:style-name="ce2" office:value-type="float" office:value="734" calcext:value-type="float">
            <text:p>734</text:p>
          </table:table-cell>
          <table:table-cell table:style-name="ce2" office:value-type="string" calcext:value-type="string">
            <text:p>1.0,0.8333333333333334,0.8</text:p>
          </table:table-cell>
          <table:table-cell table:style-name="ce2" office:value-type="string" calcext:value-type="string">
            <text:p>acc:1.0;;Yes,acc:1.0;;No,acc:1.0;;Yes,acc:1.0;;Yes,acc:1.0;;No,acc:0.5;;3,acc:0.6666666666666667;;2,acc:1.0;;2,acc:1.0;;3,acc:1.0;;2,acc:1.0;;Yes,acc:1.0;;No,acc:1.0;;Yes,acc:1.0;;Yes,acc:0.0;;Yes</text:p>
          </table:table-cell>
          <table:table-cell table:style-name="ce2" office:value-type="string" calcext:value-type="string">
            <text:p>24.8,33.4,4.2</text:p>
          </table:table-cell>
          <table:table-cell table:style-name="ce2" office:value-type="string" calcext:value-type="string">
            <text:p>32,0,25,38,29,0,71,38,37,21,7,4,3,3,4</text:p>
          </table:table-cell>
          <table:table-cell table:style-name="ce2" office:value-type="string" calcext:value-type="string">
            <text:p>Thu May 03 2018 22:33:01 GMT-0400 (Eastern Daylight Time)</text:p>
          </table:table-cell>
          <table:table-cell table:style-name="ce2" office:value-type="string" calcext:value-type="string">
            <text:p>group: 2, response: 6,74,15,3,12,8,29,5</text:p>
          </table:table-cell>
          <table:table-cell table:style-name="ce2" office:value-type="float" office:value="42" calcext:value-type="float">
            <text:p>42</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had difficulty with the scrolling where if I went to far to the right, I left the scrolling area; so I started the survey over onc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40" calcext:value-type="float">
            <text:p>1440</text:p>
          </table:table-cell>
          <table:table-cell table:style-name="ce2" office:value-type="float" office:value="807" calcext:value-type="float">
            <text:p>807</text:p>
          </table:table-cell>
          <table:table-cell table:style-name="ce2" office:value-type="string" calcext:value-type="string">
            <text:p>0.8,0.4333333333333334,0.6</text:p>
          </table:table-cell>
          <table:table-cell table:style-name="ce2" office:value-type="string" calcext:value-type="string">
            <text:p>acc:0.0;;No,acc:1.0;;No,acc:1.0;;Yes,acc:1.0;;Yes,acc:1.0;;No,acc:0.0;;15,acc:0.0;;7,acc:1.0;;2,acc:0.6666666666666667;;4,acc:0.5;;3,acc:1.0;;Yes,acc:0.0;;Yes,acc:0.0;;No,acc:1.0;;Yes,acc:1.0;;No</text:p>
          </table:table-cell>
          <table:table-cell table:style-name="ce2" office:value-type="string" calcext:value-type="string">
            <text:p>16.6,24.4,3.6</text:p>
          </table:table-cell>
          <table:table-cell table:style-name="ce2" office:value-type="string" calcext:value-type="string">
            <text:p>0,16,14,19,34,63,24,9,15,11,11,1,2,1,3</text:p>
          </table:table-cell>
          <table:table-cell table:style-name="ce2" office:value-type="string" calcext:value-type="string">
            <text:p>Thu May 03 2018 22:57:51 GMT-0400 (Eastern Daylight Time)</text:p>
          </table:table-cell>
          <table:table-cell table:style-name="ce2" office:value-type="string" calcext:value-type="string">
            <text:p>group: 3, response: 8,74,29,15,12,6,3,5</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There needs to be a better way of categorizing the airports and locating information</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707" calcext:value-type="float">
            <text:p>1707</text:p>
          </table:table-cell>
          <table:table-cell table:style-name="ce2" office:value-type="float" office:value="827" calcext:value-type="float">
            <text:p>827</text:p>
          </table:table-cell>
          <table:table-cell table:style-name="ce2" office:value-type="string" calcext:value-type="string">
            <text:p>1.0,0.5666666666666667,1.0</text:p>
          </table:table-cell>
          <table:table-cell table:style-name="ce2" office:value-type="string" calcext:value-type="string">
            <text:p>acc:1.0;;Yes,acc:1.0;;No,acc:1.0;;Yes,acc:1.0;;Yes,acc:1.0;;No,acc:1.0;;2,acc:0.0;;0,acc:1.0;;2,acc:0.33333333333333337;;5,acc:0.5;;1,acc:1.0;;Yes,acc:1.0;;No,acc:1.0;;Yes,acc:1.0;;Yes,acc:1.0;;No</text:p>
          </table:table-cell>
          <table:table-cell table:style-name="ce2" office:value-type="string" calcext:value-type="string">
            <text:p>28.8,43.0,8.8</text:p>
          </table:table-cell>
          <table:table-cell table:style-name="ce2" office:value-type="string" calcext:value-type="string">
            <text:p>33,27,30,31,23,116,0,45,0,54,16,3,4,18,3</text:p>
          </table:table-cell>
          <table:table-cell table:style-name="ce2" office:value-type="string" calcext:value-type="string">
            <text:p>Thu May 03 2018 20:57:59 GMT-0700 (US Mountain Standard Time)</text:p>
          </table:table-cell>
          <table:table-cell table:style-name="ce2" office:value-type="string" calcext:value-type="string">
            <text:p>group: 2, response: 6,74,15,3,12,8,29,5</text:p>
          </table:table-cell>
          <table:table-cell table:style-name="ce2" office:value-type="float" office:value="41" calcext:value-type="float">
            <text:p>41</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style-name="ce2" office:value-type="string" calcext:value-type="string">
            <text:p>Yes, on the grid in was extremely difficult to zoom in to the very last airport. I was unable to answer on the questions highlighting the very last grid. Also, the last 5 questions asked me to recall my answers from 20 plus minutes before and to repeat those, honestly I could not recall my exact answers, but I tried! Thanks!</text:p>
          </table:table-cell>
          <table:table-cell table:number-columns-repeated="1010"/>
        </table:table-row>
        <table:table-row table:style-name="ro2" table:number-rows-repeated="1048512">
          <table:table-cell table:number-columns-repeated="1024"/>
        </table:table-row>
        <table:table-row table:style-name="ro2">
          <table:table-cell table:number-columns-repeated="1024"/>
        </table:table-row>
      </table:table>
      <table:table table:name="Group5" table:style-name="ta5">
        <table:table-column table:style-name="co2" table:number-columns-repeated="1024" table:default-cell-style-name="Default"/>
        <table:table-row table:style-name="ro1">
          <table:table-cell table:style-name="ce1" office:value-type="string" calcext:value-type="string">
            <text:p>OrderOfConditions</text:p>
          </table:table-cell>
          <table:table-cell table:style-name="ce1" office:value-type="string" calcext:value-type="string">
            <text:p>WindowWidth</text:p>
          </table:table-cell>
          <table:table-cell table:style-name="ce1" office:value-type="string" calcext:value-type="string">
            <text:p>WindowHeight</text:p>
          </table:table-cell>
          <table:table-cell table:style-name="ce1" office:value-type="string" calcext:value-type="string">
            <text:p>UserAccuracyAverage</text:p>
          </table:table-cell>
          <table:table-cell table:style-name="ce1" office:value-type="string" calcext:value-type="string">
            <text:p>UserAccuracyInfoBasic</text:p>
          </table:table-cell>
          <table:table-cell table:style-name="ce1" office:value-type="string" calcext:value-type="string">
            <text:p>UserTimeAverage</text:p>
          </table:table-cell>
          <table:table-cell table:style-name="ce1" office:value-type="string" calcext:value-type="string">
            <text:p>UserTimeInfoBasic</text:p>
          </table:table-cell>
          <table:table-cell table:style-name="ce1" office:value-type="string" calcext:value-type="string">
            <text:p>DateAndTime</text:p>
          </table:table-cell>
          <table:table-cell table:style-name="ce1" office:value-type="string" calcext:value-type="string">
            <text:p>ColorBlindessTestAnswers</text:p>
          </table:table-cell>
          <table:table-cell table:style-name="ce1" office:value-type="string" calcext:value-type="string">
            <text:p>What's your age?</text:p>
          </table:table-cell>
          <table:table-cell table:style-name="ce1" office:value-type="string" calcext:value-type="string">
            <text:p>What is your gender?</text:p>
          </table:table-cell>
          <table:table-cell table:style-name="ce1" office:value-type="string" calcext:value-type="string">
            <text:p>What is the highest degree or level of school you have completed?</text:p>
          </table:table-cell>
          <table:table-cell table:style-name="ce1" office:value-type="string" calcext:value-type="string">
            <text:p>How familiar are you with visual representations of networks, such as this one? (1-little familiar, 5-very familiar)</text:p>
          </table:table-cell>
          <table:table-cell table:style-name="ce1" office:value-type="string" calcext:value-type="string">
            <text:p>Do you have any feedback,comment or what issue did you had in this study?</text:p>
          </table:table-cell>
          <table:table-cell table:style-name="ce3" table:number-columns-repeated="8"/>
          <table:table-cell table:number-columns-repeated="1002"/>
        </table:table-row>
        <table:table-row table:style-name="ro1">
          <table:table-cell table:style-name="ce2" office:value-type="string" calcext:value-type="string">
            <text:p>nl</text:p>
          </table:table-cell>
          <table:table-cell table:style-name="ce2" office:value-type="float" office:value="1367" calcext:value-type="float">
            <text:p>1367</text:p>
          </table:table-cell>
          <table:table-cell table:style-name="ce2" office:value-type="float" office:value="806" calcext:value-type="float">
            <text:p>806</text:p>
          </table:table-cell>
          <table:table-cell table:style-name="ce2" office:value-type="string" calcext:value-type="string">
            <text:p>0.6,0.7707142857142857,0.2</text:p>
          </table:table-cell>
          <table:table-cell table:style-name="ce2" office:value-type="string" calcext:value-type="string">
            <text:p>acc:1.0;;YNG,acc:0.0;;CLE,acc:1.0;;FWA,acc:0.0;;EWR,acc:1.0;;EVV,acc:0.5;;27,acc:0.75;;21,acc:0.875;;9,acc:0.8;;12,acc:0.9285714285714286;;15,acc:0.5;;LNY;;LAW,acc:0.0;;LGB;;OTH,acc:0.0;;JON;;ROC,acc:0.5;;MIA;;FWA,acc:0.0;;JON;;ANI</text:p>
          </table:table-cell>
          <table:table-cell table:style-name="ce2" office:value-type="string" calcext:value-type="string">
            <text:p>40.2,47.0,45.2</text:p>
          </table:table-cell>
          <table:table-cell table:style-name="ce2" office:value-type="string" calcext:value-type="string">
            <text:p>54,0,71,0,76,47,58,47,43,40,67,47,45,36,31</text:p>
          </table:table-cell>
          <table:table-cell table:style-name="ce2" office:value-type="string" calcext:value-type="string">
            <text:p>Sat Apr 21 2018 18:42:46 GMT-0600 (Mountain Daylight Time)</text:p>
          </table:table-cell>
          <table:table-cell table:style-name="ce2" office:value-type="string" calcext:value-type="string">
            <text:p>group: 3, response: 8,74,29,15,12,6,3,5</text:p>
          </table:table-cell>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17" calcext:value-type="float">
            <text:p>617</text:p>
          </table:table-cell>
          <table:table-cell table:style-name="ce2" office:value-type="string" calcext:value-type="string">
            <text:p>0.0,0.16055555555555556,0.0</text:p>
          </table:table-cell>
          <table:table-cell table:style-name="ce2" office:value-type="string" calcext:value-type="string">
            <text:p>acc:0.0;;BTM,acc:0.0;;LBB,acc:0.0;;MIA,acc:0.0;;EWR,acc:0.0;;GGV,acc:0.11111111111111116;;2,acc:0.1071428571428571;;3,acc:0.375;;3,acc:0.06666666666666665;;1,acc:0.1428571428571429;;2,acc:0.0;;YNG,acc:0.0;;GSO,acc:0.0;;FWA,acc:0.0;;SJC,acc:0.0;;EVV</text:p>
          </table:table-cell>
          <table:table-cell table:style-name="ce2" office:value-type="string" calcext:value-type="string">
            <text:p>50.0,11.2,43.8</text:p>
          </table:table-cell>
          <table:table-cell table:style-name="ce2" office:value-type="string" calcext:value-type="string">
            <text:p>0,22,61,78,89,27,11,7,5,6,38,34,104,19,24</text:p>
          </table:table-cell>
          <table:table-cell table:style-name="ce2" office:value-type="string" calcext:value-type="string">
            <text:p>Sat Apr 21 2018 20:44:14 GMT-0400 (Eastern Daylight Time)</text:p>
          </table:table-cell>
          <table:table-cell table:style-name="ce2" office:value-type="string" calcext:value-type="string">
            <text:p>group: 1, response: 12,8,29,5,3,15,74,6</text:p>
          </table:table-cell>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8,0.5912698412698413,0.2</text:p>
          </table:table-cell>
          <table:table-cell table:style-name="ce2" office:value-type="string" calcext:value-type="string">
            <text:p>acc:1.0;;YNG,acc:1.0;;GSO,acc:0.0;;MIA,acc:1.0;;SJC,acc:1.0;;EVV,acc:0.6111111111111112;;11,acc:0.75;;21,acc:0.0;;33,acc:0.6666666666666667;;20,acc:0.9285714285714286;;13,acc:0.5;;DET;;MHT,acc:0.0;;MHT;;OAJ;;LBB,acc:0.0;;AZO;;BHM,acc:0.5;;OGG;;MIA,acc:0.0;;MCO;;AZO</text:p>
          </table:table-cell>
          <table:table-cell table:style-name="ce2" office:value-type="string" calcext:value-type="string">
            <text:p>43.4,40.0,111.6</text:p>
          </table:table-cell>
          <table:table-cell table:style-name="ce2" office:value-type="string" calcext:value-type="string">
            <text:p>23,48,51,29,66,55,33,36,32,44,101,170,150,66,71</text:p>
          </table:table-cell>
          <table:table-cell table:style-name="ce2" office:value-type="string" calcext:value-type="string">
            <text:p>Sat Apr 21 2018 19:46:15 GMT-0500 (Central Daylight Time)</text:p>
          </table:table-cell>
          <table:table-cell table:style-name="ce2" office:value-type="string" calcext:value-type="string">
            <text:p>group: 3, response: 8,74,29,15,12,6,3,5</text:p>
          </table:table-cell>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this was crazy hard <text:s/>I did my bes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18" calcext:value-type="float">
            <text:p>1918</text:p>
          </table:table-cell>
          <table:table-cell table:style-name="ce2" office:value-type="float" office:value="1014" calcext:value-type="float">
            <text:p>1014</text:p>
          </table:table-cell>
          <table:table-cell table:style-name="ce2" office:value-type="string" calcext:value-type="string">
            <text:p>0.8,0.7472222222222223,0.0</text:p>
          </table:table-cell>
          <table:table-cell table:style-name="ce2" office:value-type="string" calcext:value-type="string">
            <text:p>acc:1.0;;YNG,acc:0.0;;LBB,acc:1.0;;FWA,acc:1.0;;SJC,acc:1.0;;EVV,acc:0.9444444444444444;;17,acc:0.5357142857142857;;15,acc:0.875;;7,acc:0.6666666666666667;;20,acc:0.7142857142857143;;10,acc:0.0;;MGM;;LNY,acc:0.0;;LNY;;FAY,acc:0.0;;LNY;;WNA,acc:0.0;;FWA;;OGG,acc:0.0;;YNG;;SAV</text:p>
          </table:table-cell>
          <table:table-cell table:style-name="ce2" office:value-type="string" calcext:value-type="string">
            <text:p>27.8,43.8,73.2</text:p>
          </table:table-cell>
          <table:table-cell table:style-name="ce2" office:value-type="string" calcext:value-type="string">
            <text:p>43,24,0,51,21,59,39,40,47,34,152,78,42,42,52</text:p>
          </table:table-cell>
          <table:table-cell table:style-name="ce2" office:value-type="string" calcext:value-type="string">
            <text:p>Sat Apr 21 2018 20:50:23 GMT-0400 (Eastern Daylight Time)</text:p>
          </table:table-cell>
          <table:table-cell table:style-name="ce2" office:value-type="string" calcext:value-type="string">
            <text:p>group: 3, response: 8,74,29,15,12,6,3,5</text:p>
          </table:table-cell>
          <table:table-cell table:style-name="ce2" office:value-type="float" office:value="55" calcext:value-type="float">
            <text:p>5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difficul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807" calcext:value-type="float">
            <text:p>807</text:p>
          </table:table-cell>
          <table:table-cell table:style-name="ce2" office:value-type="string" calcext:value-type="string">
            <text:p>1.0,0.7471428571428571,0.0</text:p>
          </table:table-cell>
          <table:table-cell table:style-name="ce2" office:value-type="string" calcext:value-type="string">
            <text:p>acc:1.0;;YNG,acc:1.0;;GSO,acc:1.0;;FWA,acc:1.0;;SJC,acc:1.0;;EVV,acc:0.33333333333333337;;6,acc:0.6071428571428572;;17,acc:1.0;;8,acc:0.8666666666666667;;13,acc:0.9285714285714286;;15,acc:0.0;;MGM;;BIL,acc:0.0;;CMH;;MCO,acc:0.0;;GSO;;OTH,acc:0.0;;OGG;;MCO,acc:0.0;;MGM;;LGB</text:p>
          </table:table-cell>
          <table:table-cell table:style-name="ce2" office:value-type="string" calcext:value-type="string">
            <text:p>62.4,63.4,60.0</text:p>
          </table:table-cell>
          <table:table-cell table:style-name="ce2" office:value-type="string" calcext:value-type="string">
            <text:p>88,81,58,14,71,112,97,37,36,35,190,45,21,14,30</text:p>
          </table:table-cell>
          <table:table-cell table:style-name="ce2" office:value-type="string" calcext:value-type="string">
            <text:p>Sat Apr 21 2018 20:51:11 GMT-0400 (Eastern Daylight Time)</text:p>
          </table:table-cell>
          <table:table-cell table:style-name="ce2" office:value-type="string" calcext:value-type="string">
            <text:p>group: 4, response: 6,12,5,15,74,8,29,3</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last part was trick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48" calcext:value-type="float">
            <text:p>1348</text:p>
          </table:table-cell>
          <table:table-cell table:style-name="ce2" office:value-type="float" office:value="609" calcext:value-type="float">
            <text:p>609</text:p>
          </table:table-cell>
          <table:table-cell table:style-name="ce2" office:value-type="string" calcext:value-type="string">
            <text:p>0.8,0.871031746031746,0.3</text:p>
          </table:table-cell>
          <table:table-cell table:style-name="ce2" office:value-type="string" calcext:value-type="string">
            <text:p>acc:1.0;;YNG,acc:0.0;;LBB,acc:1.0;;FWA,acc:1.0;;SJC,acc:1.0;;EVV,acc:0.9444444444444444;;19,acc:0.6785714285714286;;19,acc:0.875;;9,acc:1.0;;15,acc:0.8571428571428572;;16,acc:0.0;;CID;;FWA,acc:0.5;;CAE;;HDN,acc:0.5;;CAE;;MCO,acc:0.5;;FWA;;PKA,acc:0.0;;DET;;ROC</text:p>
          </table:table-cell>
          <table:table-cell table:style-name="ce2" office:value-type="string" calcext:value-type="string">
            <text:p>41.4,55.2,20.6</text:p>
          </table:table-cell>
          <table:table-cell table:style-name="ce2" office:value-type="string" calcext:value-type="string">
            <text:p>26,0,67,36,78,83,61,28,70,34,51,17,12,7,16</text:p>
          </table:table-cell>
          <table:table-cell table:style-name="ce2" office:value-type="string" calcext:value-type="string">
            <text:p>Sat Apr 21 2018 20:50:52 GMT-0400 (Eastern Daylight Time)</text:p>
          </table:table-cell>
          <table:table-cell table:style-name="ce2" office:value-type="string" calcext:value-type="string">
            <text:p>group: 2, response: 6,74,15,3,12,8,29,5</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I wish I had got the table view and not this one. <text:s/>Would have been much easier.</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84" calcext:value-type="float">
            <text:p>984</text:p>
          </table:table-cell>
          <table:table-cell table:style-name="ce2" office:value-type="string" calcext:value-type="string">
            <text:p>1.0,0.4625396825396825,0.1</text:p>
          </table:table-cell>
          <table:table-cell table:style-name="ce2" office:value-type="string" calcext:value-type="string">
            <text:p>acc:1.0;;YNG,acc:1.0;;GSO,acc:1.0;;FWA,acc:1.0;;SJC,acc:1.0;;EVV,acc:0.5555555555555556;;10,acc:0.3214285714285714;;9,acc:0.75;;10,acc:0.4;;6,acc:0.2857142857142857;;4,acc:0.0;;ERI;;ELM,acc:0.0;;HSV;;SAV,acc:0.0;;PNS;;MGM,acc:0.5;;MIA;;OGG,acc:0.0;;MDW;;HUF</text:p>
          </table:table-cell>
          <table:table-cell table:style-name="ce2" office:value-type="string" calcext:value-type="string">
            <text:p>43.0,29.2,47.4</text:p>
          </table:table-cell>
          <table:table-cell table:style-name="ce2" office:value-type="string" calcext:value-type="string">
            <text:p>52,36,35,29,63,51,20,38,19,18,54,70,20,17,76</text:p>
          </table:table-cell>
          <table:table-cell table:style-name="ce2" office:value-type="string" calcext:value-type="string">
            <text:p>Sat Apr 21 2018 20:53:45 GMT-0400 (EDT)</text:p>
          </table:table-cell>
          <table:table-cell table:style-name="ce2" office:value-type="string" calcext:value-type="string">
            <text:p>group: 4, response: 6,12,5,15,74,8,29,3</text:p>
          </table:table-cell>
          <table:table-cell table:number-columns-repeated="4" table:style-name="ce2" office:value-type="string" calcext:value-type="string">
            <text:p>null</text:p>
          </table:table-cell>
          <table:table-cell table:style-name="ce2" office:value-type="string" calcext:value-type="string">
            <text:p>this one was the hardest one ye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6,0.6900793650793651,0.1</text:p>
          </table:table-cell>
          <table:table-cell table:style-name="ce2" office:value-type="string" calcext:value-type="string">
            <text:p>acc:0.0;;BTM,acc:0.0;;LBB,acc:1.0;;FWA,acc:1.0;;SJC,acc:1.0;;EVV,acc:0.7777777777777778;;22,acc:0.6785714285714286;;19,acc:0.875;;9,acc:0.33333333333333337;;25,acc:0.7857142857142857;;11,acc:0.0;;CXY;;MGM,acc:0.0;;JHM;;CMH,acc:0.0;;LEX;;HVN,acc:0.5;;MIA;;OGG,acc:0.0;;JHM;;TYS</text:p>
          </table:table-cell>
          <table:table-cell table:style-name="ce2" office:value-type="string" calcext:value-type="string">
            <text:p>43.8,50.8,92.6</text:p>
          </table:table-cell>
          <table:table-cell table:style-name="ce2" office:value-type="string" calcext:value-type="string">
            <text:p>0,0,91,33,95,75,102,0,0,77,131,117,79,93,43</text:p>
          </table:table-cell>
          <table:table-cell table:style-name="ce2" office:value-type="string" calcext:value-type="string">
            <text:p>Sat Apr 21 2018 20:55:40 GMT-0400 (Eastern Daylight Time)</text:p>
          </table:table-cell>
          <table:table-cell table:style-name="ce2" office:value-type="string" calcext:value-type="string">
            <text:p>group: 3, response: 8,74,29,15,12,6,3,5</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the tasks here was a bit too hard. I don't recall seeing two questions that were obviously easy.</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80" calcext:value-type="float">
            <text:p>1680</text:p>
          </table:table-cell>
          <table:table-cell table:style-name="ce2" office:value-type="float" office:value="959" calcext:value-type="float">
            <text:p>959</text:p>
          </table:table-cell>
          <table:table-cell table:style-name="ce2" office:value-type="string" calcext:value-type="string">
            <text:p>0.2,0.11579365079365078,0.0</text:p>
          </table:table-cell>
          <table:table-cell table:style-name="ce2" office:value-type="string" calcext:value-type="string">
            <text:p>acc:0.0;;BTM,acc:0.0;;CLE,acc:0.0;;MIA,acc:0.0;;RAP,acc:1.0;;EVV,acc:0.11111111111111116;;2,acc:0.0714285714285714;;2,acc:0.125;;1,acc:0.19999999999999996;;3,acc:0.0714285714285714;;1,acc:0.0;;LIT;;ROC,acc:0.0;;MGM;;FWA,acc:0.0;;JAN;;BUF,acc:0.0;;OGG;;STT,acc:0.0;;AZO;;LBB</text:p>
          </table:table-cell>
          <table:table-cell table:style-name="ce2" office:value-type="string" calcext:value-type="string">
            <text:p>64.4,18.6,70.6</text:p>
          </table:table-cell>
          <table:table-cell table:style-name="ce2" office:value-type="string" calcext:value-type="string">
            <text:p>104,54,64,26,74,60,9,7,10,7,99,61,77,62,54</text:p>
          </table:table-cell>
          <table:table-cell table:style-name="ce2" office:value-type="string" calcext:value-type="string">
            <text:p>Sun Apr 22 2018 08:02:16 GMT 0700 ( 07)</text:p>
          </table:table-cell>
          <table:table-cell table:style-name="ce2" office:value-type="string" calcext:value-type="string">
            <text:p>group: 2, response: 6,74,15,3,12,3,29,5</text:p>
          </table:table-cell>
          <table:table-cell table:style-name="ce2" office:value-type="float" office:value="44" calcext:value-type="float">
            <text:p>4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that was difficult....whew!</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769" calcext:value-type="float">
            <text:p>769</text:p>
          </table:table-cell>
          <table:table-cell table:style-name="ce2" office:value-type="string" calcext:value-type="string">
            <text:p>0.8,0.8541269841269841,0.1</text:p>
          </table:table-cell>
          <table:table-cell table:style-name="ce2" office:value-type="string" calcext:value-type="string">
            <text:p>acc:1.0;;YNG,acc:1.0;;GSO,acc:0.0;;Z13,acc:1.0;;SJC,acc:1.0;;EVV,acc:0.9444444444444444;;19,acc:0.7142857142857143;;20,acc:0.75;;6,acc:0.9333333333333333;;16,acc:0.9285714285714286;;13,acc:0.0;;LNY;;FWA,acc:0.0;;JHM;;LNK,acc:0.0;;SDF;;FSM,acc:0.5;;OGG;;MIA,acc:0.0;;BIL;;LNY</text:p>
          </table:table-cell>
          <table:table-cell table:style-name="ce2" office:value-type="string" calcext:value-type="string">
            <text:p>44.2,43.6,91.0</text:p>
          </table:table-cell>
          <table:table-cell table:style-name="ce2" office:value-type="string" calcext:value-type="string">
            <text:p>55,51,81,34,0,55,0,0,84,79,156,172,50,33,44</text:p>
          </table:table-cell>
          <table:table-cell table:style-name="ce2" office:value-type="string" calcext:value-type="string">
            <text:p>Sat Apr 21 2018 21:21:46 GMT-0400 (Eastern Daylight Time)</text:p>
          </table:table-cell>
          <table:table-cell table:style-name="ce2" office:value-type="string" calcext:value-type="string">
            <text:p>group: 1, response: 12,8,29,5,3,15,74,6</text:p>
          </table:table-cell>
          <table:table-cell table:style-name="ce2" office:value-type="float" office:value="20" calcext:value-type="float">
            <text:p>2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I hope my data is helpful, the last task was very difficult and I do apologize if I wasn't able to get any righ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41" calcext:value-type="float">
            <text:p>941</text:p>
          </table:table-cell>
          <table:table-cell table:style-name="ce2" office:value-type="string" calcext:value-type="string">
            <text:p>1.0,0.9019047619047619,0.1</text:p>
          </table:table-cell>
          <table:table-cell table:style-name="ce2" office:value-type="string" calcext:value-type="string">
            <text:p>acc:1.0;;YNG,acc:1.0;;GSO,acc:1.0;;FWA,acc:1.0;;SJC,acc:1.0;;EVV,acc:1.0;;18,acc:0.6428571428571428;;18,acc:1.0;;8,acc:0.8666666666666667;;13,acc:1.0;;14,acc:0.0;;FWA;;DET,acc:0.0;;MSN;;CMI,acc:0.0;;LMT;;HVN,acc:0.5;;MIA;;FWA,acc:0.0;;FSM;;ANI</text:p>
          </table:table-cell>
          <table:table-cell table:style-name="ce2" office:value-type="string" calcext:value-type="string">
            <text:p>18.4,45.8,26.4</text:p>
          </table:table-cell>
          <table:table-cell table:style-name="ce2" office:value-type="string" calcext:value-type="string">
            <text:p>19,28,0,15,30,66,41,16,72,34,61,12,31,17,11</text:p>
          </table:table-cell>
          <table:table-cell table:style-name="ce2" office:value-type="string" calcext:value-type="string">
            <text:p>Sat Apr 21 2018 21:23:48 GMT-0700 (MST)</text:p>
          </table:table-cell>
          <table:table-cell table:style-name="ce2" office:value-type="string" calcext:value-type="string">
            <text:p>group: 1, response: 12,8,29,5,3,15,74,6</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What a tangled mess of lines you have devised here. <text:s/>I can't imagine it's actually useful for anything.</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649" calcext:value-type="float">
            <text:p>649</text:p>
          </table:table-cell>
          <table:table-cell table:style-name="ce2" office:value-type="string" calcext:value-type="string">
            <text:p>0.8,0.2508730158730158,0.1</text:p>
          </table:table-cell>
          <table:table-cell table:style-name="ce2" office:value-type="string" calcext:value-type="string">
            <text:p>acc:1.0;;YNG,acc:1.0;;GSO,acc:0.0;;MIA,acc:1.0;;SJC,acc:1.0;;EVV,acc:0.38888888888888884;;7,acc:0.2857142857142857;;8,acc:0.375;;3,acc:0.1333333333333333;;2,acc:0.0714285714285714;;1,acc:0.0;;MGM;;DET,acc:0.0;;HSV;;BFF,acc:0.0;;SAV;;TLH,acc:0.5;;MIA;;FWA,acc:0.0;;ROR;;MMH</text:p>
          </table:table-cell>
          <table:table-cell table:style-name="ce2" office:value-type="string" calcext:value-type="string">
            <text:p>36.8,7.4,36.8</text:p>
          </table:table-cell>
          <table:table-cell table:style-name="ce2" office:value-type="string" calcext:value-type="string">
            <text:p>16,18,113,16,21,15,8,5,5,4,124,13,10,27,10</text:p>
          </table:table-cell>
          <table:table-cell table:style-name="ce2" office:value-type="string" calcext:value-type="string">
            <text:p>Thu Apr 26 2018 07:37:18 GMT-0500 (Hora est. PacÃ­fico, SudamÃ©rica)</text:p>
          </table:table-cell>
          <table:table-cell table:style-name="ce2" office:value-type="string" calcext:value-type="string">
            <text:p>group: 4, response: 6,12,5,15,74,8,29,3</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A</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0.0,0.30587301587301585,0.0</text:p>
          </table:table-cell>
          <table:table-cell table:style-name="ce2" office:value-type="string" calcext:value-type="string">
            <text:p>acc:0.0;;EVV,acc:0.0;;LBB,acc:0.0;;MIA,acc:0.0;;RAP,acc:0.0;;GGV,acc:0.2222222222222222;;4,acc:0.1428571428571429;;4,acc:0.75;;6,acc:0.19999999999999996;;3,acc:0.2142857142857143;;3,acc:0.0;;ERI;;DET,acc:0.0;;LWB;;FWA,acc:0.0;;MGM;;BTR,acc:0.0;;TUL;;AUS,acc:0.0;;AZO;;SUX</text:p>
          </table:table-cell>
          <table:table-cell table:style-name="ce2" office:value-type="string" calcext:value-type="string">
            <text:p>52.4,16.2,23.0</text:p>
          </table:table-cell>
          <table:table-cell table:style-name="ce2" office:value-type="string" calcext:value-type="string">
            <text:p>41,48,86,27,60,20,35,18,0,8,55,16,16,14,14</text:p>
          </table:table-cell>
          <table:table-cell table:style-name="ce2" office:value-type="string" calcext:value-type="string">
            <text:p>Thu Apr 26 2018 07:44:02 GMT-0500 (Central Daylight Time)</text:p>
          </table:table-cell>
          <table:table-cell table:style-name="ce2" office:value-type="string" calcext:value-type="string">
            <text:p>group: 4, response: 6,12,5,15,74,8,29,3</text:p>
          </table:table-cell>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This was kind of hard. I hope I did ok!</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440" calcext:value-type="float">
            <text:p>1440</text:p>
          </table:table-cell>
          <table:table-cell table:style-name="ce2" office:value-type="float" office:value="484" calcext:value-type="float">
            <text:p>484</text:p>
          </table:table-cell>
          <table:table-cell table:style-name="ce2" office:value-type="string" calcext:value-type="string">
            <text:p>1.0,0.7304761904761905,0.0</text:p>
          </table:table-cell>
          <table:table-cell table:style-name="ce2" office:value-type="string" calcext:value-type="string">
            <text:p>acc:1.0;;YNG,acc:1.0;;GSO,acc:1.0;;FWA,acc:1.0;;SJC,acc:1.0;;EVV,acc:0.0;;67,acc:0.7857142857142857;;22,acc:1.0;;8,acc:0.8666666666666667;;17,acc:1.0;;14,acc:0.0;;YNG,acc:0.0;;GSO,acc:0.0;;FWA,acc:0.0;;SJC,acc:0.0;;EVV</text:p>
          </table:table-cell>
          <table:table-cell table:style-name="ce2" office:value-type="string" calcext:value-type="string">
            <text:p>44.6,42.0,49.8</text:p>
          </table:table-cell>
          <table:table-cell table:style-name="ce2" office:value-type="string" calcext:value-type="string">
            <text:p>30,25,111,19,38,85,45,30,29,21,235,4,3,4,3</text:p>
          </table:table-cell>
          <table:table-cell table:style-name="ce2" office:value-type="string" calcext:value-type="string">
            <text:p>Thu Apr 26 2018 18:32:39 GMT 0545 ( 0545)</text:p>
          </table:table-cell>
          <table:table-cell table:style-name="ce2" office:value-type="string" calcext:value-type="string">
            <text:p>group: 4, response: 6,12,5,15,74,8,29,3</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 commen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98" calcext:value-type="float">
            <text:p>798</text:p>
          </table:table-cell>
          <table:table-cell table:style-name="ce2" office:value-type="string" calcext:value-type="string">
            <text:p>1.0,0.641904761904762,0.2</text:p>
          </table:table-cell>
          <table:table-cell table:style-name="ce2" office:value-type="string" calcext:value-type="string">
            <text:p>acc:1.0;;YNG,acc:1.0;;GSO,acc:1.0;;FWA,acc:1.0;;SJC,acc:1.0;;EVV,acc:0.8333333333333334;;21,acc:0.6428571428571428;;18,acc:1.0;;8,acc:0.7333333333333334;;19,acc:0.0;;414,acc:0.0;;TRI;;FWA,acc:0.0;;PIE;;ICT,acc:0.0;;ROR,acc:0.5;;FWA;;MIA,acc:0.5;;DBQ;;JON</text:p>
          </table:table-cell>
          <table:table-cell table:style-name="ce2" office:value-type="string" calcext:value-type="string">
            <text:p>39.2,27.0,21.6</text:p>
          </table:table-cell>
          <table:table-cell table:style-name="ce2" office:value-type="string" calcext:value-type="string">
            <text:p>16,35,14,22,109,39,20,17,58,1,55,14,15,13,11</text:p>
          </table:table-cell>
          <table:table-cell table:style-name="ce2" office:value-type="string" calcext:value-type="string">
            <text:p>Thu Apr 26 2018 09:51:10 GMT-0400 (Eastern Daylight Time)</text:p>
          </table:table-cell>
          <table:table-cell table:style-name="ce2" office:value-type="string" calcext:value-type="string">
            <text:p>group: 1, response: 12,8,29,5,3,15,74,6</text:p>
          </table:table-cell>
          <table:table-cell table:style-name="ce2" office:value-type="float" office:value="20" calcext:value-type="float">
            <text:p>2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It was hard and painful</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06" calcext:value-type="float">
            <text:p>906</text:p>
          </table:table-cell>
          <table:table-cell table:style-name="ce2" office:value-type="string" calcext:value-type="string">
            <text:p>1.0,0.7433333333333334,0.1</text:p>
          </table:table-cell>
          <table:table-cell table:style-name="ce2" office:value-type="string" calcext:value-type="string">
            <text:p>acc:1.0;;YNG,acc:1.0;;GSO,acc:1.0;;FWA,acc:1.0;;SJC,acc:1.0;;EVV,acc:1.0;;18,acc:0.5714285714285714;;16,acc:0.75;;6,acc:0.4666666666666667;;7,acc:0.9285714285714286;;13,acc:0.0;;UCA,acc:0.0;;CAE,acc:0.0;;GSO,acc:0.5;;FWA;;PKA,acc:0.0;;HDN;;DET</text:p>
          </table:table-cell>
          <table:table-cell table:style-name="ce2" office:value-type="string" calcext:value-type="string">
            <text:p>43.0,40.8,157.4</text:p>
          </table:table-cell>
          <table:table-cell table:style-name="ce2" office:value-type="string" calcext:value-type="string">
            <text:p>46,62,45,24,38,61,40,29,44,30,70,103,356,243,15</text:p>
          </table:table-cell>
          <table:table-cell table:style-name="ce2" office:value-type="string" calcext:value-type="string">
            <text:p>Thu Apr 26 2018 10:09:01 GMT-0400 (Eastern Daylight Time)</text:p>
          </table:table-cell>
          <table:table-cell table:style-name="ce2" office:value-type="string" calcext:value-type="string">
            <text:p>group: 1, response: 12,8,29,5,3,15,74,6</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that was hard, but thank you!</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0,0.2706349206349207,0.0</text:p>
          </table:table-cell>
          <table:table-cell table:style-name="ce2" office:value-type="string" calcext:value-type="string">
            <text:p>acc:0.0;;BTM,acc:0.0;;LBB,acc:0.0;;MIA,acc:0.0;;RAP,acc:0.0;;GGV,acc:0.5555555555555556;;10,acc:0.1785714285714286;;5,acc:0.0;;20,acc:0.33333333333333337;;5,acc:0.2857142857142857;;4,acc:0.0;;DSM,acc:0.0;;GSO,acc:0.0;;FWA,acc:0.0;;SJC,acc:0.0;;EVV</text:p>
          </table:table-cell>
          <table:table-cell table:style-name="ce2" office:value-type="string" calcext:value-type="string">
            <text:p>3.2,5.2,30.2</text:p>
          </table:table-cell>
          <table:table-cell table:style-name="ce2" office:value-type="string" calcext:value-type="string">
            <text:p>6,4,2,2,2,8,5,6,4,3,130,6,4,3,8</text:p>
          </table:table-cell>
          <table:table-cell table:style-name="ce2" office:value-type="string" calcext:value-type="string">
            <text:p>Thu Apr 26 2018 20:13:52 GMT 0500 (Pakistan Standard Time)</text:p>
          </table:table-cell>
          <table:table-cell table:style-name="ce2" office:value-type="string" calcext:value-type="string">
            <text:p>group: 1, response: 12,8,29,5,3,15,74,6</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na</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4,0.31603174603174605,0.1</text:p>
          </table:table-cell>
          <table:table-cell table:style-name="ce2" office:value-type="string" calcext:value-type="string">
            <text:p>acc:0.0;;BTM,acc:0.0;;LBB,acc:1.0;;FWA,acc:1.0;;SJC,acc:0.0;;GGV,acc:0.7777777777777778;;14,acc:0.1428571428571429;;4,acc:0.25;;2,acc:0.2666666666666667;;4,acc:0.1428571428571429;;2,acc:0.0;;LWB,acc:0.0;;FSM,acc:0.0;;BUF;;TRI,acc:0.5;;SJC;;MIA;;FWA,acc:0.0;;LIT;;MGM</text:p>
          </table:table-cell>
          <table:table-cell table:style-name="ce2" office:value-type="string" calcext:value-type="string">
            <text:p>44.4,18.0,29.2</text:p>
          </table:table-cell>
          <table:table-cell table:style-name="ce2" office:value-type="string" calcext:value-type="string">
            <text:p>0,26,96,100,0,43,17,10,11,9,68,17,22,23,16</text:p>
          </table:table-cell>
          <table:table-cell table:style-name="ce2" office:value-type="string" calcext:value-type="string">
            <text:p>Thu Apr 26 2018 10:31:51 GMT-0500 (Central Daylight Time)</text:p>
          </table:table-cell>
          <table:table-cell table:style-name="ce2" office:value-type="string" calcext:value-type="string">
            <text:p>group: 3, response: 8,74,29,15,12,6,3,5</text:p>
          </table:table-cell>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This was HARD! It did not seem like I was able to locate all 3 locations and track them back to the airports in the time given. But I enjoyed the challeng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34" calcext:value-type="float">
            <text:p>734</text:p>
          </table:table-cell>
          <table:table-cell table:style-name="ce2" office:value-type="string" calcext:value-type="string">
            <text:p>1.0,0.764920634920635,0.1</text:p>
          </table:table-cell>
          <table:table-cell table:style-name="ce2" office:value-type="string" calcext:value-type="string">
            <text:p>acc:1.0;;YNG,acc:1.0;;GSO,acc:1.0;;FWA,acc:1.0;;SJC,acc:1.0;;EVV,acc:0.5555555555555556;;10,acc:0.6071428571428572;;17,acc:1.0;;8,acc:0.7333333333333334;;11,acc:0.9285714285714286;;15,acc:0.0;;JHM;;MCO,acc:0.0;;MCO;;FSM,acc:0.0;;MCO;;FSD,acc:0.5;;FWA;;MIA,acc:0.0;;MCO;;GSO</text:p>
          </table:table-cell>
          <table:table-cell table:style-name="ce2" office:value-type="string" calcext:value-type="string">
            <text:p>65.0,33.0,40.4</text:p>
          </table:table-cell>
          <table:table-cell table:style-name="ce2" office:value-type="string" calcext:value-type="string">
            <text:p>54,71,111,30,59,0,75,40,0,50,79,32,23,37,31</text:p>
          </table:table-cell>
          <table:table-cell table:style-name="ce2" office:value-type="string" calcext:value-type="string">
            <text:p>Thu Apr 26 2018 13:05:46 GMT-0400 (Eastern Daylight Time)</text:p>
          </table:table-cell>
          <table:table-cell table:style-name="ce2" office:value-type="string" calcext:value-type="string">
            <text:p>group: 4, response: 6,12,5,15,74,8,29,3</text:p>
          </table:table-cell>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5" calcext:value-type="float">
            <text:p>5</text:p>
          </table:table-cell>
          <table:table-cell table:style-name="ce2" office:value-type="string" calcext:value-type="string">
            <text:p>During the 15 question round, I think it would help a lot with speed/accuracy if the highlighted edges were reset for every question (so that nothing is highlighted).</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546" calcext:value-type="float">
            <text:p>546</text:p>
          </table:table-cell>
          <table:table-cell table:style-name="ce2" office:value-type="float" office:value="265" calcext:value-type="float">
            <text:p>265</text:p>
          </table:table-cell>
          <table:table-cell table:style-name="ce2" office:value-type="string" calcext:value-type="string">
            <text:p>0.8,0.6531746031746032,0.0</text:p>
          </table:table-cell>
          <table:table-cell table:style-name="ce2" office:value-type="string" calcext:value-type="string">
            <text:p>acc:1.0;;YNG,acc:1.0;;GSO,acc:1.0;;FWA,acc:1.0;;SJC,acc:0.0;;GGV,acc:0.7777777777777778;;22,acc:0.8214285714285714;;23,acc:0.0;;34,acc:0.6666666666666667;;20,acc:1.0;;14,acc:0.0;;DET;;FWA,acc:0.0;;SAV;;CMI,acc:0.0;;GSO;;LSE,acc:0.0;;OGG;;FWA,acc:0.0;;DET;;YNG</text:p>
          </table:table-cell>
          <table:table-cell table:style-name="ce2" office:value-type="string" calcext:value-type="string">
            <text:p>66.0,50.8,60.2</text:p>
          </table:table-cell>
          <table:table-cell table:style-name="ce2" office:value-type="string" calcext:value-type="string">
            <text:p>51,86,38,54,101,83,38,40,40,53,123,45,38,39,56</text:p>
          </table:table-cell>
          <table:table-cell table:style-name="ce2" office:value-type="string" calcext:value-type="string">
            <text:p>Thu Apr 26 2018 13:21:40 GMT-0500 (Central Summer Time)</text:p>
          </table:table-cell>
          <table:table-cell table:style-name="ce2" office:value-type="string" calcext:value-type="string">
            <text:p>group: 3, response: 8,74,29,15,12,6,3,5</text:p>
          </table:table-cell>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This was difficult</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587" calcext:value-type="float">
            <text:p>587</text:p>
          </table:table-cell>
          <table:table-cell table:style-name="ce2" office:value-type="string" calcext:value-type="string">
            <text:p>1.0,0.893968253968254,0.0</text:p>
          </table:table-cell>
          <table:table-cell table:style-name="ce2" office:value-type="string" calcext:value-type="string">
            <text:p>acc:1.0;;YNG,acc:1.0;;GSO,acc:1.0;;FWA,acc:1.0;;SJC,acc:1.0;;EVV,acc:0.8888888888888888;;20,acc:0.7142857142857143;;20,acc:1.0;;8,acc:0.8666666666666667;;17,acc:1.0;;14,acc:0.0;;FAY;;EWR,acc:0.0;;WNA;;FWA;;MGM,acc:0.0;;EVV;;FSM,acc:0.0;;OGG;;FWA,acc:0.0;;OME;;IAH</text:p>
          </table:table-cell>
          <table:table-cell table:style-name="ce2" office:value-type="string" calcext:value-type="string">
            <text:p>45.0,64.4,55.0</text:p>
          </table:table-cell>
          <table:table-cell table:style-name="ce2" office:value-type="string" calcext:value-type="string">
            <text:p>39,0,96,35,55,98,36,18,76,94,53,71,93,37,21</text:p>
          </table:table-cell>
          <table:table-cell table:style-name="ce2" office:value-type="string" calcext:value-type="string">
            <text:p>Fri Apr 27 2018 00:50:51 GMT-0400 (Eastern Daylight Time)</text:p>
          </table:table-cell>
          <table:table-cell table:style-name="ce2" office:value-type="string" calcext:value-type="string">
            <text:p>group: 2, response: 6,71,15,3,12,8,29,5</text:p>
          </table:table-cell>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 issue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280" calcext:value-type="float">
            <text:p>1280</text:p>
          </table:table-cell>
          <table:table-cell table:style-name="ce2" office:value-type="float" office:value="796" calcext:value-type="float">
            <text:p>796</text:p>
          </table:table-cell>
          <table:table-cell table:style-name="ce2" office:value-type="string" calcext:value-type="string">
            <text:p>0.4,0.1796031746031746,0.0</text:p>
          </table:table-cell>
          <table:table-cell table:style-name="ce2" office:value-type="string" calcext:value-type="string">
            <text:p>acc:0.0;;EVV,acc:1.0;;GSO,acc:0.0;;Z13,acc:0.0;;EWR,acc:1.0;;EVV,acc:0.2777777777777778;;5,acc:0.2857142857142857;;8,acc:0.125;;1,acc:0.06666666666666665;;1,acc:0.1428571428571429;;2,acc:0.0;;YNG,acc:0.0;;GSO,acc:0.0;;FWA,acc:0.0;;SJC,acc:0.0;;EVV</text:p>
          </table:table-cell>
          <table:table-cell table:style-name="ce2" office:value-type="string" calcext:value-type="string">
            <text:p>2.0,3.4,22.4</text:p>
          </table:table-cell>
          <table:table-cell table:style-name="ce2" office:value-type="string" calcext:value-type="string">
            <text:p>3,2,2,2,1,3,4,3,4,3,21,72,9,6,4</text:p>
          </table:table-cell>
          <table:table-cell table:style-name="ce2" office:value-type="string" calcext:value-type="string">
            <text:p>Fri May 04 2018 11:38:03 GMT 0530 (India Standard Time)</text:p>
          </table:table-cell>
          <table:table-cell table:style-name="ce2" office:value-type="string" calcext:value-type="string">
            <text:p>group: 1, response: 12,8,29,5,3,15,74,6</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ICE 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536" calcext:value-type="float">
            <text:p>1536</text:p>
          </table:table-cell>
          <table:table-cell table:style-name="ce2" office:value-type="float" office:value="758" calcext:value-type="float">
            <text:p>758</text:p>
          </table:table-cell>
          <table:table-cell table:style-name="ce2" office:value-type="string" calcext:value-type="string">
            <text:p>0.6,0.6777777777777778,0.0</text:p>
          </table:table-cell>
          <table:table-cell table:style-name="ce2" office:value-type="string" calcext:value-type="string">
            <text:p>acc:1.0;;YNG,acc:1.0;;GSO,acc:1.0;;FWA,acc:0.0;;EWR,acc:0.0;;A61,acc:0.7222222222222222;;23,acc:1.0;;28,acc:0.0;;33,acc:0.6666666666666667;;10,acc:1.0;;14,acc:0.0;;MIA;;GFK,acc:0.0;;CMI;;FSD,acc:0.0;;TPA,acc:0.0;;BGR,acc:0.0;;MYR</text:p>
          </table:table-cell>
          <table:table-cell table:style-name="ce2" office:value-type="string" calcext:value-type="string">
            <text:p>32.8,19.4,19.2</text:p>
          </table:table-cell>
          <table:table-cell table:style-name="ce2" office:value-type="string" calcext:value-type="string">
            <text:p>72,30,58,1,3,30,14,14,13,26,53,7,9,11,16</text:p>
          </table:table-cell>
          <table:table-cell table:style-name="ce2" office:value-type="string" calcext:value-type="string">
            <text:p>Thu May 03 2018 23:40:11 GMT-0700 (Pacific Daylight Time)</text:p>
          </table:table-cell>
          <table:table-cell table:style-name="ce2" office:value-type="string" calcext:value-type="string">
            <text:p>group: 4, response: 6,12,5,15,74,8,29,3</text:p>
          </table:table-cell>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3" calcext:value-type="float">
            <text:p>1363</text:p>
          </table:table-cell>
          <table:table-cell table:style-name="ce2" office:value-type="float" office:value="883" calcext:value-type="float">
            <text:p>883</text:p>
          </table:table-cell>
          <table:table-cell table:style-name="ce2" office:value-type="string" calcext:value-type="string">
            <text:p>1.0,0.8406349206349206,0.1</text:p>
          </table:table-cell>
          <table:table-cell table:style-name="ce2" office:value-type="string" calcext:value-type="string">
            <text:p>acc:1.0;;YNG,acc:1.0;;GSO,acc:1.0;;FWA,acc:1.0;;SJC,acc:1.0;;EVV,acc:0.8888888888888888;;20,acc:0.7857142857142857;;22,acc:1.0;;8,acc:0.6;;21,acc:0.9285714285714286;;15,acc:0.5;;MHT,acc:0.0;;MGM,acc:0.0;;MCO,acc:0.0;;FWA,acc:0.0;;HDN</text:p>
          </table:table-cell>
          <table:table-cell table:style-name="ce2" office:value-type="string" calcext:value-type="string">
            <text:p>33.4,54.0,39.8</text:p>
          </table:table-cell>
          <table:table-cell table:style-name="ce2" office:value-type="string" calcext:value-type="string">
            <text:p>46,0,0,30,91,117,42,30,48,33,120,21,24,16,18</text:p>
          </table:table-cell>
          <table:table-cell table:style-name="ce2" office:value-type="string" calcext:value-type="string">
            <text:p>Fri May 04 2018 03:56:53 GMT-0400 (EDT)</text:p>
          </table:table-cell>
          <table:table-cell table:style-name="ce2" office:value-type="string" calcext:value-type="string">
            <text:p>group: 4, response: 6,12,5,15,74,8,29,3</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maybe a bigger screen for the nodes so its easy to identify the label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786" calcext:value-type="float">
            <text:p>786</text:p>
          </table:table-cell>
          <table:table-cell table:style-name="ce2" office:value-type="string" calcext:value-type="string">
            <text:p>1.0,0.8480952380952381,0.3</text:p>
          </table:table-cell>
          <table:table-cell table:style-name="ce2" office:value-type="string" calcext:value-type="string">
            <text:p>acc:1.0;;YNG,acc:1.0;;GSO,acc:1.0;;FWA,acc:1.0;;SJC,acc:1.0;;EVV,acc:0.8333333333333334;;15,acc:0.6071428571428572;;17,acc:1.0;;8,acc:0.8;;12,acc:1.0;;14,acc:0.5;;MHT;;EVV,acc:0.0;;ROR;;DBQ;;DET;;MGM;;ROC;;WRG,acc:0.0;;FWA;;ROR;;MGM,acc:1.0;;PKA;;MIA,acc:0.0;;YNG;;PPG</text:p>
          </table:table-cell>
          <table:table-cell table:style-name="ce2" office:value-type="string" calcext:value-type="string">
            <text:p>72.6,61.0,58.0</text:p>
          </table:table-cell>
          <table:table-cell table:style-name="ce2" office:value-type="string" calcext:value-type="string">
            <text:p>38,114,90,54,67,118,65,35,53,34,70,105,64,27,24</text:p>
          </table:table-cell>
          <table:table-cell table:style-name="ce2" office:value-type="string" calcext:value-type="string">
            <text:p>Fri May 04 2018 03:06:06 GMT-0500 (Central Daylight Time)</text:p>
          </table:table-cell>
          <table:table-cell table:style-name="ce2" office:value-type="string" calcext:value-type="string">
            <text:p>group: 2, response: 6,74,15,3,12,8,29,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Reset the node map after each question</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600" calcext:value-type="float">
            <text:p>1600</text:p>
          </table:table-cell>
          <table:table-cell table:style-name="ce2" office:value-type="float" office:value="786" calcext:value-type="float">
            <text:p>786</text:p>
          </table:table-cell>
          <table:table-cell table:style-name="ce2" office:value-type="string" calcext:value-type="string">
            <text:p>1.0,0.8480952380952381,0.3</text:p>
          </table:table-cell>
          <table:table-cell table:style-name="ce2" office:value-type="string" calcext:value-type="string">
            <text:p>acc:1.0;;YNG,acc:1.0;;GSO,acc:1.0;;FWA,acc:1.0;;SJC,acc:1.0;;EVV,acc:0.8333333333333334;;15,acc:0.6071428571428572;;17,acc:1.0;;8,acc:0.8;;12,acc:1.0;;14,acc:0.5;;MHT;;EVV,acc:0.0;;ROR;;DBQ;;DET;;MGM;;ROC;;WRG,acc:0.0;;FWA;;ROR;;MGM,acc:1.0;;PKA;;MIA,acc:0.0;;YNG;;PPG</text:p>
          </table:table-cell>
          <table:table-cell table:style-name="ce2" office:value-type="string" calcext:value-type="string">
            <text:p>72.6,61.0,58.0</text:p>
          </table:table-cell>
          <table:table-cell table:style-name="ce2" office:value-type="string" calcext:value-type="string">
            <text:p>38,114,90,54,67,118,65,35,53,34,70,105,64,27,24</text:p>
          </table:table-cell>
          <table:table-cell table:style-name="ce2" office:value-type="string" calcext:value-type="string">
            <text:p>Fri May 04 2018 03:06:06 GMT-0500 (Central Daylight Time)</text:p>
          </table:table-cell>
          <table:table-cell table:style-name="ce2" office:value-type="string" calcext:value-type="string">
            <text:p>group: 2, response: 6,74,15,3,12,8,29,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Reset the node map after each question</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13" calcext:value-type="float">
            <text:p>613</text:p>
          </table:table-cell>
          <table:table-cell table:style-name="ce2" office:value-type="string" calcext:value-type="string">
            <text:p>0.2,0.13404761904761903,0.1</text:p>
          </table:table-cell>
          <table:table-cell table:style-name="ce2" office:value-type="string" calcext:value-type="string">
            <text:p>acc:0.0;;EVV,acc:0.0;;LBB,acc:0.0;;MIA,acc:1.0;;SJC,acc:0.0;;GGV,acc:0.16666666666666663;;3,acc:0.1071428571428571;;3,acc:0.125;;1,acc:0.19999999999999996;;3,acc:0.0714285714285714;;1,acc:0.0;;MGM;;YNG;;DET,acc:0.0;;MGM;;HSV,acc:0.0;;MGM;;JAN,acc:0.5;;PKA;;FWA,acc:0.0;;MGM;;BHM</text:p>
          </table:table-cell>
          <table:table-cell table:style-name="ce2" office:value-type="string" calcext:value-type="string">
            <text:p>41.0,16.8,26.0</text:p>
          </table:table-cell>
          <table:table-cell table:style-name="ce2" office:value-type="string" calcext:value-type="string">
            <text:p>83,11,38,43,30,34,8,32,5,5,56,22,17,22,13</text:p>
          </table:table-cell>
          <table:table-cell table:style-name="ce2" office:value-type="string" calcext:value-type="string">
            <text:p>Fri May 04 2018 05:42:31 GMT-0400 (Eastern Daylight Time)</text:p>
          </table:table-cell>
          <table:table-cell table:style-name="ce2" office:value-type="string" calcext:value-type="string">
            <text:p>group: 1, response: 12,8,29,5,3,15,74,6</text:p>
          </table:table-cell>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1.0,0.8774603174603175,0.1</text:p>
          </table:table-cell>
          <table:table-cell table:style-name="ce2" office:value-type="string" calcext:value-type="string">
            <text:p>acc:1.0;;YNG,acc:1.0;;GSO,acc:1.0;;FWA,acc:1.0;;SJC,acc:1.0;;EVV,acc:0.9444444444444444;;17,acc:0.7142857142857143;;20,acc:1.0;;8,acc:0.8;;18,acc:0.9285714285714286;;13,acc:0.0;;LGB;;HNL,acc:0.0;;CID;;MMH,acc:0.0;;KOA;;OGG,acc:0.5;;MIA;;OGG,acc:0.0;;DET;;OTH</text:p>
          </table:table-cell>
          <table:table-cell table:style-name="ce2" office:value-type="string" calcext:value-type="string">
            <text:p>41.2,34.2,31.0</text:p>
          </table:table-cell>
          <table:table-cell table:style-name="ce2" office:value-type="string" calcext:value-type="string">
            <text:p>22,40,101,21,22,46,44,17,38,26,42,39,25,18,31</text:p>
          </table:table-cell>
          <table:table-cell table:style-name="ce2" office:value-type="string" calcext:value-type="string">
            <text:p>Fri May 04 2018 04:47:04 GMT-0600 (Mountain Daylight Time)</text:p>
          </table:table-cell>
          <table:table-cell table:style-name="ce2" office:value-type="string" calcext:value-type="string">
            <text:p>group: 3, response: 8,74,29,15,12,6,3,5</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style-name="ce2" office:value-type="string" calcext:value-type="string">
            <text:p>It was almost impossible to remember the nodes from the first 5 questions in the last 5 questions.</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1.0,0.8859523809523809,0.2</text:p>
          </table:table-cell>
          <table:table-cell table:style-name="ce2" office:value-type="string" calcext:value-type="string">
            <text:p>acc:1.0;;YNG,acc:1.0;;GSO,acc:1.0;;FWA,acc:1.0;;SJC,acc:1.0;;EVV,acc:1.0;;18,acc:0.8214285714285714;;23,acc:0.875;;7,acc:0.7333333333333334;;19,acc:1.0;;14,acc:0.0;;TLT,acc:0.0;;TLT;;CPR,acc:0.0;;CMI;;OME,acc:1.0;;MIA;;PKA,acc:0.0;;MMH;;YNG</text:p>
          </table:table-cell>
          <table:table-cell table:style-name="ce2" office:value-type="string" calcext:value-type="string">
            <text:p>87.0,83.8,68.6</text:p>
          </table:table-cell>
          <table:table-cell table:style-name="ce2" office:value-type="string" calcext:value-type="string">
            <text:p>52,103,106,65,109,89,88,61,118,63,108,113,33,42,47</text:p>
          </table:table-cell>
          <table:table-cell table:style-name="ce2" office:value-type="string" calcext:value-type="string">
            <text:p>Fri May 04 2018 10:14:22 GMT-0400 (Eastern Daylight Time)</text:p>
          </table:table-cell>
          <table:table-cell table:style-name="ce2" office:value-type="string" calcext:value-type="string">
            <text:p>group: 4, response: 6,12,5,15,74,8,29,3</text:p>
          </table:table-cell>
          <table:table-cell table:style-name="ce2" office:value-type="float" office:value="59" calcext:value-type="float">
            <text:p>5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at was hard! I have a whole new appreciation for air traffic controllers! <text:s/>: )</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57" calcext:value-type="float">
            <text:p>657</text:p>
          </table:table-cell>
          <table:table-cell table:style-name="ce2" office:value-type="string" calcext:value-type="string">
            <text:p>0.6,0.5734920634920635,0.1</text:p>
          </table:table-cell>
          <table:table-cell table:style-name="ce2" office:value-type="string" calcext:value-type="string">
            <text:p>acc:1.0;;YNG,acc:0.0;;LBB,acc:1.0;;FWA,acc:0.0;;EWR,acc:1.0;;EVV,acc:0.8888888888888888;;20,acc:0.25;;7,acc:0.0;;20,acc:0.8;;18,acc:0.9285714285714286;;13,acc:0.0;;MMH;;MGM,acc:0.0;;GSO;;WNA;;MGM,acc:0.0;;FWA;;ISO;;LMT,acc:0.5;;OGG;;MIA,acc:0.0;;WNA;;OME</text:p>
          </table:table-cell>
          <table:table-cell table:style-name="ce2" office:value-type="string" calcext:value-type="string">
            <text:p>66.6,29.2,65.4</text:p>
          </table:table-cell>
          <table:table-cell table:style-name="ce2" office:value-type="string" calcext:value-type="string">
            <text:p>77,22,101,90,43,29,29,16,35,37,143,30,65,24,65</text:p>
          </table:table-cell>
          <table:table-cell table:style-name="ce2" office:value-type="string" calcext:value-type="string">
            <text:p>Fri May 04 2018 13:45:33 GMT-0400 (Eastern Daylight Time)</text:p>
          </table:table-cell>
          <table:table-cell table:style-name="ce2" office:value-type="string" calcext:value-type="string">
            <text:p>group: 4, response: 6,12,5,15,74,8,29,3</text:p>
          </table:table-cell>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This network graph was very hard to follow.</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366" calcext:value-type="float">
            <text:p>1366</text:p>
          </table:table-cell>
          <table:table-cell table:style-name="ce2" office:value-type="float" office:value="662" calcext:value-type="float">
            <text:p>662</text:p>
          </table:table-cell>
          <table:table-cell table:style-name="ce2" office:value-type="string" calcext:value-type="string">
            <text:p>0.8,0.6377777777777778,0.2</text:p>
          </table:table-cell>
          <table:table-cell table:style-name="ce2" office:value-type="string" calcext:value-type="string">
            <text:p>acc:1.0;;YNG,acc:0.0;;CLE,acc:1.0;;FWA,acc:1.0;;SJC,acc:1.0;;EVV,acc:0.7222222222222222;;13,acc:0.4285714285714286;;12,acc:1.0;;8,acc:0.4666666666666667;;7,acc:0.5714285714285714;;8,acc:0.0;;JAX,acc:0.5;;CAE;;DSM,acc:0.0;;HDN;;PKA,acc:0.0;;FWA;;OGG,acc:0.5;;ROR;;DBQ</text:p>
          </table:table-cell>
          <table:table-cell table:style-name="ce2" office:value-type="string" calcext:value-type="string">
            <text:p>35.6,54.2,34.4</text:p>
          </table:table-cell>
          <table:table-cell table:style-name="ce2" office:value-type="string" calcext:value-type="string">
            <text:p>67,0,24,0,87,80,54,91,41,5,60,47,24,21,20</text:p>
          </table:table-cell>
          <table:table-cell table:style-name="ce2" office:value-type="string" calcext:value-type="string">
            <text:p>Fri May 04 2018 12:49:48 GMT-0500 (Central Daylight Time)</text:p>
          </table:table-cell>
          <table:table-cell table:style-name="ce2" office:value-type="string" calcext:value-type="string">
            <text:p>group: 4, response: 6,12,5,15,74,8,29,8</text:p>
          </table:table-cell>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nl</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1.0,0.5695238095238097,0.1</text:p>
          </table:table-cell>
          <table:table-cell table:style-name="ce2" office:value-type="string" calcext:value-type="string">
            <text:p>acc:1.0;;YNG,acc:1.0;;GSO,acc:1.0;;FWA,acc:1.0;;SJC,acc:1.0;;EVV,acc:0.6666666666666667;;12,acc:0.7857142857142857;;22,acc:0.0;;35,acc:0.4666666666666667;;23,acc:0.9285714285714286;;15,acc:0.0;;DET,acc:0.0;;JON;;ABI,acc:0.0;;CID;;UIN,acc:0.5;;PKA;;FWA,acc:0.0;;LBB;;ROR</text:p>
          </table:table-cell>
          <table:table-cell table:style-name="ce2" office:value-type="string" calcext:value-type="string">
            <text:p>53.8,46.2,178.4</text:p>
          </table:table-cell>
          <table:table-cell table:style-name="ce2" office:value-type="string" calcext:value-type="string">
            <text:p>43,37,80,24,85,37,62,51,49,32,103,724,28,16,21</text:p>
          </table:table-cell>
          <table:table-cell table:style-name="ce2" office:value-type="string" calcext:value-type="string">
            <text:p>Fri May 04 2018 13:58:13 GMT-0500 (Eastern Standard Time)</text:p>
          </table:table-cell>
          <table:table-cell table:style-name="ce2" office:value-type="string" calcext:value-type="string">
            <text:p>group: 1, response: 12,8,29,5,3,15,74,6</text:p>
          </table:table-cell>
          <table:table-cell table:style-name="ce2" office:value-type="float" office:value="44" calcext:value-type="float">
            <text:p>44</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ank you for allowing me to participate. This task was difficult for m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6,0.29555555555555557,0.1</text:p>
          </table:table-cell>
          <table:table-cell table:style-name="ce2" office:value-type="string" calcext:value-type="string">
            <text:p>acc:0.0;;EVV,acc:1.0;;GSO,acc:1.0;;FWA,acc:0.0;;RAP,acc:1.0;;EVV,acc:0.2777777777777778;;5,acc:0.1428571428571429;;4,acc:0.5;;4,acc:0.19999999999999996;;3,acc:0.3571428571428571;;5,acc:0.0;;ERI;;EWR,acc:0.0;;FLL;;ERI,acc:0.0;;ROA;;RDU,acc:0.5;;FWA;;MIA,acc:0.0;;FAY;;JAX</text:p>
          </table:table-cell>
          <table:table-cell table:style-name="ce2" office:value-type="string" calcext:value-type="string">
            <text:p>1.2,1.0,17.2</text:p>
          </table:table-cell>
          <table:table-cell table:style-name="ce2" office:value-type="string" calcext:value-type="string">
            <text:p>2,1,1,1,1,2,1,1,0,1,45,13,7,9,12</text:p>
          </table:table-cell>
          <table:table-cell table:style-name="ce2" office:value-type="string" calcext:value-type="string">
            <text:p>Sun Apr 22 2018 06:40:19 GMT 0530 (India Standard Time)</text:p>
          </table:table-cell>
          <table:table-cell table:style-name="ce2" office:value-type="string" calcext:value-type="string">
            <text:p>group: 3, response: 8,74,29,15,12,6,3,5</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5" calcext:value-type="float">
            <text:p>1365</text:p>
          </table:table-cell>
          <table:table-cell table:style-name="ce2" office:value-type="float" office:value="849" calcext:value-type="float">
            <text:p>849</text:p>
          </table:table-cell>
          <table:table-cell table:style-name="ce2" office:value-type="string" calcext:value-type="string">
            <text:p>1.0,0.5018253968253968,0.4</text:p>
          </table:table-cell>
          <table:table-cell table:style-name="ce2" office:value-type="string" calcext:value-type="string">
            <text:p>acc:1.0;;YNG,acc:1.0;;GSO,acc:1.0;;FWA,acc:1.0;;SJC,acc:1.0;;EVV,acc:0.5555555555555556;;10,acc:0.3214285714285714;;9,acc:0.875;;7,acc:0.4;;6,acc:0.3571428571428571;;5,acc:0.0;;YNG;;ALO,acc:1.0;;DSM;;HDN,acc:0.5;;ICT;;LBB,acc:0.0;;FWA;;MHT,acc:0.5;;DBQ;;GFK</text:p>
          </table:table-cell>
          <table:table-cell table:style-name="ce2" office:value-type="string" calcext:value-type="string">
            <text:p>46.0,6.2,89.2</text:p>
          </table:table-cell>
          <table:table-cell table:style-name="ce2" office:value-type="string" calcext:value-type="string">
            <text:p>89,28,47,22,44,23,2,2,2,2,295,51,44,27,29</text:p>
          </table:table-cell>
          <table:table-cell table:style-name="ce2" office:value-type="string" calcext:value-type="string">
            <text:p>Sat Apr 21 2018 18:13:27 GMT-0700 (Pacific Daylight Time)</text:p>
          </table:table-cell>
          <table:table-cell table:style-name="ce2" office:value-type="string" calcext:value-type="string">
            <text:p>group: 2, response: 6,74,15,3,12,8,29,5</text:p>
          </table:table-cell>
          <table:table-cell table:style-name="ce2" office:value-type="float" office:value="48" calcext:value-type="float">
            <text:p>48</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Task had confusing instruction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79" calcext:value-type="float">
            <text:p>779</text:p>
          </table:table-cell>
          <table:table-cell table:style-name="ce2" office:value-type="string" calcext:value-type="string">
            <text:p>1.0,0.22071428571428572,0.0</text:p>
          </table:table-cell>
          <table:table-cell table:style-name="ce2" office:value-type="string" calcext:value-type="string">
            <text:p>acc:1.0;;YNG,acc:1.0;;GSO,acc:1.0;;FWA,acc:1.0;;SJC,acc:1.0;;EVV,acc:0.16666666666666663;;3,acc:0.2142857142857143;;6,acc:0.375;;3,acc:0.1333333333333333;;2,acc:0.2142857142857143;;3,acc:0.0;;CMH,acc:0.0;;SUX,acc:0.0;;LWB,acc:0.0;;UNV,acc:0.0;;PWM</text:p>
          </table:table-cell>
          <table:table-cell table:style-name="ce2" office:value-type="string" calcext:value-type="string">
            <text:p>34.2,17.6,15.0</text:p>
          </table:table-cell>
          <table:table-cell table:style-name="ce2" office:value-type="string" calcext:value-type="string">
            <text:p>32,19,20,62,38,26,31,11,9,11,56,10,4,3,2</text:p>
          </table:table-cell>
          <table:table-cell table:style-name="ce2" office:value-type="string" calcext:value-type="string">
            <text:p>Sat Apr 21 2018 21:19:51 GMT-0400 (Eastern Daylight Time)</text:p>
          </table:table-cell>
          <table:table-cell table:style-name="ce2" office:value-type="string" calcext:value-type="string">
            <text:p>group: 2, response: 6,74,15,3,12,8,29,5</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style-name="ce2" office:value-type="string" calcext:value-type="string">
            <text:p>I absolutely did not remember which airports were connected by which in the final set of question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0,0.22015873015873014,0.1</text:p>
          </table:table-cell>
          <table:table-cell table:style-name="ce2" office:value-type="string" calcext:value-type="string">
            <text:p>acc:0.0;;EVV,acc:0.0;;CLE,acc:0.0;;MIA,acc:0.0;;RAP,acc:0.0;;GGV,acc:0.2222222222222222;;4,acc:0.0714285714285714;;2,acc:0.25;;2,acc:0.19999999999999996;;3,acc:0.3571428571428571;;5,acc:0.0;;ERI;;TLT,acc:0.0;;ERI;;CPR,acc:0.0;;GSO;;JAX,acc:0.5;;FWA;;MIA,acc:0.0;;EWR;;TYS</text:p>
          </table:table-cell>
          <table:table-cell table:style-name="ce2" office:value-type="string" calcext:value-type="string">
            <text:p>1.2,0.8,8.8</text:p>
          </table:table-cell>
          <table:table-cell table:style-name="ce2" office:value-type="string" calcext:value-type="string">
            <text:p>2,2,0,1,1,2,0,0,1,1,10,12,7,7,8</text:p>
          </table:table-cell>
          <table:table-cell table:style-name="ce2" office:value-type="string" calcext:value-type="string">
            <text:p>Sun Apr 22 2018 06:59:07 GMT 0530 (India Standard Time)</text:p>
          </table:table-cell>
          <table:table-cell table:style-name="ce2" office:value-type="string" calcext:value-type="string">
            <text:p>group: 3, response: 8,74,29,15,12,6,3,5</text:p>
          </table:table-cell>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2,0.19873015873015873,0.1</text:p>
          </table:table-cell>
          <table:table-cell table:style-name="ce2" office:value-type="string" calcext:value-type="string">
            <text:p>acc:0.0;;EVV,acc:0.0;;CLE,acc:1.0;;FWA,acc:0.0;;EWR,acc:0.0;;A61,acc:0.2222222222222222;;4,acc:0.1785714285714286;;5,acc:0.25;;2,acc:0.19999999999999996;;3,acc:0.1428571428571429;;2,acc:0.0;;FWA;;TRI,acc:0.0;;FWA;;EVV,acc:0.0;;GRR;;ROC,acc:0.5;;FWA;;MIA,acc:0.0;;TLT;;ROC</text:p>
          </table:table-cell>
          <table:table-cell table:style-name="ce2" office:value-type="string" calcext:value-type="string">
            <text:p>3.2,2.0,18.2</text:p>
          </table:table-cell>
          <table:table-cell table:style-name="ce2" office:value-type="string" calcext:value-type="string">
            <text:p>3,3,3,3,4,3,2,3,1,1,25,20,12,17,17</text:p>
          </table:table-cell>
          <table:table-cell table:style-name="ce2" office:value-type="string" calcext:value-type="string">
            <text:p>Sun Apr 22 2018 07:39:43 GMT 0530 (India Standard Time)</text:p>
          </table:table-cell>
          <table:table-cell table:style-name="ce2" office:value-type="string" calcext:value-type="string">
            <text:p>group: 3, response: 8,74,29,15,12,6,3,5</text:p>
          </table:table-cell>
          <table:table-cell table:style-name="ce2" office:value-type="float" office:value="23" calcext:value-type="float">
            <text:p>23</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49" calcext:value-type="float">
            <text:p>949</text:p>
          </table:table-cell>
          <table:table-cell table:style-name="ce2" office:value-type="string" calcext:value-type="string">
            <text:p>1.0,0.44349206349206344,0.1</text:p>
          </table:table-cell>
          <table:table-cell table:style-name="ce2" office:value-type="string" calcext:value-type="string">
            <text:p>acc:1.0;;YNG,acc:1.0;;GSO,acc:1.0;;FWA,acc:1.0;;SJC,acc:1.0;;EVV,acc:0.38888888888888884;;7,acc:0.2857142857142857;;8,acc:0.5;;4,acc:0.4;;6,acc:0.6428571428571428;;9,acc:0.0;;BFF;;CRW,acc:0.0;;BHM;;BGM;;BFF,acc:0.0;;Z13;;RSW,acc:0.5;;FWA;;MIA,acc:0.0;;ABI;;MMH</text:p>
          </table:table-cell>
          <table:table-cell table:style-name="ce2" office:value-type="string" calcext:value-type="string">
            <text:p>71.2,59.2,94.4</text:p>
          </table:table-cell>
          <table:table-cell table:style-name="ce2" office:value-type="string" calcext:value-type="string">
            <text:p>0,93,86,67,110,0,72,43,77,104,128,111,75,101,57</text:p>
          </table:table-cell>
          <table:table-cell table:style-name="ce2" office:value-type="string" calcext:value-type="string">
            <text:p>Sat Apr 21 2018 21:18:00 GMT-0500 (Central Daylight Time)</text:p>
          </table:table-cell>
          <table:table-cell table:style-name="ce2" office:value-type="string" calcext:value-type="string">
            <text:p>group: 2, response: 6,74,15,3,12,8,29,5</text:p>
          </table:table-cell>
          <table:table-cell table:style-name="ce2" office:value-type="float" office:value="57" calcext:value-type="float">
            <text:p>57</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style-name="ce2" office:value-type="string" calcext:value-type="string">
            <text:p>It was difficult to remember the 2 connecting airports. <text:s/>Also difficult to count the dots and to know if the count includes the connection or intersection</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69" calcext:value-type="float">
            <text:p>769</text:p>
          </table:table-cell>
          <table:table-cell table:style-name="ce2" office:value-type="string" calcext:value-type="string">
            <text:p>1.0,0.7223809523809525,0.2</text:p>
          </table:table-cell>
          <table:table-cell table:style-name="ce2" office:value-type="string" calcext:value-type="string">
            <text:p>acc:1.0;;YNG,acc:1.0;;GSO,acc:1.0;;FWA,acc:1.0;;SJC,acc:1.0;;EVV,acc:0.33333333333333337;;6,acc:0.75;;21,acc:1.0;;8,acc:0.6;;21,acc:0.9285714285714286;;15,acc:0.0;;FLG;;LBB,acc:0.0;;AKN;;AQH;;PAH,acc:0.0;;ROR;;BHM;;JAN;;MGM;;PNS;;BIL;;BZN;;ABI;;AMA;;ASE;;AUS;;BFF;;BFL;;CIC;;COS;;DRO,acc:1.0;;FWA;;MIA;;PKA;;OGG,acc:0.0;;FAY;;CRW;;ACY;;TUS;;OME;;TLT</text:p>
          </table:table-cell>
          <table:table-cell table:style-name="ce2" office:value-type="string" calcext:value-type="string">
            <text:p>58.0,60.0,73.4</text:p>
          </table:table-cell>
          <table:table-cell table:style-name="ce2" office:value-type="string" calcext:value-type="string">
            <text:p>46,102,43,41,58,47,76,48,60,69,191,45,59,34,38</text:p>
          </table:table-cell>
          <table:table-cell table:style-name="ce2" office:value-type="string" calcext:value-type="string">
            <text:p>Sat Apr 21 2018 22:38:43 GMT-0400 (Eastern Daylight Time)</text:p>
          </table:table-cell>
          <table:table-cell table:style-name="ce2" office:value-type="string" calcext:value-type="string">
            <text:p>group: 3, response: 8,74,29,15,12,6,3,5</text:p>
          </table:table-cell>
          <table:table-cell table:style-name="ce2" office:value-type="float" office:value="41" calcext:value-type="float">
            <text:p>4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I had no idea how to do the tasks at the end of the study, highlighting which two airport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36" calcext:value-type="float">
            <text:p>1536</text:p>
          </table:table-cell>
          <table:table-cell table:style-name="ce2" office:value-type="float" office:value="760" calcext:value-type="float">
            <text:p>760</text:p>
          </table:table-cell>
          <table:table-cell table:style-name="ce2" office:value-type="string" calcext:value-type="string">
            <text:p>1.0,0.8477777777777777,0.1</text:p>
          </table:table-cell>
          <table:table-cell table:style-name="ce2" office:value-type="string" calcext:value-type="string">
            <text:p>acc:1.0;;YNG,acc:1.0;;GSO,acc:1.0;;FWA,acc:1.0;;SJC,acc:1.0;;EVV,acc:0.8888888888888888;;20,acc:0.8214285714285714;;23,acc:1.0;;8,acc:0.6;;21,acc:0.9285714285714286;;15,acc:0.5;;LAW,acc:0.0;;BFL;;LRD,acc:0.0;;SFO,acc:0.0;;FWA,acc:0.0;;CHA</text:p>
          </table:table-cell>
          <table:table-cell table:style-name="ce2" office:value-type="string" calcext:value-type="string">
            <text:p>59.8,66.6,99.8</text:p>
          </table:table-cell>
          <table:table-cell table:style-name="ce2" office:value-type="string" calcext:value-type="string">
            <text:p>92,61,20,48,78,0,114,63,92,64,313,66,42,39,39</text:p>
          </table:table-cell>
          <table:table-cell table:style-name="ce2" office:value-type="string" calcext:value-type="string">
            <text:p>Sat Apr 21 2018 23:13:55 GMT-0400 (Eastern Daylight Time)</text:p>
          </table:table-cell>
          <table:table-cell table:style-name="ce2" office:value-type="string" calcext:value-type="string">
            <text:p>group: 1, response: 12,8,29,5,3,15,74,6</text:p>
          </table:table-cell>
          <table:table-cell table:style-name="ce2" office:value-type="float" office:value="48" calcext:value-type="float">
            <text:p>48</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yes there was really no way to do questions 11 -15. I did everything in my power to put the correct answers but it kept saying that I had to provide a valid answer. I have to say I got frustrated because the correct answers would not be accepted. I didnt know what to do about i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700" calcext:value-type="float">
            <text:p>700</text:p>
          </table:table-cell>
          <table:table-cell table:style-name="ce2" office:value-type="string" calcext:value-type="string">
            <text:p>0.4,0.5056349206349207,0.1</text:p>
          </table:table-cell>
          <table:table-cell table:style-name="ce2" office:value-type="string" calcext:value-type="string">
            <text:p>acc:0.0;;EVV,acc:1.0;;GSO,acc:1.0;;FWA,acc:0.0;;RAP,acc:0.0;;GGV,acc:0.38888888888888884;;7,acc:0.1785714285714286;;5,acc:0.875;;9,acc:0.8;;12,acc:0.2857142857142857;;4,acc:0.0;;BFF;;EGE,acc:0.0;;ERI;;YNG,acc:0.0;;UIN;;LEX,acc:0.5;;FWA;;MIA,acc:0.0;;EWR;;TLT</text:p>
          </table:table-cell>
          <table:table-cell table:style-name="ce2" office:value-type="string" calcext:value-type="string">
            <text:p>29.4,2.8,23.6</text:p>
          </table:table-cell>
          <table:table-cell table:style-name="ce2" office:value-type="string" calcext:value-type="string">
            <text:p>5,52,36,14,40,5,3,1,3,2,72,12,10,15,9</text:p>
          </table:table-cell>
          <table:table-cell table:style-name="ce2" office:value-type="string" calcext:value-type="string">
            <text:p>Sun Apr 22 2018 00:06:05 GMT-0600 (Canada Central Standard Time)</text:p>
          </table:table-cell>
          <table:table-cell table:style-name="ce2" office:value-type="string" calcext:value-type="string">
            <text:p>group: 3, response: 8,74,29,15,12,6,3,5</text:p>
          </table:table-cell>
          <table:table-cell table:style-name="ce2" office:value-type="float" office:value="21" calcext:value-type="float">
            <text:p>21</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00" calcext:value-type="float">
            <text:p>1600</text:p>
          </table:table-cell>
          <table:table-cell table:style-name="ce2" office:value-type="float" office:value="784" calcext:value-type="float">
            <text:p>784</text:p>
          </table:table-cell>
          <table:table-cell table:style-name="ce2" office:value-type="string" calcext:value-type="string">
            <text:p>1.0,0.6779365079365078,0.0</text:p>
          </table:table-cell>
          <table:table-cell table:style-name="ce2" office:value-type="string" calcext:value-type="string">
            <text:p>acc:1.0;;YNG,acc:1.0;;GSO,acc:1.0;;FWA,acc:1.0;;SJC,acc:1.0;;EVV,acc:0.2777777777777778;;5,acc:0.6428571428571428;;18,acc:0.75;;6,acc:0.9333333333333333;;14,acc:0.7857142857142857;;11,acc:0.0;;BNA,acc:0.0;;TUL;;SPS,acc:0.0;;ROR,acc:0.0;;FWA,acc:0.0;;NYL</text:p>
          </table:table-cell>
          <table:table-cell table:style-name="ce2" office:value-type="string" calcext:value-type="string">
            <text:p>46.6,40.8,155.8</text:p>
          </table:table-cell>
          <table:table-cell table:style-name="ce2" office:value-type="string" calcext:value-type="string">
            <text:p>41,79,54,31,28,32,79,23,44,26,133,269,29,225,123</text:p>
          </table:table-cell>
          <table:table-cell table:style-name="ce2" office:value-type="string" calcext:value-type="string">
            <text:p>Thu Apr 26 2018 09:10:46 GMT-0400 (EDT)</text:p>
          </table:table-cell>
          <table:table-cell table:style-name="ce2" office:value-type="string" calcext:value-type="string">
            <text:p>group: 3, response: 8,74,29,15,12,6,3,5</text:p>
          </table:table-cell>
          <table:table-cell table:style-name="ce2" office:value-type="float" office:value="37" calcext:value-type="float">
            <text:p>3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third task didn't really make sens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740" calcext:value-type="float">
            <text:p>1740</text:p>
          </table:table-cell>
          <table:table-cell table:style-name="ce2" office:value-type="float" office:value="875" calcext:value-type="float">
            <text:p>875</text:p>
          </table:table-cell>
          <table:table-cell table:style-name="ce2" office:value-type="string" calcext:value-type="string">
            <text:p>0.8,0.7721428571428571,0.0</text:p>
          </table:table-cell>
          <table:table-cell table:style-name="ce2" office:value-type="string" calcext:value-type="string">
            <text:p>acc:1.0;;YNG,acc:1.0;;GSO,acc:1.0;;FWA,acc:0.0;;RAP,acc:1.0;;EVV,acc:0.33333333333333337;;6,acc:0.8571428571428572;;24,acc:0.875;;9,acc:0.8666666666666667;;13,acc:0.9285714285714286;;15,acc:0.0;;PIE;;STT,acc:0.0;;MYR,acc:0.0;;MDT;;MYR,acc:0.0;;MEM;;LCH,acc:0.0;;BTV;;DTW</text:p>
          </table:table-cell>
          <table:table-cell table:style-name="ce2" office:value-type="string" calcext:value-type="string">
            <text:p>54.2,34.6,33.2</text:p>
          </table:table-cell>
          <table:table-cell table:style-name="ce2" office:value-type="string" calcext:value-type="string">
            <text:p>90,39,23,54,65,53,46,25,27,22,95,26,19,17,9</text:p>
          </table:table-cell>
          <table:table-cell table:style-name="ce2" office:value-type="string" calcext:value-type="string">
            <text:p>Thu Apr 26 2018 09:26:59 GMT-0400 (Eastern Daylight Time)</text:p>
          </table:table-cell>
          <table:table-cell table:style-name="ce2" office:value-type="string" calcext:value-type="string">
            <text:p>group: 4, response: 6,12,5,15,74,8,29,3</text:p>
          </table:table-cell>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66" calcext:value-type="float">
            <text:p>966</text:p>
          </table:table-cell>
          <table:table-cell table:style-name="ce2" office:value-type="string" calcext:value-type="string">
            <text:p>1.0,0.3213492063492064,0.0</text:p>
          </table:table-cell>
          <table:table-cell table:style-name="ce2" office:value-type="string" calcext:value-type="string">
            <text:p>acc:1.0;;YNG,acc:1.0;;GSO,acc:1.0;;FWA,acc:1.0;;SJC,acc:1.0;;EVV,acc:0.05555555555555558;;1,acc:0.0357142857142857;;1,acc:0.125;;15,acc:0.5333333333333333;;8,acc:0.8571428571428572;;12,acc:0.0;;UCA,acc:0.0;;GRR,acc:0.0;;FLL,acc:0.0;;SFO,acc:0.0;;CMI;;MKG</text:p>
          </table:table-cell>
          <table:table-cell table:style-name="ce2" office:value-type="string" calcext:value-type="string">
            <text:p>32.4,24.0,24.2</text:p>
          </table:table-cell>
          <table:table-cell table:style-name="ce2" office:value-type="string" calcext:value-type="string">
            <text:p>46,29,36,27,24,23,21,34,17,25,84,19,8,4,6</text:p>
          </table:table-cell>
          <table:table-cell table:style-name="ce2" office:value-type="string" calcext:value-type="string">
            <text:p>Thu Apr 26 2018 08:28:15 GMT-0500 (Central Daylight Time)</text:p>
          </table:table-cell>
          <table:table-cell table:style-name="ce2" office:value-type="string" calcext:value-type="string">
            <text:p>group: 2, response: 6,74,15,3,12,8,29,5</text:p>
          </table:table-cell>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599" calcext:value-type="float">
            <text:p>1599</text:p>
          </table:table-cell>
          <table:table-cell table:style-name="ce2" office:value-type="float" office:value="743" calcext:value-type="float">
            <text:p>743</text:p>
          </table:table-cell>
          <table:table-cell table:style-name="ce2" office:value-type="string" calcext:value-type="string">
            <text:p>1.0,0.8255555555555556,0.2</text:p>
          </table:table-cell>
          <table:table-cell table:style-name="ce2" office:value-type="string" calcext:value-type="string">
            <text:p>acc:1.0;;YNG,acc:1.0;;GSO,acc:1.0;;FWA,acc:1.0;;SJC,acc:1.0;;EVV,acc:0.7777777777777778;;22,acc:0.8214285714285714;;23,acc:1.0;;8,acc:0.6;;21,acc:0.9285714285714286;;15,acc:0.5;;MHT;;ACY,acc:0.0;;LGB;;SRQ,acc:0.0;;PSP;;TYS,acc:0.5;;FWA;;MIA,acc:0.0;;JAX;;DET</text:p>
          </table:table-cell>
          <table:table-cell table:style-name="ce2" office:value-type="string" calcext:value-type="string">
            <text:p>27.0,40.2,28.2</text:p>
          </table:table-cell>
          <table:table-cell table:style-name="ce2" office:value-type="string" calcext:value-type="string">
            <text:p>41,23,18,13,40,46,47,32,46,30,102,11,10,11,7</text:p>
          </table:table-cell>
          <table:table-cell table:style-name="ce2" office:value-type="string" calcext:value-type="string">
            <text:p>Thu Apr 26 2018 10:35:31 GMT-0400 (Eastern Daylight Time)</text:p>
          </table:table-cell>
          <table:table-cell table:style-name="ce2" office:value-type="string" calcext:value-type="string">
            <text:p>group: 2, response: 6,74,15,3,12,8,29,5</text:p>
          </table:table-cell>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style-name="ce2" office:value-type="string" calcext:value-type="string">
            <text:p>None, that was a surprise and very difficul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80" calcext:value-type="float">
            <text:p>1680</text:p>
          </table:table-cell>
          <table:table-cell table:style-name="ce2" office:value-type="float" office:value="952" calcext:value-type="float">
            <text:p>952</text:p>
          </table:table-cell>
          <table:table-cell table:style-name="ce2" office:value-type="string" calcext:value-type="string">
            <text:p>1.0,0.5273809523809524,0.1</text:p>
          </table:table-cell>
          <table:table-cell table:style-name="ce2" office:value-type="string" calcext:value-type="string">
            <text:p>acc:1.0;;YNG,acc:1.0;;GSO,acc:1.0;;FWA,acc:1.0;;SJC,acc:1.0;;EVV,acc:0.16666666666666663;;3,acc:0.25;;7,acc:0.625;;5,acc:0.6666666666666667;;10,acc:0.9285714285714286;;13,acc:0.0;;AVP;;NYL,acc:0.0;;SBA;;ELP,acc:0.0;;GRR;;PHL,acc:0.5;;FWA;;MIA,acc:0.0;;SAN;;ACY</text:p>
          </table:table-cell>
          <table:table-cell table:style-name="ce2" office:value-type="string" calcext:value-type="string">
            <text:p>39.4,39.4,38.2</text:p>
          </table:table-cell>
          <table:table-cell table:style-name="ce2" office:value-type="string" calcext:value-type="string">
            <text:p>37,71,35,20,34,42,34,46,43,32,77,65,18,9,22</text:p>
          </table:table-cell>
          <table:table-cell table:style-name="ce2" office:value-type="string" calcext:value-type="string">
            <text:p>Thu Apr 26 2018 10:03:29 GMT-0500 (Central Daylight Time)</text:p>
          </table:table-cell>
          <table:table-cell table:style-name="ce2" office:value-type="string" calcext:value-type="string">
            <text:p>group: 2, response: 6,74,15,3,12,8,29,5</text:p>
          </table:table-cell>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style-name="ce2" office:value-type="string" calcext:value-type="string">
            <text:p>No issues, thank you!</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0" calcext:value-type="float">
            <text:p>1360</text:p>
          </table:table-cell>
          <table:table-cell table:style-name="ce2" office:value-type="float" office:value="662" calcext:value-type="float">
            <text:p>662</text:p>
          </table:table-cell>
          <table:table-cell table:style-name="ce2" office:value-type="string" calcext:value-type="string">
            <text:p>0.8,0.4654761904761905,0.1</text:p>
          </table:table-cell>
          <table:table-cell table:style-name="ce2" office:value-type="string" calcext:value-type="string">
            <text:p>acc:1.0;;YNG,acc:1.0;;GSO,acc:1.0;;FWA,acc:0.0;;RAP,acc:1.0;;EVV,acc:0.33333333333333337;;6,acc:0.2857142857142857;;8,acc:0.875;;7,acc:0.33333333333333337;;5,acc:0.5;;7,acc:0.0;;TUL;;FAY,acc:0.0;;ACY;;ERI,acc:0.0;;JAX;;FSM,acc:0.5;;FWA;;PKA,acc:0.0;;LAW;;OAJ</text:p>
          </table:table-cell>
          <table:table-cell table:style-name="ce2" office:value-type="string" calcext:value-type="string">
            <text:p>24.6,17.0,29.8</text:p>
          </table:table-cell>
          <table:table-cell table:style-name="ce2" office:value-type="string" calcext:value-type="string">
            <text:p>25,40,24,16,18,5,28,21,16,15,61,24,25,25,14</text:p>
          </table:table-cell>
          <table:table-cell table:style-name="ce2" office:value-type="string" calcext:value-type="string">
            <text:p>Thu Apr 26 2018 11:30:46 GMT-0400 (Eastern Daylight Time)</text:p>
          </table:table-cell>
          <table:table-cell table:style-name="ce2" office:value-type="string" calcext:value-type="string">
            <text:p>group: 4, response: 6,12,5,15,74,8,29,3</text:p>
          </table:table-cell>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958" calcext:value-type="float">
            <text:p>958</text:p>
          </table:table-cell>
          <table:table-cell table:style-name="ce2" office:value-type="string" calcext:value-type="string">
            <text:p>1.0,0.5823809523809524,0.1</text:p>
          </table:table-cell>
          <table:table-cell table:style-name="ce2" office:value-type="string" calcext:value-type="string">
            <text:p>acc:1.0;;YNG,acc:1.0;;GSO,acc:1.0;;FWA,acc:1.0;;SJC,acc:1.0;;EVV,acc:0.33333333333333337;;6,acc:0.25;;7,acc:1.0;;8,acc:0.4;;6,acc:0.9285714285714286;;15,acc:0.0;;LBB;;LGB,acc:0.0;;ACY;;FWA,acc:0.0;;NYL;;LBB,acc:0.5;;FWA;;MIA,acc:0.0;;CID;;HUF</text:p>
          </table:table-cell>
          <table:table-cell table:style-name="ce2" office:value-type="string" calcext:value-type="string">
            <text:p>64.0,40.6,73.0</text:p>
          </table:table-cell>
          <table:table-cell table:style-name="ce2" office:value-type="string" calcext:value-type="string">
            <text:p>66,95,51,53,55,0,0,87,0,116,300,22,11,14,18</text:p>
          </table:table-cell>
          <table:table-cell table:style-name="ce2" office:value-type="string" calcext:value-type="string">
            <text:p>Thu Apr 26 2018 10:16:44 GMT-0600 (Mountain Daylight Time)</text:p>
          </table:table-cell>
          <table:table-cell table:style-name="ce2" office:value-type="string" calcext:value-type="string">
            <text:p>group: 1, response: 12,8,29,5,3,15,74,6</text:p>
          </table:table-cell>
          <table:table-cell table:style-name="ce2" office:value-type="float" office:value="52" calcext:value-type="float">
            <text:p>5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0" calcext:value-type="float">
            <text:p>1360</text:p>
          </table:table-cell>
          <table:table-cell table:style-name="ce2" office:value-type="float" office:value="637" calcext:value-type="float">
            <text:p>637</text:p>
          </table:table-cell>
          <table:table-cell table:style-name="ce2" office:value-type="string" calcext:value-type="string">
            <text:p>1.0,0.8073015873015873,0.1</text:p>
          </table:table-cell>
          <table:table-cell table:style-name="ce2" office:value-type="string" calcext:value-type="string">
            <text:p>acc:1.0;;YNG,acc:1.0;;GSO,acc:1.0;;FWA,acc:1.0;;SJC,acc:1.0;;EVV,acc:0.7222222222222222;;23,acc:0.7857142857142857;;22,acc:1.0;;8,acc:0.6;;21,acc:0.9285714285714286;;15,acc:0.0;;MGM;;ABI,acc:0.0;;SBA;;SAN,acc:0.0;;FSD;;LNK,acc:0.5;;MIA;;FWA,acc:0.0;;FSM;;KCGX</text:p>
          </table:table-cell>
          <table:table-cell table:style-name="ce2" office:value-type="string" calcext:value-type="string">
            <text:p>37.2,82.0,20.4</text:p>
          </table:table-cell>
          <table:table-cell table:style-name="ce2" office:value-type="string" calcext:value-type="string">
            <text:p>50,32,38,26,40,106,92,50,108,54,59,16,8,10,9</text:p>
          </table:table-cell>
          <table:table-cell table:style-name="ce2" office:value-type="string" calcext:value-type="string">
            <text:p>Thu Apr 26 2018 11:31:13 GMT-0500 (Central Daylight Time)</text:p>
          </table:table-cell>
          <table:table-cell table:style-name="ce2" office:value-type="string" calcext:value-type="string">
            <text:p>group: 3, response: 8,74,29,15,12,6,3,5</text:p>
          </table:table-cell>
          <table:table-cell table:style-name="ce2" office:value-type="float" office:value="33" calcext:value-type="float">
            <text:p>3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style-name="ce2" office:value-type="string" calcext:value-type="string">
            <text:p>N/A</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02" calcext:value-type="float">
            <text:p>902</text:p>
          </table:table-cell>
          <table:table-cell table:style-name="ce2" office:value-type="string" calcext:value-type="string">
            <text:p>0.8,0.368015873015873,0.1</text:p>
          </table:table-cell>
          <table:table-cell table:style-name="ce2" office:value-type="string" calcext:value-type="string">
            <text:p>acc:1.0;;YNG,acc:0.0;;LBB,acc:1.0;;FWA,acc:1.0;;SJC,acc:1.0;;EVV,acc:0.05555555555555558;;1,acc:0.1785714285714286;;5,acc:0.625;;11,acc:0.2666666666666667;;4,acc:0.7142857142857143;;10,acc:0.0;;MMH,acc:0.0;;PDT,acc:0.0;;IAH;;SJC,acc:0.5;;MIA,acc:0.0;;ROR;;IAH</text:p>
          </table:table-cell>
          <table:table-cell table:style-name="ce2" office:value-type="string" calcext:value-type="string">
            <text:p>23.0,38.8,96.6</text:p>
          </table:table-cell>
          <table:table-cell table:style-name="ce2" office:value-type="string" calcext:value-type="string">
            <text:p>27,17,28,15,28,42,32,60,30,30,244,118,46,36,39</text:p>
          </table:table-cell>
          <table:table-cell table:style-name="ce2" office:value-type="string" calcext:value-type="string">
            <text:p>Thu Apr 26 2018 15:01:27 GMT-0400 (EDT)</text:p>
          </table:table-cell>
          <table:table-cell table:style-name="ce2" office:value-type="string" calcext:value-type="string">
            <text:p>group: 4, response: 6,12,5,15,74,8,29,3</text:p>
          </table:table-cell>
          <table:table-cell table:style-name="ce2" office:value-type="float" office:value="66" calcext:value-type="float">
            <text:p>6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It was difficult to visualize on such a small area going from top to bottom and side to side almost simultaously.</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54" calcext:value-type="float">
            <text:p>654</text:p>
          </table:table-cell>
          <table:table-cell table:style-name="ce2" office:value-type="string" calcext:value-type="string">
            <text:p>0.8,0.6338888888888888,0.0</text:p>
          </table:table-cell>
          <table:table-cell table:style-name="ce2" office:value-type="string" calcext:value-type="string">
            <text:p>acc:1.0;;YNG,acc:0.0;;LBB,acc:1.0;;FWA,acc:1.0;;SJC,acc:1.0;;EVV,acc:0.4444444444444444;;8,acc:0.5714285714285714;;16,acc:0.625;;5,acc:0.6;;21,acc:0.9285714285714286;;15,acc:0.0;;YNG,acc:0.0;;AVP;;BOS,acc:0.0;;HZE;;ISO,acc:0.0;;SJC,acc:0.0;;EVV</text:p>
          </table:table-cell>
          <table:table-cell table:style-name="ce2" office:value-type="string" calcext:value-type="string">
            <text:p>49.8,41.8,114.6</text:p>
          </table:table-cell>
          <table:table-cell table:style-name="ce2" office:value-type="string" calcext:value-type="string">
            <text:p>77,42,36,40,54,0,80,32,58,39,97,47,167,35,227</text:p>
          </table:table-cell>
          <table:table-cell table:style-name="ce2" office:value-type="string" calcext:value-type="string">
            <text:p>Thu Apr 26 2018 15:10:04 GMT-0400 (Eastern Daylight Time)</text:p>
          </table:table-cell>
          <table:table-cell table:style-name="ce2" office:value-type="string" calcext:value-type="string">
            <text:p>group: 3, response: 8,74,29,15,12,6,3,5</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4,0.30603174603174604,0.0</text:p>
          </table:table-cell>
          <table:table-cell table:style-name="ce2" office:value-type="string" calcext:value-type="string">
            <text:p>acc:0.0;;EVV,acc:0.0;;LBB,acc:1.0;;FWA,acc:0.0;;RAP,acc:1.0;;EVV,acc:0.11111111111111116;;2,acc:0.1071428571428571;;3,acc:0.75;;6,acc:0.1333333333333333;;2,acc:0.4285714285714286;;6,acc:0.0;;SBN,acc:0.0;;MDT,acc:0.0;;EEK,acc:0.0;;EKO;;MRY,acc:0.0;;MIA</text:p>
          </table:table-cell>
          <table:table-cell table:style-name="ce2" office:value-type="string" calcext:value-type="string">
            <text:p>4.6,2.4,86.0</text:p>
          </table:table-cell>
          <table:table-cell table:style-name="ce2" office:value-type="string" calcext:value-type="string">
            <text:p>6,3,4,7,3,3,2,2,2,3,92,61,52,46,179</text:p>
          </table:table-cell>
          <table:table-cell table:style-name="ce2" office:value-type="string" calcext:value-type="string">
            <text:p>Fri May 04 2018 19:32:51 GMT 1300 (Samoa Standard Time)</text:p>
          </table:table-cell>
          <table:table-cell table:style-name="ce2" office:value-type="string" calcext:value-type="string">
            <text:p>group: 1, response: 12,8,29,5,3,15,74,6</text:p>
          </table:table-cell>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2" calcext:value-type="float">
            <text:p>2</text:p>
          </table:table-cell>
          <table:table-cell table:style-name="ce2" office:value-type="string" calcext:value-type="string">
            <text:p>GOOD</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80" calcext:value-type="float">
            <text:p>1280</text:p>
          </table:table-cell>
          <table:table-cell table:style-name="ce2" office:value-type="float" office:value="592" calcext:value-type="float">
            <text:p>592</text:p>
          </table:table-cell>
          <table:table-cell table:style-name="ce2" office:value-type="string" calcext:value-type="string">
            <text:p>1.0,0.2336507936507936,0.0</text:p>
          </table:table-cell>
          <table:table-cell table:style-name="ce2" office:value-type="string" calcext:value-type="string">
            <text:p>acc:1.0;;YNG,acc:1.0;;GSO,acc:1.0;;FWA,acc:1.0;;SJC,acc:1.0;;EVV,acc:0.11111111111111116;;2,acc:0.0714285714285714;;2,acc:0.5;;4,acc:0.19999999999999996;;3,acc:0.2857142857142857;;4,acc:0.0;;LIT;;TRI,acc:0.0;;TLT;;LCH,acc:0.0;;SBN;;LAX,acc:0.0;;FSM;;OGG,acc:0.0;;TLT;;EKO</text:p>
          </table:table-cell>
          <table:table-cell table:style-name="ce2" office:value-type="string" calcext:value-type="string">
            <text:p>46.8,4.6,37.4</text:p>
          </table:table-cell>
          <table:table-cell table:style-name="ce2" office:value-type="string" calcext:value-type="string">
            <text:p>47,48,47,55,37,14,2,3,2,2,124,14,11,23,15</text:p>
          </table:table-cell>
          <table:table-cell table:style-name="ce2" office:value-type="string" calcext:value-type="string">
            <text:p>Fri May 04 2018 00:03:21 GMT-0700 (Pacific Daylight Time)</text:p>
          </table:table-cell>
          <table:table-cell table:style-name="ce2" office:value-type="string" calcext:value-type="string">
            <text:p>group: 1, response: 12,8,29,5,3,15,74,6</text:p>
          </table:table-cell>
          <table:table-cell table:style-name="ce2" office:value-type="float" office:value="37" calcext:value-type="float">
            <text:p>37</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thing comes to mind. The study was easy to follow and the questions were easy to answer.</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47" calcext:value-type="float">
            <text:p>647</text:p>
          </table:table-cell>
          <table:table-cell table:style-name="ce2" office:value-type="string" calcext:value-type="string">
            <text:p>1.0,0.652142857142857,0.0</text:p>
          </table:table-cell>
          <table:table-cell table:style-name="ce2" office:value-type="string" calcext:value-type="string">
            <text:p>acc:1.0;;YNG,acc:1.0;;GSO,acc:1.0;;FWA,acc:1.0;;SJC,acc:1.0;;EVV,acc:0.16666666666666663;;3,acc:0.5;;14,acc:0.875;;7,acc:0.9333333333333333;;14,acc:0.7857142857142857;;11,acc:0.0;;BMI,acc:0.0;;LBB;;CLE,acc:0.0;;Z13;;MIA,acc:0.0;;RAP;;EWR,acc:0.0;;A61;;GGV</text:p>
          </table:table-cell>
          <table:table-cell table:style-name="ce2" office:value-type="string" calcext:value-type="string">
            <text:p>55.4,68.6,372.4</text:p>
          </table:table-cell>
          <table:table-cell table:style-name="ce2" office:value-type="string" calcext:value-type="string">
            <text:p>118,32,37,45,45,101,51,49,83,59,1541,134,47,81,59</text:p>
          </table:table-cell>
          <table:table-cell table:style-name="ce2" office:value-type="string" calcext:value-type="string">
            <text:p>Fri May 04 2018 13:09:18 GMT 0530 (India Standard Time)</text:p>
          </table:table-cell>
          <table:table-cell table:style-name="ce2" office:value-type="string" calcext:value-type="string">
            <text:p>group: 4, response: 6,12,5,15,774,8,29,3</text:p>
          </table:table-cell>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style-name="ce2" office:value-type="string" calcext:value-type="string">
            <text:p>zooming and taking details with the time its interesting</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1.0,0.5643650793650794,0.2</text:p>
          </table:table-cell>
          <table:table-cell table:style-name="ce2" office:value-type="string" calcext:value-type="string">
            <text:p>acc:1.0;;YNG,acc:1.0;;GSO,acc:1.0;;FWA,acc:1.0;;SJC,acc:1.0;;EVV,acc:0.6111111111111112;;11,acc:0.4285714285714286;;12,acc:0.625;;5,acc:0.8;;12,acc:0.3571428571428571;;5,acc:0.0;;LBB;;MGM,acc:0.0;;BFF;;LBB,acc:0.0;;LSE;;PKA,acc:0.5;;FWA;;MIA,acc:0.5;;MGM;;ELM</text:p>
          </table:table-cell>
          <table:table-cell table:style-name="ce2" office:value-type="string" calcext:value-type="string">
            <text:p>41.6,51.2,49.6</text:p>
          </table:table-cell>
          <table:table-cell table:style-name="ce2" office:value-type="string" calcext:value-type="string">
            <text:p>22,79,38,16,53,70,71,37,53,25,111,46,42,18,31</text:p>
          </table:table-cell>
          <table:table-cell table:style-name="ce2" office:value-type="string" calcext:value-type="string">
            <text:p>Fri May 04 2018 04:16:02 GMT-0400 (Eastern Daylight Time)</text:p>
          </table:table-cell>
          <table:table-cell table:style-name="ce2" office:value-type="string" calcext:value-type="string">
            <text:p>group: 3, response: 8,74,29,15,12,6,3,5</text:p>
          </table:table-cell>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style-name="ce2" office:value-type="string" calcext:value-type="string">
            <text:p>No issues, was a bit confused for a while but I think I figured it out.</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366" calcext:value-type="float">
            <text:p>1366</text:p>
          </table:table-cell>
          <table:table-cell table:style-name="ce2" office:value-type="float" office:value="637" calcext:value-type="float">
            <text:p>637</text:p>
          </table:table-cell>
          <table:table-cell table:style-name="ce2" office:value-type="string" calcext:value-type="string">
            <text:p>0.6,0.5626984126984127,0.1</text:p>
          </table:table-cell>
          <table:table-cell table:style-name="ce2" office:value-type="string" calcext:value-type="string">
            <text:p>acc:0.0;;BTM,acc:1.0;;GSO,acc:0.0;;MIA,acc:1.0;;SJC,acc:1.0;;EVV,acc:0.2777777777777778;;5,acc:0.2142857142857143;;6,acc:0.75;;6,acc:1.0;;15,acc:0.5714285714285714;;20,acc:0.0;;DET;;DEC,acc:0.0;;ANI;;AKI,acc:0.0;;SAV;;ROC,acc:0.5;;FWA;;MIA,acc:0.0;;ROC;;SBN</text:p>
          </table:table-cell>
          <table:table-cell table:style-name="ce2" office:value-type="string" calcext:value-type="string">
            <text:p>56.8,16.4,22.6</text:p>
          </table:table-cell>
          <table:table-cell table:style-name="ce2" office:value-type="string" calcext:value-type="string">
            <text:p>79,76,31,53,45,21,14,16,17,14,52,16,15,17,13</text:p>
          </table:table-cell>
          <table:table-cell table:style-name="ce2" office:value-type="string" calcext:value-type="string">
            <text:p>Fri May 04 2018 06:25:33 GMT-0400 (Eastern Daylight Time)</text:p>
          </table:table-cell>
          <table:table-cell table:style-name="ce2" office:value-type="string" calcext:value-type="string">
            <text:p>group: 2, response: 6,74,15,3,12,8,29,5</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style-name="ce2" office:value-type="string" calcext:value-type="string">
            <text:p>A6FMGGN74ZJ7C</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250" calcext:value-type="float">
            <text:p>1250</text:p>
          </table:table-cell>
          <table:table-cell table:style-name="ce2" office:value-type="float" office:value="894" calcext:value-type="float">
            <text:p>894</text:p>
          </table:table-cell>
          <table:table-cell table:style-name="ce2" office:value-type="string" calcext:value-type="string">
            <text:p>1.0,0.8544444444444445,0.0</text:p>
          </table:table-cell>
          <table:table-cell table:style-name="ce2" office:value-type="string" calcext:value-type="string">
            <text:p>acc:1.0;;YNG,acc:1.0;;GSO,acc:1.0;;FWA,acc:1.0;;SJC,acc:1.0;;EVV,acc:0.7222222222222222;;23,acc:0.8214285714285714;;23,acc:1.0;;8,acc:0.8;;18,acc:0.9285714285714286;;15,acc:0.0;;SFO;;LBB,acc:0.0;;OMA;;BET,acc:0.0;;EEK;;SAN,acc:0.0;;SAT;;IAD,acc:0.0;;SAT;;BMI</text:p>
          </table:table-cell>
          <table:table-cell table:style-name="ce2" office:value-type="string" calcext:value-type="string">
            <text:p>38.6,70.6,20.6</text:p>
          </table:table-cell>
          <table:table-cell table:style-name="ce2" office:value-type="string" calcext:value-type="string">
            <text:p>61,55,29,27,21,113,91,38,57,54,81,8,5,5,4</text:p>
          </table:table-cell>
          <table:table-cell table:style-name="ce2" office:value-type="string" calcext:value-type="string">
            <text:p>Fri May 04 2018 06:32:47 GMT-0400 (Eastern Daylight Time)</text:p>
          </table:table-cell>
          <table:table-cell table:style-name="ce2" office:value-type="string" calcext:value-type="string">
            <text:p>group: 4, response: 6,12,5,15,74,8,29,3</text:p>
          </table:table-cell>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680" calcext:value-type="float">
            <text:p>1680</text:p>
          </table:table-cell>
          <table:table-cell table:style-name="ce2" office:value-type="float" office:value="944" calcext:value-type="float">
            <text:p>944</text:p>
          </table:table-cell>
          <table:table-cell table:style-name="ce2" office:value-type="string" calcext:value-type="string">
            <text:p>1.0,0.7015079365079365,0.0</text:p>
          </table:table-cell>
          <table:table-cell table:style-name="ce2" office:value-type="string" calcext:value-type="string">
            <text:p>acc:1.0;;YNG,acc:1.0;;GSO,acc:1.0;;FWA,acc:1.0;;SJC,acc:1.0;;EVV,acc:0.7777777777777778;;14,acc:0.7142857142857143;;20,acc:0.625;;5,acc:0.5333333333333333;;22,acc:0.8571428571428572;;12,acc:0.0;;EVV;;LNY,acc:0.0;;JHM;;WNA,acc:0.0;;OTH;;LSE,acc:0.0;;FWA;;OGG,acc:0.0;;LNY;;JHM</text:p>
          </table:table-cell>
          <table:table-cell table:style-name="ce2" office:value-type="string" calcext:value-type="string">
            <text:p>21.0,47.2,44.2</text:p>
          </table:table-cell>
          <table:table-cell table:style-name="ce2" office:value-type="string" calcext:value-type="string">
            <text:p>16,21,22,26,20,57,44,49,57,29,114,26,28,35,18</text:p>
          </table:table-cell>
          <table:table-cell table:style-name="ce2" office:value-type="string" calcext:value-type="string">
            <text:p>Fri May 04 2018 11:26:08 GMT-0400 (Eastern Daylight Time)</text:p>
          </table:table-cell>
          <table:table-cell table:style-name="ce2" office:value-type="string" calcext:value-type="string">
            <text:p>group: 1, response: 12,8,29,5,3,15,74,6</text:p>
          </table:table-cell>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Professional degree (e.g. MD, DDS, DVM)</text:p>
          </table:table-cell>
          <table:table-cell table:style-name="ce2" office:value-type="float" office:value="3" calcext:value-type="float">
            <text:p>3</text:p>
          </table:table-cell>
          <table:table-cell table:style-name="ce2" office:value-type="string" calcext:value-type="string">
            <text:p>pretty confusing with the double connections and didnt memoriz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1.0,0.8011111111111111,0.0</text:p>
          </table:table-cell>
          <table:table-cell table:style-name="ce2" office:value-type="string" calcext:value-type="string">
            <text:p>acc:1.0;;YNG,acc:1.0;;GSO,acc:1.0;;FWA,acc:1.0;;SJC,acc:1.0;;EVV,acc:0.7222222222222222;;23,acc:0.8214285714285714;;23,acc:1.0;;8,acc:0.5333333333333333;;22,acc:0.9285714285714286;;15,acc:0.0;;ROC;;BFF,acc:0.0;;SAN;;LGB,acc:0.0;;ITH;;SJC,acc:0.0;;SJC;;FWA,acc:0.0;;DRO;;LAW</text:p>
          </table:table-cell>
          <table:table-cell table:style-name="ce2" office:value-type="string" calcext:value-type="string">
            <text:p>33.2,59.2,46.8</text:p>
          </table:table-cell>
          <table:table-cell table:style-name="ce2" office:value-type="string" calcext:value-type="string">
            <text:p>56,25,33,20,32,74,77,38,62,45,77,40,29,65,23</text:p>
          </table:table-cell>
          <table:table-cell table:style-name="ce2" office:value-type="string" calcext:value-type="string">
            <text:p>Fri May 04 2018 18:03:08 GMT-0700 (Pacific Daylight Time)</text:p>
          </table:table-cell>
          <table:table-cell table:style-name="ce2" office:value-type="string" calcext:value-type="string">
            <text:p>group: 1, response: 12,8,29,5,3,15,74,6</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style-name="ce2" office:value-type="string" calcext:value-type="string">
            <text:p>That last task was basically just guessing. I was not trying to remember the names of the highlighted stations.</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1.0,0.7883333333333333,0.1</text:p>
          </table:table-cell>
          <table:table-cell table:style-name="ce2" office:value-type="string" calcext:value-type="string">
            <text:p>acc:1.0;;YNG,acc:1.0;;GSO,acc:1.0;;FWA,acc:1.0;;SJC,acc:1.0;;EVV,acc:0.8333333333333334;;21,acc:0.7857142857142857;;22,acc:0.875;;7,acc:0.7333333333333334;;19,acc:0.7142857142857143;;10,acc:0.0;;HRL;;LBB;;LAX,acc:0.0;;MDT;;DAB,acc:0.0;;SJC,acc:0.5;;FWA;;MIA,acc:0.0;;TYS</text:p>
          </table:table-cell>
          <table:table-cell table:style-name="ce2" office:value-type="string" calcext:value-type="string">
            <text:p>30.4,51.4,40.0</text:p>
          </table:table-cell>
          <table:table-cell table:style-name="ce2" office:value-type="string" calcext:value-type="string">
            <text:p>34,33,34,15,36,0,68,47,92,50,66,40,38,16,40</text:p>
          </table:table-cell>
          <table:table-cell table:style-name="ce2" office:value-type="string" calcext:value-type="string">
            <text:p>Fri May 04 2018 19:42:39 GMT-0700 (Pacific Daylight Time)</text:p>
          </table:table-cell>
          <table:table-cell table:style-name="ce2" office:value-type="string" calcext:value-type="string">
            <text:p>group: 2, response: 6,74,15,3,12,8,29,5</text:p>
          </table:table-cell>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style-name="ce2" office:value-type="string" calcext:value-type="string">
            <text:p>n/a</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920" calcext:value-type="float">
            <text:p>1920</text:p>
          </table:table-cell>
          <table:table-cell table:style-name="ce2" office:value-type="float" office:value="974" calcext:value-type="float">
            <text:p>974</text:p>
          </table:table-cell>
          <table:table-cell table:style-name="ce2" office:value-type="string" calcext:value-type="string">
            <text:p>1.0,0.843968253968254,0.0</text:p>
          </table:table-cell>
          <table:table-cell table:style-name="ce2" office:value-type="string" calcext:value-type="string">
            <text:p>acc:1.0;;YNG,acc:1.0;;GSO,acc:1.0;;FWA,acc:1.0;;SJC,acc:1.0;;EVV,acc:0.8888888888888888;;20,acc:0.5357142857142857;;15,acc:1.0;;8,acc:0.8666666666666667;;13,acc:0.9285714285714286;;15,acc:0.0;;TUL;;ABI,acc:0.0;;HZE;;LEX,acc:0.0;;PBI;;SRQ,acc:0.0;;TLH;;MKK,acc:0.0;;CRP;;PDX</text:p>
          </table:table-cell>
          <table:table-cell table:style-name="ce2" office:value-type="string" calcext:value-type="string">
            <text:p>42.4,43.2,72.8</text:p>
          </table:table-cell>
          <table:table-cell table:style-name="ce2" office:value-type="string" calcext:value-type="string">
            <text:p>70,43,38,20,41,0,0,65,90,61,271,50,15,20,8</text:p>
          </table:table-cell>
          <table:table-cell table:style-name="ce2" office:value-type="string" calcext:value-type="string">
            <text:p>Fri May 04 2018 22:09:36 GMT-0500 (Central Daylight Time)</text:p>
          </table:table-cell>
          <table:table-cell table:style-name="ce2" office:value-type="string" calcext:value-type="string">
            <text:p>group: 1, response: 12,8,29,5,3,15,74,6</text:p>
          </table:table-cell>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4" calcext:value-type="float">
            <text:p>4</text:p>
          </table:table-cell>
          <table:table-cell table:style-name="ce2" office:value-type="string" calcext:value-type="string">
            <text:p>none</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440" calcext:value-type="float">
            <text:p>1440</text:p>
          </table:table-cell>
          <table:table-cell table:style-name="ce2" office:value-type="float" office:value="807" calcext:value-type="float">
            <text:p>807</text:p>
          </table:table-cell>
          <table:table-cell table:style-name="ce2" office:value-type="string" calcext:value-type="string">
            <text:p>1.0,0.6723809523809525,0.1</text:p>
          </table:table-cell>
          <table:table-cell table:style-name="ce2" office:value-type="string" calcext:value-type="string">
            <text:p>acc:1.0;;YNG,acc:1.0;;GSO,acc:1.0;;FWA,acc:1.0;;SJC,acc:1.0;;EVV,acc:0.8333333333333334;;15,acc:0.5;;14,acc:1.0;;8,acc:0.6;;9,acc:0.4285714285714286;;6,acc:0.0;;BFF;;ABI,acc:0.0;;ALB;;ERI,acc:0.0;;ELM;;LBB,acc:0.5;;FWA;;MIA,acc:0.0;;DRO;;ITH</text:p>
          </table:table-cell>
          <table:table-cell table:style-name="ce2" office:value-type="string" calcext:value-type="string">
            <text:p>37.8,10.0,42.8</text:p>
          </table:table-cell>
          <table:table-cell table:style-name="ce2" office:value-type="string" calcext:value-type="string">
            <text:p>42,33,21,35,58,16,13,6,9,6,163,11,12,12,16</text:p>
          </table:table-cell>
          <table:table-cell table:style-name="ce2" office:value-type="string" calcext:value-type="string">
            <text:p>Fri May 04 2018 21:32:27 GMT-0400 (Eastern Daylight Time)</text:p>
          </table:table-cell>
          <table:table-cell table:style-name="ce2" office:value-type="string" calcext:value-type="string">
            <text:p>group: 2, response: 6,74,15,3,12,8,29,5</text:p>
          </table:table-cell>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style-name="ce2" office:value-type="string" calcext:value-type="string">
            <text:p>No</text:p>
          </table:table-cell>
          <table:table-cell table:number-columns-repeated="1010"/>
        </table:table-row>
        <table:table-row table:style-name="ro1">
          <table:table-cell table:style-name="ce2" office:value-type="string" calcext:value-type="string">
            <text:p>mat</text:p>
          </table:table-cell>
          <table:table-cell table:style-name="ce2" office:value-type="float" office:value="1858" calcext:value-type="float">
            <text:p>1858</text:p>
          </table:table-cell>
          <table:table-cell table:style-name="ce2" office:value-type="float" office:value="1134" calcext:value-type="float">
            <text:p>1134</text:p>
          </table:table-cell>
          <table:table-cell table:style-name="ce2" office:value-type="string" calcext:value-type="string">
            <text:p>1.0,0.7233333333333333,0.1</text:p>
          </table:table-cell>
          <table:table-cell table:style-name="ce2" office:value-type="string" calcext:value-type="string">
            <text:p>acc:1.0;;YNG,acc:1.0;;GSO,acc:1.0;;FWA,acc:1.0;;SJC,acc:1.0;;EVV,acc:0.8333333333333334;;15,acc:0.3214285714285714;;9,acc:1.0;;8,acc:0.5333333333333333;;8,acc:0.9285714285714286;;15,acc:0.0;;GSO;;EVV,acc:0.0;;OTH;;EGE,acc:0.0;;OGG;;AMA,acc:0.5;;FWA;;PKA,acc:0.0;;FLG;;HUF</text:p>
          </table:table-cell>
          <table:table-cell table:style-name="ce2" office:value-type="string" calcext:value-type="string">
            <text:p>34.8,70.2,57.2</text:p>
          </table:table-cell>
          <table:table-cell table:style-name="ce2" office:value-type="string" calcext:value-type="string">
            <text:p>27,54,24,39,30,107,0,40,115,89,87,31,111,24,33</text:p>
          </table:table-cell>
          <table:table-cell table:style-name="ce2" office:value-type="string" calcext:value-type="string">
            <text:p>Fri May 04 2018 22:33:57 GMT-0500 (Central Daylight Time)</text:p>
          </table:table-cell>
          <table:table-cell table:style-name="ce2" office:value-type="string" calcext:value-type="string">
            <text:p>group: 2, response: 6,74,15,3,12,8,29,5</text:p>
          </table:table-cell>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5" calcext:value-type="float">
            <text:p>5</text:p>
          </table:table-cell>
          <table:table-cell table:number-columns-repeated="1011"/>
        </table:table-row>
        <table:table-row table:style-name="ro2" table:number-rows-repeated="1048511">
          <table:table-cell table:number-columns-repeated="1024"/>
        </table:table-row>
        <table:table-row table:style-name="ro2">
          <table:table-cell table:number-columns-repeated="1024"/>
        </table:table-row>
      </table:table>
      <table:table table:name="summary-of-demographics" table:style-name="ta6">
        <table:table-column table:style-name="co2"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8" table:default-cell-style-name="Default"/>
        <table:table-row table:style-name="ro1">
          <table:table-cell table:style-name="ce1" office:value-type="string" calcext:value-type="string">
            <text:p>Age</text:p>
          </table:table-cell>
          <table:table-cell table:style-name="ce1" office:value-type="string" calcext:value-type="string">
            <text:p>Gender</text:p>
          </table:table-cell>
          <table:table-cell table:style-name="ce1" office:value-type="string" calcext:value-type="string">
            <text:p>Education</text:p>
          </table:table-cell>
          <table:table-cell table:style-name="ce1" office:value-type="string" calcext:value-type="string">
            <text:p>Familiarity with Networks</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table-cell table:style-name="ce4" office:value-type="string" calcext:value-type="string" table:number-columns-spanned="2" table:number-rows-spanned="1">
            <text:p>Summary</text:p>
          </table:table-cell>
          <table:covered-table-cell table:style-name="ce7"/>
          <table:table-cell table:number-columns-repeated="1017"/>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table-cell table:style-name="ce5" office:value-type="string" calcext:value-type="string">
            <text:p># Males</text:p>
          </table:table-cell>
          <table:table-cell table:style-name="ce8" table:formula="of:=COUNTIF([.B2:.B307]; &quot;Male&quot;)" office:value-type="string" office:string-value="165" calcext:value-type="string">
            <text:p>165</text:p>
          </table:table-cell>
          <table:table-cell table:number-columns-repeated="1017"/>
        </table:table-row>
        <table:table-row table:style-name="ro1">
          <table:table-cell table:style-name="ce2" office:value-type="float" office:value="39" calcext:value-type="float">
            <text:p>39</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table-cell table:style-name="ce5" office:value-type="string" calcext:value-type="string">
            <text:p># Females</text:p>
          </table:table-cell>
          <table:table-cell table:style-name="ce8" table:formula="of:=COUNTIF([.B2:.B308]; &quot;Female&quot;)" office:value-type="string" office:string-value="138" calcext:value-type="string">
            <text:p>138</text:p>
          </table:table-cell>
          <table:table-cell table:number-columns-repeated="1017"/>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table-cell table:style-name="ce6"/>
          <table:table-cell table:style-name="ce8"/>
          <table:table-cell table:number-columns-repeated="1017"/>
        </table:table-row>
        <table:table-row table:style-name="ro1">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table-cell table:style-name="ce5" office:value-type="string" calcext:value-type="string">
            <text:p>#High School degree</text:p>
          </table:table-cell>
          <table:table-cell table:style-name="ce8" table:formula="of:=COUNTIF([.C2:.C307]; &quot;High school degree or equivalent (e.g. GED)&quot;)" office:value-type="string" office:string-value="28" calcext:value-type="string">
            <text:p>28</text:p>
          </table:table-cell>
          <table:table-cell table:number-columns-repeated="1017"/>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table-cell table:style-name="ce5" office:value-type="string" calcext:value-type="string">
            <text:p>#Bachelors degree</text:p>
          </table:table-cell>
          <table:table-cell table:style-name="ce8" table:formula="of:=COUNTIF([.C2:.C307]; &quot;Bachelors degree (e.g. BA, BS)&quot;)" office:value-type="string" office:string-value="116" calcext:value-type="string">
            <text:p>116</text:p>
          </table:table-cell>
          <table:table-cell table:number-columns-repeated="1017"/>
        </table:table-row>
        <table:table-row table:style-name="ro1">
          <table:table-cell table:style-name="ce2" office:value-type="float" office:value="51" calcext:value-type="float">
            <text:p>51</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table-cell table:style-name="ce5" office:value-type="string" calcext:value-type="string">
            <text:p>#Some college, no degree</text:p>
          </table:table-cell>
          <table:table-cell table:style-name="ce8" table:formula="of:=COUNTIF([.C2:.C307]; &quot;Some college, no degree&quot;)" office:value-type="string" office:string-value="79" calcext:value-type="string">
            <text:p>79</text:p>
          </table:table-cell>
          <table:table-cell table:number-columns-repeated="1017"/>
        </table:table-row>
        <table:table-row table:style-name="ro1">
          <table:table-cell table:style-name="ce2" office:value-type="float" office:value="40" calcext:value-type="float">
            <text:p>4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table-cell table:style-name="ce5" office:value-type="string" calcext:value-type="string">
            <text:p>#Masters degree</text:p>
          </table:table-cell>
          <table:table-cell table:style-name="ce8" table:formula="of:=COUNTIF([.C2:.C307]; &quot;Masters degree (e.g. MA, MS, MEd)&quot;)" office:value-type="string" office:string-value="26" calcext:value-type="string">
            <text:p>26</text:p>
          </table:table-cell>
          <table:table-cell table:number-columns-repeated="1017"/>
        </table:table-row>
        <table:table-row table:style-name="ro1">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table-cell table:style-name="ce5" office:value-type="string" calcext:value-type="string">
            <text:p>#Doctorate</text:p>
          </table:table-cell>
          <table:table-cell table:style-name="ce8" table:formula="of:=COUNTIF([.C2:.C307]; &quot;Doctorate (e.g. PhD, EdD)&quot;)" office:value-type="string" office:string-value="2" calcext:value-type="string">
            <text:p>2</text:p>
          </table:table-cell>
          <table:table-cell table:number-columns-repeated="1017"/>
        </table:table-row>
        <table:table-row table:style-name="ro1">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table-cell table:style-name="ce5" office:value-type="string" calcext:value-type="string">
            <text:p>Associate Degree</text:p>
          </table:table-cell>
          <table:table-cell table:style-name="ce8" table:formula="of:=COUNTIF([.C2:.C308]; &quot;Associate degree (e.g. AA, AS)&quot;)" office:value-type="string" office:string-value="46" calcext:value-type="string">
            <text:p>46</text:p>
          </table:table-cell>
          <table:table-cell table:number-columns-repeated="1017"/>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table-cell table:style-name="ce5" office:value-type="string" calcext:value-type="string">
            <text:p>Familiarity with Networks</text:p>
          </table:table-cell>
          <table:table-cell table:style-name="ce8"/>
          <table:table-cell table:number-columns-repeated="1017"/>
        </table:table-row>
        <table:table-row table:style-name="ro1">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table-cell table:style-name="ce5" office:value-type="string" calcext:value-type="string">
            <text:p><text:s text:c="10"/># 1</text:p>
          </table:table-cell>
          <table:table-cell table:style-name="ce8" table:formula="of:=COUNTIF([.D2:.D307]; &quot;1&quot;)" office:value-type="string" office:string-value="107" calcext:value-type="string">
            <text:p>107</text:p>
          </table:table-cell>
          <table:table-cell table:number-columns-repeated="1017"/>
        </table:table-row>
        <table:table-row table:style-name="ro1">
          <table:table-cell table:style-name="ce2" office:value-type="float" office:value="47" calcext:value-type="float">
            <text:p>47</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table-cell table:style-name="ce5" office:value-type="string" calcext:value-type="string">
            <text:p><text:s text:c="10"/># 2</text:p>
          </table:table-cell>
          <table:table-cell table:style-name="ce8" table:formula="of:=COUNTIF([.D2:.D307]; &quot;2&quot;)" office:value-type="string" office:string-value="64" calcext:value-type="string">
            <text:p>64</text:p>
          </table:table-cell>
          <table:table-cell table:number-columns-repeated="1017"/>
        </table:table-row>
        <table:table-row table:style-name="ro1">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table-cell table:style-name="ce5" office:value-type="string" calcext:value-type="string">
            <text:p><text:s text:c="10"/># 3</text:p>
          </table:table-cell>
          <table:table-cell table:style-name="ce8" table:formula="of:=COUNTIF([.D2:.D307]; &quot;3&quot;)" office:value-type="string" office:string-value="90" calcext:value-type="string">
            <text:p>90</text:p>
          </table:table-cell>
          <table:table-cell table:number-columns-repeated="1017"/>
        </table:table-row>
        <table:table-row table:style-name="ro1">
          <table:table-cell table:style-name="ce2" office:value-type="float" office:value="47" calcext:value-type="float">
            <text:p>47</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table-cell table:style-name="ce5" office:value-type="string" calcext:value-type="string">
            <text:p><text:s text:c="10"/># 4</text:p>
          </table:table-cell>
          <table:table-cell table:style-name="ce8" table:formula="of:=COUNTIF([.D2:.D307]; &quot;4&quot;)" office:value-type="string" office:string-value="36" calcext:value-type="string">
            <text:p>36</text:p>
          </table:table-cell>
          <table:table-cell table:number-columns-repeated="1017"/>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table-cell table:style-name="ce5" office:value-type="string" calcext:value-type="string">
            <text:p><text:s text:c="10"/># 5</text:p>
          </table:table-cell>
          <table:table-cell table:style-name="ce8" table:formula="of:=COUNTIF([.D2:.D307]; &quot;5&quot;)" office:value-type="string" office:string-value="6" calcext:value-type="string">
            <text:p>6</text:p>
          </table:table-cell>
          <table:table-cell table:number-columns-repeated="1017"/>
        </table:table-row>
        <table:table-row table:style-name="ro1">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table-cell table:style-name="ce6"/>
          <table:table-cell table:style-name="ce8"/>
          <table:table-cell table:number-columns-repeated="1017"/>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table-cell table:style-name="ce6"/>
          <table:table-cell table:style-name="ce8"/>
          <table:table-cell table:number-columns-repeated="1017"/>
        </table:table-row>
        <table:table-row table:style-name="ro1">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table-cell table:style-name="ce5" office:value-type="string" calcext:value-type="string">
            <text:p>Min Age</text:p>
          </table:table-cell>
          <table:table-cell table:style-name="ce8" table:formula="of:=MIN([.A2:.A307])" office:value-type="string" office:string-value="19" calcext:value-type="string">
            <text:p>19</text:p>
          </table:table-cell>
          <table:table-cell table:number-columns-repeated="1017"/>
        </table:table-row>
        <table:table-row table:style-name="ro1">
          <table:table-cell table:style-name="ce2" office:value-type="float" office:value="39" calcext:value-type="float">
            <text:p>3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table-cell table:style-name="ce5" office:value-type="string" calcext:value-type="string">
            <text:p>Max Age</text:p>
          </table:table-cell>
          <table:table-cell table:style-name="ce8" table:formula="of:=MAX([.A2:.A307])" office:value-type="string" office:string-value="67" calcext:value-type="string">
            <text:p>67</text:p>
          </table:table-cell>
          <table:table-cell table:number-columns-repeated="1017"/>
        </table:table-row>
        <table:table-row table:style-name="ro1">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table-cell table:style-name="ce5" office:value-type="string" calcext:value-type="string">
            <text:p>Median Age</text:p>
          </table:table-cell>
          <table:table-cell table:style-name="ce8" table:formula="of:=MEDIAN([.A2:.A307])" office:value-type="string" office:string-value="32" calcext:value-type="string">
            <text:p>32</text:p>
          </table:table-cell>
          <table:table-cell table:number-columns-repeated="1017"/>
        </table:table-row>
        <table:table-row table:style-name="ro1">
          <table:table-cell table:style-name="ce2" office:value-type="float" office:value="56" calcext:value-type="float">
            <text:p>56</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55" calcext:value-type="float">
            <text:p>55</text:p>
          </table:table-cell>
          <table:table-cell table:style-name="ce2" office:value-type="string" calcext:value-type="string">
            <text:p>Male</text:p>
          </table:table-cell>
          <table:table-cell table:style-name="ce2" office:value-type="string" calcext:value-type="string">
            <text:p>Doctorate (e.g. PhD, Ed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1" calcext:value-type="float">
            <text:p>21</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63" calcext:value-type="float">
            <text:p>6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8" calcext:value-type="float">
            <text:p>3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19" calcext:value-type="float">
            <text:p>19</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9" calcext:value-type="float">
            <text:p>39</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50" calcext:value-type="float">
            <text:p>5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5" calcext:value-type="float">
            <text:p>4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3" calcext:value-type="float">
            <text:p>4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Doctorate (e.g. PhD, Ed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44" calcext:value-type="float">
            <text:p>4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9" calcext:value-type="float">
            <text:p>49</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8" calcext:value-type="float">
            <text:p>3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56" calcext:value-type="float">
            <text:p>5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52" calcext:value-type="float">
            <text:p>5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0" calcext:value-type="float">
            <text:p>4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9" calcext:value-type="float">
            <text:p>3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9" calcext:value-type="float">
            <text:p>49</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5" calcext:value-type="float">
            <text:p>5</text:p>
          </table:table-cell>
          <table:table-cell table:number-columns-repeated="1020"/>
        </table:table-row>
        <table:table-row table:style-name="ro1">
          <table:table-cell table:style-name="ce2" office:value-type="float" office:value="41" calcext:value-type="float">
            <text:p>41</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4" calcext:value-type="float">
            <text:p>44</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8" calcext:value-type="float">
            <text:p>3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51" calcext:value-type="float">
            <text:p>51</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19" calcext:value-type="float">
            <text:p>19</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64" calcext:value-type="float">
            <text:p>64</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1" calcext:value-type="float">
            <text:p>4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0" calcext:value-type="float">
            <text:p>40</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1" calcext:value-type="float">
            <text:p>21</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3" calcext:value-type="float">
            <text:p>43</text:p>
          </table:table-cell>
          <table:table-cell table:style-name="ce2" office:value-type="string" calcext:value-type="string">
            <text:p>Female</text:p>
          </table:table-cell>
          <table:table-cell table:style-name="ce2" office:value-type="string" calcext:value-type="string">
            <text:p>Professional degree (e.g. MD, DDS, DVM)</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0" calcext:value-type="float">
            <text:p>4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5" calcext:value-type="float">
            <text:p>5</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60" calcext:value-type="float">
            <text:p>60</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9" calcext:value-type="float">
            <text:p>39</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0" calcext:value-type="float">
            <text:p>2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8" calcext:value-type="float">
            <text:p>3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style-name="ce2" table:number-columns-repeated="2"/>
          <table:table-cell table:number-columns-repeated="1018"/>
        </table:table-row>
        <table:table-row table:style-name="ro1">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7" calcext:value-type="float">
            <text:p>47</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42" calcext:value-type="float">
            <text:p>42</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67" calcext:value-type="float">
            <text:p>6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1" calcext:value-type="float">
            <text:p>21</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1" calcext:value-type="float">
            <text:p>4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49" calcext:value-type="float">
            <text:p>49</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1" calcext:value-type="float">
            <text:p>21</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19" calcext:value-type="float">
            <text:p>19</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8" calcext:value-type="float">
            <text:p>3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46" calcext:value-type="float">
            <text:p>4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55" calcext:value-type="float">
            <text:p>55</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63" calcext:value-type="float">
            <text:p>63</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48" calcext:value-type="float">
            <text:p>4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table:number-columns-repeated="4"/>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0" calcext:value-type="float">
            <text:p>40</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46" calcext:value-type="float">
            <text:p>46</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2" calcext:value-type="float">
            <text:p>42</text:p>
          </table:table-cell>
          <table:table-cell table:style-name="ce2" office:value-type="string" calcext:value-type="string">
            <text:p>Male</text:p>
          </table:table-cell>
          <table:table-cell table:style-name="ce2" office:value-type="string" calcext:value-type="string">
            <text:p>Professional degree (e.g. MD, DDS, DVM)</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9" calcext:value-type="float">
            <text:p>39</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8" calcext:value-type="float">
            <text:p>3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6" calcext:value-type="float">
            <text:p>46</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5" calcext:value-type="float">
            <text:p>5</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52" calcext:value-type="float">
            <text:p>52</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55" calcext:value-type="float">
            <text:p>5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Professional degree (e.g. MD, DDS, DVM)</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Professional degree (e.g. MD, DDS, DVM)</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50" calcext:value-type="float">
            <text:p>50</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64" calcext:value-type="float">
            <text:p>6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55" calcext:value-type="float">
            <text:p>55</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table:number-columns-repeated="4"/>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5" calcext:value-type="float">
            <text:p>4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5" calcext:value-type="float">
            <text:p>45</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0" calcext:value-type="float">
            <text:p>40</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59" calcext:value-type="float">
            <text:p>5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0" calcext:value-type="float">
            <text:p>40</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1" calcext:value-type="float">
            <text:p>21</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7" calcext:value-type="float">
            <text:p>3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65" calcext:value-type="float">
            <text:p>65</text:p>
          </table:table-cell>
          <table:table-cell table:style-name="ce2" office:value-type="string" calcext:value-type="string">
            <text:p>Male</text:p>
          </table:table-cell>
          <table:table-cell table:style-name="ce2" office:value-type="string" calcext:value-type="string">
            <text:p>Professional degree (e.g. MD, DDS, DVM)</text:p>
          </table:table-cell>
          <table:table-cell table:style-name="ce2" office:value-type="float" office:value="5" calcext:value-type="float">
            <text:p>5</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3" calcext:value-type="float">
            <text:p>4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42" calcext:value-type="float">
            <text:p>42</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1" calcext:value-type="float">
            <text:p>41</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55" calcext:value-type="float">
            <text:p>5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table:number-columns-repeated="4"/>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4" calcext:value-type="float">
            <text:p>4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0" calcext:value-type="float">
            <text:p>2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0" calcext:value-type="float">
            <text:p>2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5" calcext:value-type="float">
            <text:p>5</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59" calcext:value-type="float">
            <text:p>5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4" calcext:value-type="float">
            <text:p>44</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48" calcext:value-type="float">
            <text:p>48</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High school degree or equivalent (e.g. GED)</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57" calcext:value-type="float">
            <text:p>57</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41" calcext:value-type="float">
            <text:p>41</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48" calcext:value-type="float">
            <text:p>48</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1" calcext:value-type="float">
            <text:p>21</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7" calcext:value-type="float">
            <text:p>3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47" calcext:value-type="float">
            <text:p>47</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Female</text:p>
          </table:table-cell>
          <table:table-cell table:style-name="ce2" office:value-type="string" calcext:value-type="string">
            <text:p>Associate degree (e.g. AA, A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52" calcext:value-type="float">
            <text:p>52</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Female</text:p>
          </table:table-cell>
          <table:table-cell table:style-name="ce2" office:value-type="string" calcext:value-type="string">
            <text:p>Bachelors degree (e.g. BA, BS)</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66" calcext:value-type="float">
            <text:p>66</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Female</text:p>
          </table:table-cell>
          <table:table-cell table:style-name="ce2" office:value-type="string" calcext:value-type="string">
            <text:p>Masters degree (e.g. MA, MS, MEd)</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7" calcext:value-type="float">
            <text:p>37</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Male</text:p>
          </table:table-cell>
          <table:table-cell table:style-name="ce2" office:value-type="string" calcext:value-type="string">
            <text:p>Associate degree (e.g. AA, AS)</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Male</text:p>
          </table:table-cell>
          <table:table-cell table:style-name="ce2" office:value-type="string" calcext:value-type="string">
            <text:p>Professional degree (e.g. MD, DDS, DVM)</text:p>
          </table:table-cell>
          <table:table-cell table:style-name="ce2" office:value-type="float" office:value="3" calcext:value-type="float">
            <text:p>3</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Some college, no degree</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Female</text:p>
          </table:table-cell>
          <table:table-cell table:style-name="ce2" office:value-type="string" calcext:value-type="string">
            <text:p>Some college, no degree</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Male</text:p>
          </table:table-cell>
          <table:table-cell table:style-name="ce2" office:value-type="string" calcext:value-type="string">
            <text:p>Bachelors degree (e.g. BA, BS)</text:p>
          </table:table-cell>
          <table:table-cell table:style-name="ce2" office:value-type="float" office:value="4" calcext:value-type="float">
            <text:p>4</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Male</text:p>
          </table:table-cell>
          <table:table-cell table:style-name="ce2" office:value-type="string" calcext:value-type="string">
            <text:p>Masters degree (e.g. MA, MS, MEd)</text:p>
          </table:table-cell>
          <table:table-cell table:style-name="ce2" office:value-type="float" office:value="5" calcext:value-type="float">
            <text:p>5</text:p>
          </table:table-cell>
          <table:table-cell table:number-columns-repeated="1020"/>
        </table:table-row>
        <table:table-row table:style-name="ro2" table:number-rows-repeated="10482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roup1" style:display-name="PageStyle_Group1" style:page-layout-name="Mpm3">
      <style:header style:display="false"/>
      <style:header-left style:display="false"/>
      <style:footer style:display="false"/>
      <style:footer-left style:display="false"/>
    </style:master-page>
    <style:master-page style:name="PageStyle_5f_Group2" style:display-name="PageStyle_Group2" style:page-layout-name="Mpm3">
      <style:header style:display="false"/>
      <style:header-left style:display="false"/>
      <style:footer style:display="false"/>
      <style:footer-left style:display="false"/>
    </style:master-page>
    <style:master-page style:name="PageStyle_5f_Group3" style:display-name="PageStyle_Group3" style:page-layout-name="Mpm3">
      <style:header style:display="false"/>
      <style:header-left style:display="false"/>
      <style:footer style:display="false"/>
      <style:footer-left style:display="false"/>
    </style:master-page>
    <style:master-page style:name="PageStyle_5f_Group4" style:display-name="PageStyle_Group4" style:page-layout-name="Mpm3">
      <style:header style:display="false"/>
      <style:header-left style:display="false"/>
      <style:footer style:display="false"/>
      <style:footer-left style:display="false"/>
    </style:master-page>
    <style:master-page style:name="PageStyle_5f_Group5" style:display-name="PageStyle_Group5" style:page-layout-name="Mpm3">
      <style:header style:display="false"/>
      <style:header-left style:display="false"/>
      <style:footer style:display="false"/>
      <style:footer-left style:display="false"/>
    </style:master-page>
    <style:master-page style:name="PageStyle_5f_summary-of-demographics" style:display-name="PageStyle_summary-of-demographic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5603" meta:object-count="0"/>
    <meta:generator>LibreOfficeDev/5.1.0.3$Linux_X86_64 LibreOffice_project/</meta:generator>
  </office:meta>
</office:document-meta>
</file>